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6666ff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ext-properties fo:color="#ff3333" style:font-name="Nimbus Sans L" style:font-name-asian="DejaVu Sans" style:font-name-complex="DejaVu Sans"/>
    </style:style>
    <style:style style:name="ce21" style:family="table-cell" style:parent-style-name="Default">
      <style:text-properties style:font-name="Nimbus Sans L" style:font-name-asian="DejaVu Sans" style:font-name-complex="DejaVu Sans"/>
    </style:style>
    <style:style style:name="ce22" style:family="table-cell" style:parent-style-name="Default">
      <style:text-properties fo:color="#6666ff" style:font-name="Nimbus Sans L" style:font-name-asian="DejaVu Sans" style:font-name-complex="DejaVu Sans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]" office:value-type="string" office:string-value="Cereal" calcext:value-type="string">
            <text:p>Cereal</text:p>
          </table:table-cell>
          <table:table-cell office:value-type="string" calcext:value-type="string">
            <text:p>Jogh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3]" office:value-type="string" office:string-value="Cereal" calcext:value-type="string">
            <text:p>Cereal</text:p>
          </table:table-cell>
          <table:table-cell office:value-type="string" calcext:value-type="string">
            <text:p>Milk (UH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4]" office:value-type="string" office:string-value="Cereal" calcext:value-type="string">
            <text:p>Cereal</text:p>
          </table:table-cell>
          <table:table-cell office:value-type="string" calcext:value-type="string">
            <text:p>Cornflak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5]" office:value-type="string" office:string-value="Cereal" calcext:value-type="string">
            <text:p>Cereal</text:p>
          </table:table-cell>
          <table:table-cell office:value-type="string" calcext:value-type="string">
            <text:p>Mus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8]" office:value-type="string" office:string-value="Fruit" calcext:value-type="string">
            <text:p>Fruit</text:p>
          </table:table-cell>
          <table:table-cell office:value-type="string" calcext:value-type="string">
            <text:p>- Bana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9]" office:value-type="string" office:string-value="Fruit" calcext:value-type="string">
            <text:p>Fruit</text:p>
          </table:table-cell>
          <table:table-cell office:value-type="string" calcext:value-type="string">
            <text:p>- App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0]" office:value-type="string" office:string-value="Fruit" calcext:value-type="string">
            <text:p>Fruit</text:p>
          </table:table-cell>
          <table:table-cell office:value-type="string" calcext:value-type="string">
            <text:p>-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]" office:value-type="string" office:string-value="Bread" calcext:value-type="string">
            <text:p>Bread</text:p>
          </table:table-cell>
          <table:table-cell office:value-type="string" calcext:value-type="string">
            <text:p>Bröt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4]" office:value-type="string" office:string-value="Bread" calcext:value-type="string">
            <text:p>Bread</text:p>
          </table:table-cell>
          <table:table-cell office:value-type="string" calcext:value-type="string">
            <text:p>Brez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5]" office:value-type="string" office:string-value="Bread" calcext:value-type="string">
            <text:p>Bread</text:p>
          </table:table-cell>
          <table:table-cell office:value-type="string" calcext:value-type="string">
            <text:p>But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8]" office:value-type="string" office:string-value="Drinks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9]" office:value-type="string" office:string-value="Drinks" calcext:value-type="string">
            <text:p>Drinks</text:p>
          </table:table-cell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0]" office:value-type="string" office:string-value="Drinks" calcext:value-type="string">
            <text:p>Drinks</text:p>
          </table:table-cell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1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Coffee</text:p>
          </table:table-cell>
          <table:table-cell table:style-name="ce8" table:number-columns-repeated="3"/>
          <table:table-cell table:style-name="ce10"/>
          <table:table-cell table:number-columns-repeated="1018"/>
        </table:table-row>
        <table:table-row table:style-name="ro1">
          <table:table-cell table:formula="of:=[.A22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Sugar</text:p>
          </table:table-cell>
          <table:table-cell table:style-name="ce8"/>
          <table:table-cell table:style-name="ce6" office:value-type="string" calcext:value-type="string">
            <text:p>g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formula="of:=[.A23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Milk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6]" office:value-type="string" office:string-value="Egg sandwiches" calcext:value-type="string">
            <text:p>Egg sandwiches</text:p>
          </table:table-cell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Egg sandwiches" calcext:value-type="string">
            <text:p>Egg sandwiches</text:p>
          </table:table-cell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Egg sandwiches" calcext:value-type="string">
            <text:p>Egg sandwiches</text:p>
          </table:table-cell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Egg sandwiches" calcext:value-type="string">
            <text:p>Egg sandwiches</text:p>
          </table:table-cell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Egg sandwiches" calcext:value-type="string">
            <text:p>Egg sandwiches</text:p>
          </table:table-cell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3]" office:value-type="string" office:string-value="Cucumber" calcext:value-type="string">
            <text:p>Cucumber</text:p>
          </table:table-cell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Cucumber" calcext:value-type="string">
            <text:p>Cucumber</text:p>
          </table:table-cell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7]" office:value-type="string" office:string-value="Brie / Apple" calcext:value-type="string">
            <text:p>Brie / Apple</text:p>
          </table:table-cell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Brie / Apple" calcext:value-type="string">
            <text:p>Brie / Apple</text:p>
          </table:table-cell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41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 table:formula="of:=[.A46]" office:value-type="string" office:string-value="Beef / Sausages / Bratwurst" calcext:value-type="string">
            <text:p>Beef / Sausages / Bratwurst</text:p>
          </table:table-cell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49]" office:value-type="string" office:string-value="Fish / Salmon" calcext:value-type="string">
            <text:p>Fish / Salmon</text:p>
          </table:table-cell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 table:formula="of:=[.A52]" office:value-type="string" office:string-value="Haloumi" calcext:value-type="string">
            <text:p>Haloumi</text:p>
          </table:table-cell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55]" office:value-type="string" office:string-value="Fried onions" calcext:value-type="string">
            <text:p>Fried onion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58]" office:value-type="string" office:string-value="Sauerkraut" calcext:value-type="string">
            <text:p>Sauerkraut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61]" office:value-type="string" office:string-value="Corn" calcext:value-type="string">
            <text:p>Corn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 table:formula="of:=[.A64]" office:value-type="string" office:string-value="Chicken wings" calcext:value-type="string">
            <text:p>Chicken wings</text:p>
          </table:table-cell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 table:formula="of:=[.A65]" office:value-type="string" office:string-value="Chicken wings" calcext:value-type="string">
            <text:p>Chicken wings</text:p>
          </table:table-cell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 table:formula="of:=[.A66]" office:value-type="string" office:string-value="Chicken wings" calcext:value-type="string">
            <text:p>Chicken wings</text:p>
          </table:table-cell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Chicken wings" calcext:value-type="string">
            <text:p>Chicken wings</text:p>
          </table:table-cell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Chicken wings" calcext:value-type="string">
            <text:p>Chicken wings</text:p>
          </table:table-cell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69]" office:value-type="string" office:string-value="Chicken wings" calcext:value-type="string">
            <text:p>Chicken wings</text:p>
          </table:table-cell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 table:formula="of:=[.A70]" office:value-type="string" office:string-value="Chicken wings" calcext:value-type="string">
            <text:p>Chicken wings</text:p>
          </table:table-cell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 table:formula="of:=[.A73]" office:value-type="string" office:string-value="Veggies in Foil" calcext:value-type="string">
            <text:p>Veggies in Foil</text:p>
          </table:table-cell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4]" office:value-type="string" office:string-value="Veggies in Foil" calcext:value-type="string">
            <text:p>Veggies in Foil</text:p>
          </table:table-cell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Veggies in Foil" calcext:value-type="string">
            <text:p>Veggies in Foil</text:p>
          </table:table-cell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6]" office:value-type="string" office:string-value="Veggies in Foil" calcext:value-type="string">
            <text:p>Veggies in Foil</text:p>
          </table:table-cell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Veggies in Foil" calcext:value-type="string">
            <text:p>Veggies in Foil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8]" office:value-type="string" office:string-value="Veggies in Foil" calcext:value-type="string">
            <text:p>Veggies in Fo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9]" office:value-type="string" office:string-value="Veggies in Foil" calcext:value-type="string">
            <text:p>Veggies in Foil</text:p>
          </table:table-cell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82]" office:value-type="string" office:string-value="Couscous salad" calcext:value-type="string">
            <text:p>Couscous salad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 table:formula="of:=[.A83]" office:value-type="string" office:string-value="Couscous salad" calcext:value-type="string">
            <text:p>Couscous salad</text:p>
          </table:table-cell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 table:formula="of:=[.A84]" office:value-type="string" office:string-value="Couscous salad" calcext:value-type="string">
            <text:p>Couscous salad</text:p>
          </table:table-cell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" office:value-type="string" office:string-value="Couscous salad" calcext:value-type="string">
            <text:p>Couscous salad</text:p>
          </table:table-cell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Couscous salad" calcext:value-type="string">
            <text:p>Couscous salad</text:p>
          </table:table-cell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Couscous salad" calcext:value-type="string">
            <text:p>Couscous salad</text:p>
          </table:table-cell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Couscous salad" calcext:value-type="string">
            <text:p>Couscous salad</text:p>
          </table:table-cell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Couscous salad" calcext:value-type="string">
            <text:p>Couscous salad</text:p>
          </table:table-cell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0]" office:value-type="string" office:string-value="Couscous salad" calcext:value-type="string">
            <text:p>Couscous salad</text:p>
          </table:table-cell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93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 table:formula="of:=[.A95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7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9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0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1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0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0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 table:formula="of:=[.A113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formula="of:=[.A11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formula="of:=[.A11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26]" office:value-type="string" office:string-value="Clafourtis" calcext:value-type="string">
            <text:p>Clafourtis</text:p>
          </table:table-cell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7]" office:value-type="string" office:string-value="Clafourtis" calcext:value-type="string">
            <text:p>Clafourtis</text:p>
          </table:table-cell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8]" office:value-type="string" office:string-value="Clafourtis" calcext:value-type="string">
            <text:p>Clafourtis</text:p>
          </table:table-cell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Clafourtis" calcext:value-type="string">
            <text:p>Clafourtis</text:p>
          </table:table-cell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Clafourtis" calcext:value-type="string">
            <text:p>Clafourtis</text:p>
          </table:table-cell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Clafourtis" calcext:value-type="string">
            <text:p>Clafourtis</text:p>
          </table:table-cell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Clafourtis" calcext:value-type="string">
            <text:p>Clafourtis</text:p>
          </table:table-cell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3]" office:value-type="string" office:string-value="Clafourtis" calcext:value-type="string">
            <text:p>Clafourtis</text:p>
          </table:table-cell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Clafourtis" calcext:value-type="string">
            <text:p>Clafourtis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7]" office:value-type="string" office:string-value="Custard" calcext:value-type="string">
            <text:p>Custard</text:p>
          </table:table-cell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Custard" calcext:value-type="string">
            <text:p>Custard</text:p>
          </table:table-cell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Custard" calcext:value-type="string">
            <text:p>Custard</text:p>
          </table:table-cell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Custard" calcext:value-type="string">
            <text:p>Custard</text:p>
          </table:table-cell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Custard" calcext:value-type="string">
            <text:p>Custard</text:p>
          </table:table-cell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2]" office:value-type="string" office:string-value="Custard" calcext:value-type="string">
            <text:p>Custard</text:p>
          </table:table-cell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 table:formula="of:=[.A145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 table:formula="of:=[.A146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 table:formula="of:=[.A147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 table:formula="of:=[.A148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formula="of:=[.A149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 table:formula="of:=[.A150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 table:formula="of:=[.A151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 table:formula="of:=[.A152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 table:formula="of:=[.A153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</table:table>
      <table:table table:name="Proportions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]" office:value-type="string" office:string-value="Breakfast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3]" office:value-type="string" office:string-value="Breakfast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4]" office:value-type="string" office:string-value="Breakfast" calcext:value-type="string">
            <text:p>Breakfas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7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8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9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2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4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9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0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1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" office:value-type="string" office:string-value="Dessert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]" office:value-type="string" office:string-value="Dessert" calcext:value-type="string">
            <text:p>Dessert</text:p>
          </table:table-cell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Unit Recipes" table:style-name="ta2">
        <table:table-column table:style-name="co1" table:number-columns-repeated="5" table:default-cell-style-name="ce18"/>
        <table:table-column table:style-name="co1" table:default-cell-style-name="ce17"/>
        <table:table-column table:style-name="co1" table:number-columns-repeated="1014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7" office:value-type="string" calcext:value-type="string">
            <text:p>Quantity to feed one person</text:p>
          </table:table-cell>
          <table:table-cell table:style-name="ce17" office:value-type="string" calcext:value-type="string">
            <text:p>Measure</text:p>
          </table:table-cell>
          <table:table-cell table:style-name="ce17" table:number-columns-repeated="1009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formula="of:=IF([.A2]=0;&quot;&quot;;IF([Recipes.E2]=&quot;&quot;;[.F1];[Recipes.E2]))" office:value-type="float" office:value="1" calcext:value-type="float">
            <text:p>1</text:p>
          </table:table-cell>
          <table:table-cell table:formula="of:=IF(OR([.B2]=0;[.A2]=&quot;&quot;);&quot;&quot;;[.F2])">
            <text:p/>
          </table:table-cell>
          <table:table-cell table:formula="of:=IF([.G2]=&quot;&quot;;&quot;&quot;;[.A2])">
            <text:p/>
          </table:table-cell>
          <table:table-cell/>
          <table:table-cell table:style-name="ce19" table:formula="of:=IF([.G2]=&quot;&quot;;&quot;&quot;;[.C2]/[.G2])">
            <text:p/>
          </table:table-cell>
          <table:table-cell table:number-columns-repeated="1010"/>
        </table:table-row>
        <table:table-row table:style-name="ro1">
          <table:table-cell table:formula="of:=[Recipes.A3]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1" calcext:value-type="float">
            <text:p>1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formula="of:=IF([.A3]=0;&quot;&quot;;IF([Recipes.E3]=&quot;&quot;;[.F2];[Recipes.E3]))" office:value-type="float" office:value="1" calcext:value-type="float">
            <text:p>1</text:p>
          </table:table-cell>
          <table:table-cell table:formula="of:=IF(OR([.B3]=0;[.A3]=&quot;&quot;);&quot;&quot;;[.F3])" office:value-type="float" office:value="1" calcext:value-type="float">
            <text:p>1</text:p>
          </table:table-cell>
          <table:table-cell table:style-name="ce19" table:formula="of:=IF([.G3]=&quot;&quot;;&quot;&quot;;[.A3])" office:value-type="string" office:string-value="Cereal" calcext:value-type="string">
            <text:p>Cereal</text:p>
          </table:table-cell>
          <table:table-cell table:style-name="ce19" table:formula="of:=IF([.G3]=&quot;&quot;;&quot;&quot;;[.B3])" office:value-type="string" office:string-value="Joghurt" calcext:value-type="string">
            <text:p>Joghurt</text:p>
          </table:table-cell>
          <table:table-cell table:style-name="ce19" table:formula="of:=IF([.G3]=&quot;&quot;;&quot;&quot;;[.C3]/[.G3])" office:value-type="float" office:value="1" calcext:value-type="float">
            <text:p>1</text:p>
          </table:table-cell>
          <table:table-cell table:style-name="ce20" table:formula="of:=IF([.G3]=&quot;&quot;;&quot;&quot;;[.D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]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2" calcext:value-type="float">
            <text:p>2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formula="of:=IF([.A4]=0;&quot;&quot;;IF([Recipes.E4]=&quot;&quot;;[.F3];[Recipes.E4]))" office:value-type="float" office:value="1" calcext:value-type="float">
            <text:p>1</text:p>
          </table:table-cell>
          <table:table-cell table:formula="of:=IF(OR([.B4]=0;[.A4]=&quot;&quot;);&quot;&quot;;[.F4])" office:value-type="float" office:value="1" calcext:value-type="float">
            <text:p>1</text:p>
          </table:table-cell>
          <table:table-cell table:style-name="ce19" table:formula="of:=IF([.G4]=&quot;&quot;;&quot;&quot;;[.A4])" office:value-type="string" office:string-value="Cereal" calcext:value-type="string">
            <text:p>Cereal</text:p>
          </table:table-cell>
          <table:table-cell table:style-name="ce19" table:formula="of:=IF([.G4]=&quot;&quot;;&quot;&quot;;[.B4])" office:value-type="string" office:string-value="Milk (UHT)" calcext:value-type="string">
            <text:p>Milk (UHT)</text:p>
          </table:table-cell>
          <table:table-cell table:style-name="ce19" table:formula="of:=IF([.G4]=&quot;&quot;;&quot;&quot;;[.C4]/[.G4])" office:value-type="float" office:value="2" calcext:value-type="float">
            <text:p>2</text:p>
          </table:table-cell>
          <table:table-cell table:style-name="ce20" table:formula="of:=IF([.G4]=&quot;&quot;;&quot;&quot;;[.D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5]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3" calcext:value-type="float">
            <text:p>3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formula="of:=IF([.A5]=0;&quot;&quot;;IF([Recipes.E5]=&quot;&quot;;[.F4];[Recipes.E5]))" office:value-type="float" office:value="1" calcext:value-type="float">
            <text:p>1</text:p>
          </table:table-cell>
          <table:table-cell table:formula="of:=IF(OR([.B5]=0;[.A5]=&quot;&quot;);&quot;&quot;;[.F5])" office:value-type="float" office:value="1" calcext:value-type="float">
            <text:p>1</text:p>
          </table:table-cell>
          <table:table-cell table:style-name="ce19" table:formula="of:=IF([.G5]=&quot;&quot;;&quot;&quot;;[.A5])" office:value-type="string" office:string-value="Cereal" calcext:value-type="string">
            <text:p>Cereal</text:p>
          </table:table-cell>
          <table:table-cell table:style-name="ce19" table:formula="of:=IF([.G5]=&quot;&quot;;&quot;&quot;;[.B5])" office:value-type="string" office:string-value="Cornflakes" calcext:value-type="string">
            <text:p>Cornflakes</text:p>
          </table:table-cell>
          <table:table-cell table:style-name="ce19" table:formula="of:=IF([.G5]=&quot;&quot;;&quot;&quot;;[.C5]/[.G5])" office:value-type="float" office:value="3" calcext:value-type="float">
            <text:p>3</text:p>
          </table:table-cell>
          <table:table-cell table:style-name="ce20" table:formula="of:=IF([.G5]=&quot;&quot;;&quot;&quot;;[.D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6]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4" calcext:value-type="float">
            <text:p>4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formula="of:=IF([.A6]=0;&quot;&quot;;IF([Recipes.E6]=&quot;&quot;;[.F5];[Recipes.E6]))" office:value-type="float" office:value="1" calcext:value-type="float">
            <text:p>1</text:p>
          </table:table-cell>
          <table:table-cell table:formula="of:=IF(OR([.B6]=0;[.A6]=&quot;&quot;);&quot;&quot;;[.F6])" office:value-type="float" office:value="1" calcext:value-type="float">
            <text:p>1</text:p>
          </table:table-cell>
          <table:table-cell table:style-name="ce19" table:formula="of:=IF([.G6]=&quot;&quot;;&quot;&quot;;[.A6])" office:value-type="string" office:string-value="Cereal" calcext:value-type="string">
            <text:p>Cereal</text:p>
          </table:table-cell>
          <table:table-cell table:style-name="ce19" table:formula="of:=IF([.G6]=&quot;&quot;;&quot;&quot;;[.B6])" office:value-type="string" office:string-value="Musli" calcext:value-type="string">
            <text:p>Musli</text:p>
          </table:table-cell>
          <table:table-cell table:style-name="ce19" table:formula="of:=IF([.G6]=&quot;&quot;;&quot;&quot;;[.C6]/[.G6])" office:value-type="float" office:value="4" calcext:value-type="float">
            <text:p>4</text:p>
          </table:table-cell>
          <table:table-cell table:style-name="ce20" table:formula="of:=IF([.G6]=&quot;&quot;;&quot;&quot;;[.D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formula="of:=IF([.A7]=0;&quot;&quot;;IF([Recipes.E7]=&quot;&quot;;[.F6];[Recipes.E7]))">
            <text:p/>
          </table:table-cell>
          <table:table-cell table:formula="of:=IF(OR([.B7]=0;[.A7]=&quot;&quot;);&quot;&quot;;[.F7])">
            <text:p/>
          </table:table-cell>
          <table:table-cell table:style-name="ce19" table:formula="of:=IF([.G7]=&quot;&quot;;&quot;&quot;;[.A7])">
            <text:p/>
          </table:table-cell>
          <table:table-cell table:style-name="ce19" table:formula="of:=IF([.G7]=&quot;&quot;;&quot;&quot;;[.B7])">
            <text:p/>
          </table:table-cell>
          <table:table-cell table:style-name="ce19" table:formula="of:=IF([.G7]=&quot;&quot;;&quot;&quot;;[.C7]/[.G7])">
            <text:p/>
          </table:table-cell>
          <table:table-cell table:style-name="ce20" table:formula="of:=IF([.G7]=&quot;&quot;;&quot;&quot;;[.D7])">
            <text:p/>
          </table:table-cell>
          <table:table-cell table:number-columns-repeated="1009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2" calcext:value-type="float">
            <text:p>2</text:p>
          </table:table-cell>
          <table:table-cell table:formula="of:=IF([.A8]=0;&quot;&quot;;IF([Recipes.E8]=&quot;&quot;;[.F7];[Recipes.E8]))" office:value-type="float" office:value="2" calcext:value-type="float">
            <text:p>2</text:p>
          </table:table-cell>
          <table:table-cell table:formula="of:=IF(OR([.B8]=0;[.A8]=&quot;&quot;);&quot;&quot;;[.F8])">
            <text:p/>
          </table:table-cell>
          <table:table-cell table:style-name="ce19" table:formula="of:=IF([.G8]=&quot;&quot;;&quot;&quot;;[.A8])">
            <text:p/>
          </table:table-cell>
          <table:table-cell table:style-name="ce19" table:formula="of:=IF([.G8]=&quot;&quot;;&quot;&quot;;[.B8])">
            <text:p/>
          </table:table-cell>
          <table:table-cell table:style-name="ce19" table:formula="of:=IF([.G8]=&quot;&quot;;&quot;&quot;;[.C8]/[.G8])">
            <text:p/>
          </table:table-cell>
          <table:table-cell table:style-name="ce20" table:formula="of:=IF([.G8]=&quot;&quot;;&quot;&quot;;[.D8])">
            <text:p/>
          </table:table-cell>
          <table:table-cell table:number-columns-repeated="1009"/>
        </table:table-row>
        <table:table-row table:style-name="ro1">
          <table:table-cell table:formula="of:=[Recipes.A9]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5" calcext:value-type="float">
            <text:p>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formula="of:=IF([.A9]=0;&quot;&quot;;IF([Recipes.E9]=&quot;&quot;;[.F8];[Recipes.E9]))" office:value-type="float" office:value="2" calcext:value-type="float">
            <text:p>2</text:p>
          </table:table-cell>
          <table:table-cell table:formula="of:=IF(OR([.B9]=0;[.A9]=&quot;&quot;);&quot;&quot;;[.F9])" office:value-type="float" office:value="2" calcext:value-type="float">
            <text:p>2</text:p>
          </table:table-cell>
          <table:table-cell table:style-name="ce19" table:formula="of:=IF([.G9]=&quot;&quot;;&quot;&quot;;[.A9])" office:value-type="string" office:string-value="Fruit" calcext:value-type="string">
            <text:p>Fruit</text:p>
          </table:table-cell>
          <table:table-cell table:style-name="ce19" table:formula="of:=IF([.G9]=&quot;&quot;;&quot;&quot;;[.B9])" office:value-type="string" office:string-value="- Bananas" calcext:value-type="string">
            <text:p>- Bananas</text:p>
          </table:table-cell>
          <table:table-cell table:style-name="ce19" table:formula="of:=IF([.G9]=&quot;&quot;;&quot;&quot;;[.C9]/[.G9])" office:value-type="float" office:value="2.5" calcext:value-type="float">
            <text:p>2.5</text:p>
          </table:table-cell>
          <table:table-cell table:style-name="ce20" table:formula="of:=IF([.G9]=&quot;&quot;;&quot;&quot;;[.D9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0]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6" calcext:value-type="float">
            <text:p>6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formula="of:=IF([.A10]=0;&quot;&quot;;IF([Recipes.E10]=&quot;&quot;;[.F9];[Recipes.E10]))" office:value-type="float" office:value="2" calcext:value-type="float">
            <text:p>2</text:p>
          </table:table-cell>
          <table:table-cell table:formula="of:=IF(OR([.B10]=0;[.A10]=&quot;&quot;);&quot;&quot;;[.F10])" office:value-type="float" office:value="2" calcext:value-type="float">
            <text:p>2</text:p>
          </table:table-cell>
          <table:table-cell table:style-name="ce19" table:formula="of:=IF([.G10]=&quot;&quot;;&quot;&quot;;[.A10])" office:value-type="string" office:string-value="Fruit" calcext:value-type="string">
            <text:p>Fruit</text:p>
          </table:table-cell>
          <table:table-cell table:style-name="ce19" table:formula="of:=IF([.G10]=&quot;&quot;;&quot;&quot;;[.B10])" office:value-type="string" office:string-value="- Apples" calcext:value-type="string">
            <text:p>- Apples</text:p>
          </table:table-cell>
          <table:table-cell table:style-name="ce19" table:formula="of:=IF([.G10]=&quot;&quot;;&quot;&quot;;[.C10]/[.G10])" office:value-type="float" office:value="3" calcext:value-type="float">
            <text:p>3</text:p>
          </table:table-cell>
          <table:table-cell table:style-name="ce20" table:formula="of:=IF([.G10]=&quot;&quot;;&quot;&quot;;[.D10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1]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7" calcext:value-type="float">
            <text:p>7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formula="of:=IF([.A11]=0;&quot;&quot;;IF([Recipes.E11]=&quot;&quot;;[.F10];[Recipes.E11]))" office:value-type="float" office:value="2" calcext:value-type="float">
            <text:p>2</text:p>
          </table:table-cell>
          <table:table-cell table:formula="of:=IF(OR([.B11]=0;[.A11]=&quot;&quot;);&quot;&quot;;[.F11])" office:value-type="float" office:value="2" calcext:value-type="float">
            <text:p>2</text:p>
          </table:table-cell>
          <table:table-cell table:style-name="ce19" table:formula="of:=IF([.G11]=&quot;&quot;;&quot;&quot;;[.A11])" office:value-type="string" office:string-value="Fruit" calcext:value-type="string">
            <text:p>Fruit</text:p>
          </table:table-cell>
          <table:table-cell table:style-name="ce19" table:formula="of:=IF([.G11]=&quot;&quot;;&quot;&quot;;[.B11])" office:value-type="string" office:string-value="- Other" calcext:value-type="string">
            <text:p>- Other</text:p>
          </table:table-cell>
          <table:table-cell table:style-name="ce19" table:formula="of:=IF([.G11]=&quot;&quot;;&quot;&quot;;[.C11]/[.G11])" office:value-type="float" office:value="3.5" calcext:value-type="float">
            <text:p>3.5</text:p>
          </table:table-cell>
          <table:table-cell table:style-name="ce20" table:formula="of:=IF([.G11]=&quot;&quot;;&quot;&quot;;[.D11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formula="of:=IF([.A12]=0;&quot;&quot;;IF([Recipes.E12]=&quot;&quot;;[.F11];[Recipes.E12]))">
            <text:p/>
          </table:table-cell>
          <table:table-cell table:formula="of:=IF(OR([.B12]=0;[.A12]=&quot;&quot;);&quot;&quot;;[.F12])">
            <text:p/>
          </table:table-cell>
          <table:table-cell table:style-name="ce19" table:formula="of:=IF([.G12]=&quot;&quot;;&quot;&quot;;[.A12])">
            <text:p/>
          </table:table-cell>
          <table:table-cell table:style-name="ce19" table:formula="of:=IF([.G12]=&quot;&quot;;&quot;&quot;;[.B12])">
            <text:p/>
          </table:table-cell>
          <table:table-cell table:style-name="ce19" table:formula="of:=IF([.G12]=&quot;&quot;;&quot;&quot;;[.C12]/[.G12])">
            <text:p/>
          </table:table-cell>
          <table:table-cell table:style-name="ce20" table:formula="of:=IF([.G12]=&quot;&quot;;&quot;&quot;;[.D12])">
            <text:p/>
          </table:table-cell>
          <table:table-cell table:number-columns-repeated="1009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3" calcext:value-type="float">
            <text:p>3</text:p>
          </table:table-cell>
          <table:table-cell table:formula="of:=IF([.A13]=0;&quot;&quot;;IF([Recipes.E13]=&quot;&quot;;[.F12];[Recipes.E13]))" office:value-type="float" office:value="3" calcext:value-type="float">
            <text:p>3</text:p>
          </table:table-cell>
          <table:table-cell table:formula="of:=IF(OR([.B13]=0;[.A13]=&quot;&quot;);&quot;&quot;;[.F13])">
            <text:p/>
          </table:table-cell>
          <table:table-cell table:style-name="ce19" table:formula="of:=IF([.G13]=&quot;&quot;;&quot;&quot;;[.A13])">
            <text:p/>
          </table:table-cell>
          <table:table-cell table:style-name="ce19" table:formula="of:=IF([.G13]=&quot;&quot;;&quot;&quot;;[.B13])">
            <text:p/>
          </table:table-cell>
          <table:table-cell table:style-name="ce19" table:formula="of:=IF([.G13]=&quot;&quot;;&quot;&quot;;[.C13]/[.G13])">
            <text:p/>
          </table:table-cell>
          <table:table-cell table:style-name="ce20" table:formula="of:=IF([.G13]=&quot;&quot;;&quot;&quot;;[.D13])">
            <text:p/>
          </table:table-cell>
          <table:table-cell table:number-columns-repeated="1009"/>
        </table:table-row>
        <table:table-row table:style-name="ro1">
          <table:table-cell table:formula="of:=[Recipes.A14]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9" calcext:value-type="float">
            <text:p>9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formula="of:=IF([.A14]=0;&quot;&quot;;IF([Recipes.E14]=&quot;&quot;;[.F13];[Recipes.E14]))" office:value-type="float" office:value="3" calcext:value-type="float">
            <text:p>3</text:p>
          </table:table-cell>
          <table:table-cell table:formula="of:=IF(OR([.B14]=0;[.A14]=&quot;&quot;);&quot;&quot;;[.F14])" office:value-type="float" office:value="3" calcext:value-type="float">
            <text:p>3</text:p>
          </table:table-cell>
          <table:table-cell table:style-name="ce19" table:formula="of:=IF([.G14]=&quot;&quot;;&quot;&quot;;[.A14])" office:value-type="string" office:string-value="Bread" calcext:value-type="string">
            <text:p>Bread</text:p>
          </table:table-cell>
          <table:table-cell table:style-name="ce19" table:formula="of:=IF([.G14]=&quot;&quot;;&quot;&quot;;[.B14])" office:value-type="string" office:string-value="Brötchen" calcext:value-type="string">
            <text:p>Brötchen</text:p>
          </table:table-cell>
          <table:table-cell table:style-name="ce19" table:formula="of:=IF([.G14]=&quot;&quot;;&quot;&quot;;[.C14]/[.G14])" office:value-type="float" office:value="3" calcext:value-type="float">
            <text:p>3</text:p>
          </table:table-cell>
          <table:table-cell table:style-name="ce20" table:formula="of:=IF([.G14]=&quot;&quot;;&quot;&quot;;[.D14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5]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10" calcext:value-type="float">
            <text:p>10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formula="of:=IF([.A15]=0;&quot;&quot;;IF([Recipes.E15]=&quot;&quot;;[.F14];[Recipes.E15]))" office:value-type="float" office:value="3" calcext:value-type="float">
            <text:p>3</text:p>
          </table:table-cell>
          <table:table-cell table:formula="of:=IF(OR([.B15]=0;[.A15]=&quot;&quot;);&quot;&quot;;[.F15])" office:value-type="float" office:value="3" calcext:value-type="float">
            <text:p>3</text:p>
          </table:table-cell>
          <table:table-cell table:style-name="ce19" table:formula="of:=IF([.G15]=&quot;&quot;;&quot;&quot;;[.A15])" office:value-type="string" office:string-value="Bread" calcext:value-type="string">
            <text:p>Bread</text:p>
          </table:table-cell>
          <table:table-cell table:style-name="ce19" table:formula="of:=IF([.G15]=&quot;&quot;;&quot;&quot;;[.B15])" office:value-type="string" office:string-value="Brezen" calcext:value-type="string">
            <text:p>Brezen</text:p>
          </table:table-cell>
          <table:table-cell table:style-name="ce19" table:formula="of:=IF([.G15]=&quot;&quot;;&quot;&quot;;[.C15]/[.G15])" office:value-type="float" office:value="3.33333333333333" calcext:value-type="float">
            <text:p>3.3333333333</text:p>
          </table:table-cell>
          <table:table-cell table:style-name="ce20" table:formula="of:=IF([.G15]=&quot;&quot;;&quot;&quot;;[.D15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6]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1" calcext:value-type="float">
            <text:p>11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formula="of:=IF([.A16]=0;&quot;&quot;;IF([Recipes.E16]=&quot;&quot;;[.F15];[Recipes.E16]))" office:value-type="float" office:value="3" calcext:value-type="float">
            <text:p>3</text:p>
          </table:table-cell>
          <table:table-cell table:formula="of:=IF(OR([.B16]=0;[.A16]=&quot;&quot;);&quot;&quot;;[.F16])" office:value-type="float" office:value="3" calcext:value-type="float">
            <text:p>3</text:p>
          </table:table-cell>
          <table:table-cell table:style-name="ce19" table:formula="of:=IF([.G16]=&quot;&quot;;&quot;&quot;;[.A16])" office:value-type="string" office:string-value="Bread" calcext:value-type="string">
            <text:p>Bread</text:p>
          </table:table-cell>
          <table:table-cell table:style-name="ce19" table:formula="of:=IF([.G16]=&quot;&quot;;&quot;&quot;;[.B16])" office:value-type="string" office:string-value="Butter" calcext:value-type="string">
            <text:p>Butter</text:p>
          </table:table-cell>
          <table:table-cell table:style-name="ce19" table:formula="of:=IF([.G16]=&quot;&quot;;&quot;&quot;;[.C16]/[.G16])" office:value-type="float" office:value="3.66666666666667" calcext:value-type="float">
            <text:p>3.6666666667</text:p>
          </table:table-cell>
          <table:table-cell table:style-name="ce20" table:formula="of:=IF([.G16]=&quot;&quot;;&quot;&quot;;[.D1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formula="of:=IF([.A17]=0;&quot;&quot;;IF([Recipes.E17]=&quot;&quot;;[.F16];[Recipes.E17]))">
            <text:p/>
          </table:table-cell>
          <table:table-cell table:formula="of:=IF(OR([.B17]=0;[.A17]=&quot;&quot;);&quot;&quot;;[.F17])">
            <text:p/>
          </table:table-cell>
          <table:table-cell table:style-name="ce19" table:formula="of:=IF([.G17]=&quot;&quot;;&quot;&quot;;[.A17])">
            <text:p/>
          </table:table-cell>
          <table:table-cell table:style-name="ce19" table:formula="of:=IF([.G17]=&quot;&quot;;&quot;&quot;;[.B17])">
            <text:p/>
          </table:table-cell>
          <table:table-cell table:style-name="ce19" table:formula="of:=IF([.G17]=&quot;&quot;;&quot;&quot;;[.C17]/[.G17])">
            <text:p/>
          </table:table-cell>
          <table:table-cell table:style-name="ce20" table:formula="of:=IF([.G17]=&quot;&quot;;&quot;&quot;;[.D17])">
            <text:p/>
          </table:table-cell>
          <table:table-cell table:number-columns-repeated="1009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0" calcext:value-type="float">
            <text:p>0</text:p>
          </table:table-cell>
          <table:table-cell table:formula="of:=IF([.A18]=0;&quot;&quot;;IF([Recipes.E18]=&quot;&quot;;[.F17];[Recipes.E18]))">
            <text:p/>
          </table:table-cell>
          <table:table-cell table:formula="of:=IF(OR([.B18]=0;[.A18]=&quot;&quot;);&quot;&quot;;[.F18])">
            <text:p/>
          </table:table-cell>
          <table:table-cell table:style-name="ce19" table:formula="of:=IF([.G18]=&quot;&quot;;&quot;&quot;;[.A18])">
            <text:p/>
          </table:table-cell>
          <table:table-cell table:style-name="ce19" table:formula="of:=IF([.G18]=&quot;&quot;;&quot;&quot;;[.B18])">
            <text:p/>
          </table:table-cell>
          <table:table-cell table:style-name="ce19" table:formula="of:=IF([.G18]=&quot;&quot;;&quot;&quot;;[.C18]/[.G18])">
            <text:p/>
          </table:table-cell>
          <table:table-cell table:style-name="ce20" table:formula="of:=IF([.G18]=&quot;&quot;;&quot;&quot;;[.D18])">
            <text:p/>
          </table:table-cell>
          <table:table-cell table:number-columns-repeated="1009"/>
        </table:table-row>
        <table:table-row table:style-name="ro1">
          <table:table-cell table:formula="of:=[Recipes.A19]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0" calcext:value-type="float">
            <text:p>0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formula="of:=IF([.A19]=0;&quot;&quot;;IF([Recipes.E19]=&quot;&quot;;[.F18];[Recipes.E19]))">
            <text:p/>
          </table:table-cell>
          <table:table-cell table:formula="of:=IF(OR([.B19]=0;[.A19]=&quot;&quot;);&quot;&quot;;[.F19])">
            <text:p/>
          </table:table-cell>
          <table:table-cell table:style-name="ce19" table:formula="of:=IF([.G19]=&quot;&quot;;&quot;&quot;;[.A19])">
            <text:p/>
          </table:table-cell>
          <table:table-cell table:style-name="ce19" table:formula="of:=IF([.G19]=&quot;&quot;;&quot;&quot;;[.B19])">
            <text:p/>
          </table:table-cell>
          <table:table-cell table:style-name="ce19" table:formula="of:=IF([.G19]=&quot;&quot;;&quot;&quot;;[.C19]/[.G19])">
            <text:p/>
          </table:table-cell>
          <table:table-cell table:style-name="ce20" table:formula="of:=IF([.G19]=&quot;&quot;;&quot;&quot;;[.D19])">
            <text:p/>
          </table:table-cell>
          <table:table-cell table:number-columns-repeated="1009"/>
        </table:table-row>
        <table:table-row table:style-name="ro1">
          <table:table-cell table:formula="of:=[Recipes.A20]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0" calcext:value-type="float">
            <text:p>0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formula="of:=IF([.A20]=0;&quot;&quot;;IF([Recipes.E20]=&quot;&quot;;[.F19];[Recipes.E20]))">
            <text:p/>
          </table:table-cell>
          <table:table-cell table:formula="of:=IF(OR([.B20]=0;[.A20]=&quot;&quot;);&quot;&quot;;[.F20])">
            <text:p/>
          </table:table-cell>
          <table:table-cell table:style-name="ce19" table:formula="of:=IF([.G20]=&quot;&quot;;&quot;&quot;;[.A20])">
            <text:p/>
          </table:table-cell>
          <table:table-cell table:style-name="ce19" table:formula="of:=IF([.G20]=&quot;&quot;;&quot;&quot;;[.B20])">
            <text:p/>
          </table:table-cell>
          <table:table-cell table:style-name="ce19" table:formula="of:=IF([.G20]=&quot;&quot;;&quot;&quot;;[.C20]/[.G20])">
            <text:p/>
          </table:table-cell>
          <table:table-cell table:style-name="ce20" table:formula="of:=IF([.G20]=&quot;&quot;;&quot;&quot;;[.D20])">
            <text:p/>
          </table:table-cell>
          <table:table-cell table:number-columns-repeated="1009"/>
        </table:table-row>
        <table:table-row table:style-name="ro1">
          <table:table-cell table:formula="of:=[Recipes.A21]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" calcext:value-type="float">
            <text:p>0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formula="of:=IF([.A21]=0;&quot;&quot;;IF([Recipes.E21]=&quot;&quot;;[.F20];[Recipes.E21]))">
            <text:p/>
          </table:table-cell>
          <table:table-cell table:formula="of:=IF(OR([.B21]=0;[.A21]=&quot;&quot;);&quot;&quot;;[.F21])">
            <text:p/>
          </table:table-cell>
          <table:table-cell table:style-name="ce19" table:formula="of:=IF([.G21]=&quot;&quot;;&quot;&quot;;[.A21])">
            <text:p/>
          </table:table-cell>
          <table:table-cell table:style-name="ce19" table:formula="of:=IF([.G21]=&quot;&quot;;&quot;&quot;;[.B21])">
            <text:p/>
          </table:table-cell>
          <table:table-cell table:style-name="ce19" table:formula="of:=IF([.G21]=&quot;&quot;;&quot;&quot;;[.C21]/[.G21])">
            <text:p/>
          </table:table-cell>
          <table:table-cell table:style-name="ce20" table:formula="of:=IF([.G21]=&quot;&quot;;&quot;&quot;;[.D21])">
            <text:p/>
          </table:table-cell>
          <table:table-cell table:number-columns-repeated="1009"/>
        </table:table-row>
        <table:table-row table:style-name="ro1">
          <table:table-cell table:formula="of:=[Recipes.A22]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formula="of:=IF([.A22]=0;&quot;&quot;;IF([Recipes.E22]=&quot;&quot;;[.F21];[Recipes.E22]))">
            <text:p/>
          </table:table-cell>
          <table:table-cell table:formula="of:=IF(OR([.B22]=0;[.A22]=&quot;&quot;);&quot;&quot;;[.F22])">
            <text:p/>
          </table:table-cell>
          <table:table-cell table:style-name="ce19" table:formula="of:=IF([.G22]=&quot;&quot;;&quot;&quot;;[.A22])">
            <text:p/>
          </table:table-cell>
          <table:table-cell table:style-name="ce19" table:formula="of:=IF([.G22]=&quot;&quot;;&quot;&quot;;[.B22])">
            <text:p/>
          </table:table-cell>
          <table:table-cell table:style-name="ce19" table:formula="of:=IF([.G22]=&quot;&quot;;&quot;&quot;;[.C22]/[.G22])">
            <text:p/>
          </table:table-cell>
          <table:table-cell table:style-name="ce20" table:formula="of:=IF([.G22]=&quot;&quot;;&quot;&quot;;[.D22])">
            <text:p/>
          </table:table-cell>
          <table:table-cell table:number-columns-repeated="1009"/>
        </table:table-row>
        <table:table-row table:style-name="ro1">
          <table:table-cell table:formula="of:=[Recipes.A23]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" calcext:value-type="float">
            <text:p>0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formula="of:=IF([.A23]=0;&quot;&quot;;IF([Recipes.E23]=&quot;&quot;;[.F22];[Recipes.E23]))">
            <text:p/>
          </table:table-cell>
          <table:table-cell table:formula="of:=IF(OR([.B23]=0;[.A23]=&quot;&quot;);&quot;&quot;;[.F23])">
            <text:p/>
          </table:table-cell>
          <table:table-cell table:style-name="ce19" table:formula="of:=IF([.G23]=&quot;&quot;;&quot;&quot;;[.A23])">
            <text:p/>
          </table:table-cell>
          <table:table-cell table:style-name="ce19" table:formula="of:=IF([.G23]=&quot;&quot;;&quot;&quot;;[.B23])">
            <text:p/>
          </table:table-cell>
          <table:table-cell table:style-name="ce19" table:formula="of:=IF([.G23]=&quot;&quot;;&quot;&quot;;[.C23]/[.G23])">
            <text:p/>
          </table:table-cell>
          <table:table-cell table:style-name="ce20" table:formula="of:=IF([.G23]=&quot;&quot;;&quot;&quot;;[.D23])">
            <text:p/>
          </table:table-cell>
          <table:table-cell table:number-columns-repeated="1009"/>
        </table:table-row>
        <table:table-row table:style-name="ro1">
          <table:table-cell table:formula="of:=[Recipes.A24]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0" calcext:value-type="float">
            <text:p>0</text:p>
          </table:table-cell>
          <table:table-cell table:formula="of:=[Recipes.D24]" office:value-type="float" office:value="0" calcext:value-type="float">
            <text:p>0</text:p>
          </table:table-cell>
          <table:table-cell table:formula="of:=[Recipes.E24]" office:value-type="float" office:value="0" calcext:value-type="float">
            <text:p>0</text:p>
          </table:table-cell>
          <table:table-cell table:formula="of:=IF([.A24]=0;&quot;&quot;;IF([Recipes.E24]=&quot;&quot;;[.F23];[Recipes.E24]))">
            <text:p/>
          </table:table-cell>
          <table:table-cell table:formula="of:=IF(OR([.B24]=0;[.A24]=&quot;&quot;);&quot;&quot;;[.F24])">
            <text:p/>
          </table:table-cell>
          <table:table-cell table:style-name="ce19" table:formula="of:=IF([.G24]=&quot;&quot;;&quot;&quot;;[.A24])">
            <text:p/>
          </table:table-cell>
          <table:table-cell table:style-name="ce19" table:formula="of:=IF([.G24]=&quot;&quot;;&quot;&quot;;[.B24])">
            <text:p/>
          </table:table-cell>
          <table:table-cell table:style-name="ce19" table:formula="of:=IF([.G24]=&quot;&quot;;&quot;&quot;;[.C24]/[.G24])">
            <text:p/>
          </table:table-cell>
          <table:table-cell table:style-name="ce20" table:formula="of:=IF([.G24]=&quot;&quot;;&quot;&quot;;[.D24])">
            <text:p/>
          </table:table-cell>
          <table:table-cell table:number-columns-repeated="1009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formula="of:=IF([.A25]=0;&quot;&quot;;IF([Recipes.E25]=&quot;&quot;;[.F24];[Recipes.E25]))">
            <text:p/>
          </table:table-cell>
          <table:table-cell table:formula="of:=IF(OR([.B25]=0;[.A25]=&quot;&quot;);&quot;&quot;;[.F25])">
            <text:p/>
          </table:table-cell>
          <table:table-cell table:style-name="ce19" table:formula="of:=IF([.G25]=&quot;&quot;;&quot;&quot;;[.A25])">
            <text:p/>
          </table:table-cell>
          <table:table-cell table:style-name="ce19" table:formula="of:=IF([.G25]=&quot;&quot;;&quot;&quot;;[.B25])">
            <text:p/>
          </table:table-cell>
          <table:table-cell table:style-name="ce19" table:formula="of:=IF([.G25]=&quot;&quot;;&quot;&quot;;[.C25]/[.G25])">
            <text:p/>
          </table:table-cell>
          <table:table-cell table:style-name="ce20" table:formula="of:=IF([.G25]=&quot;&quot;;&quot;&quot;;[.D25])">
            <text:p/>
          </table:table-cell>
          <table:table-cell table:number-columns-repeated="1009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formula="of:=IF([.A26]=0;&quot;&quot;;IF([Recipes.E26]=&quot;&quot;;[.F25];[Recipes.E26]))" office:value-type="float" office:value="3" calcext:value-type="float">
            <text:p>3</text:p>
          </table:table-cell>
          <table:table-cell table:formula="of:=IF(OR([.B26]=0;[.A26]=&quot;&quot;);&quot;&quot;;[.F26])">
            <text:p/>
          </table:table-cell>
          <table:table-cell table:style-name="ce19" table:formula="of:=IF([.G26]=&quot;&quot;;&quot;&quot;;[.A26])">
            <text:p/>
          </table:table-cell>
          <table:table-cell table:style-name="ce19" table:formula="of:=IF([.G26]=&quot;&quot;;&quot;&quot;;[.B26])">
            <text:p/>
          </table:table-cell>
          <table:table-cell table:style-name="ce19" table:formula="of:=IF([.G26]=&quot;&quot;;&quot;&quot;;[.C26]/[.G26])">
            <text:p/>
          </table:table-cell>
          <table:table-cell table:style-name="ce20" table:formula="of:=IF([.G26]=&quot;&quot;;&quot;&quot;;[.D26])">
            <text:p/>
          </table:table-cell>
          <table:table-cell table:number-columns-repeated="1009"/>
        </table:table-row>
        <table:table-row table:style-name="ro1">
          <table:table-cell table:formula="of:=[Recipes.A27]" office:value-type="string" office:string-value="Egg sandwiches" calcext:value-type="string">
            <text:p>Egg sandwiches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formula="of:=IF([.A27]=0;&quot;&quot;;IF([Recipes.E27]=&quot;&quot;;[.F26];[Recipes.E27]))" office:value-type="float" office:value="3" calcext:value-type="float">
            <text:p>3</text:p>
          </table:table-cell>
          <table:table-cell table:formula="of:=IF(OR([.B27]=0;[.A27]=&quot;&quot;);&quot;&quot;;[.F27])" office:value-type="float" office:value="3" calcext:value-type="float">
            <text:p>3</text:p>
          </table:table-cell>
          <table:table-cell table:style-name="ce19" table:formula="of:=IF([.G27]=&quot;&quot;;&quot;&quot;;[.A27])" office:value-type="string" office:string-value="Egg sandwiches" calcext:value-type="string">
            <text:p>Egg sandwiches</text:p>
          </table:table-cell>
          <table:table-cell table:style-name="ce19" table:formula="of:=IF([.G27]=&quot;&quot;;&quot;&quot;;[.B27])" office:value-type="string" office:string-value="3 hard-boiled eggs, chopped" calcext:value-type="string">
            <text:p>3 hard-boiled eggs, chopped</text:p>
          </table:table-cell>
          <table:table-cell table:style-name="ce19" table:formula="of:=IF([.G27]=&quot;&quot;;&quot;&quot;;[.C27]/[.G27])" office:value-type="float" office:value="1" calcext:value-type="float">
            <text:p>1</text:p>
          </table:table-cell>
          <table:table-cell table:style-name="ce20" table:formula="of:=IF([.G27]=&quot;&quot;;&quot;&quot;;[.D27])" office:value-type="string" office:string-value="egg" calcext:value-type="string">
            <text:p>egg</text:p>
          </table:table-cell>
          <table:table-cell table:number-columns-repeated="1009"/>
        </table:table-row>
        <table:table-row table:style-name="ro1">
          <table:table-cell table:formula="of:=[Recipes.A28]" office:value-type="string" office:string-value="Egg sandwiches" calcext:value-type="string">
            <text:p>Egg sandwiches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formula="of:=IF([.A28]=0;&quot;&quot;;IF([Recipes.E28]=&quot;&quot;;[.F27];[Recipes.E28]))" office:value-type="float" office:value="3" calcext:value-type="float">
            <text:p>3</text:p>
          </table:table-cell>
          <table:table-cell table:formula="of:=IF(OR([.B28]=0;[.A28]=&quot;&quot;);&quot;&quot;;[.F28])" office:value-type="float" office:value="3" calcext:value-type="float">
            <text:p>3</text:p>
          </table:table-cell>
          <table:table-cell table:style-name="ce19" table:formula="of:=IF([.G28]=&quot;&quot;;&quot;&quot;;[.A28])" office:value-type="string" office:string-value="Egg sandwiches" calcext:value-type="string">
            <text:p>Egg sandwiches</text:p>
          </table:table-cell>
          <table:table-cell table:style-name="ce19" table:formula="of:=IF([.G28]=&quot;&quot;;&quot;&quot;;[.B28])" office:value-type="string" office:string-value="1/3 spring onion" calcext:value-type="string">
            <text:p>1/3 spring onion</text:p>
          </table:table-cell>
          <table:table-cell table:style-name="ce19" table:formula="of:=IF([.G28]=&quot;&quot;;&quot;&quot;;[.C28]/[.G28])" office:value-type="float" office:value="0.1" calcext:value-type="float">
            <text:p>0.1</text:p>
          </table:table-cell>
          <table:table-cell table:style-name="ce20" table:formula="of:=IF([.G28]=&quot;&quot;;&quot;&quot;;[.D28])" office:value-type="string" office:string-value="onion" calcext:value-type="string">
            <text:p>onion</text:p>
          </table:table-cell>
          <table:table-cell table:number-columns-repeated="1009"/>
        </table:table-row>
        <table:table-row table:style-name="ro1">
          <table:table-cell table:formula="of:=[Recipes.A29]" office:value-type="string" office:string-value="Egg sandwiches" calcext:value-type="string">
            <text:p>Egg sandwiches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formula="of:=IF([.A29]=0;&quot;&quot;;IF([Recipes.E29]=&quot;&quot;;[.F28];[Recipes.E29]))" office:value-type="float" office:value="3" calcext:value-type="float">
            <text:p>3</text:p>
          </table:table-cell>
          <table:table-cell table:formula="of:=IF(OR([.B29]=0;[.A29]=&quot;&quot;);&quot;&quot;;[.F29])" office:value-type="float" office:value="3" calcext:value-type="float">
            <text:p>3</text:p>
          </table:table-cell>
          <table:table-cell table:style-name="ce19" table:formula="of:=IF([.G29]=&quot;&quot;;&quot;&quot;;[.A29])" office:value-type="string" office:string-value="Egg sandwiches" calcext:value-type="string">
            <text:p>Egg sandwiches</text:p>
          </table:table-cell>
          <table:table-cell table:style-name="ce19" table:formula="of:=IF([.G29]=&quot;&quot;;&quot;&quot;;[.B29])" office:value-type="string" office:string-value="3 lettuce leaves" calcext:value-type="string">
            <text:p>3 lettuce leaves</text:p>
          </table:table-cell>
          <table:table-cell table:style-name="ce19" table:formula="of:=IF([.G29]=&quot;&quot;;&quot;&quot;;[.C29]/[.G29])" office:value-type="float" office:value="1" calcext:value-type="float">
            <text:p>1</text:p>
          </table:table-cell>
          <table:table-cell table:style-name="ce20" table:formula="of:=IF([.G29]=&quot;&quot;;&quot;&quot;;[.D29])" office:value-type="string" office:string-value="leaves" calcext:value-type="string">
            <text:p>leaves</text:p>
          </table:table-cell>
          <table:table-cell table:number-columns-repeated="1009"/>
        </table:table-row>
        <table:table-row table:style-name="ro1">
          <table:table-cell table:formula="of:=[Recipes.A30]" office:value-type="string" office:string-value="Egg sandwiches" calcext:value-type="string">
            <text:p>Egg sandwiches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formula="of:=IF([.A30]=0;&quot;&quot;;IF([Recipes.E30]=&quot;&quot;;[.F29];[Recipes.E30]))" office:value-type="float" office:value="3" calcext:value-type="float">
            <text:p>3</text:p>
          </table:table-cell>
          <table:table-cell table:formula="of:=IF(OR([.B30]=0;[.A30]=&quot;&quot;);&quot;&quot;;[.F30])" office:value-type="float" office:value="3" calcext:value-type="float">
            <text:p>3</text:p>
          </table:table-cell>
          <table:table-cell table:style-name="ce19" table:formula="of:=IF([.G30]=&quot;&quot;;&quot;&quot;;[.A30])" office:value-type="string" office:string-value="Egg sandwiches" calcext:value-type="string">
            <text:p>Egg sandwiches</text:p>
          </table:table-cell>
          <table:table-cell table:style-name="ce19" table:formula="of:=IF([.G30]=&quot;&quot;;&quot;&quot;;[.B30])" office:value-type="string" office:string-value="3 tbsp mayonnaise" calcext:value-type="string">
            <text:p>3 tbsp mayonnaise</text:p>
          </table:table-cell>
          <table:table-cell table:style-name="ce19" table:formula="of:=IF([.G30]=&quot;&quot;;&quot;&quot;;[.C30]/[.G30])" office:value-type="float" office:value="1" calcext:value-type="float">
            <text:p>1</text:p>
          </table:table-cell>
          <table:table-cell table:style-name="ce20" table:formula="of:=IF([.G30]=&quot;&quot;;&quot;&quot;;[.D30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31]" office:value-type="string" office:string-value="Egg sandwiches" calcext:value-type="string">
            <text:p>Egg sandwiches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formula="of:=IF([.A31]=0;&quot;&quot;;IF([Recipes.E31]=&quot;&quot;;[.F30];[Recipes.E31]))" office:value-type="float" office:value="3" calcext:value-type="float">
            <text:p>3</text:p>
          </table:table-cell>
          <table:table-cell table:formula="of:=IF(OR([.B31]=0;[.A31]=&quot;&quot;);&quot;&quot;;[.F31])" office:value-type="float" office:value="3" calcext:value-type="float">
            <text:p>3</text:p>
          </table:table-cell>
          <table:table-cell table:style-name="ce19" table:formula="of:=IF([.G31]=&quot;&quot;;&quot;&quot;;[.A31])" office:value-type="string" office:string-value="Egg sandwiches" calcext:value-type="string">
            <text:p>Egg sandwiches</text:p>
          </table:table-cell>
          <table:table-cell table:style-name="ce19" table:formula="of:=IF([.G31]=&quot;&quot;;&quot;&quot;;[.B31])" office:value-type="string" office:string-value="1 tsp mustard" calcext:value-type="string">
            <text:p>1 tsp mustard</text:p>
          </table:table-cell>
          <table:table-cell table:style-name="ce19" table:formula="of:=IF([.G31]=&quot;&quot;;&quot;&quot;;[.C31]/[.G31])" office:value-type="float" office:value="0.333333333333333" calcext:value-type="float">
            <text:p>0.3333333333</text:p>
          </table:table-cell>
          <table:table-cell table:style-name="ce20" table:formula="of:=IF([.G31]=&quot;&quot;;&quot;&quot;;[.D3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[Recipes.B32]" office:value-type="float" office:value="0" calcext:value-type="float">
            <text:p>0</text:p>
          </table:table-cell>
          <table:table-cell table:formula="of:=[Recipes.C32]" office:value-type="float" office:value="0" calcext:value-type="float">
            <text:p>0</text:p>
          </table:table-cell>
          <table:table-cell table:formula="of:=[Recipes.D32]" office:value-type="float" office:value="0" calcext:value-type="float">
            <text:p>0</text:p>
          </table:table-cell>
          <table:table-cell table:formula="of:=[Recipes.E32]" office:value-type="float" office:value="0" calcext:value-type="float">
            <text:p>0</text:p>
          </table:table-cell>
          <table:table-cell table:formula="of:=IF([.A32]=0;&quot;&quot;;IF([Recipes.E32]=&quot;&quot;;[.F31];[Recipes.E32]))">
            <text:p/>
          </table:table-cell>
          <table:table-cell table:formula="of:=IF(OR([.B32]=0;[.A32]=&quot;&quot;);&quot;&quot;;[.F32])">
            <text:p/>
          </table:table-cell>
          <table:table-cell table:style-name="ce19" table:formula="of:=IF([.G32]=&quot;&quot;;&quot;&quot;;[.A32])">
            <text:p/>
          </table:table-cell>
          <table:table-cell table:style-name="ce19" table:formula="of:=IF([.G32]=&quot;&quot;;&quot;&quot;;[.B32])">
            <text:p/>
          </table:table-cell>
          <table:table-cell table:style-name="ce19" table:formula="of:=IF([.G32]=&quot;&quot;;&quot;&quot;;[.C32]/[.G32])">
            <text:p/>
          </table:table-cell>
          <table:table-cell table:style-name="ce20" table:formula="of:=IF([.G32]=&quot;&quot;;&quot;&quot;;[.D32])">
            <text:p/>
          </table:table-cell>
          <table:table-cell table:number-columns-repeated="1009"/>
        </table:table-row>
        <table:table-row table:style-name="ro1">
          <table:table-cell table:formula="of:=[Recipes.A33]" office:value-type="string" office:string-value="Cucumber" calcext:value-type="string">
            <text:p>Cucumber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5" calcext:value-type="float">
            <text:p>5</text:p>
          </table:table-cell>
          <table:table-cell table:formula="of:=IF([.A33]=0;&quot;&quot;;IF([Recipes.E33]=&quot;&quot;;[.F32];[Recipes.E33]))" office:value-type="float" office:value="5" calcext:value-type="float">
            <text:p>5</text:p>
          </table:table-cell>
          <table:table-cell table:formula="of:=IF(OR([.B33]=0;[.A33]=&quot;&quot;);&quot;&quot;;[.F33])">
            <text:p/>
          </table:table-cell>
          <table:table-cell table:style-name="ce19" table:formula="of:=IF([.G33]=&quot;&quot;;&quot;&quot;;[.A33])">
            <text:p/>
          </table:table-cell>
          <table:table-cell table:style-name="ce19" table:formula="of:=IF([.G33]=&quot;&quot;;&quot;&quot;;[.B33])">
            <text:p/>
          </table:table-cell>
          <table:table-cell table:style-name="ce19" table:formula="of:=IF([.G33]=&quot;&quot;;&quot;&quot;;[.C33]/[.G33])">
            <text:p/>
          </table:table-cell>
          <table:table-cell table:style-name="ce20" table:formula="of:=IF([.G33]=&quot;&quot;;&quot;&quot;;[.D33])">
            <text:p/>
          </table:table-cell>
          <table:table-cell table:number-columns-repeated="1009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string" office:string-value="1 cucumber" calcext:value-type="string">
            <text:p>1 cucumber</text:p>
          </table:table-cell>
          <table:table-cell table:formula="of:=[Recipes.C34]" office:value-type="float" office:value="1" calcext:value-type="float">
            <text:p>1</text:p>
          </table:table-cell>
          <table:table-cell table:formula="of:=[Recipes.D34]" office:value-type="string" office:string-value="piece" calcext:value-type="string">
            <text:p>piece</text:p>
          </table:table-cell>
          <table:table-cell table:formula="of:=[Recipes.E34]" office:value-type="float" office:value="0" calcext:value-type="float">
            <text:p>0</text:p>
          </table:table-cell>
          <table:table-cell table:formula="of:=IF([.A34]=0;&quot;&quot;;IF([Recipes.E34]=&quot;&quot;;[.F33];[Recipes.E34]))" office:value-type="float" office:value="5" calcext:value-type="float">
            <text:p>5</text:p>
          </table:table-cell>
          <table:table-cell table:formula="of:=IF(OR([.B34]=0;[.A34]=&quot;&quot;);&quot;&quot;;[.F34])" office:value-type="float" office:value="5" calcext:value-type="float">
            <text:p>5</text:p>
          </table:table-cell>
          <table:table-cell table:style-name="ce19" table:formula="of:=IF([.G34]=&quot;&quot;;&quot;&quot;;[.A34])" office:value-type="string" office:string-value="Cucumber" calcext:value-type="string">
            <text:p>Cucumber</text:p>
          </table:table-cell>
          <table:table-cell table:style-name="ce19" table:formula="of:=IF([.G34]=&quot;&quot;;&quot;&quot;;[.B34])" office:value-type="string" office:string-value="1 cucumber" calcext:value-type="string">
            <text:p>1 cucumber</text:p>
          </table:table-cell>
          <table:table-cell table:style-name="ce19" table:formula="of:=IF([.G34]=&quot;&quot;;&quot;&quot;;[.C34]/[.G34])" office:value-type="float" office:value="0.2" calcext:value-type="float">
            <text:p>0.2</text:p>
          </table:table-cell>
          <table:table-cell table:style-name="ce20" table:formula="of:=IF([.G34]=&quot;&quot;;&quot;&quot;;[.D34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5]" office:value-type="string" office:string-value="Cucumber" calcext:value-type="string">
            <text:p>Cucumber</text:p>
          </table:table-cell>
          <table:table-cell table:formula="of:=[Recipes.B35]" office:value-type="string" office:string-value="185g cream cheese" calcext:value-type="string">
            <text:p>185g cream cheese</text:p>
          </table:table-cell>
          <table:table-cell table:formula="of:=[Recipes.C35]" office:value-type="float" office:value="185" calcext:value-type="float">
            <text:p>185</text:p>
          </table:table-cell>
          <table:table-cell table:formula="of:=[Recipes.D35]" office:value-type="string" office:string-value="g" calcext:value-type="string">
            <text:p>g</text:p>
          </table:table-cell>
          <table:table-cell table:formula="of:=[Recipes.E35]" office:value-type="float" office:value="0" calcext:value-type="float">
            <text:p>0</text:p>
          </table:table-cell>
          <table:table-cell table:formula="of:=IF([.A35]=0;&quot;&quot;;IF([Recipes.E35]=&quot;&quot;;[.F34];[Recipes.E35]))" office:value-type="float" office:value="5" calcext:value-type="float">
            <text:p>5</text:p>
          </table:table-cell>
          <table:table-cell table:formula="of:=IF(OR([.B35]=0;[.A35]=&quot;&quot;);&quot;&quot;;[.F35])" office:value-type="float" office:value="5" calcext:value-type="float">
            <text:p>5</text:p>
          </table:table-cell>
          <table:table-cell table:style-name="ce19" table:formula="of:=IF([.G35]=&quot;&quot;;&quot;&quot;;[.A35])" office:value-type="string" office:string-value="Cucumber" calcext:value-type="string">
            <text:p>Cucumber</text:p>
          </table:table-cell>
          <table:table-cell table:style-name="ce19" table:formula="of:=IF([.G35]=&quot;&quot;;&quot;&quot;;[.B35])" office:value-type="string" office:string-value="185g cream cheese" calcext:value-type="string">
            <text:p>185g cream cheese</text:p>
          </table:table-cell>
          <table:table-cell table:style-name="ce19" table:formula="of:=IF([.G35]=&quot;&quot;;&quot;&quot;;[.C35]/[.G35])" office:value-type="float" office:value="37" calcext:value-type="float">
            <text:p>37</text:p>
          </table:table-cell>
          <table:table-cell table:style-name="ce20" table:formula="of:=IF([.G35]=&quot;&quot;;&quot;&quot;;[.D3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float" office:value="0" calcext:value-type="float">
            <text:p>0</text:p>
          </table:table-cell>
          <table:table-cell table:formula="of:=[Recipes.C36]" office:value-type="float" office:value="0" calcext:value-type="float">
            <text:p>0</text:p>
          </table:table-cell>
          <table:table-cell table:formula="of:=[Recipes.D36]" office:value-type="float" office:value="0" calcext:value-type="float">
            <text:p>0</text:p>
          </table:table-cell>
          <table:table-cell table:formula="of:=[Recipes.E36]" office:value-type="float" office:value="0" calcext:value-type="float">
            <text:p>0</text:p>
          </table:table-cell>
          <table:table-cell table:formula="of:=IF([.A36]=0;&quot;&quot;;IF([Recipes.E36]=&quot;&quot;;[.F35];[Recipes.E36]))">
            <text:p/>
          </table:table-cell>
          <table:table-cell table:formula="of:=IF(OR([.B36]=0;[.A36]=&quot;&quot;);&quot;&quot;;[.F36])">
            <text:p/>
          </table:table-cell>
          <table:table-cell table:style-name="ce19" table:formula="of:=IF([.G36]=&quot;&quot;;&quot;&quot;;[.A36])">
            <text:p/>
          </table:table-cell>
          <table:table-cell table:style-name="ce19" table:formula="of:=IF([.G36]=&quot;&quot;;&quot;&quot;;[.B36])">
            <text:p/>
          </table:table-cell>
          <table:table-cell table:style-name="ce19" table:formula="of:=IF([.G36]=&quot;&quot;;&quot;&quot;;[.C36]/[.G36])">
            <text:p/>
          </table:table-cell>
          <table:table-cell table:style-name="ce20" table:formula="of:=IF([.G36]=&quot;&quot;;&quot;&quot;;[.D36])">
            <text:p/>
          </table:table-cell>
          <table:table-cell table:number-columns-repeated="1009"/>
        </table:table-row>
        <table:table-row table:style-name="ro1">
          <table:table-cell table:formula="of:=[Recipes.A37]" office:value-type="string" office:string-value="Brie / Apple" calcext:value-type="string">
            <text:p>Brie / Apple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4" calcext:value-type="float">
            <text:p>4</text:p>
          </table:table-cell>
          <table:table-cell table:formula="of:=IF([.A37]=0;&quot;&quot;;IF([Recipes.E37]=&quot;&quot;;[.F36];[Recipes.E37]))" office:value-type="float" office:value="4" calcext:value-type="float">
            <text:p>4</text:p>
          </table:table-cell>
          <table:table-cell table:formula="of:=IF(OR([.B37]=0;[.A37]=&quot;&quot;);&quot;&quot;;[.F37])">
            <text:p/>
          </table:table-cell>
          <table:table-cell table:style-name="ce19" table:formula="of:=IF([.G37]=&quot;&quot;;&quot;&quot;;[.A37])">
            <text:p/>
          </table:table-cell>
          <table:table-cell table:style-name="ce19" table:formula="of:=IF([.G37]=&quot;&quot;;&quot;&quot;;[.B37])">
            <text:p/>
          </table:table-cell>
          <table:table-cell table:style-name="ce19" table:formula="of:=IF([.G37]=&quot;&quot;;&quot;&quot;;[.C37]/[.G37])">
            <text:p/>
          </table:table-cell>
          <table:table-cell table:style-name="ce20" table:formula="of:=IF([.G37]=&quot;&quot;;&quot;&quot;;[.D37])">
            <text:p/>
          </table:table-cell>
          <table:table-cell table:number-columns-repeated="1009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string" office:string-value="1 apple" calcext:value-type="string">
            <text:p>1 apple</text:p>
          </table:table-cell>
          <table:table-cell table:formula="of:=[Recipes.C38]" office:value-type="float" office:value="1" calcext:value-type="float">
            <text:p>1</text:p>
          </table:table-cell>
          <table:table-cell table:formula="of:=[Recipes.D38]" office:value-type="string" office:string-value="piece" calcext:value-type="string">
            <text:p>piece</text:p>
          </table:table-cell>
          <table:table-cell table:formula="of:=[Recipes.E38]" office:value-type="float" office:value="0" calcext:value-type="float">
            <text:p>0</text:p>
          </table:table-cell>
          <table:table-cell table:formula="of:=IF([.A38]=0;&quot;&quot;;IF([Recipes.E38]=&quot;&quot;;[.F37];[Recipes.E38]))" office:value-type="float" office:value="4" calcext:value-type="float">
            <text:p>4</text:p>
          </table:table-cell>
          <table:table-cell table:formula="of:=IF(OR([.B38]=0;[.A38]=&quot;&quot;);&quot;&quot;;[.F38])" office:value-type="float" office:value="4" calcext:value-type="float">
            <text:p>4</text:p>
          </table:table-cell>
          <table:table-cell table:style-name="ce19" table:formula="of:=IF([.G38]=&quot;&quot;;&quot;&quot;;[.A38])" office:value-type="string" office:string-value="Brie / Apple" calcext:value-type="string">
            <text:p>Brie / Apple</text:p>
          </table:table-cell>
          <table:table-cell table:style-name="ce19" table:formula="of:=IF([.G38]=&quot;&quot;;&quot;&quot;;[.B38])" office:value-type="string" office:string-value="1 apple" calcext:value-type="string">
            <text:p>1 apple</text:p>
          </table:table-cell>
          <table:table-cell table:style-name="ce19" table:formula="of:=IF([.G38]=&quot;&quot;;&quot;&quot;;[.C38]/[.G38])" office:value-type="float" office:value="0.25" calcext:value-type="float">
            <text:p>0.25</text:p>
          </table:table-cell>
          <table:table-cell table:style-name="ce20" table:formula="of:=IF([.G38]=&quot;&quot;;&quot;&quot;;[.D3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[Recipes.B39]" office:value-type="string" office:string-value="230g brie" calcext:value-type="string">
            <text:p>230g brie</text:p>
          </table:table-cell>
          <table:table-cell table:formula="of:=[Recipes.C39]" office:value-type="float" office:value="230" calcext:value-type="float">
            <text:p>230</text:p>
          </table:table-cell>
          <table:table-cell table:formula="of:=[Recipes.D39]" office:value-type="string" office:string-value="g" calcext:value-type="string">
            <text:p>g</text:p>
          </table:table-cell>
          <table:table-cell table:formula="of:=[Recipes.E39]" office:value-type="float" office:value="0" calcext:value-type="float">
            <text:p>0</text:p>
          </table:table-cell>
          <table:table-cell table:formula="of:=IF([.A39]=0;&quot;&quot;;IF([Recipes.E39]=&quot;&quot;;[.F38];[Recipes.E39]))" office:value-type="float" office:value="4" calcext:value-type="float">
            <text:p>4</text:p>
          </table:table-cell>
          <table:table-cell table:formula="of:=IF(OR([.B39]=0;[.A39]=&quot;&quot;);&quot;&quot;;[.F39])" office:value-type="float" office:value="4" calcext:value-type="float">
            <text:p>4</text:p>
          </table:table-cell>
          <table:table-cell table:style-name="ce19" table:formula="of:=IF([.G39]=&quot;&quot;;&quot;&quot;;[.A39])" office:value-type="string" office:string-value="Brie / Apple" calcext:value-type="string">
            <text:p>Brie / Apple</text:p>
          </table:table-cell>
          <table:table-cell table:style-name="ce19" table:formula="of:=IF([.G39]=&quot;&quot;;&quot;&quot;;[.B39])" office:value-type="string" office:string-value="230g brie" calcext:value-type="string">
            <text:p>230g brie</text:p>
          </table:table-cell>
          <table:table-cell table:style-name="ce19" table:formula="of:=IF([.G39]=&quot;&quot;;&quot;&quot;;[.C39]/[.G39])" office:value-type="float" office:value="57.5" calcext:value-type="float">
            <text:p>57.5</text:p>
          </table:table-cell>
          <table:table-cell table:style-name="ce20" table:formula="of:=IF([.G39]=&quot;&quot;;&quot;&quot;;[.D39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float" office:value="0" calcext:value-type="float">
            <text:p>0</text:p>
          </table:table-cell>
          <table:table-cell table:formula="of:=[Recipes.C40]" office:value-type="float" office:value="0" calcext:value-type="float">
            <text:p>0</text:p>
          </table:table-cell>
          <table:table-cell table:formula="of:=[Recipes.D40]" office:value-type="float" office:value="0" calcext:value-type="float">
            <text:p>0</text:p>
          </table:table-cell>
          <table:table-cell table:formula="of:=[Recipes.E40]" office:value-type="float" office:value="0" calcext:value-type="float">
            <text:p>0</text:p>
          </table:table-cell>
          <table:table-cell table:formula="of:=IF([.A40]=0;&quot;&quot;;IF([Recipes.E40]=&quot;&quot;;[.F39];[Recipes.E40]))">
            <text:p/>
          </table:table-cell>
          <table:table-cell table:formula="of:=IF(OR([.B40]=0;[.A40]=&quot;&quot;);&quot;&quot;;[.F40])">
            <text:p/>
          </table:table-cell>
          <table:table-cell table:style-name="ce19" table:formula="of:=IF([.G40]=&quot;&quot;;&quot;&quot;;[.A40])">
            <text:p/>
          </table:table-cell>
          <table:table-cell table:style-name="ce19" table:formula="of:=IF([.G40]=&quot;&quot;;&quot;&quot;;[.B40])">
            <text:p/>
          </table:table-cell>
          <table:table-cell table:style-name="ce19" table:formula="of:=IF([.G40]=&quot;&quot;;&quot;&quot;;[.C40]/[.G40])">
            <text:p/>
          </table:table-cell>
          <table:table-cell table:style-name="ce20" table:formula="of:=IF([.G40]=&quot;&quot;;&quot;&quot;;[.D40])">
            <text:p/>
          </table:table-cell>
          <table:table-cell table:number-columns-repeated="1009"/>
        </table:table-row>
        <table:table-row table:style-name="ro1"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2" calcext:value-type="float">
            <text:p>2</text:p>
          </table:table-cell>
          <table:table-cell table:formula="of:=IF([.A41]=0;&quot;&quot;;IF([Recipes.E41]=&quot;&quot;;[.F40];[Recipes.E41]))" office:value-type="float" office:value="2" calcext:value-type="float">
            <text:p>2</text:p>
          </table:table-cell>
          <table:table-cell table:formula="of:=IF(OR([.B41]=0;[.A41]=&quot;&quot;);&quot;&quot;;[.F41])">
            <text:p/>
          </table:table-cell>
          <table:table-cell table:style-name="ce19" table:formula="of:=IF([.G41]=&quot;&quot;;&quot;&quot;;[.A41])">
            <text:p/>
          </table:table-cell>
          <table:table-cell table:style-name="ce19" table:formula="of:=IF([.G41]=&quot;&quot;;&quot;&quot;;[.B41])">
            <text:p/>
          </table:table-cell>
          <table:table-cell table:style-name="ce19" table:formula="of:=IF([.G41]=&quot;&quot;;&quot;&quot;;[.C41]/[.G41])">
            <text:p/>
          </table:table-cell>
          <table:table-cell table:style-name="ce20" table:formula="of:=IF([.G41]=&quot;&quot;;&quot;&quot;;[.D41])">
            <text:p/>
          </table:table-cell>
          <table:table-cell table:number-columns-repeated="1009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string" office:string-value="3 sausages" calcext:value-type="string">
            <text:p>3 sausages</text:p>
          </table:table-cell>
          <table:table-cell table:formula="of:=[Recipes.C42]" office:value-type="float" office:value="3" calcext:value-type="float">
            <text:p>3</text:p>
          </table:table-cell>
          <table:table-cell table:formula="of:=[Recipes.D42]" office:value-type="string" office:string-value="piece" calcext:value-type="string">
            <text:p>piece</text:p>
          </table:table-cell>
          <table:table-cell table:formula="of:=[Recipes.E42]" office:value-type="float" office:value="0" calcext:value-type="float">
            <text:p>0</text:p>
          </table:table-cell>
          <table:table-cell table:formula="of:=IF([.A42]=0;&quot;&quot;;IF([Recipes.E42]=&quot;&quot;;[.F41];[Recipes.E42]))" office:value-type="float" office:value="2" calcext:value-type="float">
            <text:p>2</text:p>
          </table:table-cell>
          <table:table-cell table:formula="of:=IF(OR([.B42]=0;[.A42]=&quot;&quot;);&quot;&quot;;[.F42])" office:value-type="float" office:value="2" calcext:value-type="float">
            <text:p>2</text:p>
          </table:table-cell>
          <table:table-cell table:style-name="ce19" table:formula="of:=IF([.G42]=&quot;&quot;;&quot;&quot;;[.A42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2]=&quot;&quot;;&quot;&quot;;[.B42])" office:value-type="string" office:string-value="3 sausages" calcext:value-type="string">
            <text:p>3 sausages</text:p>
          </table:table-cell>
          <table:table-cell table:style-name="ce19" table:formula="of:=IF([.G42]=&quot;&quot;;&quot;&quot;;[.C42]/[.G42])" office:value-type="float" office:value="1.5" calcext:value-type="float">
            <text:p>1.5</text:p>
          </table:table-cell>
          <table:table-cell table:style-name="ce20" table:formula="of:=IF([.G42]=&quot;&quot;;&quot;&quot;;[.D42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43]" office:value-type="string" office:string-value="Bratwurst / mustard / horseradish" calcext:value-type="string">
            <text:p>Bratwurst / mustard / horseradish</text:p>
          </table:table-cell>
          <table:table-cell table:formula="of:=[Recipes.B43]" office:value-type="string" office:string-value="10ml mustard" calcext:value-type="string">
            <text:p>10ml mustard</text:p>
          </table:table-cell>
          <table:table-cell table:formula="of:=[Recipes.C43]" office:value-type="float" office:value="20" calcext:value-type="float">
            <text:p>20</text:p>
          </table:table-cell>
          <table:table-cell table:formula="of:=[Recipes.D43]" office:value-type="string" office:string-value="ml" calcext:value-type="string">
            <text:p>ml</text:p>
          </table:table-cell>
          <table:table-cell table:formula="of:=[Recipes.E43]" office:value-type="float" office:value="0" calcext:value-type="float">
            <text:p>0</text:p>
          </table:table-cell>
          <table:table-cell table:formula="of:=IF([.A43]=0;&quot;&quot;;IF([Recipes.E43]=&quot;&quot;;[.F42];[Recipes.E43]))" office:value-type="float" office:value="2" calcext:value-type="float">
            <text:p>2</text:p>
          </table:table-cell>
          <table:table-cell table:formula="of:=IF(OR([.B43]=0;[.A43]=&quot;&quot;);&quot;&quot;;[.F43])" office:value-type="float" office:value="2" calcext:value-type="float">
            <text:p>2</text:p>
          </table:table-cell>
          <table:table-cell table:style-name="ce19" table:formula="of:=IF([.G43]=&quot;&quot;;&quot;&quot;;[.A43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3]=&quot;&quot;;&quot;&quot;;[.B43])" office:value-type="string" office:string-value="10ml mustard" calcext:value-type="string">
            <text:p>10ml mustard</text:p>
          </table:table-cell>
          <table:table-cell table:style-name="ce19" table:formula="of:=IF([.G43]=&quot;&quot;;&quot;&quot;;[.C43]/[.G43])" office:value-type="float" office:value="10" calcext:value-type="float">
            <text:p>10</text:p>
          </table:table-cell>
          <table:table-cell table:style-name="ce20" table:formula="of:=IF([.G43]=&quot;&quot;;&quot;&quot;;[.D4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string" office:string-value="10ml horseradish" calcext:value-type="string">
            <text:p>10ml horseradish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formula="of:=IF([.A44]=0;&quot;&quot;;IF([Recipes.E44]=&quot;&quot;;[.F43];[Recipes.E44]))" office:value-type="float" office:value="2" calcext:value-type="float">
            <text:p>2</text:p>
          </table:table-cell>
          <table:table-cell table:formula="of:=IF(OR([.B44]=0;[.A44]=&quot;&quot;);&quot;&quot;;[.F44])" office:value-type="float" office:value="2" calcext:value-type="float">
            <text:p>2</text:p>
          </table:table-cell>
          <table:table-cell table:style-name="ce19" table:formula="of:=IF([.G44]=&quot;&quot;;&quot;&quot;;[.A44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4]=&quot;&quot;;&quot;&quot;;[.B44])" office:value-type="string" office:string-value="10ml horseradish" calcext:value-type="string">
            <text:p>10ml horseradish</text:p>
          </table:table-cell>
          <table:table-cell table:style-name="ce19" table:formula="of:=IF([.G44]=&quot;&quot;;&quot;&quot;;[.C44]/[.G44])" office:value-type="float" office:value="10" calcext:value-type="float">
            <text:p>10</text:p>
          </table:table-cell>
          <table:table-cell table:style-name="ce20" table:formula="of:=IF([.G44]=&quot;&quot;;&quot;&quot;;[.D4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float" office:value="0" calcext:value-type="float">
            <text:p>0</text:p>
          </table:table-cell>
          <table:table-cell table:formula="of:=[Recipes.C45]" office:value-type="float" office:value="0" calcext:value-type="float">
            <text:p>0</text:p>
          </table:table-cell>
          <table:table-cell table:formula="of:=[Recipes.D45]" office:value-type="float" office:value="0" calcext:value-type="float">
            <text:p>0</text:p>
          </table:table-cell>
          <table:table-cell table:formula="of:=[Recipes.E45]" office:value-type="float" office:value="0" calcext:value-type="float">
            <text:p>0</text:p>
          </table:table-cell>
          <table:table-cell table:formula="of:=IF([.A45]=0;&quot;&quot;;IF([Recipes.E45]=&quot;&quot;;[.F44];[Recipes.E45]))">
            <text:p/>
          </table:table-cell>
          <table:table-cell table:formula="of:=IF(OR([.B45]=0;[.A45]=&quot;&quot;);&quot;&quot;;[.F45])">
            <text:p/>
          </table:table-cell>
          <table:table-cell table:style-name="ce19" table:formula="of:=IF([.G45]=&quot;&quot;;&quot;&quot;;[.A45])">
            <text:p/>
          </table:table-cell>
          <table:table-cell table:style-name="ce19" table:formula="of:=IF([.G45]=&quot;&quot;;&quot;&quot;;[.B45])">
            <text:p/>
          </table:table-cell>
          <table:table-cell table:style-name="ce19" table:formula="of:=IF([.G45]=&quot;&quot;;&quot;&quot;;[.C45]/[.G45])">
            <text:p/>
          </table:table-cell>
          <table:table-cell table:style-name="ce20" table:formula="of:=IF([.G45]=&quot;&quot;;&quot;&quot;;[.D45])">
            <text:p/>
          </table:table-cell>
          <table:table-cell table:number-columns-repeated="1009"/>
        </table:table-row>
        <table:table-row table:style-name="ro1"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.375" calcext:value-type="float">
            <text:p>0.375</text:p>
          </table:table-cell>
          <table:table-cell table:formula="of:=IF([.A46]=0;&quot;&quot;;IF([Recipes.E46]=&quot;&quot;;[.F45];[Recipes.E46]))" office:value-type="float" office:value="0.375" calcext:value-type="float">
            <text:p>0.375</text:p>
          </table:table-cell>
          <table:table-cell table:formula="of:=IF(OR([.B46]=0;[.A46]=&quot;&quot;);&quot;&quot;;[.F46])">
            <text:p/>
          </table:table-cell>
          <table:table-cell table:style-name="ce19" table:formula="of:=IF([.G46]=&quot;&quot;;&quot;&quot;;[.A46])">
            <text:p/>
          </table:table-cell>
          <table:table-cell table:style-name="ce19" table:formula="of:=IF([.G46]=&quot;&quot;;&quot;&quot;;[.B46])">
            <text:p/>
          </table:table-cell>
          <table:table-cell table:style-name="ce19" table:formula="of:=IF([.G46]=&quot;&quot;;&quot;&quot;;[.C46]/[.G46])">
            <text:p/>
          </table:table-cell>
          <table:table-cell table:style-name="ce20" table:formula="of:=IF([.G46]=&quot;&quot;;&quot;&quot;;[.D46])">
            <text:p/>
          </table:table-cell>
          <table:table-cell table:number-columns-repeated="1009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string" office:string-value="1 sausage" calcext:value-type="string">
            <text:p>1 sausage</text:p>
          </table:table-cell>
          <table:table-cell table:formula="of:=[Recipes.C47]" office:value-type="float" office:value="75" calcext:value-type="float">
            <text:p>75</text:p>
          </table:table-cell>
          <table:table-cell table:formula="of:=[Recipes.D47]" office:value-type="string" office:string-value="g" calcext:value-type="string">
            <text:p>g</text:p>
          </table:table-cell>
          <table:table-cell table:formula="of:=[Recipes.E47]" office:value-type="float" office:value="0" calcext:value-type="float">
            <text:p>0</text:p>
          </table:table-cell>
          <table:table-cell table:formula="of:=IF([.A47]=0;&quot;&quot;;IF([Recipes.E47]=&quot;&quot;;[.F46];[Recipes.E47]))" office:value-type="float" office:value="0.375" calcext:value-type="float">
            <text:p>0.375</text:p>
          </table:table-cell>
          <table:table-cell table:formula="of:=IF(OR([.B47]=0;[.A47]=&quot;&quot;);&quot;&quot;;[.F47])" office:value-type="float" office:value="0.375" calcext:value-type="float">
            <text:p>0.375</text:p>
          </table:table-cell>
          <table:table-cell table:style-name="ce19" table:formula="of:=IF([.G47]=&quot;&quot;;&quot;&quot;;[.A47])" office:value-type="string" office:string-value="Beef / Sausages / Bratwurst" calcext:value-type="string">
            <text:p>Beef / Sausages / Bratwurst</text:p>
          </table:table-cell>
          <table:table-cell table:style-name="ce19" table:formula="of:=IF([.G47]=&quot;&quot;;&quot;&quot;;[.B47])" office:value-type="string" office:string-value="1 sausage" calcext:value-type="string">
            <text:p>1 sausage</text:p>
          </table:table-cell>
          <table:table-cell table:style-name="ce19" table:formula="of:=IF([.G47]=&quot;&quot;;&quot;&quot;;[.C47]/[.G47])" office:value-type="float" office:value="200" calcext:value-type="float">
            <text:p>200</text:p>
          </table:table-cell>
          <table:table-cell table:style-name="ce20" table:formula="of:=IF([.G47]=&quot;&quot;;&quot;&quot;;[.D4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float" office:value="0" calcext:value-type="float">
            <text:p>0</text:p>
          </table:table-cell>
          <table:table-cell table:formula="of:=[Recipes.C48]" office:value-type="float" office:value="0" calcext:value-type="float">
            <text:p>0</text:p>
          </table:table-cell>
          <table:table-cell table:formula="of:=[Recipes.D48]" office:value-type="float" office:value="0" calcext:value-type="float">
            <text:p>0</text:p>
          </table:table-cell>
          <table:table-cell table:formula="of:=[Recipes.E48]" office:value-type="float" office:value="0" calcext:value-type="float">
            <text:p>0</text:p>
          </table:table-cell>
          <table:table-cell table:formula="of:=IF([.A48]=0;&quot;&quot;;IF([Recipes.E48]=&quot;&quot;;[.F47];[Recipes.E48]))">
            <text:p/>
          </table:table-cell>
          <table:table-cell table:formula="of:=IF(OR([.B48]=0;[.A48]=&quot;&quot;);&quot;&quot;;[.F48])">
            <text:p/>
          </table:table-cell>
          <table:table-cell table:style-name="ce19" table:formula="of:=IF([.G48]=&quot;&quot;;&quot;&quot;;[.A48])">
            <text:p/>
          </table:table-cell>
          <table:table-cell table:style-name="ce19" table:formula="of:=IF([.G48]=&quot;&quot;;&quot;&quot;;[.B48])">
            <text:p/>
          </table:table-cell>
          <table:table-cell table:style-name="ce19" table:formula="of:=IF([.G48]=&quot;&quot;;&quot;&quot;;[.C48]/[.G48])">
            <text:p/>
          </table:table-cell>
          <table:table-cell table:style-name="ce20" table:formula="of:=IF([.G48]=&quot;&quot;;&quot;&quot;;[.D48])">
            <text:p/>
          </table:table-cell>
          <table:table-cell table:number-columns-repeated="1009"/>
        </table:table-row>
        <table:table-row table:style-name="ro1">
          <table:table-cell table:formula="of:=[Recipes.A49]" office:value-type="string" office:string-value="Fish / Salmon" calcext:value-type="string">
            <text:p>Fish / Salmon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.001" calcext:value-type="float">
            <text:p>0.001</text:p>
          </table:table-cell>
          <table:table-cell table:formula="of:=IF([.A49]=0;&quot;&quot;;IF([Recipes.E49]=&quot;&quot;;[.F48];[Recipes.E49]))" office:value-type="float" office:value="0.001" calcext:value-type="float">
            <text:p>0.001</text:p>
          </table:table-cell>
          <table:table-cell table:formula="of:=IF(OR([.B49]=0;[.A49]=&quot;&quot;);&quot;&quot;;[.F49])">
            <text:p/>
          </table:table-cell>
          <table:table-cell table:style-name="ce19" table:formula="of:=IF([.G49]=&quot;&quot;;&quot;&quot;;[.A49])">
            <text:p/>
          </table:table-cell>
          <table:table-cell table:style-name="ce19" table:formula="of:=IF([.G49]=&quot;&quot;;&quot;&quot;;[.B49])">
            <text:p/>
          </table:table-cell>
          <table:table-cell table:style-name="ce19" table:formula="of:=IF([.G49]=&quot;&quot;;&quot;&quot;;[.C49]/[.G49])">
            <text:p/>
          </table:table-cell>
          <table:table-cell table:style-name="ce20" table:formula="of:=IF([.G49]=&quot;&quot;;&quot;&quot;;[.D49])">
            <text:p/>
          </table:table-cell>
          <table:table-cell table:number-columns-repeated="1009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string" office:string-value="??" calcext:value-type="string">
            <text:p>??</text:p>
          </table:table-cell>
          <table:table-cell table:formula="of:=[Recipes.C50]" office:value-type="float" office:value="0.2" calcext:value-type="float">
            <text:p>0.2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" calcext:value-type="float">
            <text:p>0</text:p>
          </table:table-cell>
          <table:table-cell table:formula="of:=IF([.A50]=0;&quot;&quot;;IF([Recipes.E50]=&quot;&quot;;[.F49];[Recipes.E50]))" office:value-type="float" office:value="0.001" calcext:value-type="float">
            <text:p>0.001</text:p>
          </table:table-cell>
          <table:table-cell table:formula="of:=IF(OR([.B50]=0;[.A50]=&quot;&quot;);&quot;&quot;;[.F50])" office:value-type="float" office:value="0.001" calcext:value-type="float">
            <text:p>0.001</text:p>
          </table:table-cell>
          <table:table-cell table:style-name="ce19" table:formula="of:=IF([.G50]=&quot;&quot;;&quot;&quot;;[.A50])" office:value-type="string" office:string-value="Fish / Salmon" calcext:value-type="string">
            <text:p>Fish / Salmon</text:p>
          </table:table-cell>
          <table:table-cell table:style-name="ce19" table:formula="of:=IF([.G50]=&quot;&quot;;&quot;&quot;;[.B50])" office:value-type="string" office:string-value="??" calcext:value-type="string">
            <text:p>??</text:p>
          </table:table-cell>
          <table:table-cell table:style-name="ce19" table:formula="of:=IF([.G50]=&quot;&quot;;&quot;&quot;;[.C50]/[.G50])" office:value-type="float" office:value="200" calcext:value-type="float">
            <text:p>200</text:p>
          </table:table-cell>
          <table:table-cell table:style-name="ce20" table:formula="of:=IF([.G50]=&quot;&quot;;&quot;&quot;;[.D5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float" office:value="0" calcext:value-type="float">
            <text:p>0</text:p>
          </table:table-cell>
          <table:table-cell table:formula="of:=[Recipes.C51]" office:value-type="float" office:value="0" calcext:value-type="float">
            <text:p>0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formula="of:=IF([.A51]=0;&quot;&quot;;IF([Recipes.E51]=&quot;&quot;;[.F50];[Recipes.E51]))">
            <text:p/>
          </table:table-cell>
          <table:table-cell table:formula="of:=IF(OR([.B51]=0;[.A51]=&quot;&quot;);&quot;&quot;;[.F51])">
            <text:p/>
          </table:table-cell>
          <table:table-cell table:style-name="ce19" table:formula="of:=IF([.G51]=&quot;&quot;;&quot;&quot;;[.A51])">
            <text:p/>
          </table:table-cell>
          <table:table-cell table:style-name="ce19" table:formula="of:=IF([.G51]=&quot;&quot;;&quot;&quot;;[.B51])">
            <text:p/>
          </table:table-cell>
          <table:table-cell table:style-name="ce19" table:formula="of:=IF([.G51]=&quot;&quot;;&quot;&quot;;[.C51]/[.G51])">
            <text:p/>
          </table:table-cell>
          <table:table-cell table:style-name="ce20" table:formula="of:=IF([.G51]=&quot;&quot;;&quot;&quot;;[.D51])">
            <text:p/>
          </table:table-cell>
          <table:table-cell table:number-columns-repeated="1009"/>
        </table:table-row>
        <table:table-row table:style-name="ro1">
          <table:table-cell table:formula="of:=[Recipes.A52]" office:value-type="string" office:string-value="Haloumi" calcext:value-type="string">
            <text:p>Haloumi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.0015" calcext:value-type="float">
            <text:p>0.0015</text:p>
          </table:table-cell>
          <table:table-cell table:formula="of:=IF([.A52]=0;&quot;&quot;;IF([Recipes.E52]=&quot;&quot;;[.F51];[Recipes.E52]))" office:value-type="float" office:value="0.0015" calcext:value-type="float">
            <text:p>0.0015</text:p>
          </table:table-cell>
          <table:table-cell table:formula="of:=IF(OR([.B52]=0;[.A52]=&quot;&quot;);&quot;&quot;;[.F52])">
            <text:p/>
          </table:table-cell>
          <table:table-cell table:style-name="ce19" table:formula="of:=IF([.G52]=&quot;&quot;;&quot;&quot;;[.A52])">
            <text:p/>
          </table:table-cell>
          <table:table-cell table:style-name="ce19" table:formula="of:=IF([.G52]=&quot;&quot;;&quot;&quot;;[.B52])">
            <text:p/>
          </table:table-cell>
          <table:table-cell table:style-name="ce19" table:formula="of:=IF([.G52]=&quot;&quot;;&quot;&quot;;[.C52]/[.G52])">
            <text:p/>
          </table:table-cell>
          <table:table-cell table:style-name="ce20" table:formula="of:=IF([.G52]=&quot;&quot;;&quot;&quot;;[.D52])">
            <text:p/>
          </table:table-cell>
          <table:table-cell table:number-columns-repeated="1009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string" office:string-value="??" calcext:value-type="string">
            <text:p>??</text:p>
          </table:table-cell>
          <table:table-cell table:formula="of:=[Recipes.C53]" office:value-type="float" office:value="0.3" calcext:value-type="float">
            <text:p>0.3</text:p>
          </table:table-cell>
          <table:table-cell table:formula="of:=[Recipes.D53]" office:value-type="string" office:string-value="g" calcext:value-type="string">
            <text:p>g</text:p>
          </table:table-cell>
          <table:table-cell table:formula="of:=[Recipes.E53]" office:value-type="float" office:value="0" calcext:value-type="float">
            <text:p>0</text:p>
          </table:table-cell>
          <table:table-cell table:formula="of:=IF([.A53]=0;&quot;&quot;;IF([Recipes.E53]=&quot;&quot;;[.F52];[Recipes.E53]))" office:value-type="float" office:value="0.0015" calcext:value-type="float">
            <text:p>0.0015</text:p>
          </table:table-cell>
          <table:table-cell table:formula="of:=IF(OR([.B53]=0;[.A53]=&quot;&quot;);&quot;&quot;;[.F53])" office:value-type="float" office:value="0.0015" calcext:value-type="float">
            <text:p>0.0015</text:p>
          </table:table-cell>
          <table:table-cell table:style-name="ce19" table:formula="of:=IF([.G53]=&quot;&quot;;&quot;&quot;;[.A53])" office:value-type="string" office:string-value="Haloumi" calcext:value-type="string">
            <text:p>Haloumi</text:p>
          </table:table-cell>
          <table:table-cell table:style-name="ce19" table:formula="of:=IF([.G53]=&quot;&quot;;&quot;&quot;;[.B53])" office:value-type="string" office:string-value="??" calcext:value-type="string">
            <text:p>??</text:p>
          </table:table-cell>
          <table:table-cell table:style-name="ce19" table:formula="of:=IF([.G53]=&quot;&quot;;&quot;&quot;;[.C53]/[.G53])" office:value-type="float" office:value="200" calcext:value-type="float">
            <text:p>200</text:p>
          </table:table-cell>
          <table:table-cell table:style-name="ce20" table:formula="of:=IF([.G53]=&quot;&quot;;&quot;&quot;;[.D5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float" office:value="0" calcext:value-type="float">
            <text:p>0</text:p>
          </table:table-cell>
          <table:table-cell table:formula="of:=[Recipes.C54]" office:value-type="float" office:value="0" calcext:value-type="float">
            <text:p>0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formula="of:=IF([.A54]=0;&quot;&quot;;IF([Recipes.E54]=&quot;&quot;;[.F53];[Recipes.E54]))">
            <text:p/>
          </table:table-cell>
          <table:table-cell table:formula="of:=IF(OR([.B54]=0;[.A54]=&quot;&quot;);&quot;&quot;;[.F54])">
            <text:p/>
          </table:table-cell>
          <table:table-cell table:style-name="ce19" table:formula="of:=IF([.G54]=&quot;&quot;;&quot;&quot;;[.A54])">
            <text:p/>
          </table:table-cell>
          <table:table-cell table:style-name="ce19" table:formula="of:=IF([.G54]=&quot;&quot;;&quot;&quot;;[.B54])">
            <text:p/>
          </table:table-cell>
          <table:table-cell table:style-name="ce19" table:formula="of:=IF([.G54]=&quot;&quot;;&quot;&quot;;[.C54]/[.G54])">
            <text:p/>
          </table:table-cell>
          <table:table-cell table:style-name="ce20" table:formula="of:=IF([.G54]=&quot;&quot;;&quot;&quot;;[.D54])">
            <text:p/>
          </table:table-cell>
          <table:table-cell table:number-columns-repeated="1009"/>
        </table:table-row>
        <table:table-row table:style-name="ro1">
          <table:table-cell table:formula="of:=[Recipes.A55]" office:value-type="string" office:string-value="Fried onions" calcext:value-type="string">
            <text:p>Fried onions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formula="of:=IF([.A55]=0;&quot;&quot;;IF([Recipes.E55]=&quot;&quot;;[.F54];[Recipes.E55]))">
            <text:p/>
          </table:table-cell>
          <table:table-cell table:formula="of:=IF(OR([.B55]=0;[.A55]=&quot;&quot;);&quot;&quot;;[.F55])">
            <text:p/>
          </table:table-cell>
          <table:table-cell table:style-name="ce19" table:formula="of:=IF([.G55]=&quot;&quot;;&quot;&quot;;[.A55])">
            <text:p/>
          </table:table-cell>
          <table:table-cell table:style-name="ce19" table:formula="of:=IF([.G55]=&quot;&quot;;&quot;&quot;;[.B55])">
            <text:p/>
          </table:table-cell>
          <table:table-cell table:style-name="ce19" table:formula="of:=IF([.G55]=&quot;&quot;;&quot;&quot;;[.C55]/[.G55])">
            <text:p/>
          </table:table-cell>
          <table:table-cell table:style-name="ce20" table:formula="of:=IF([.G55]=&quot;&quot;;&quot;&quot;;[.D55])">
            <text:p/>
          </table:table-cell>
          <table:table-cell table:number-columns-repeated="1009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string" office:string-value="??" calcext:value-type="string">
            <text:p>??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string" office:string-value="g" calcext:value-type="string">
            <text:p>g</text:p>
          </table:table-cell>
          <table:table-cell table:formula="of:=[Recipes.E56]" office:value-type="float" office:value="0" calcext:value-type="float">
            <text:p>0</text:p>
          </table:table-cell>
          <table:table-cell table:formula="of:=IF([.A56]=0;&quot;&quot;;IF([Recipes.E56]=&quot;&quot;;[.F55];[Recipes.E56]))">
            <text:p/>
          </table:table-cell>
          <table:table-cell table:formula="of:=IF(OR([.B56]=0;[.A56]=&quot;&quot;);&quot;&quot;;[.F56])">
            <text:p/>
          </table:table-cell>
          <table:table-cell table:style-name="ce19" table:formula="of:=IF([.G56]=&quot;&quot;;&quot;&quot;;[.A56])">
            <text:p/>
          </table:table-cell>
          <table:table-cell table:style-name="ce19" table:formula="of:=IF([.G56]=&quot;&quot;;&quot;&quot;;[.B56])">
            <text:p/>
          </table:table-cell>
          <table:table-cell table:style-name="ce19" table:formula="of:=IF([.G56]=&quot;&quot;;&quot;&quot;;[.C56]/[.G56])">
            <text:p/>
          </table:table-cell>
          <table:table-cell table:style-name="ce20" table:formula="of:=IF([.G56]=&quot;&quot;;&quot;&quot;;[.D56])">
            <text:p/>
          </table:table-cell>
          <table:table-cell table:number-columns-repeated="1009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float" office:value="0" calcext:value-type="float">
            <text:p>0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float" office:value="0" calcext:value-type="float">
            <text:p>0</text:p>
          </table:table-cell>
          <table:table-cell table:formula="of:=[Recipes.E57]" office:value-type="float" office:value="0" calcext:value-type="float">
            <text:p>0</text:p>
          </table:table-cell>
          <table:table-cell table:formula="of:=IF([.A57]=0;&quot;&quot;;IF([Recipes.E57]=&quot;&quot;;[.F56];[Recipes.E57]))">
            <text:p/>
          </table:table-cell>
          <table:table-cell table:formula="of:=IF(OR([.B57]=0;[.A57]=&quot;&quot;);&quot;&quot;;[.F57])">
            <text:p/>
          </table:table-cell>
          <table:table-cell table:style-name="ce19" table:formula="of:=IF([.G57]=&quot;&quot;;&quot;&quot;;[.A57])">
            <text:p/>
          </table:table-cell>
          <table:table-cell table:style-name="ce19" table:formula="of:=IF([.G57]=&quot;&quot;;&quot;&quot;;[.B57])">
            <text:p/>
          </table:table-cell>
          <table:table-cell table:style-name="ce19" table:formula="of:=IF([.G57]=&quot;&quot;;&quot;&quot;;[.C57]/[.G57])">
            <text:p/>
          </table:table-cell>
          <table:table-cell table:style-name="ce20" table:formula="of:=IF([.G57]=&quot;&quot;;&quot;&quot;;[.D57])">
            <text:p/>
          </table:table-cell>
          <table:table-cell table:number-columns-repeated="1009"/>
        </table:table-row>
        <table:table-row table:style-name="ro1">
          <table:table-cell table:formula="of:=[Recipes.A58]" office:value-type="string" office:string-value="Sauerkraut" calcext:value-type="string">
            <text:p>Sauerkraut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formula="of:=IF([.A58]=0;&quot;&quot;;IF([Recipes.E58]=&quot;&quot;;[.F57];[Recipes.E58]))">
            <text:p/>
          </table:table-cell>
          <table:table-cell table:formula="of:=IF(OR([.B58]=0;[.A58]=&quot;&quot;);&quot;&quot;;[.F58])">
            <text:p/>
          </table:table-cell>
          <table:table-cell table:style-name="ce19" table:formula="of:=IF([.G58]=&quot;&quot;;&quot;&quot;;[.A58])">
            <text:p/>
          </table:table-cell>
          <table:table-cell table:style-name="ce19" table:formula="of:=IF([.G58]=&quot;&quot;;&quot;&quot;;[.B58])">
            <text:p/>
          </table:table-cell>
          <table:table-cell table:style-name="ce19" table:formula="of:=IF([.G58]=&quot;&quot;;&quot;&quot;;[.C58]/[.G58])">
            <text:p/>
          </table:table-cell>
          <table:table-cell table:style-name="ce20" table:formula="of:=IF([.G58]=&quot;&quot;;&quot;&quot;;[.D58])">
            <text:p/>
          </table:table-cell>
          <table:table-cell table:number-columns-repeated="1009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string" office:string-value="??" calcext:value-type="string">
            <text:p>??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string" office:string-value="g" calcext:value-type="string">
            <text:p>g</text:p>
          </table:table-cell>
          <table:table-cell table:formula="of:=[Recipes.E59]" office:value-type="float" office:value="0" calcext:value-type="float">
            <text:p>0</text:p>
          </table:table-cell>
          <table:table-cell table:formula="of:=IF([.A59]=0;&quot;&quot;;IF([Recipes.E59]=&quot;&quot;;[.F58];[Recipes.E59]))">
            <text:p/>
          </table:table-cell>
          <table:table-cell table:formula="of:=IF(OR([.B59]=0;[.A59]=&quot;&quot;);&quot;&quot;;[.F59])">
            <text:p/>
          </table:table-cell>
          <table:table-cell table:style-name="ce19" table:formula="of:=IF([.G59]=&quot;&quot;;&quot;&quot;;[.A59])">
            <text:p/>
          </table:table-cell>
          <table:table-cell table:style-name="ce19" table:formula="of:=IF([.G59]=&quot;&quot;;&quot;&quot;;[.B59])">
            <text:p/>
          </table:table-cell>
          <table:table-cell table:style-name="ce19" table:formula="of:=IF([.G59]=&quot;&quot;;&quot;&quot;;[.C59]/[.G59])">
            <text:p/>
          </table:table-cell>
          <table:table-cell table:style-name="ce20" table:formula="of:=IF([.G59]=&quot;&quot;;&quot;&quot;;[.D59])">
            <text:p/>
          </table:table-cell>
          <table:table-cell table:number-columns-repeated="1009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float" office:value="0" calcext:value-type="float">
            <text:p>0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float" office:value="0" calcext:value-type="float">
            <text:p>0</text:p>
          </table:table-cell>
          <table:table-cell table:formula="of:=[Recipes.E60]" office:value-type="float" office:value="0" calcext:value-type="float">
            <text:p>0</text:p>
          </table:table-cell>
          <table:table-cell table:formula="of:=IF([.A60]=0;&quot;&quot;;IF([Recipes.E60]=&quot;&quot;;[.F59];[Recipes.E60]))">
            <text:p/>
          </table:table-cell>
          <table:table-cell table:formula="of:=IF(OR([.B60]=0;[.A60]=&quot;&quot;);&quot;&quot;;[.F60])">
            <text:p/>
          </table:table-cell>
          <table:table-cell table:style-name="ce19" table:formula="of:=IF([.G60]=&quot;&quot;;&quot;&quot;;[.A60])">
            <text:p/>
          </table:table-cell>
          <table:table-cell table:style-name="ce19" table:formula="of:=IF([.G60]=&quot;&quot;;&quot;&quot;;[.B60])">
            <text:p/>
          </table:table-cell>
          <table:table-cell table:style-name="ce19" table:formula="of:=IF([.G60]=&quot;&quot;;&quot;&quot;;[.C60]/[.G60])">
            <text:p/>
          </table:table-cell>
          <table:table-cell table:style-name="ce20" table:formula="of:=IF([.G60]=&quot;&quot;;&quot;&quot;;[.D60])">
            <text:p/>
          </table:table-cell>
          <table:table-cell table:number-columns-repeated="1009"/>
        </table:table-row>
        <table:table-row table:style-name="ro1">
          <table:table-cell table:formula="of:=[Recipes.A61]" office:value-type="string" office:string-value="Corn" calcext:value-type="string">
            <text:p>Corn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formula="of:=IF([.A61]=0;&quot;&quot;;IF([Recipes.E61]=&quot;&quot;;[.F60];[Recipes.E61]))">
            <text:p/>
          </table:table-cell>
          <table:table-cell table:formula="of:=IF(OR([.B61]=0;[.A61]=&quot;&quot;);&quot;&quot;;[.F61])">
            <text:p/>
          </table:table-cell>
          <table:table-cell table:style-name="ce19" table:formula="of:=IF([.G61]=&quot;&quot;;&quot;&quot;;[.A61])">
            <text:p/>
          </table:table-cell>
          <table:table-cell table:style-name="ce19" table:formula="of:=IF([.G61]=&quot;&quot;;&quot;&quot;;[.B61])">
            <text:p/>
          </table:table-cell>
          <table:table-cell table:style-name="ce19" table:formula="of:=IF([.G61]=&quot;&quot;;&quot;&quot;;[.C61]/[.G61])">
            <text:p/>
          </table:table-cell>
          <table:table-cell table:style-name="ce20" table:formula="of:=IF([.G61]=&quot;&quot;;&quot;&quot;;[.D61])">
            <text:p/>
          </table:table-cell>
          <table:table-cell table:number-columns-repeated="1009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string" office:string-value="??" calcext:value-type="string">
            <text:p>??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formula="of:=IF([.A62]=0;&quot;&quot;;IF([Recipes.E62]=&quot;&quot;;[.F61];[Recipes.E62]))">
            <text:p/>
          </table:table-cell>
          <table:table-cell table:formula="of:=IF(OR([.B62]=0;[.A62]=&quot;&quot;);&quot;&quot;;[.F62])">
            <text:p/>
          </table:table-cell>
          <table:table-cell table:style-name="ce19" table:formula="of:=IF([.G62]=&quot;&quot;;&quot;&quot;;[.A62])">
            <text:p/>
          </table:table-cell>
          <table:table-cell table:style-name="ce19" table:formula="of:=IF([.G62]=&quot;&quot;;&quot;&quot;;[.B62])">
            <text:p/>
          </table:table-cell>
          <table:table-cell table:style-name="ce19" table:formula="of:=IF([.G62]=&quot;&quot;;&quot;&quot;;[.C62]/[.G62])">
            <text:p/>
          </table:table-cell>
          <table:table-cell table:style-name="ce20" table:formula="of:=IF([.G62]=&quot;&quot;;&quot;&quot;;[.D62])">
            <text:p/>
          </table:table-cell>
          <table:table-cell table:number-columns-repeated="1009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float" office:value="0" calcext:value-type="float">
            <text:p>0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formula="of:=IF([.A63]=0;&quot;&quot;;IF([Recipes.E63]=&quot;&quot;;[.F62];[Recipes.E63]))">
            <text:p/>
          </table:table-cell>
          <table:table-cell table:formula="of:=IF(OR([.B63]=0;[.A63]=&quot;&quot;);&quot;&quot;;[.F63])">
            <text:p/>
          </table:table-cell>
          <table:table-cell table:style-name="ce19" table:formula="of:=IF([.G63]=&quot;&quot;;&quot;&quot;;[.A63])">
            <text:p/>
          </table:table-cell>
          <table:table-cell table:style-name="ce19" table:formula="of:=IF([.G63]=&quot;&quot;;&quot;&quot;;[.B63])">
            <text:p/>
          </table:table-cell>
          <table:table-cell table:style-name="ce19" table:formula="of:=IF([.G63]=&quot;&quot;;&quot;&quot;;[.C63]/[.G63])">
            <text:p/>
          </table:table-cell>
          <table:table-cell table:style-name="ce20" table:formula="of:=IF([.G63]=&quot;&quot;;&quot;&quot;;[.D63])">
            <text:p/>
          </table:table-cell>
          <table:table-cell table:number-columns-repeated="1009"/>
        </table:table-row>
        <table:table-row table:style-name="ro1">
          <table:table-cell table:formula="of:=[Recipes.A64]" office:value-type="string" office:string-value="Chicken wings" calcext:value-type="string">
            <text:p>Chicken wings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3.75" calcext:value-type="float">
            <text:p>3.75</text:p>
          </table:table-cell>
          <table:table-cell table:formula="of:=IF([.A64]=0;&quot;&quot;;IF([Recipes.E64]=&quot;&quot;;[.F63];[Recipes.E64]))" office:value-type="float" office:value="3.75" calcext:value-type="float">
            <text:p>3.75</text:p>
          </table:table-cell>
          <table:table-cell table:formula="of:=IF(OR([.B64]=0;[.A64]=&quot;&quot;);&quot;&quot;;[.F64])">
            <text:p/>
          </table:table-cell>
          <table:table-cell table:style-name="ce19" table:formula="of:=IF([.G64]=&quot;&quot;;&quot;&quot;;[.A64])">
            <text:p/>
          </table:table-cell>
          <table:table-cell table:style-name="ce19" table:formula="of:=IF([.G64]=&quot;&quot;;&quot;&quot;;[.B64])">
            <text:p/>
          </table:table-cell>
          <table:table-cell table:style-name="ce19" table:formula="of:=IF([.G64]=&quot;&quot;;&quot;&quot;;[.C64]/[.G64])">
            <text:p/>
          </table:table-cell>
          <table:table-cell table:style-name="ce20" table:formula="of:=IF([.G64]=&quot;&quot;;&quot;&quot;;[.D64])">
            <text:p/>
          </table:table-cell>
          <table:table-cell table:number-columns-repeated="1009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string" office:string-value="Chicken wings (1 is 30g)" calcext:value-type="string">
            <text:p>Chicken wings (1 is 30g)</text:p>
          </table:table-cell>
          <table:table-cell table:formula="of:=[Recipes.C65]" office:value-type="float" office:value="25" calcext:value-type="float">
            <text:p>25</text:p>
          </table:table-cell>
          <table:table-cell table:formula="of:=[Recipes.D65]" office:value-type="string" office:string-value="wings" calcext:value-type="string">
            <text:p>wings</text:p>
          </table:table-cell>
          <table:table-cell table:formula="of:=[Recipes.E65]" office:value-type="float" office:value="0" calcext:value-type="float">
            <text:p>0</text:p>
          </table:table-cell>
          <table:table-cell table:formula="of:=IF([.A65]=0;&quot;&quot;;IF([Recipes.E65]=&quot;&quot;;[.F64];[Recipes.E65]))" office:value-type="float" office:value="3.75" calcext:value-type="float">
            <text:p>3.75</text:p>
          </table:table-cell>
          <table:table-cell table:formula="of:=IF(OR([.B65]=0;[.A65]=&quot;&quot;);&quot;&quot;;[.F65])" office:value-type="float" office:value="3.75" calcext:value-type="float">
            <text:p>3.75</text:p>
          </table:table-cell>
          <table:table-cell table:style-name="ce19" table:formula="of:=IF([.G65]=&quot;&quot;;&quot;&quot;;[.A65])" office:value-type="string" office:string-value="Chicken wings" calcext:value-type="string">
            <text:p>Chicken wings</text:p>
          </table:table-cell>
          <table:table-cell table:style-name="ce19" table:formula="of:=IF([.G65]=&quot;&quot;;&quot;&quot;;[.B65])" office:value-type="string" office:string-value="Chicken wings (1 is 30g)" calcext:value-type="string">
            <text:p>Chicken wings (1 is 30g)</text:p>
          </table:table-cell>
          <table:table-cell table:style-name="ce19" table:formula="of:=IF([.G65]=&quot;&quot;;&quot;&quot;;[.C65]/[.G65])" office:value-type="float" office:value="6.66666666666667" calcext:value-type="float">
            <text:p>6.6666666667</text:p>
          </table:table-cell>
          <table:table-cell table:style-name="ce20" table:formula="of:=IF([.G65]=&quot;&quot;;&quot;&quot;;[.D65])" office:value-type="string" office:string-value="wings" calcext:value-type="string">
            <text:p>wings</text:p>
          </table:table-cell>
          <table:table-cell table:number-columns-repeated="1009"/>
        </table:table-row>
        <table:table-row table:style-name="ro1">
          <table:table-cell table:formula="of:=[Recipes.A66]" office:value-type="string" office:string-value="Chicken wings" calcext:value-type="string">
            <text:p>Chicken wings</text:p>
          </table:table-cell>
          <table:table-cell table:formula="of:=[Recipes.B66]" office:value-type="string" office:string-value="5 spring onions, finely sliced" calcext:value-type="string">
            <text:p>5 spring onions, finely sliced</text:p>
          </table:table-cell>
          <table:table-cell table:formula="of:=[Recipes.C66]" office:value-type="float" office:value="5" calcext:value-type="float">
            <text:p>5</text:p>
          </table:table-cell>
          <table:table-cell table:formula="of:=[Recipes.D66]" office:value-type="string" office:string-value="piece" calcext:value-type="string">
            <text:p>piece</text:p>
          </table:table-cell>
          <table:table-cell table:formula="of:=[Recipes.E66]" office:value-type="float" office:value="0" calcext:value-type="float">
            <text:p>0</text:p>
          </table:table-cell>
          <table:table-cell table:formula="of:=IF([.A66]=0;&quot;&quot;;IF([Recipes.E66]=&quot;&quot;;[.F65];[Recipes.E66]))" office:value-type="float" office:value="3.75" calcext:value-type="float">
            <text:p>3.75</text:p>
          </table:table-cell>
          <table:table-cell table:formula="of:=IF(OR([.B66]=0;[.A66]=&quot;&quot;);&quot;&quot;;[.F66])" office:value-type="float" office:value="3.75" calcext:value-type="float">
            <text:p>3.75</text:p>
          </table:table-cell>
          <table:table-cell table:style-name="ce19" table:formula="of:=IF([.G66]=&quot;&quot;;&quot;&quot;;[.A66])" office:value-type="string" office:string-value="Chicken wings" calcext:value-type="string">
            <text:p>Chicken wings</text:p>
          </table:table-cell>
          <table:table-cell table:style-name="ce19" table:formula="of:=IF([.G66]=&quot;&quot;;&quot;&quot;;[.B66])" office:value-type="string" office:string-value="5 spring onions, finely sliced" calcext:value-type="string">
            <text:p>5 spring onions, finely sliced</text:p>
          </table:table-cell>
          <table:table-cell table:style-name="ce19" table:formula="of:=IF([.G66]=&quot;&quot;;&quot;&quot;;[.C66]/[.G66])" office:value-type="float" office:value="1.33333333333333" calcext:value-type="float">
            <text:p>1.3333333333</text:p>
          </table:table-cell>
          <table:table-cell table:style-name="ce20" table:formula="of:=IF([.G66]=&quot;&quot;;&quot;&quot;;[.D66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67]" office:value-type="string" office:string-value="Chicken wings" calcext:value-type="string">
            <text:p>Chicken wings</text:p>
          </table:table-cell>
          <table:table-cell table:formula="of:=[Recipes.B67]" office:value-type="string" office:string-value="5 tbsp honey" calcext:value-type="string">
            <text:p>5 tbsp honey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tbsp" calcext:value-type="string">
            <text:p>tbsp</text:p>
          </table:table-cell>
          <table:table-cell table:formula="of:=[Recipes.E67]" office:value-type="float" office:value="0" calcext:value-type="float">
            <text:p>0</text:p>
          </table:table-cell>
          <table:table-cell table:formula="of:=IF([.A67]=0;&quot;&quot;;IF([Recipes.E67]=&quot;&quot;;[.F66];[Recipes.E67]))" office:value-type="float" office:value="3.75" calcext:value-type="float">
            <text:p>3.75</text:p>
          </table:table-cell>
          <table:table-cell table:formula="of:=IF(OR([.B67]=0;[.A67]=&quot;&quot;);&quot;&quot;;[.F67])" office:value-type="float" office:value="3.75" calcext:value-type="float">
            <text:p>3.75</text:p>
          </table:table-cell>
          <table:table-cell table:style-name="ce19" table:formula="of:=IF([.G67]=&quot;&quot;;&quot;&quot;;[.A67])" office:value-type="string" office:string-value="Chicken wings" calcext:value-type="string">
            <text:p>Chicken wings</text:p>
          </table:table-cell>
          <table:table-cell table:style-name="ce19" table:formula="of:=IF([.G67]=&quot;&quot;;&quot;&quot;;[.B67])" office:value-type="string" office:string-value="5 tbsp honey" calcext:value-type="string">
            <text:p>5 tbsp honey</text:p>
          </table:table-cell>
          <table:table-cell table:style-name="ce19" table:formula="of:=IF([.G67]=&quot;&quot;;&quot;&quot;;[.C67]/[.G67])" office:value-type="float" office:value="1.33333333333333" calcext:value-type="float">
            <text:p>1.3333333333</text:p>
          </table:table-cell>
          <table:table-cell table:style-name="ce20" table:formula="of:=IF([.G67]=&quot;&quot;;&quot;&quot;;[.D67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[Recipes.B68]" office:value-type="string" office:string-value="• 2 tbsp soy sauce" calcext:value-type="string">
            <text:p>• 2 tbsp soy sauce</text:p>
          </table:table-cell>
          <table:table-cell table:formula="of:=[Recipes.C68]" office:value-type="float" office:value="2" calcext:value-type="float">
            <text:p>2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formula="of:=IF([.A68]=0;&quot;&quot;;IF([Recipes.E68]=&quot;&quot;;[.F67];[Recipes.E68]))" office:value-type="float" office:value="3.75" calcext:value-type="float">
            <text:p>3.75</text:p>
          </table:table-cell>
          <table:table-cell table:formula="of:=IF(OR([.B68]=0;[.A68]=&quot;&quot;);&quot;&quot;;[.F68])" office:value-type="float" office:value="3.75" calcext:value-type="float">
            <text:p>3.75</text:p>
          </table:table-cell>
          <table:table-cell table:style-name="ce19" table:formula="of:=IF([.G68]=&quot;&quot;;&quot;&quot;;[.A68])" office:value-type="string" office:string-value="Chicken wings" calcext:value-type="string">
            <text:p>Chicken wings</text:p>
          </table:table-cell>
          <table:table-cell table:style-name="ce19" table:formula="of:=IF([.G68]=&quot;&quot;;&quot;&quot;;[.B68])" office:value-type="string" office:string-value="• 2 tbsp soy sauce" calcext:value-type="string">
            <text:p>• 2 tbsp soy sauce</text:p>
          </table:table-cell>
          <table:table-cell table:style-name="ce19" table:formula="of:=IF([.G68]=&quot;&quot;;&quot;&quot;;[.C68]/[.G68])" office:value-type="float" office:value="0.533333333333333" calcext:value-type="float">
            <text:p>0.5333333333</text:p>
          </table:table-cell>
          <table:table-cell table:style-name="ce20" table:formula="of:=IF([.G68]=&quot;&quot;;&quot;&quot;;[.D6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9]" office:value-type="string" office:string-value="Chicken wings" calcext:value-type="string">
            <text:p>Chicken wings</text:p>
          </table:table-cell>
          <table:table-cell table:formula="of:=[Recipes.B69]" office:value-type="string" office:string-value="• 1 red chilli, sliced" calcext:value-type="string">
            <text:p>• 1 red chilli, sliced</text:p>
          </table:table-cell>
          <table:table-cell table:formula="of:=[Recipes.C69]" office:value-type="float" office:value="1" calcext:value-type="float">
            <text:p>1</text:p>
          </table:table-cell>
          <table:table-cell table:formula="of:=[Recipes.D69]" office:value-type="string" office:string-value="piece" calcext:value-type="string">
            <text:p>piece</text:p>
          </table:table-cell>
          <table:table-cell table:formula="of:=[Recipes.E69]" office:value-type="float" office:value="0" calcext:value-type="float">
            <text:p>0</text:p>
          </table:table-cell>
          <table:table-cell table:formula="of:=IF([.A69]=0;&quot;&quot;;IF([Recipes.E69]=&quot;&quot;;[.F68];[Recipes.E69]))" office:value-type="float" office:value="3.75" calcext:value-type="float">
            <text:p>3.75</text:p>
          </table:table-cell>
          <table:table-cell table:formula="of:=IF(OR([.B69]=0;[.A69]=&quot;&quot;);&quot;&quot;;[.F69])" office:value-type="float" office:value="3.75" calcext:value-type="float">
            <text:p>3.75</text:p>
          </table:table-cell>
          <table:table-cell table:style-name="ce19" table:formula="of:=IF([.G69]=&quot;&quot;;&quot;&quot;;[.A69])" office:value-type="string" office:string-value="Chicken wings" calcext:value-type="string">
            <text:p>Chicken wings</text:p>
          </table:table-cell>
          <table:table-cell table:style-name="ce19" table:formula="of:=IF([.G69]=&quot;&quot;;&quot;&quot;;[.B69])" office:value-type="string" office:string-value="• 1 red chilli, sliced" calcext:value-type="string">
            <text:p>• 1 red chilli, sliced</text:p>
          </table:table-cell>
          <table:table-cell table:style-name="ce19" table:formula="of:=IF([.G69]=&quot;&quot;;&quot;&quot;;[.C69]/[.G69])" office:value-type="float" office:value="0.266666666666667" calcext:value-type="float">
            <text:p>0.2666666667</text:p>
          </table:table-cell>
          <table:table-cell table:style-name="ce20" table:formula="of:=IF([.G69]=&quot;&quot;;&quot;&quot;;[.D6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70]" office:value-type="string" office:string-value="Chicken wings" calcext:value-type="string">
            <text:p>Chicken wings</text:p>
          </table:table-cell>
          <table:table-cell table:formula="of:=[Recipes.B70]" office:value-type="string" office:string-value="• 1–2 cm ginger, grated" calcext:value-type="string">
            <text:p>• 1–2 cm ginger, grated</text:p>
          </table:table-cell>
          <table:table-cell table:formula="of:=[Recipes.C70]" office:value-type="float" office:value="2" calcext:value-type="float">
            <text:p>2</text:p>
          </table:table-cell>
          <table:table-cell table:formula="of:=[Recipes.D70]" office:value-type="string" office:string-value="cm piece" calcext:value-type="string">
            <text:p>cm piece</text:p>
          </table:table-cell>
          <table:table-cell table:formula="of:=[Recipes.E70]" office:value-type="float" office:value="0" calcext:value-type="float">
            <text:p>0</text:p>
          </table:table-cell>
          <table:table-cell table:formula="of:=IF([.A70]=0;&quot;&quot;;IF([Recipes.E70]=&quot;&quot;;[.F69];[Recipes.E70]))" office:value-type="float" office:value="3.75" calcext:value-type="float">
            <text:p>3.75</text:p>
          </table:table-cell>
          <table:table-cell table:formula="of:=IF(OR([.B70]=0;[.A70]=&quot;&quot;);&quot;&quot;;[.F70])" office:value-type="float" office:value="3.75" calcext:value-type="float">
            <text:p>3.75</text:p>
          </table:table-cell>
          <table:table-cell table:style-name="ce19" table:formula="of:=IF([.G70]=&quot;&quot;;&quot;&quot;;[.A70])" office:value-type="string" office:string-value="Chicken wings" calcext:value-type="string">
            <text:p>Chicken wings</text:p>
          </table:table-cell>
          <table:table-cell table:style-name="ce19" table:formula="of:=IF([.G70]=&quot;&quot;;&quot;&quot;;[.B70])" office:value-type="string" office:string-value="• 1–2 cm ginger, grated" calcext:value-type="string">
            <text:p>• 1–2 cm ginger, grated</text:p>
          </table:table-cell>
          <table:table-cell table:style-name="ce19" table:formula="of:=IF([.G70]=&quot;&quot;;&quot;&quot;;[.C70]/[.G70])" office:value-type="float" office:value="0.533333333333333" calcext:value-type="float">
            <text:p>0.5333333333</text:p>
          </table:table-cell>
          <table:table-cell table:style-name="ce20" table:formula="of:=IF([.G70]=&quot;&quot;;&quot;&quot;;[.D70])" office:value-type="string" office:string-value="cm piece" calcext:value-type="string">
            <text:p>cm piece</text:p>
          </table:table-cell>
          <table:table-cell table:number-columns-repeated="1009"/>
        </table:table-row>
        <table:table-row table:style-name="ro1">
          <table:table-cell table:formula="of:=[Recipes.A71]" office:value-type="string" office:string-value="Chicken wings" calcext:value-type="string">
            <text:p>Chicken wings</text:p>
          </table:table-cell>
          <table:table-cell table:formula="of:=[Recipes.B71]" office:value-type="string" office:string-value="0.625 teaspoon thyme" calcext:value-type="string">
            <text:p>0.625 teaspoon thyme</text:p>
          </table:table-cell>
          <table:table-cell table:formula="of:=[Recipes.C71]" office:value-type="float" office:value="0.625" calcext:value-type="float">
            <text:p>0.625</text:p>
          </table:table-cell>
          <table:table-cell table:formula="of:=[Recipes.D71]" office:value-type="string" office:string-value="tsp" calcext:value-type="string">
            <text:p>tsp</text:p>
          </table:table-cell>
          <table:table-cell table:formula="of:=[Recipes.E71]" office:value-type="float" office:value="0" calcext:value-type="float">
            <text:p>0</text:p>
          </table:table-cell>
          <table:table-cell table:formula="of:=IF([.A71]=0;&quot;&quot;;IF([Recipes.E71]=&quot;&quot;;[.F70];[Recipes.E71]))" office:value-type="float" office:value="3.75" calcext:value-type="float">
            <text:p>3.75</text:p>
          </table:table-cell>
          <table:table-cell table:formula="of:=IF(OR([.B71]=0;[.A71]=&quot;&quot;);&quot;&quot;;[.F71])" office:value-type="float" office:value="3.75" calcext:value-type="float">
            <text:p>3.75</text:p>
          </table:table-cell>
          <table:table-cell table:style-name="ce19" table:formula="of:=IF([.G71]=&quot;&quot;;&quot;&quot;;[.A71])" office:value-type="string" office:string-value="Chicken wings" calcext:value-type="string">
            <text:p>Chicken wings</text:p>
          </table:table-cell>
          <table:table-cell table:style-name="ce19" table:formula="of:=IF([.G71]=&quot;&quot;;&quot;&quot;;[.B71])" office:value-type="string" office:string-value="0.625 teaspoon thyme" calcext:value-type="string">
            <text:p>0.625 teaspoon thyme</text:p>
          </table:table-cell>
          <table:table-cell table:style-name="ce19" table:formula="of:=IF([.G71]=&quot;&quot;;&quot;&quot;;[.C71]/[.G71])" office:value-type="float" office:value="0.166666666666667" calcext:value-type="float">
            <text:p>0.1666666667</text:p>
          </table:table-cell>
          <table:table-cell table:style-name="ce20" table:formula="of:=IF([.G71]=&quot;&quot;;&quot;&quot;;[.D7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float" office:value="0" calcext:value-type="float">
            <text:p>0</text:p>
          </table:table-cell>
          <table:table-cell table:formula="of:=[Recipes.C72]" office:value-type="float" office:value="0" calcext:value-type="float">
            <text:p>0</text:p>
          </table:table-cell>
          <table:table-cell table:formula="of:=[Recipes.D72]" office:value-type="float" office:value="0" calcext:value-type="float">
            <text:p>0</text:p>
          </table:table-cell>
          <table:table-cell table:formula="of:=[Recipes.E72]" office:value-type="float" office:value="0" calcext:value-type="float">
            <text:p>0</text:p>
          </table:table-cell>
          <table:table-cell table:formula="of:=IF([.A72]=0;&quot;&quot;;IF([Recipes.E72]=&quot;&quot;;[.F71];[Recipes.E72]))">
            <text:p/>
          </table:table-cell>
          <table:table-cell table:formula="of:=IF(OR([.B72]=0;[.A72]=&quot;&quot;);&quot;&quot;;[.F72])">
            <text:p/>
          </table:table-cell>
          <table:table-cell table:style-name="ce19" table:formula="of:=IF([.G72]=&quot;&quot;;&quot;&quot;;[.A72])">
            <text:p/>
          </table:table-cell>
          <table:table-cell table:style-name="ce19" table:formula="of:=IF([.G72]=&quot;&quot;;&quot;&quot;;[.B72])">
            <text:p/>
          </table:table-cell>
          <table:table-cell table:style-name="ce19" table:formula="of:=IF([.G72]=&quot;&quot;;&quot;&quot;;[.C72]/[.G72])">
            <text:p/>
          </table:table-cell>
          <table:table-cell table:style-name="ce20" table:formula="of:=IF([.G72]=&quot;&quot;;&quot;&quot;;[.D72])">
            <text:p/>
          </table:table-cell>
          <table:table-cell table:number-columns-repeated="1009"/>
        </table:table-row>
        <table:table-row table:style-name="ro1">
          <table:table-cell table:formula="of:=[Recipes.A73]" office:value-type="string" office:string-value="Veggies in Foil" calcext:value-type="string">
            <text:p>Veggies in Foil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12" calcext:value-type="float">
            <text:p>12</text:p>
          </table:table-cell>
          <table:table-cell table:formula="of:=IF([.A73]=0;&quot;&quot;;IF([Recipes.E73]=&quot;&quot;;[.F72];[Recipes.E73]))" office:value-type="float" office:value="12" calcext:value-type="float">
            <text:p>12</text:p>
          </table:table-cell>
          <table:table-cell table:formula="of:=IF(OR([.B73]=0;[.A73]=&quot;&quot;);&quot;&quot;;[.F73])">
            <text:p/>
          </table:table-cell>
          <table:table-cell table:style-name="ce19" table:formula="of:=IF([.G73]=&quot;&quot;;&quot;&quot;;[.A73])">
            <text:p/>
          </table:table-cell>
          <table:table-cell table:style-name="ce19" table:formula="of:=IF([.G73]=&quot;&quot;;&quot;&quot;;[.B73])">
            <text:p/>
          </table:table-cell>
          <table:table-cell table:style-name="ce19" table:formula="of:=IF([.G73]=&quot;&quot;;&quot;&quot;;[.C73]/[.G73])">
            <text:p/>
          </table:table-cell>
          <table:table-cell table:style-name="ce20" table:formula="of:=IF([.G73]=&quot;&quot;;&quot;&quot;;[.D73])">
            <text:p/>
          </table:table-cell>
          <table:table-cell table:number-columns-repeated="1009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string" office:string-value="2 potatoes cut in batons" calcext:value-type="string">
            <text:p>2 potatoes cut in batons</text:p>
          </table:table-cell>
          <table:table-cell table:formula="of:=[Recipes.C74]" office:value-type="float" office:value="360" calcext:value-type="float">
            <text:p>360</text:p>
          </table:table-cell>
          <table:table-cell table:formula="of:=[Recipes.D74]" office:value-type="string" office:string-value="g" calcext:value-type="string">
            <text:p>g</text:p>
          </table:table-cell>
          <table:table-cell table:formula="of:=[Recipes.E74]" office:value-type="float" office:value="0" calcext:value-type="float">
            <text:p>0</text:p>
          </table:table-cell>
          <table:table-cell table:formula="of:=IF([.A74]=0;&quot;&quot;;IF([Recipes.E74]=&quot;&quot;;[.F73];[Recipes.E74]))" office:value-type="float" office:value="12" calcext:value-type="float">
            <text:p>12</text:p>
          </table:table-cell>
          <table:table-cell table:formula="of:=IF(OR([.B74]=0;[.A74]=&quot;&quot;);&quot;&quot;;[.F74])" office:value-type="float" office:value="12" calcext:value-type="float">
            <text:p>12</text:p>
          </table:table-cell>
          <table:table-cell table:style-name="ce19" table:formula="of:=IF([.G74]=&quot;&quot;;&quot;&quot;;[.A74])" office:value-type="string" office:string-value="Veggies in Foil" calcext:value-type="string">
            <text:p>Veggies in Foil</text:p>
          </table:table-cell>
          <table:table-cell table:style-name="ce19" table:formula="of:=IF([.G74]=&quot;&quot;;&quot;&quot;;[.B74])" office:value-type="string" office:string-value="2 potatoes cut in batons" calcext:value-type="string">
            <text:p>2 potatoes cut in batons</text:p>
          </table:table-cell>
          <table:table-cell table:style-name="ce19" table:formula="of:=IF([.G74]=&quot;&quot;;&quot;&quot;;[.C74]/[.G74])" office:value-type="float" office:value="30" calcext:value-type="float">
            <text:p>30</text:p>
          </table:table-cell>
          <table:table-cell table:style-name="ce20" table:formula="of:=IF([.G74]=&quot;&quot;;&quot;&quot;;[.D7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5]" office:value-type="string" office:string-value="Veggies in Foil" calcext:value-type="string">
            <text:p>Veggies in Foil</text:p>
          </table:table-cell>
          <table:table-cell table:formula="of:=[Recipes.B75]" office:value-type="string" office:string-value="4 Carrots cut in batons" calcext:value-type="string">
            <text:p>4 Carrots cut in batons</text:p>
          </table:table-cell>
          <table:table-cell table:formula="of:=[Recipes.C75]" office:value-type="float" office:value="300" calcext:value-type="float">
            <text:p>30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formula="of:=IF([.A75]=0;&quot;&quot;;IF([Recipes.E75]=&quot;&quot;;[.F74];[Recipes.E75]))" office:value-type="float" office:value="12" calcext:value-type="float">
            <text:p>12</text:p>
          </table:table-cell>
          <table:table-cell table:formula="of:=IF(OR([.B75]=0;[.A75]=&quot;&quot;);&quot;&quot;;[.F75])" office:value-type="float" office:value="12" calcext:value-type="float">
            <text:p>12</text:p>
          </table:table-cell>
          <table:table-cell table:style-name="ce19" table:formula="of:=IF([.G75]=&quot;&quot;;&quot;&quot;;[.A75])" office:value-type="string" office:string-value="Veggies in Foil" calcext:value-type="string">
            <text:p>Veggies in Foil</text:p>
          </table:table-cell>
          <table:table-cell table:style-name="ce19" table:formula="of:=IF([.G75]=&quot;&quot;;&quot;&quot;;[.B75])" office:value-type="string" office:string-value="4 Carrots cut in batons" calcext:value-type="string">
            <text:p>4 Carrots cut in batons</text:p>
          </table:table-cell>
          <table:table-cell table:style-name="ce19" table:formula="of:=IF([.G75]=&quot;&quot;;&quot;&quot;;[.C75]/[.G75])" office:value-type="float" office:value="25" calcext:value-type="float">
            <text:p>25</text:p>
          </table:table-cell>
          <table:table-cell table:style-name="ce20" table:formula="of:=IF([.G75]=&quot;&quot;;&quot;&quot;;[.D7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6]" office:value-type="string" office:string-value="Veggies in Foil" calcext:value-type="string">
            <text:p>Veggies in Foil</text:p>
          </table:table-cell>
          <table:table-cell table:formula="of:=[Recipes.B76]" office:value-type="string" office:string-value="1 Onion" calcext:value-type="string">
            <text:p>1 Onion</text:p>
          </table:table-cell>
          <table:table-cell table:formula="of:=[Recipes.C76]" office:value-type="float" office:value="130" calcext:value-type="float">
            <text:p>13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formula="of:=IF([.A76]=0;&quot;&quot;;IF([Recipes.E76]=&quot;&quot;;[.F75];[Recipes.E76]))" office:value-type="float" office:value="12" calcext:value-type="float">
            <text:p>12</text:p>
          </table:table-cell>
          <table:table-cell table:formula="of:=IF(OR([.B76]=0;[.A76]=&quot;&quot;);&quot;&quot;;[.F76])" office:value-type="float" office:value="12" calcext:value-type="float">
            <text:p>12</text:p>
          </table:table-cell>
          <table:table-cell table:style-name="ce19" table:formula="of:=IF([.G76]=&quot;&quot;;&quot;&quot;;[.A76])" office:value-type="string" office:string-value="Veggies in Foil" calcext:value-type="string">
            <text:p>Veggies in Foil</text:p>
          </table:table-cell>
          <table:table-cell table:style-name="ce19" table:formula="of:=IF([.G76]=&quot;&quot;;&quot;&quot;;[.B76])" office:value-type="string" office:string-value="1 Onion" calcext:value-type="string">
            <text:p>1 Onion</text:p>
          </table:table-cell>
          <table:table-cell table:style-name="ce19" table:formula="of:=IF([.G76]=&quot;&quot;;&quot;&quot;;[.C76]/[.G76])" office:value-type="float" office:value="10.8333333333333" calcext:value-type="float">
            <text:p>10.8333333333</text:p>
          </table:table-cell>
          <table:table-cell table:style-name="ce20" table:formula="of:=IF([.G76]=&quot;&quot;;&quot;&quot;;[.D7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[Recipes.B77]" office:value-type="string" office:string-value="Parsley" calcext:value-type="string">
            <text:p>Parsley</text:p>
          </table:table-cell>
          <table:table-cell table:formula="of:=[Recipes.C77]" office:value-type="float" office:value="1" calcext:value-type="float">
            <text:p>1</text:p>
          </table:table-cell>
          <table:table-cell table:formula="of:=[Recipes.D77]" office:value-type="string" office:string-value="bunch" calcext:value-type="string">
            <text:p>bunch</text:p>
          </table:table-cell>
          <table:table-cell table:formula="of:=[Recipes.E77]" office:value-type="float" office:value="0" calcext:value-type="float">
            <text:p>0</text:p>
          </table:table-cell>
          <table:table-cell table:formula="of:=IF([.A77]=0;&quot;&quot;;IF([Recipes.E77]=&quot;&quot;;[.F76];[Recipes.E77]))" office:value-type="float" office:value="12" calcext:value-type="float">
            <text:p>12</text:p>
          </table:table-cell>
          <table:table-cell table:formula="of:=IF(OR([.B77]=0;[.A77]=&quot;&quot;);&quot;&quot;;[.F77])" office:value-type="float" office:value="12" calcext:value-type="float">
            <text:p>12</text:p>
          </table:table-cell>
          <table:table-cell table:style-name="ce19" table:formula="of:=IF([.G77]=&quot;&quot;;&quot;&quot;;[.A77])" office:value-type="string" office:string-value="Veggies in Foil" calcext:value-type="string">
            <text:p>Veggies in Foil</text:p>
          </table:table-cell>
          <table:table-cell table:style-name="ce19" table:formula="of:=IF([.G77]=&quot;&quot;;&quot;&quot;;[.B77])" office:value-type="string" office:string-value="Parsley" calcext:value-type="string">
            <text:p>Parsley</text:p>
          </table:table-cell>
          <table:table-cell table:style-name="ce19" table:formula="of:=IF([.G77]=&quot;&quot;;&quot;&quot;;[.C77]/[.G77])" office:value-type="float" office:value="0.0833333333333333" calcext:value-type="float">
            <text:p>0.0833333333</text:p>
          </table:table-cell>
          <table:table-cell table:style-name="ce20" table:formula="of:=IF([.G77]=&quot;&quot;;&quot;&quot;;[.D77])" office:value-type="string" office:string-value="bunch" calcext:value-type="string">
            <text:p>bunch</text:p>
          </table:table-cell>
          <table:table-cell table:number-columns-repeated="1009"/>
        </table:table-row>
        <table:table-row table:style-name="ro1">
          <table:table-cell table:formula="of:=[Recipes.A78]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Salt" calcext:value-type="string">
            <text:p>Salt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tsp" calcext:value-type="string">
            <text:p>tsp</text:p>
          </table:table-cell>
          <table:table-cell table:formula="of:=[Recipes.E78]" office:value-type="float" office:value="0" calcext:value-type="float">
            <text:p>0</text:p>
          </table:table-cell>
          <table:table-cell table:formula="of:=IF([.A78]=0;&quot;&quot;;IF([Recipes.E78]=&quot;&quot;;[.F77];[Recipes.E78]))" office:value-type="float" office:value="12" calcext:value-type="float">
            <text:p>12</text:p>
          </table:table-cell>
          <table:table-cell table:formula="of:=IF(OR([.B78]=0;[.A78]=&quot;&quot;);&quot;&quot;;[.F78])" office:value-type="float" office:value="12" calcext:value-type="float">
            <text:p>12</text:p>
          </table:table-cell>
          <table:table-cell table:style-name="ce19" table:formula="of:=IF([.G78]=&quot;&quot;;&quot;&quot;;[.A78])" office:value-type="string" office:string-value="Veggies in Foil" calcext:value-type="string">
            <text:p>Veggies in Foil</text:p>
          </table:table-cell>
          <table:table-cell table:style-name="ce19" table:formula="of:=IF([.G78]=&quot;&quot;;&quot;&quot;;[.B78])" office:value-type="string" office:string-value="Salt" calcext:value-type="string">
            <text:p>Salt</text:p>
          </table:table-cell>
          <table:table-cell table:style-name="ce19" table:formula="of:=IF([.G78]=&quot;&quot;;&quot;&quot;;[.C78]/[.G78])" office:value-type="float" office:value="0.0833333333333333" calcext:value-type="float">
            <text:p>0.0833333333</text:p>
          </table:table-cell>
          <table:table-cell table:style-name="ce20" table:formula="of:=IF([.G78]=&quot;&quot;;&quot;&quot;;[.D78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9]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Pepper" calcext:value-type="string">
            <text:p>Pepper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formula="of:=IF([.A79]=0;&quot;&quot;;IF([Recipes.E79]=&quot;&quot;;[.F78];[Recipes.E79]))" office:value-type="float" office:value="12" calcext:value-type="float">
            <text:p>12</text:p>
          </table:table-cell>
          <table:table-cell table:formula="of:=IF(OR([.B79]=0;[.A79]=&quot;&quot;);&quot;&quot;;[.F79])" office:value-type="float" office:value="12" calcext:value-type="float">
            <text:p>12</text:p>
          </table:table-cell>
          <table:table-cell table:style-name="ce19" table:formula="of:=IF([.G79]=&quot;&quot;;&quot;&quot;;[.A79])" office:value-type="string" office:string-value="Veggies in Foil" calcext:value-type="string">
            <text:p>Veggies in Foil</text:p>
          </table:table-cell>
          <table:table-cell table:style-name="ce19" table:formula="of:=IF([.G79]=&quot;&quot;;&quot;&quot;;[.B79])" office:value-type="string" office:string-value="Pepper" calcext:value-type="string">
            <text:p>Pepper</text:p>
          </table:table-cell>
          <table:table-cell table:style-name="ce19" table:formula="of:=IF([.G79]=&quot;&quot;;&quot;&quot;;[.C79]/[.G79])" office:value-type="float" office:value="0.0833333333333333" calcext:value-type="float">
            <text:p>0.0833333333</text:p>
          </table:table-cell>
          <table:table-cell table:style-name="ce20" table:formula="of:=IF([.G79]=&quot;&quot;;&quot;&quot;;[.D79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80]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2 tbsp Butter" calcext:value-type="string">
            <text:p>12 tbsp Butter</text:p>
          </table:table-cell>
          <table:table-cell table:formula="of:=[Recipes.C80]" office:value-type="float" office:value="180" calcext:value-type="float">
            <text:p>18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formula="of:=IF([.A80]=0;&quot;&quot;;IF([Recipes.E80]=&quot;&quot;;[.F79];[Recipes.E80]))" office:value-type="float" office:value="12" calcext:value-type="float">
            <text:p>12</text:p>
          </table:table-cell>
          <table:table-cell table:formula="of:=IF(OR([.B80]=0;[.A80]=&quot;&quot;);&quot;&quot;;[.F80])" office:value-type="float" office:value="12" calcext:value-type="float">
            <text:p>12</text:p>
          </table:table-cell>
          <table:table-cell table:style-name="ce19" table:formula="of:=IF([.G80]=&quot;&quot;;&quot;&quot;;[.A80])" office:value-type="string" office:string-value="Veggies in Foil" calcext:value-type="string">
            <text:p>Veggies in Foil</text:p>
          </table:table-cell>
          <table:table-cell table:style-name="ce19" table:formula="of:=IF([.G80]=&quot;&quot;;&quot;&quot;;[.B80])" office:value-type="string" office:string-value="12 tbsp Butter" calcext:value-type="string">
            <text:p>12 tbsp Butter</text:p>
          </table:table-cell>
          <table:table-cell table:style-name="ce19" table:formula="of:=IF([.G80]=&quot;&quot;;&quot;&quot;;[.C80]/[.G80])" office:value-type="float" office:value="15" calcext:value-type="float">
            <text:p>15</text:p>
          </table:table-cell>
          <table:table-cell table:style-name="ce20" table:formula="of:=IF([.G80]=&quot;&quot;;&quot;&quot;;[.D80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float" office:value="0" calcext:value-type="float">
            <text:p>0</text:p>
          </table:table-cell>
          <table:table-cell table:formula="of:=[Recipes.C81]" office:value-type="float" office:value="0" calcext:value-type="float">
            <text:p>0</text:p>
          </table:table-cell>
          <table:table-cell table:formula="of:=[Recipes.D81]" office:value-type="float" office:value="0" calcext:value-type="float">
            <text:p>0</text:p>
          </table:table-cell>
          <table:table-cell table:formula="of:=[Recipes.E81]" office:value-type="float" office:value="0" calcext:value-type="float">
            <text:p>0</text:p>
          </table:table-cell>
          <table:table-cell table:formula="of:=IF([.A81]=0;&quot;&quot;;IF([Recipes.E81]=&quot;&quot;;[.F80];[Recipes.E81]))">
            <text:p/>
          </table:table-cell>
          <table:table-cell table:formula="of:=IF(OR([.B81]=0;[.A81]=&quot;&quot;);&quot;&quot;;[.F81])">
            <text:p/>
          </table:table-cell>
          <table:table-cell table:style-name="ce19" table:formula="of:=IF([.G81]=&quot;&quot;;&quot;&quot;;[.A81])">
            <text:p/>
          </table:table-cell>
          <table:table-cell table:style-name="ce19" table:formula="of:=IF([.G81]=&quot;&quot;;&quot;&quot;;[.B81])">
            <text:p/>
          </table:table-cell>
          <table:table-cell table:style-name="ce19" table:formula="of:=IF([.G81]=&quot;&quot;;&quot;&quot;;[.C81]/[.G81])">
            <text:p/>
          </table:table-cell>
          <table:table-cell table:style-name="ce20" table:formula="of:=IF([.G81]=&quot;&quot;;&quot;&quot;;[.D81])">
            <text:p/>
          </table:table-cell>
          <table:table-cell table:number-columns-repeated="1009"/>
        </table:table-row>
        <table:table-row table:style-name="ro1">
          <table:table-cell table:formula="of:=[Recipes.A82]" office:value-type="string" office:string-value="Couscous salad" calcext:value-type="string">
            <text:p>Couscous salad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8" calcext:value-type="float">
            <text:p>8</text:p>
          </table:table-cell>
          <table:table-cell table:formula="of:=IF([.A82]=0;&quot;&quot;;IF([Recipes.E82]=&quot;&quot;;[.F81];[Recipes.E82]))" office:value-type="float" office:value="8" calcext:value-type="float">
            <text:p>8</text:p>
          </table:table-cell>
          <table:table-cell table:formula="of:=IF(OR([.B82]=0;[.A82]=&quot;&quot;);&quot;&quot;;[.F82])">
            <text:p/>
          </table:table-cell>
          <table:table-cell table:style-name="ce19" table:formula="of:=IF([.G82]=&quot;&quot;;&quot;&quot;;[.A82])">
            <text:p/>
          </table:table-cell>
          <table:table-cell table:style-name="ce19" table:formula="of:=IF([.G82]=&quot;&quot;;&quot;&quot;;[.B82])">
            <text:p/>
          </table:table-cell>
          <table:table-cell table:style-name="ce19" table:formula="of:=IF([.G82]=&quot;&quot;;&quot;&quot;;[.C82]/[.G82])">
            <text:p/>
          </table:table-cell>
          <table:table-cell table:style-name="ce20" table:formula="of:=IF([.G82]=&quot;&quot;;&quot;&quot;;[.D82])">
            <text:p/>
          </table:table-cell>
          <table:table-cell table:number-columns-repeated="1009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string" office:string-value="160g couscous" calcext:value-type="string">
            <text:p>160g couscous</text:p>
          </table:table-cell>
          <table:table-cell table:formula="of:=[Recipes.C83]" office:value-type="float" office:value="160" calcext:value-type="float">
            <text:p>160</text:p>
          </table:table-cell>
          <table:table-cell table:formula="of:=[Recipes.D83]" office:value-type="string" office:string-value="g" calcext:value-type="string">
            <text:p>g</text:p>
          </table:table-cell>
          <table:table-cell table:formula="of:=[Recipes.E83]" office:value-type="float" office:value="0" calcext:value-type="float">
            <text:p>0</text:p>
          </table:table-cell>
          <table:table-cell table:formula="of:=IF([.A83]=0;&quot;&quot;;IF([Recipes.E83]=&quot;&quot;;[.F82];[Recipes.E83]))" office:value-type="float" office:value="8" calcext:value-type="float">
            <text:p>8</text:p>
          </table:table-cell>
          <table:table-cell table:formula="of:=IF(OR([.B83]=0;[.A83]=&quot;&quot;);&quot;&quot;;[.F83])" office:value-type="float" office:value="8" calcext:value-type="float">
            <text:p>8</text:p>
          </table:table-cell>
          <table:table-cell table:style-name="ce19" table:formula="of:=IF([.G83]=&quot;&quot;;&quot;&quot;;[.A83])" office:value-type="string" office:string-value="Couscous salad" calcext:value-type="string">
            <text:p>Couscous salad</text:p>
          </table:table-cell>
          <table:table-cell table:style-name="ce19" table:formula="of:=IF([.G83]=&quot;&quot;;&quot;&quot;;[.B83])" office:value-type="string" office:string-value="160g couscous" calcext:value-type="string">
            <text:p>160g couscous</text:p>
          </table:table-cell>
          <table:table-cell table:style-name="ce19" table:formula="of:=IF([.G83]=&quot;&quot;;&quot;&quot;;[.C83]/[.G83])" office:value-type="float" office:value="20" calcext:value-type="float">
            <text:p>20</text:p>
          </table:table-cell>
          <table:table-cell table:style-name="ce20" table:formula="of:=IF([.G83]=&quot;&quot;;&quot;&quot;;[.D8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4]" office:value-type="string" office:string-value="Couscous salad" calcext:value-type="string">
            <text:p>Couscous salad</text:p>
          </table:table-cell>
          <table:table-cell table:formula="of:=[Recipes.B84]" office:value-type="string" office:string-value="500ml veggie stock" calcext:value-type="string">
            <text:p>500ml veggie stock</text:p>
          </table:table-cell>
          <table:table-cell table:formula="of:=[Recipes.C84]" office:value-type="float" office:value="500" calcext:value-type="float">
            <text:p>500</text:p>
          </table:table-cell>
          <table:table-cell table:formula="of:=[Recipes.D84]" office:value-type="string" office:string-value="ml" calcext:value-type="string">
            <text:p>ml</text:p>
          </table:table-cell>
          <table:table-cell table:formula="of:=[Recipes.E84]" office:value-type="float" office:value="0" calcext:value-type="float">
            <text:p>0</text:p>
          </table:table-cell>
          <table:table-cell table:formula="of:=IF([.A84]=0;&quot;&quot;;IF([Recipes.E84]=&quot;&quot;;[.F83];[Recipes.E84]))" office:value-type="float" office:value="8" calcext:value-type="float">
            <text:p>8</text:p>
          </table:table-cell>
          <table:table-cell table:formula="of:=IF(OR([.B84]=0;[.A84]=&quot;&quot;);&quot;&quot;;[.F84])" office:value-type="float" office:value="8" calcext:value-type="float">
            <text:p>8</text:p>
          </table:table-cell>
          <table:table-cell table:style-name="ce19" table:formula="of:=IF([.G84]=&quot;&quot;;&quot;&quot;;[.A84])" office:value-type="string" office:string-value="Couscous salad" calcext:value-type="string">
            <text:p>Couscous salad</text:p>
          </table:table-cell>
          <table:table-cell table:style-name="ce19" table:formula="of:=IF([.G84]=&quot;&quot;;&quot;&quot;;[.B84])" office:value-type="string" office:string-value="500ml veggie stock" calcext:value-type="string">
            <text:p>500ml veggie stock</text:p>
          </table:table-cell>
          <table:table-cell table:style-name="ce19" table:formula="of:=IF([.G84]=&quot;&quot;;&quot;&quot;;[.C84]/[.G84])" office:value-type="float" office:value="62.5" calcext:value-type="float">
            <text:p>62.5</text:p>
          </table:table-cell>
          <table:table-cell table:style-name="ce20" table:formula="of:=IF([.G84]=&quot;&quot;;&quot;&quot;;[.D8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85]" office:value-type="string" office:string-value="Couscous salad" calcext:value-type="string">
            <text:p>Couscous salad</text:p>
          </table:table-cell>
          <table:table-cell table:formula="of:=[Recipes.B85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5]" office:value-type="float" office:value="200" calcext:value-type="float">
            <text:p>200</text:p>
          </table:table-cell>
          <table:table-cell table:formula="of:=[Recipes.D85]" office:value-type="string" office:string-value="g" calcext:value-type="string">
            <text:p>g</text:p>
          </table:table-cell>
          <table:table-cell table:formula="of:=[Recipes.E85]" office:value-type="float" office:value="0" calcext:value-type="float">
            <text:p>0</text:p>
          </table:table-cell>
          <table:table-cell table:formula="of:=IF([.A85]=0;&quot;&quot;;IF([Recipes.E85]=&quot;&quot;;[.F84];[Recipes.E85]))" office:value-type="float" office:value="8" calcext:value-type="float">
            <text:p>8</text:p>
          </table:table-cell>
          <table:table-cell table:formula="of:=IF(OR([.B85]=0;[.A85]=&quot;&quot;);&quot;&quot;;[.F85])" office:value-type="float" office:value="8" calcext:value-type="float">
            <text:p>8</text:p>
          </table:table-cell>
          <table:table-cell table:style-name="ce19" table:formula="of:=IF([.G85]=&quot;&quot;;&quot;&quot;;[.A85])" office:value-type="string" office:string-value="Couscous salad" calcext:value-type="string">
            <text:p>Couscous salad</text:p>
          </table:table-cell>
          <table:table-cell table:style-name="ce19" table:formula="of:=IF([.G85]=&quot;&quot;;&quot;&quot;;[.B85])" office:value-type="string" office:string-value="200g dried apricots, chopped into quarters" calcext:value-type="string">
            <text:p>200g dried apricots, chopped into quarters</text:p>
          </table:table-cell>
          <table:table-cell table:style-name="ce19" table:formula="of:=IF([.G85]=&quot;&quot;;&quot;&quot;;[.C85]/[.G85])" office:value-type="float" office:value="25" calcext:value-type="float">
            <text:p>25</text:p>
          </table:table-cell>
          <table:table-cell table:style-name="ce20" table:formula="of:=IF([.G85]=&quot;&quot;;&quot;&quot;;[.D8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[Recipes.B86]" office:value-type="string" office:string-value="100g walnuts, very roughly chopped" calcext:value-type="string">
            <text:p>100g walnuts, very roughly chopped</text:p>
          </table:table-cell>
          <table:table-cell table:formula="of:=[Recipes.C86]" office:value-type="float" office:value="100" calcext:value-type="float">
            <text:p>1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formula="of:=IF([.A86]=0;&quot;&quot;;IF([Recipes.E86]=&quot;&quot;;[.F85];[Recipes.E86]))" office:value-type="float" office:value="8" calcext:value-type="float">
            <text:p>8</text:p>
          </table:table-cell>
          <table:table-cell table:formula="of:=IF(OR([.B86]=0;[.A86]=&quot;&quot;);&quot;&quot;;[.F86])" office:value-type="float" office:value="8" calcext:value-type="float">
            <text:p>8</text:p>
          </table:table-cell>
          <table:table-cell table:style-name="ce19" table:formula="of:=IF([.G86]=&quot;&quot;;&quot;&quot;;[.A86])" office:value-type="string" office:string-value="Couscous salad" calcext:value-type="string">
            <text:p>Couscous salad</text:p>
          </table:table-cell>
          <table:table-cell table:style-name="ce19" table:formula="of:=IF([.G86]=&quot;&quot;;&quot;&quot;;[.B86])" office:value-type="string" office:string-value="100g walnuts, very roughly chopped" calcext:value-type="string">
            <text:p>100g walnuts, very roughly chopped</text:p>
          </table:table-cell>
          <table:table-cell table:style-name="ce19" table:formula="of:=IF([.G86]=&quot;&quot;;&quot;&quot;;[.C86]/[.G86])" office:value-type="float" office:value="12.5" calcext:value-type="float">
            <text:p>12.5</text:p>
          </table:table-cell>
          <table:table-cell table:style-name="ce20" table:formula="of:=IF([.G86]=&quot;&quot;;&quot;&quot;;[.D8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7]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formula="of:=IF([.A87]=0;&quot;&quot;;IF([Recipes.E87]=&quot;&quot;;[.F86];[Recipes.E87]))" office:value-type="float" office:value="8" calcext:value-type="float">
            <text:p>8</text:p>
          </table:table-cell>
          <table:table-cell table:formula="of:=IF(OR([.B87]=0;[.A87]=&quot;&quot;);&quot;&quot;;[.F87])" office:value-type="float" office:value="8" calcext:value-type="float">
            <text:p>8</text:p>
          </table:table-cell>
          <table:table-cell table:style-name="ce19" table:formula="of:=IF([.G87]=&quot;&quot;;&quot;&quot;;[.A87])" office:value-type="string" office:string-value="Couscous salad" calcext:value-type="string">
            <text:p>Couscous salad</text:p>
          </table:table-cell>
          <table:table-cell table:style-name="ce19" table:formula="of:=IF([.G87]=&quot;&quot;;&quot;&quot;;[.B87])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19" table:formula="of:=IF([.G87]=&quot;&quot;;&quot;&quot;;[.C87]/[.G87])" office:value-type="float" office:value="12.5" calcext:value-type="float">
            <text:p>12.5</text:p>
          </table:table-cell>
          <table:table-cell table:style-name="ce20" table:formula="of:=IF([.G87]=&quot;&quot;;&quot;&quot;;[.D8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8]" office:value-type="string" office:string-value="Couscous salad" calcext:value-type="string">
            <text:p>Couscous salad</text:p>
          </table:table-cell>
          <table:table-cell table:formula="of:=[Recipes.B88]" office:value-type="string" office:string-value="2 spring onions (finely chopped)" calcext:value-type="string">
            <text:p>2 spring onions (finely chopped)</text:p>
          </table:table-cell>
          <table:table-cell table:formula="of:=[Recipes.C88]" office:value-type="float" office:value="2" calcext:value-type="float">
            <text:p>2</text:p>
          </table:table-cell>
          <table:table-cell table:formula="of:=[Recipes.D88]" office:value-type="string" office:string-value="piece" calcext:value-type="string">
            <text:p>piece</text:p>
          </table:table-cell>
          <table:table-cell table:formula="of:=[Recipes.E88]" office:value-type="float" office:value="0" calcext:value-type="float">
            <text:p>0</text:p>
          </table:table-cell>
          <table:table-cell table:formula="of:=IF([.A88]=0;&quot;&quot;;IF([Recipes.E88]=&quot;&quot;;[.F87];[Recipes.E88]))" office:value-type="float" office:value="8" calcext:value-type="float">
            <text:p>8</text:p>
          </table:table-cell>
          <table:table-cell table:formula="of:=IF(OR([.B88]=0;[.A88]=&quot;&quot;);&quot;&quot;;[.F88])" office:value-type="float" office:value="8" calcext:value-type="float">
            <text:p>8</text:p>
          </table:table-cell>
          <table:table-cell table:style-name="ce19" table:formula="of:=IF([.G88]=&quot;&quot;;&quot;&quot;;[.A88])" office:value-type="string" office:string-value="Couscous salad" calcext:value-type="string">
            <text:p>Couscous salad</text:p>
          </table:table-cell>
          <table:table-cell table:style-name="ce19" table:formula="of:=IF([.G88]=&quot;&quot;;&quot;&quot;;[.B88])" office:value-type="string" office:string-value="2 spring onions (finely chopped)" calcext:value-type="string">
            <text:p>2 spring onions (finely chopped)</text:p>
          </table:table-cell>
          <table:table-cell table:style-name="ce19" table:formula="of:=IF([.G88]=&quot;&quot;;&quot;&quot;;[.C88]/[.G88])" office:value-type="float" office:value="0.25" calcext:value-type="float">
            <text:p>0.25</text:p>
          </table:table-cell>
          <table:table-cell table:style-name="ce20" table:formula="of:=IF([.G88]=&quot;&quot;;&quot;&quot;;[.D8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89]" office:value-type="string" office:string-value="Couscous salad" calcext:value-type="string">
            <text:p>Couscous salad</text:p>
          </table:table-cell>
          <table:table-cell table:formula="of:=[Recipes.B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89]" office:value-type="float" office:value="0.25" calcext:value-type="float">
            <text:p>0.25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formula="of:=IF([.A89]=0;&quot;&quot;;IF([Recipes.E89]=&quot;&quot;;[.F88];[Recipes.E89]))" office:value-type="float" office:value="8" calcext:value-type="float">
            <text:p>8</text:p>
          </table:table-cell>
          <table:table-cell table:formula="of:=IF(OR([.B89]=0;[.A89]=&quot;&quot;);&quot;&quot;;[.F89])" office:value-type="float" office:value="8" calcext:value-type="float">
            <text:p>8</text:p>
          </table:table-cell>
          <table:table-cell table:style-name="ce19" table:formula="of:=IF([.G89]=&quot;&quot;;&quot;&quot;;[.A89])" office:value-type="string" office:string-value="Couscous salad" calcext:value-type="string">
            <text:p>Couscous salad</text:p>
          </table:table-cell>
          <table:table-cell table:style-name="ce19" table:formula="of:=IF([.G89]=&quot;&quot;;&quot;&quot;;[.B89])" office:value-type="string" office:string-value="some pomegranate seeds (about 1/4 of a fruit)" calcext:value-type="string">
            <text:p>some pomegranate seeds (about 1/4 of a fruit)</text:p>
          </table:table-cell>
          <table:table-cell table:style-name="ce19" table:formula="of:=IF([.G89]=&quot;&quot;;&quot;&quot;;[.C89]/[.G89])" office:value-type="float" office:value="0.03125" calcext:value-type="float">
            <text:p>0.03125</text:p>
          </table:table-cell>
          <table:table-cell table:style-name="ce20" table:formula="of:=IF([.G89]=&quot;&quot;;&quot;&quot;;[.D8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90]" office:value-type="string" office:string-value="Couscous salad" calcext:value-type="string">
            <text:p>Couscous salad</text:p>
          </table:table-cell>
          <table:table-cell table:formula="of:=[Recipes.B90]" office:value-type="string" office:string-value="3 tbsp lemon juice" calcext:value-type="string">
            <text:p>3 tbsp lemon juice</text:p>
          </table:table-cell>
          <table:table-cell table:formula="of:=[Recipes.C90]" office:value-type="float" office:value="45" calcext:value-type="float">
            <text:p>45</text:p>
          </table:table-cell>
          <table:table-cell table:formula="of:=[Recipes.D90]" office:value-type="string" office:string-value="ml" calcext:value-type="string">
            <text:p>ml</text:p>
          </table:table-cell>
          <table:table-cell table:formula="of:=[Recipes.E90]" office:value-type="float" office:value="0" calcext:value-type="float">
            <text:p>0</text:p>
          </table:table-cell>
          <table:table-cell table:formula="of:=IF([.A90]=0;&quot;&quot;;IF([Recipes.E90]=&quot;&quot;;[.F89];[Recipes.E90]))" office:value-type="float" office:value="8" calcext:value-type="float">
            <text:p>8</text:p>
          </table:table-cell>
          <table:table-cell table:formula="of:=IF(OR([.B90]=0;[.A90]=&quot;&quot;);&quot;&quot;;[.F90])" office:value-type="float" office:value="8" calcext:value-type="float">
            <text:p>8</text:p>
          </table:table-cell>
          <table:table-cell table:style-name="ce19" table:formula="of:=IF([.G90]=&quot;&quot;;&quot;&quot;;[.A90])" office:value-type="string" office:string-value="Couscous salad" calcext:value-type="string">
            <text:p>Couscous salad</text:p>
          </table:table-cell>
          <table:table-cell table:style-name="ce19" table:formula="of:=IF([.G90]=&quot;&quot;;&quot;&quot;;[.B90])" office:value-type="string" office:string-value="3 tbsp lemon juice" calcext:value-type="string">
            <text:p>3 tbsp lemon juice</text:p>
          </table:table-cell>
          <table:table-cell table:style-name="ce19" table:formula="of:=IF([.G90]=&quot;&quot;;&quot;&quot;;[.C90]/[.G90])" office:value-type="float" office:value="5.625" calcext:value-type="float">
            <text:p>5.625</text:p>
          </table:table-cell>
          <table:table-cell table:style-name="ce20" table:formula="of:=IF([.G90]=&quot;&quot;;&quot;&quot;;[.D9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1]" office:value-type="string" office:string-value="Couscous salad" calcext:value-type="string">
            <text:p>Couscous salad</text:p>
          </table:table-cell>
          <table:table-cell table:formula="of:=[Recipes.B91]" office:value-type="string" office:string-value="olive oil" calcext:value-type="string">
            <text:p>olive oil</text:p>
          </table:table-cell>
          <table:table-cell table:formula="of:=[Recipes.C91]" office:value-type="float" office:value="90" calcext:value-type="float">
            <text:p>90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formula="of:=IF([.A91]=0;&quot;&quot;;IF([Recipes.E91]=&quot;&quot;;[.F90];[Recipes.E91]))" office:value-type="float" office:value="8" calcext:value-type="float">
            <text:p>8</text:p>
          </table:table-cell>
          <table:table-cell table:formula="of:=IF(OR([.B91]=0;[.A91]=&quot;&quot;);&quot;&quot;;[.F91])" office:value-type="float" office:value="8" calcext:value-type="float">
            <text:p>8</text:p>
          </table:table-cell>
          <table:table-cell table:style-name="ce19" table:formula="of:=IF([.G91]=&quot;&quot;;&quot;&quot;;[.A91])" office:value-type="string" office:string-value="Couscous salad" calcext:value-type="string">
            <text:p>Couscous salad</text:p>
          </table:table-cell>
          <table:table-cell table:style-name="ce19" table:formula="of:=IF([.G91]=&quot;&quot;;&quot;&quot;;[.B91])" office:value-type="string" office:string-value="olive oil" calcext:value-type="string">
            <text:p>olive oil</text:p>
          </table:table-cell>
          <table:table-cell table:style-name="ce19" table:formula="of:=IF([.G91]=&quot;&quot;;&quot;&quot;;[.C91]/[.G91])" office:value-type="float" office:value="11.25" calcext:value-type="float">
            <text:p>11.25</text:p>
          </table:table-cell>
          <table:table-cell table:style-name="ce20" table:formula="of:=IF([.G91]=&quot;&quot;;&quot;&quot;;[.D91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float" office:value="0" calcext:value-type="float">
            <text:p>0</text:p>
          </table:table-cell>
          <table:table-cell table:formula="of:=[Recipes.C92]" office:value-type="float" office:value="0" calcext:value-type="float">
            <text:p>0</text:p>
          </table:table-cell>
          <table:table-cell table:formula="of:=[Recipes.D92]" office:value-type="float" office:value="0" calcext:value-type="float">
            <text:p>0</text:p>
          </table:table-cell>
          <table:table-cell table:formula="of:=[Recipes.E92]" office:value-type="float" office:value="0" calcext:value-type="float">
            <text:p>0</text:p>
          </table:table-cell>
          <table:table-cell table:formula="of:=IF([.A92]=0;&quot;&quot;;IF([Recipes.E92]=&quot;&quot;;[.F91];[Recipes.E92]))">
            <text:p/>
          </table:table-cell>
          <table:table-cell table:formula="of:=IF(OR([.B92]=0;[.A92]=&quot;&quot;);&quot;&quot;;[.F92])">
            <text:p/>
          </table:table-cell>
          <table:table-cell table:style-name="ce19" table:formula="of:=IF([.G92]=&quot;&quot;;&quot;&quot;;[.A92])">
            <text:p/>
          </table:table-cell>
          <table:table-cell table:style-name="ce19" table:formula="of:=IF([.G92]=&quot;&quot;;&quot;&quot;;[.B92])">
            <text:p/>
          </table:table-cell>
          <table:table-cell table:style-name="ce19" table:formula="of:=IF([.G92]=&quot;&quot;;&quot;&quot;;[.C92]/[.G92])">
            <text:p/>
          </table:table-cell>
          <table:table-cell table:style-name="ce20" table:formula="of:=IF([.G92]=&quot;&quot;;&quot;&quot;;[.D92])">
            <text:p/>
          </table:table-cell>
          <table:table-cell table:number-columns-repeated="1009"/>
        </table:table-row>
        <table:table-row table:style-name="ro1">
          <table:table-cell table:formula="of:=[Recipes.A93]" office:value-type="string" office:string-value="German Potato Salad" calcext:value-type="string">
            <text:p>German Potato Salad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16" calcext:value-type="float">
            <text:p>16</text:p>
          </table:table-cell>
          <table:table-cell table:formula="of:=IF([.A93]=0;&quot;&quot;;IF([Recipes.E93]=&quot;&quot;;[.F92];[Recipes.E93]))" office:value-type="float" office:value="16" calcext:value-type="float">
            <text:p>16</text:p>
          </table:table-cell>
          <table:table-cell table:formula="of:=IF(OR([.B93]=0;[.A93]=&quot;&quot;);&quot;&quot;;[.F93])">
            <text:p/>
          </table:table-cell>
          <table:table-cell table:style-name="ce19" table:formula="of:=IF([.G93]=&quot;&quot;;&quot;&quot;;[.A93])">
            <text:p/>
          </table:table-cell>
          <table:table-cell table:style-name="ce19" table:formula="of:=IF([.G93]=&quot;&quot;;&quot;&quot;;[.B93])">
            <text:p/>
          </table:table-cell>
          <table:table-cell table:style-name="ce19" table:formula="of:=IF([.G93]=&quot;&quot;;&quot;&quot;;[.C93]/[.G93])">
            <text:p/>
          </table:table-cell>
          <table:table-cell table:style-name="ce20" table:formula="of:=IF([.G93]=&quot;&quot;;&quot;&quot;;[.D93])">
            <text:p/>
          </table:table-cell>
          <table:table-cell table:number-columns-repeated="1009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string" office:string-value="3 cups diced (can be unpeeled)" calcext:value-type="string">
            <text:p>3 cups diced (can be unpeeled)</text:p>
          </table:table-cell>
          <table:table-cell table:formula="of:=[Recipes.C94]" office:value-type="float" office:value="975" calcext:value-type="float">
            <text:p>975</text:p>
          </table:table-cell>
          <table:table-cell table:formula="of:=[Recipes.D94]" office:value-type="string" office:string-value="g" calcext:value-type="string">
            <text:p>g</text:p>
          </table:table-cell>
          <table:table-cell table:formula="of:=[Recipes.E94]" office:value-type="float" office:value="0" calcext:value-type="float">
            <text:p>0</text:p>
          </table:table-cell>
          <table:table-cell table:formula="of:=IF([.A94]=0;&quot;&quot;;IF([Recipes.E94]=&quot;&quot;;[.F93];[Recipes.E94]))" office:value-type="float" office:value="16" calcext:value-type="float">
            <text:p>16</text:p>
          </table:table-cell>
          <table:table-cell table:formula="of:=IF(OR([.B94]=0;[.A94]=&quot;&quot;);&quot;&quot;;[.F94])" office:value-type="float" office:value="16" calcext:value-type="float">
            <text:p>16</text:p>
          </table:table-cell>
          <table:table-cell table:style-name="ce19" table:formula="of:=IF([.G94]=&quot;&quot;;&quot;&quot;;[.A94])" office:value-type="string" office:string-value="German Potato Salad" calcext:value-type="string">
            <text:p>German Potato Salad</text:p>
          </table:table-cell>
          <table:table-cell table:style-name="ce19" table:formula="of:=IF([.G94]=&quot;&quot;;&quot;&quot;;[.B94])" office:value-type="string" office:string-value="3 cups diced (can be unpeeled)" calcext:value-type="string">
            <text:p>3 cups diced (can be unpeeled)</text:p>
          </table:table-cell>
          <table:table-cell table:style-name="ce19" table:formula="of:=IF([.G94]=&quot;&quot;;&quot;&quot;;[.C94]/[.G94])" office:value-type="float" office:value="60.9375" calcext:value-type="float">
            <text:p>60.9375</text:p>
          </table:table-cell>
          <table:table-cell table:style-name="ce20" table:formula="of:=IF([.G94]=&quot;&quot;;&quot;&quot;;[.D9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5]" office:value-type="string" office:string-value="German Potato Salad" calcext:value-type="string">
            <text:p>German Potato Salad</text:p>
          </table:table-cell>
          <table:table-cell table:formula="of:=[Recipes.B95]" office:value-type="string" office:string-value="4 slices bacon" calcext:value-type="string">
            <text:p>4 slices bacon</text:p>
          </table:table-cell>
          <table:table-cell table:formula="of:=[Recipes.C95]" office:value-type="float" office:value="0" calcext:value-type="float">
            <text:p>0</text:p>
          </table:table-cell>
          <table:table-cell table:formula="of:=[Recipes.D95]" office:value-type="float" office:value="0" calcext:value-type="float">
            <text:p>0</text:p>
          </table:table-cell>
          <table:table-cell table:formula="of:=[Recipes.E95]" office:value-type="float" office:value="0" calcext:value-type="float">
            <text:p>0</text:p>
          </table:table-cell>
          <table:table-cell table:formula="of:=IF([.A95]=0;&quot;&quot;;IF([Recipes.E95]=&quot;&quot;;[.F94];[Recipes.E95]))" office:value-type="float" office:value="16" calcext:value-type="float">
            <text:p>16</text:p>
          </table:table-cell>
          <table:table-cell table:formula="of:=IF(OR([.B95]=0;[.A95]=&quot;&quot;);&quot;&quot;;[.F95])" office:value-type="float" office:value="16" calcext:value-type="float">
            <text:p>16</text:p>
          </table:table-cell>
          <table:table-cell table:style-name="ce19" table:formula="of:=IF([.G95]=&quot;&quot;;&quot;&quot;;[.A95])" office:value-type="string" office:string-value="German Potato Salad" calcext:value-type="string">
            <text:p>German Potato Salad</text:p>
          </table:table-cell>
          <table:table-cell table:style-name="ce19" table:formula="of:=IF([.G95]=&quot;&quot;;&quot;&quot;;[.B95])" office:value-type="string" office:string-value="4 slices bacon" calcext:value-type="string">
            <text:p>4 slices bacon</text:p>
          </table:table-cell>
          <table:table-cell table:style-name="ce19" table:formula="of:=IF([.G95]=&quot;&quot;;&quot;&quot;;[.C95]/[.G95])" office:value-type="float" office:value="0" calcext:value-type="float">
            <text:p>0</text:p>
          </table:table-cell>
          <table:table-cell table:style-name="ce20" table:formula="of:=IF([.G95]=&quot;&quot;;&quot;&quot;;[.D9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96]" office:value-type="string" office:string-value="German Potato Salad" calcext:value-type="string">
            <text:p>German Potato Salad</text:p>
          </table:table-cell>
          <table:table-cell table:formula="of:=[Recipes.B96]" office:value-type="string" office:string-value="1 small onion, diced" calcext:value-type="string">
            <text:p>1 small onion, diced</text:p>
          </table:table-cell>
          <table:table-cell table:formula="of:=[Recipes.C96]" office:value-type="float" office:value="150" calcext:value-type="float">
            <text:p>150</text:p>
          </table:table-cell>
          <table:table-cell table:formula="of:=[Recipes.D96]" office:value-type="string" office:string-value="g" calcext:value-type="string">
            <text:p>g</text:p>
          </table:table-cell>
          <table:table-cell table:formula="of:=[Recipes.E96]" office:value-type="float" office:value="0" calcext:value-type="float">
            <text:p>0</text:p>
          </table:table-cell>
          <table:table-cell table:formula="of:=IF([.A96]=0;&quot;&quot;;IF([Recipes.E96]=&quot;&quot;;[.F95];[Recipes.E96]))" office:value-type="float" office:value="16" calcext:value-type="float">
            <text:p>16</text:p>
          </table:table-cell>
          <table:table-cell table:formula="of:=IF(OR([.B96]=0;[.A96]=&quot;&quot;);&quot;&quot;;[.F96])" office:value-type="float" office:value="16" calcext:value-type="float">
            <text:p>16</text:p>
          </table:table-cell>
          <table:table-cell table:style-name="ce19" table:formula="of:=IF([.G96]=&quot;&quot;;&quot;&quot;;[.A96])" office:value-type="string" office:string-value="German Potato Salad" calcext:value-type="string">
            <text:p>German Potato Salad</text:p>
          </table:table-cell>
          <table:table-cell table:style-name="ce19" table:formula="of:=IF([.G96]=&quot;&quot;;&quot;&quot;;[.B96])" office:value-type="string" office:string-value="1 small onion, diced" calcext:value-type="string">
            <text:p>1 small onion, diced</text:p>
          </table:table-cell>
          <table:table-cell table:style-name="ce19" table:formula="of:=IF([.G96]=&quot;&quot;;&quot;&quot;;[.C96]/[.G96])" office:value-type="float" office:value="9.375" calcext:value-type="float">
            <text:p>9.375</text:p>
          </table:table-cell>
          <table:table-cell table:style-name="ce20" table:formula="of:=IF([.G96]=&quot;&quot;;&quot;&quot;;[.D9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[Recipes.B97]" office:value-type="string" office:string-value="1/4 cup white vinegar" calcext:value-type="string">
            <text:p>1/4 cup white vinegar</text:p>
          </table:table-cell>
          <table:table-cell table:formula="of:=[Recipes.C97]" office:value-type="float" office:value="62.5" calcext:value-type="float">
            <text:p>62.5</text:p>
          </table:table-cell>
          <table:table-cell table:formula="of:=[Recipes.D97]" office:value-type="string" office:string-value="ml" calcext:value-type="string">
            <text:p>ml</text:p>
          </table:table-cell>
          <table:table-cell table:formula="of:=[Recipes.E97]" office:value-type="float" office:value="0" calcext:value-type="float">
            <text:p>0</text:p>
          </table:table-cell>
          <table:table-cell table:formula="of:=IF([.A97]=0;&quot;&quot;;IF([Recipes.E97]=&quot;&quot;;[.F96];[Recipes.E97]))" office:value-type="float" office:value="16" calcext:value-type="float">
            <text:p>16</text:p>
          </table:table-cell>
          <table:table-cell table:formula="of:=IF(OR([.B97]=0;[.A97]=&quot;&quot;);&quot;&quot;;[.F97])" office:value-type="float" office:value="16" calcext:value-type="float">
            <text:p>16</text:p>
          </table:table-cell>
          <table:table-cell table:style-name="ce19" table:formula="of:=IF([.G97]=&quot;&quot;;&quot;&quot;;[.A97])" office:value-type="string" office:string-value="German Potato Salad" calcext:value-type="string">
            <text:p>German Potato Salad</text:p>
          </table:table-cell>
          <table:table-cell table:style-name="ce19" table:formula="of:=IF([.G97]=&quot;&quot;;&quot;&quot;;[.B97])" office:value-type="string" office:string-value="1/4 cup white vinegar" calcext:value-type="string">
            <text:p>1/4 cup white vinegar</text:p>
          </table:table-cell>
          <table:table-cell table:style-name="ce19" table:formula="of:=IF([.G97]=&quot;&quot;;&quot;&quot;;[.C97]/[.G97])" office:value-type="float" office:value="3.90625" calcext:value-type="float">
            <text:p>3.90625</text:p>
          </table:table-cell>
          <table:table-cell table:style-name="ce20" table:formula="of:=IF([.G97]=&quot;&quot;;&quot;&quot;;[.D97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8]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2 tablespoons water" calcext:value-type="string">
            <text:p>2 tablespoons water</text:p>
          </table:table-cell>
          <table:table-cell table:formula="of:=[Recipes.C98]" office:value-type="float" office:value="2" calcext:value-type="float">
            <text:p>2</text:p>
          </table:table-cell>
          <table:table-cell table:formula="of:=[Recipes.D98]" office:value-type="string" office:string-value="tbsp" calcext:value-type="string">
            <text:p>tbsp</text:p>
          </table:table-cell>
          <table:table-cell table:formula="of:=[Recipes.E98]" office:value-type="float" office:value="0" calcext:value-type="float">
            <text:p>0</text:p>
          </table:table-cell>
          <table:table-cell table:formula="of:=IF([.A98]=0;&quot;&quot;;IF([Recipes.E98]=&quot;&quot;;[.F97];[Recipes.E98]))" office:value-type="float" office:value="16" calcext:value-type="float">
            <text:p>16</text:p>
          </table:table-cell>
          <table:table-cell table:formula="of:=IF(OR([.B98]=0;[.A98]=&quot;&quot;);&quot;&quot;;[.F98])" office:value-type="float" office:value="16" calcext:value-type="float">
            <text:p>16</text:p>
          </table:table-cell>
          <table:table-cell table:style-name="ce19" table:formula="of:=IF([.G98]=&quot;&quot;;&quot;&quot;;[.A98])" office:value-type="string" office:string-value="German Potato Salad" calcext:value-type="string">
            <text:p>German Potato Salad</text:p>
          </table:table-cell>
          <table:table-cell table:style-name="ce19" table:formula="of:=IF([.G98]=&quot;&quot;;&quot;&quot;;[.B98])" office:value-type="string" office:string-value="2 tablespoons water" calcext:value-type="string">
            <text:p>2 tablespoons water</text:p>
          </table:table-cell>
          <table:table-cell table:style-name="ce19" table:formula="of:=IF([.G98]=&quot;&quot;;&quot;&quot;;[.C98]/[.G98])" office:value-type="float" office:value="0.125" calcext:value-type="float">
            <text:p>0.125</text:p>
          </table:table-cell>
          <table:table-cell table:style-name="ce20" table:formula="of:=IF([.G98]=&quot;&quot;;&quot;&quot;;[.D9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99]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1 tablespoons white sugar" calcext:value-type="string">
            <text:p>1 tablespoons white sugar</text:p>
          </table:table-cell>
          <table:table-cell table:formula="of:=[Recipes.C99]" office:value-type="float" office:value="1" calcext:value-type="float">
            <text:p>1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formula="of:=IF([.A99]=0;&quot;&quot;;IF([Recipes.E99]=&quot;&quot;;[.F98];[Recipes.E99]))" office:value-type="float" office:value="16" calcext:value-type="float">
            <text:p>16</text:p>
          </table:table-cell>
          <table:table-cell table:formula="of:=IF(OR([.B99]=0;[.A99]=&quot;&quot;);&quot;&quot;;[.F99])" office:value-type="float" office:value="16" calcext:value-type="float">
            <text:p>16</text:p>
          </table:table-cell>
          <table:table-cell table:style-name="ce19" table:formula="of:=IF([.G99]=&quot;&quot;;&quot;&quot;;[.A99])" office:value-type="string" office:string-value="German Potato Salad" calcext:value-type="string">
            <text:p>German Potato Salad</text:p>
          </table:table-cell>
          <table:table-cell table:style-name="ce19" table:formula="of:=IF([.G99]=&quot;&quot;;&quot;&quot;;[.B99])" office:value-type="string" office:string-value="1 tablespoons white sugar" calcext:value-type="string">
            <text:p>1 tablespoons white sugar</text:p>
          </table:table-cell>
          <table:table-cell table:style-name="ce19" table:formula="of:=IF([.G99]=&quot;&quot;;&quot;&quot;;[.C99]/[.G99])" office:value-type="float" office:value="0.0625" calcext:value-type="float">
            <text:p>0.0625</text:p>
          </table:table-cell>
          <table:table-cell table:style-name="ce20" table:formula="of:=IF([.G99]=&quot;&quot;;&quot;&quot;;[.D9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0]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1 teaspoon salt" calcext:value-type="string">
            <text:p>1 teaspoon salt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sp" calcext:value-type="string">
            <text:p>tsp</text:p>
          </table:table-cell>
          <table:table-cell table:formula="of:=[Recipes.E100]" office:value-type="float" office:value="0" calcext:value-type="float">
            <text:p>0</text:p>
          </table:table-cell>
          <table:table-cell table:formula="of:=IF([.A100]=0;&quot;&quot;;IF([Recipes.E100]=&quot;&quot;;[.F99];[Recipes.E100]))" office:value-type="float" office:value="16" calcext:value-type="float">
            <text:p>16</text:p>
          </table:table-cell>
          <table:table-cell table:formula="of:=IF(OR([.B100]=0;[.A100]=&quot;&quot;);&quot;&quot;;[.F100])" office:value-type="float" office:value="16" calcext:value-type="float">
            <text:p>16</text:p>
          </table:table-cell>
          <table:table-cell table:style-name="ce19" table:formula="of:=IF([.G100]=&quot;&quot;;&quot;&quot;;[.A100])" office:value-type="string" office:string-value="German Potato Salad" calcext:value-type="string">
            <text:p>German Potato Salad</text:p>
          </table:table-cell>
          <table:table-cell table:style-name="ce19" table:formula="of:=IF([.G100]=&quot;&quot;;&quot;&quot;;[.B100])" office:value-type="string" office:string-value="1 teaspoon salt" calcext:value-type="string">
            <text:p>1 teaspoon salt</text:p>
          </table:table-cell>
          <table:table-cell table:style-name="ce19" table:formula="of:=IF([.G100]=&quot;&quot;;&quot;&quot;;[.C100]/[.G100])" office:value-type="float" office:value="0.0625" calcext:value-type="float">
            <text:p>0.0625</text:p>
          </table:table-cell>
          <table:table-cell table:style-name="ce20" table:formula="of:=IF([.G100]=&quot;&quot;;&quot;&quot;;[.D10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1]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1/8 teaspoon ground black pepper" calcext:value-type="string">
            <text:p>1/8 teaspoon ground black pepper</text:p>
          </table:table-cell>
          <table:table-cell table:formula="of:=[Recipes.C101]" office:value-type="float" office:value="0.125" calcext:value-type="float">
            <text:p>0.125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formula="of:=IF([.A101]=0;&quot;&quot;;IF([Recipes.E101]=&quot;&quot;;[.F100];[Recipes.E101]))" office:value-type="float" office:value="16" calcext:value-type="float">
            <text:p>16</text:p>
          </table:table-cell>
          <table:table-cell table:formula="of:=IF(OR([.B101]=0;[.A101]=&quot;&quot;);&quot;&quot;;[.F101])" office:value-type="float" office:value="16" calcext:value-type="float">
            <text:p>16</text:p>
          </table:table-cell>
          <table:table-cell table:style-name="ce19" table:formula="of:=IF([.G101]=&quot;&quot;;&quot;&quot;;[.A101])" office:value-type="string" office:string-value="German Potato Salad" calcext:value-type="string">
            <text:p>German Potato Salad</text:p>
          </table:table-cell>
          <table:table-cell table:style-name="ce19" table:formula="of:=IF([.G101]=&quot;&quot;;&quot;&quot;;[.B101])" office:value-type="string" office:string-value="1/8 teaspoon ground black pepper" calcext:value-type="string">
            <text:p>1/8 teaspoon ground black pepper</text:p>
          </table:table-cell>
          <table:table-cell table:style-name="ce19" table:formula="of:=IF([.G101]=&quot;&quot;;&quot;&quot;;[.C101]/[.G101])" office:value-type="float" office:value="0.0078125" calcext:value-type="float">
            <text:p>0.0078125</text:p>
          </table:table-cell>
          <table:table-cell table:style-name="ce20" table:formula="of:=IF([.G101]=&quot;&quot;;&quot;&quot;;[.D10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2]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1 tablespoon chopped fresh parsley" calcext:value-type="string">
            <text:p>1 tablespoon chopped fresh parsley</text:p>
          </table:table-cell>
          <table:table-cell table:formula="of:=[Recipes.C102]" office:value-type="float" office:value="1" calcext:value-type="float">
            <text:p>1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formula="of:=IF([.A102]=0;&quot;&quot;;IF([Recipes.E102]=&quot;&quot;;[.F101];[Recipes.E102]))" office:value-type="float" office:value="16" calcext:value-type="float">
            <text:p>16</text:p>
          </table:table-cell>
          <table:table-cell table:formula="of:=IF(OR([.B102]=0;[.A102]=&quot;&quot;);&quot;&quot;;[.F102])" office:value-type="float" office:value="16" calcext:value-type="float">
            <text:p>16</text:p>
          </table:table-cell>
          <table:table-cell table:style-name="ce19" table:formula="of:=IF([.G102]=&quot;&quot;;&quot;&quot;;[.A102])" office:value-type="string" office:string-value="German Potato Salad" calcext:value-type="string">
            <text:p>German Potato Salad</text:p>
          </table:table-cell>
          <table:table-cell table:style-name="ce19" table:formula="of:=IF([.G102]=&quot;&quot;;&quot;&quot;;[.B102])" office:value-type="string" office:string-value="1 tablespoon chopped fresh parsley" calcext:value-type="string">
            <text:p>1 tablespoon chopped fresh parsley</text:p>
          </table:table-cell>
          <table:table-cell table:style-name="ce19" table:formula="of:=IF([.G102]=&quot;&quot;;&quot;&quot;;[.C102]/[.G102])" office:value-type="float" office:value="0.0625" calcext:value-type="float">
            <text:p>0.0625</text:p>
          </table:table-cell>
          <table:table-cell table:style-name="ce20" table:formula="of:=IF([.G102]=&quot;&quot;;&quot;&quot;;[.D102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float" office:value="0" calcext:value-type="float">
            <text:p>0</text:p>
          </table:table-cell>
          <table:table-cell table:formula="of:=[Recipes.C103]" office:value-type="float" office:value="0" calcext:value-type="float">
            <text:p>0</text:p>
          </table:table-cell>
          <table:table-cell table:formula="of:=[Recipes.D103]" office:value-type="float" office:value="0" calcext:value-type="float">
            <text:p>0</text:p>
          </table:table-cell>
          <table:table-cell table:formula="of:=[Recipes.E103]" office:value-type="float" office:value="0" calcext:value-type="float">
            <text:p>0</text:p>
          </table:table-cell>
          <table:table-cell table:formula="of:=IF([.A103]=0;&quot;&quot;;IF([Recipes.E103]=&quot;&quot;;[.F102];[Recipes.E103]))">
            <text:p/>
          </table:table-cell>
          <table:table-cell table:formula="of:=IF(OR([.B103]=0;[.A103]=&quot;&quot;);&quot;&quot;;[.F103])">
            <text:p/>
          </table:table-cell>
          <table:table-cell table:style-name="ce19" table:formula="of:=IF([.G103]=&quot;&quot;;&quot;&quot;;[.A103])">
            <text:p/>
          </table:table-cell>
          <table:table-cell table:style-name="ce19" table:formula="of:=IF([.G103]=&quot;&quot;;&quot;&quot;;[.B103])">
            <text:p/>
          </table:table-cell>
          <table:table-cell table:style-name="ce19" table:formula="of:=IF([.G103]=&quot;&quot;;&quot;&quot;;[.C103]/[.G103])">
            <text:p/>
          </table:table-cell>
          <table:table-cell table:style-name="ce20" table:formula="of:=IF([.G103]=&quot;&quot;;&quot;&quot;;[.D103])">
            <text:p/>
          </table:table-cell>
          <table:table-cell table:number-columns-repeated="1009"/>
        </table:table-row>
        <table:table-row table:style-name="ro1"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4" calcext:value-type="float">
            <text:p>4</text:p>
          </table:table-cell>
          <table:table-cell table:formula="of:=IF([.A104]=0;&quot;&quot;;IF([Recipes.E104]=&quot;&quot;;[.F103];[Recipes.E104]))" office:value-type="float" office:value="4" calcext:value-type="float">
            <text:p>4</text:p>
          </table:table-cell>
          <table:table-cell table:formula="of:=IF(OR([.B104]=0;[.A104]=&quot;&quot;);&quot;&quot;;[.F104])">
            <text:p/>
          </table:table-cell>
          <table:table-cell table:style-name="ce19" table:formula="of:=IF([.G104]=&quot;&quot;;&quot;&quot;;[.A104])">
            <text:p/>
          </table:table-cell>
          <table:table-cell table:style-name="ce19" table:formula="of:=IF([.G104]=&quot;&quot;;&quot;&quot;;[.B104])">
            <text:p/>
          </table:table-cell>
          <table:table-cell table:style-name="ce19" table:formula="of:=IF([.G104]=&quot;&quot;;&quot;&quot;;[.C104]/[.G104])">
            <text:p/>
          </table:table-cell>
          <table:table-cell table:style-name="ce20" table:formula="of:=IF([.G104]=&quot;&quot;;&quot;&quot;;[.D104])">
            <text:p/>
          </table:table-cell>
          <table:table-cell table:number-columns-repeated="1009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5]" office:value-type="float" office:value="3.75" calcext:value-type="float">
            <text:p>3.75</text:p>
          </table:table-cell>
          <table:table-cell table:formula="of:=[Recipes.D105]" office:value-type="string" office:string-value="ml" calcext:value-type="string">
            <text:p>ml</text:p>
          </table:table-cell>
          <table:table-cell table:formula="of:=[Recipes.E105]" office:value-type="float" office:value="0" calcext:value-type="float">
            <text:p>0</text:p>
          </table:table-cell>
          <table:table-cell table:formula="of:=IF([.A105]=0;&quot;&quot;;IF([Recipes.E105]=&quot;&quot;;[.F104];[Recipes.E105]))" office:value-type="float" office:value="4" calcext:value-type="float">
            <text:p>4</text:p>
          </table:table-cell>
          <table:table-cell table:formula="of:=IF(OR([.B105]=0;[.A105]=&quot;&quot;);&quot;&quot;;[.F105])" office:value-type="float" office:value="4" calcext:value-type="float">
            <text:p>4</text:p>
          </table:table-cell>
          <table:table-cell table:style-name="ce19" table:formula="of:=IF([.G105]=&quot;&quot;;&quot;&quot;;[.A10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5]=&quot;&quot;;&quot;&quot;;[.B105])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19" table:formula="of:=IF([.G105]=&quot;&quot;;&quot;&quot;;[.C105]/[.G105])" office:value-type="float" office:value="0.9375" calcext:value-type="float">
            <text:p>0.9375</text:p>
          </table:table-cell>
          <table:table-cell table:style-name="ce20" table:formula="of:=IF([.G105]=&quot;&quot;;&quot;&quot;;[.D105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06]" office:value-type="string" office:string-value="Sweet Potato and Black bean chili" calcext:value-type="string">
            <text:p>Sweet Potato and Black bean chili</text:p>
          </table:table-cell>
          <table:table-cell table:formula="of:=[Recipes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6]" office:value-type="float" office:value="62.5" calcext:value-type="float">
            <text:p>62.5</text:p>
          </table:table-cell>
          <table:table-cell table:formula="of:=[Recipes.D106]" office:value-type="string" office:string-value="g" calcext:value-type="string">
            <text:p>g</text:p>
          </table:table-cell>
          <table:table-cell table:formula="of:=[Recipes.E106]" office:value-type="float" office:value="0" calcext:value-type="float">
            <text:p>0</text:p>
          </table:table-cell>
          <table:table-cell table:formula="of:=IF([.A106]=0;&quot;&quot;;IF([Recipes.E106]=&quot;&quot;;[.F105];[Recipes.E106]))" office:value-type="float" office:value="4" calcext:value-type="float">
            <text:p>4</text:p>
          </table:table-cell>
          <table:table-cell table:formula="of:=IF(OR([.B106]=0;[.A106]=&quot;&quot;);&quot;&quot;;[.F106])" office:value-type="float" office:value="4" calcext:value-type="float">
            <text:p>4</text:p>
          </table:table-cell>
          <table:table-cell table:style-name="ce19" table:formula="of:=IF([.G106]=&quot;&quot;;&quot;&quot;;[.A10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6]=&quot;&quot;;&quot;&quot;;[.B106])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19" table:formula="of:=IF([.G106]=&quot;&quot;;&quot;&quot;;[.C106]/[.G106])" office:value-type="float" office:value="15.625" calcext:value-type="float">
            <text:p>15.625</text:p>
          </table:table-cell>
          <table:table-cell table:style-name="ce20" table:formula="of:=IF([.G106]=&quot;&quot;;&quot;&quot;;[.D10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7]" office:value-type="string" office:string-value="Sweet Potato and Black bean chili" calcext:value-type="string">
            <text:p>Sweet Potato and Black bean chili</text:p>
          </table:table-cell>
          <table:table-cell table:formula="of:=[Recipes.B107]" office:value-type="string" office:string-value="1 large onion, diced" calcext:value-type="string">
            <text:p>1 large onion, diced</text:p>
          </table:table-cell>
          <table:table-cell table:formula="of:=[Recipes.C107]" office:value-type="float" office:value="32.5" calcext:value-type="float">
            <text:p>3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formula="of:=IF([.A107]=0;&quot;&quot;;IF([Recipes.E107]=&quot;&quot;;[.F106];[Recipes.E107]))" office:value-type="float" office:value="4" calcext:value-type="float">
            <text:p>4</text:p>
          </table:table-cell>
          <table:table-cell table:formula="of:=IF(OR([.B107]=0;[.A107]=&quot;&quot;);&quot;&quot;;[.F107])" office:value-type="float" office:value="4" calcext:value-type="float">
            <text:p>4</text:p>
          </table:table-cell>
          <table:table-cell table:style-name="ce19" table:formula="of:=IF([.G107]=&quot;&quot;;&quot;&quot;;[.A10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7]=&quot;&quot;;&quot;&quot;;[.B107])" office:value-type="string" office:string-value="1 large onion, diced" calcext:value-type="string">
            <text:p>1 large onion, diced</text:p>
          </table:table-cell>
          <table:table-cell table:style-name="ce19" table:formula="of:=IF([.G107]=&quot;&quot;;&quot;&quot;;[.C107]/[.G107])" office:value-type="float" office:value="8.125" calcext:value-type="float">
            <text:p>8.125</text:p>
          </table:table-cell>
          <table:table-cell table:style-name="ce20" table:formula="of:=IF([.G107]=&quot;&quot;;&quot;&quot;;[.D10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string" office:string-value="4 cloves garlic, minced" calcext:value-type="string">
            <text:p>4 cloves garlic, minced</text:p>
          </table:table-cell>
          <table:table-cell table:formula="of:=[Recipes.C108]" office:value-type="float" office:value="1" calcext:value-type="float">
            <text:p>1</text:p>
          </table:table-cell>
          <table:table-cell table:formula="of:=[Recipes.D108]" office:value-type="string" office:string-value="cloves" calcext:value-type="string">
            <text:p>cloves</text:p>
          </table:table-cell>
          <table:table-cell table:formula="of:=[Recipes.E108]" office:value-type="float" office:value="0" calcext:value-type="float">
            <text:p>0</text:p>
          </table:table-cell>
          <table:table-cell table:formula="of:=IF([.A108]=0;&quot;&quot;;IF([Recipes.E108]=&quot;&quot;;[.F107];[Recipes.E108]))" office:value-type="float" office:value="4" calcext:value-type="float">
            <text:p>4</text:p>
          </table:table-cell>
          <table:table-cell table:formula="of:=IF(OR([.B108]=0;[.A108]=&quot;&quot;);&quot;&quot;;[.F108])" office:value-type="float" office:value="4" calcext:value-type="float">
            <text:p>4</text:p>
          </table:table-cell>
          <table:table-cell table:style-name="ce19" table:formula="of:=IF([.G108]=&quot;&quot;;&quot;&quot;;[.A10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8]=&quot;&quot;;&quot;&quot;;[.B108])" office:value-type="string" office:string-value="4 cloves garlic, minced" calcext:value-type="string">
            <text:p>4 cloves garlic, minced</text:p>
          </table:table-cell>
          <table:table-cell table:style-name="ce19" table:formula="of:=IF([.G108]=&quot;&quot;;&quot;&quot;;[.C108]/[.G108])" office:value-type="float" office:value="0.25" calcext:value-type="float">
            <text:p>0.25</text:p>
          </table:table-cell>
          <table:table-cell table:style-name="ce20" table:formula="of:=IF([.G108]=&quot;&quot;;&quot;&quot;;[.D108])" office:value-type="string" office:string-value="cloves" calcext:value-type="string">
            <text:p>cloves</text:p>
          </table:table-cell>
          <table:table-cell table:number-columns-repeated="1009"/>
        </table:table-row>
        <table:table-row table:style-name="ro1">
          <table:table-cell table:formula="of:=[Recipes.A109]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2 tablespoons chili powder" calcext:value-type="string">
            <text:p>2 tablespoons chili powder</text:p>
          </table:table-cell>
          <table:table-cell table:formula="of:=[Recipes.C109]" office:value-type="float" office:value="0.5" calcext:value-type="float">
            <text:p>0.5</text:p>
          </table:table-cell>
          <table:table-cell table:formula="of:=[Recipes.D109]" office:value-type="string" office:string-value="tbsp" calcext:value-type="string">
            <text:p>tbsp</text:p>
          </table:table-cell>
          <table:table-cell table:formula="of:=[Recipes.E109]" office:value-type="float" office:value="0" calcext:value-type="float">
            <text:p>0</text:p>
          </table:table-cell>
          <table:table-cell table:formula="of:=IF([.A109]=0;&quot;&quot;;IF([Recipes.E109]=&quot;&quot;;[.F108];[Recipes.E109]))" office:value-type="float" office:value="4" calcext:value-type="float">
            <text:p>4</text:p>
          </table:table-cell>
          <table:table-cell table:formula="of:=IF(OR([.B109]=0;[.A109]=&quot;&quot;);&quot;&quot;;[.F109])" office:value-type="float" office:value="4" calcext:value-type="float">
            <text:p>4</text:p>
          </table:table-cell>
          <table:table-cell table:style-name="ce19" table:formula="of:=IF([.G109]=&quot;&quot;;&quot;&quot;;[.A10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9]=&quot;&quot;;&quot;&quot;;[.B109])" office:value-type="string" office:string-value="2 tablespoons chili powder" calcext:value-type="string">
            <text:p>2 tablespoons chili powder</text:p>
          </table:table-cell>
          <table:table-cell table:style-name="ce19" table:formula="of:=IF([.G109]=&quot;&quot;;&quot;&quot;;[.C109]/[.G109])" office:value-type="float" office:value="0.125" calcext:value-type="float">
            <text:p>0.125</text:p>
          </table:table-cell>
          <table:table-cell table:style-name="ce20" table:formula="of:=IF([.G109]=&quot;&quot;;&quot;&quot;;[.D10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10]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4 teaspoons ground cumin" calcext:value-type="string">
            <text:p>4 teaspoons ground cumin</text:p>
          </table:table-cell>
          <table:table-cell table:formula="of:=[Recipes.C110]" office:value-type="float" office:value="1" calcext:value-type="float">
            <text:p>1</text:p>
          </table:table-cell>
          <table:table-cell table:formula="of:=[Recipes.D110]" office:value-type="string" office:string-value="tsp" calcext:value-type="string">
            <text:p>tsp</text:p>
          </table:table-cell>
          <table:table-cell table:formula="of:=[Recipes.E110]" office:value-type="float" office:value="0" calcext:value-type="float">
            <text:p>0</text:p>
          </table:table-cell>
          <table:table-cell table:formula="of:=IF([.A110]=0;&quot;&quot;;IF([Recipes.E110]=&quot;&quot;;[.F109];[Recipes.E110]))" office:value-type="float" office:value="4" calcext:value-type="float">
            <text:p>4</text:p>
          </table:table-cell>
          <table:table-cell table:formula="of:=IF(OR([.B110]=0;[.A110]=&quot;&quot;);&quot;&quot;;[.F110])" office:value-type="float" office:value="4" calcext:value-type="float">
            <text:p>4</text:p>
          </table:table-cell>
          <table:table-cell table:style-name="ce19" table:formula="of:=IF([.G110]=&quot;&quot;;&quot;&quot;;[.A11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0]=&quot;&quot;;&quot;&quot;;[.B110])" office:value-type="string" office:string-value="4 teaspoons ground cumin" calcext:value-type="string">
            <text:p>4 teaspoons ground cumin</text:p>
          </table:table-cell>
          <table:table-cell table:style-name="ce19" table:formula="of:=IF([.G110]=&quot;&quot;;&quot;&quot;;[.C110]/[.G110])" office:value-type="float" office:value="0.25" calcext:value-type="float">
            <text:p>0.25</text:p>
          </table:table-cell>
          <table:table-cell table:style-name="ce20" table:formula="of:=IF([.G110]=&quot;&quot;;&quot;&quot;;[.D11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1]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1]" office:value-type="float" office:value="0.125" calcext:value-type="float">
            <text:p>0.125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formula="of:=IF([.A111]=0;&quot;&quot;;IF([Recipes.E111]=&quot;&quot;;[.F110];[Recipes.E111]))" office:value-type="float" office:value="4" calcext:value-type="float">
            <text:p>4</text:p>
          </table:table-cell>
          <table:table-cell table:formula="of:=IF(OR([.B111]=0;[.A111]=&quot;&quot;);&quot;&quot;;[.F111])" office:value-type="float" office:value="4" calcext:value-type="float">
            <text:p>4</text:p>
          </table:table-cell>
          <table:table-cell table:style-name="ce19" table:formula="of:=IF([.G111]=&quot;&quot;;&quot;&quot;;[.A11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1]=&quot;&quot;;&quot;&quot;;[.B111])" office:value-type="string" office:string-value="1/2 teaspoon ground chipotle chile (see Note)" calcext:value-type="string">
            <text:p>1/2 teaspoon ground chipotle chile (see Note)</text:p>
          </table:table-cell>
          <table:table-cell table:style-name="ce19" table:formula="of:=IF([.G111]=&quot;&quot;;&quot;&quot;;[.C111]/[.G111])" office:value-type="float" office:value="0.03125" calcext:value-type="float">
            <text:p>0.03125</text:p>
          </table:table-cell>
          <table:table-cell table:style-name="ce20" table:formula="of:=IF([.G111]=&quot;&quot;;&quot;&quot;;[.D11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2]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1/4 teaspoon salt" calcext:value-type="string">
            <text:p>1/4 teaspoon salt</text:p>
          </table:table-cell>
          <table:table-cell table:formula="of:=[Recipes.C112]" office:value-type="float" office:value="0.0625" calcext:value-type="float">
            <text:p>0.06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formula="of:=IF([.A112]=0;&quot;&quot;;IF([Recipes.E112]=&quot;&quot;;[.F111];[Recipes.E112]))" office:value-type="float" office:value="4" calcext:value-type="float">
            <text:p>4</text:p>
          </table:table-cell>
          <table:table-cell table:formula="of:=IF(OR([.B112]=0;[.A112]=&quot;&quot;);&quot;&quot;;[.F112])" office:value-type="float" office:value="4" calcext:value-type="float">
            <text:p>4</text:p>
          </table:table-cell>
          <table:table-cell table:style-name="ce19" table:formula="of:=IF([.G112]=&quot;&quot;;&quot;&quot;;[.A11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2]=&quot;&quot;;&quot;&quot;;[.B112])" office:value-type="string" office:string-value="1/4 teaspoon salt" calcext:value-type="string">
            <text:p>1/4 teaspoon salt</text:p>
          </table:table-cell>
          <table:table-cell table:style-name="ce19" table:formula="of:=IF([.G112]=&quot;&quot;;&quot;&quot;;[.C112]/[.G112])" office:value-type="float" office:value="0.015625" calcext:value-type="float">
            <text:p>0.015625</text:p>
          </table:table-cell>
          <table:table-cell table:style-name="ce20" table:formula="of:=IF([.G112]=&quot;&quot;;&quot;&quot;;[.D112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3]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1/2 cups water" calcext:value-type="string">
            <text:p>2 1/2 cups water</text:p>
          </table:table-cell>
          <table:table-cell table:formula="of:=[Recipes.C113]" office:value-type="float" office:value="0.625" calcext:value-type="float">
            <text:p>0.625</text:p>
          </table:table-cell>
          <table:table-cell table:formula="of:=[Recipes.D113]" office:value-type="string" office:string-value="cups" calcext:value-type="string">
            <text:p>cups</text:p>
          </table:table-cell>
          <table:table-cell table:formula="of:=[Recipes.E113]" office:value-type="float" office:value="0" calcext:value-type="float">
            <text:p>0</text:p>
          </table:table-cell>
          <table:table-cell table:formula="of:=IF([.A113]=0;&quot;&quot;;IF([Recipes.E113]=&quot;&quot;;[.F112];[Recipes.E113]))" office:value-type="float" office:value="4" calcext:value-type="float">
            <text:p>4</text:p>
          </table:table-cell>
          <table:table-cell table:formula="of:=IF(OR([.B113]=0;[.A113]=&quot;&quot;);&quot;&quot;;[.F113])" office:value-type="float" office:value="4" calcext:value-type="float">
            <text:p>4</text:p>
          </table:table-cell>
          <table:table-cell table:style-name="ce19" table:formula="of:=IF([.G113]=&quot;&quot;;&quot;&quot;;[.A11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3]=&quot;&quot;;&quot;&quot;;[.B113])" office:value-type="string" office:string-value="2 1/2 cups water" calcext:value-type="string">
            <text:p>2 1/2 cups water</text:p>
          </table:table-cell>
          <table:table-cell table:style-name="ce19" table:formula="of:=IF([.G113]=&quot;&quot;;&quot;&quot;;[.C113]/[.G113])" office:value-type="float" office:value="0.15625" calcext:value-type="float">
            <text:p>0.15625</text:p>
          </table:table-cell>
          <table:table-cell table:style-name="ce20" table:formula="of:=IF([.G113]=&quot;&quot;;&quot;&quot;;[.D113])" office:value-type="string" office:string-value="cups" calcext:value-type="string">
            <text:p>cups</text:p>
          </table:table-cell>
          <table:table-cell table:number-columns-repeated="1009"/>
        </table:table-row>
        <table:table-row table:style-name="ro1">
          <table:table-cell table:formula="of:=[Recipes.A114]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2 15-ounce cans black beans, rinsed" calcext:value-type="string">
            <text:p>2 15-ounce cans black beans, rinsed</text:p>
          </table:table-cell>
          <table:table-cell table:formula="of:=[Recipes.C114]" office:value-type="float" office:value="212.6215" calcext:value-type="float">
            <text:p>212.6215</text:p>
          </table:table-cell>
          <table:table-cell table:formula="of:=[Recipes.D114]" office:value-type="string" office:string-value="g" calcext:value-type="string">
            <text:p>g</text:p>
          </table:table-cell>
          <table:table-cell table:formula="of:=[Recipes.E114]" office:value-type="float" office:value="0" calcext:value-type="float">
            <text:p>0</text:p>
          </table:table-cell>
          <table:table-cell table:formula="of:=IF([.A114]=0;&quot;&quot;;IF([Recipes.E114]=&quot;&quot;;[.F113];[Recipes.E114]))" office:value-type="float" office:value="4" calcext:value-type="float">
            <text:p>4</text:p>
          </table:table-cell>
          <table:table-cell table:formula="of:=IF(OR([.B114]=0;[.A114]=&quot;&quot;);&quot;&quot;;[.F114])" office:value-type="float" office:value="4" calcext:value-type="float">
            <text:p>4</text:p>
          </table:table-cell>
          <table:table-cell table:style-name="ce19" table:formula="of:=IF([.G114]=&quot;&quot;;&quot;&quot;;[.A114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4]=&quot;&quot;;&quot;&quot;;[.B114])" office:value-type="string" office:string-value="2 15-ounce cans black beans, rinsed" calcext:value-type="string">
            <text:p>2 15-ounce cans black beans, rinsed</text:p>
          </table:table-cell>
          <table:table-cell table:style-name="ce19" table:formula="of:=IF([.G114]=&quot;&quot;;&quot;&quot;;[.C114]/[.G114])" office:value-type="float" office:value="53.155375" calcext:value-type="float">
            <text:p>53.155375</text:p>
          </table:table-cell>
          <table:table-cell table:style-name="ce20" table:formula="of:=IF([.G114]=&quot;&quot;;&quot;&quot;;[.D11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5]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 14-ounce can diced tomatoes" calcext:value-type="string">
            <text:p>1 14-ounce can diced tomatoes</text:p>
          </table:table-cell>
          <table:table-cell table:formula="of:=[Recipes.C115]" office:value-type="float" office:value="99.2" calcext:value-type="float">
            <text:p>99.2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formula="of:=IF([.A115]=0;&quot;&quot;;IF([Recipes.E115]=&quot;&quot;;[.F114];[Recipes.E115]))" office:value-type="float" office:value="4" calcext:value-type="float">
            <text:p>4</text:p>
          </table:table-cell>
          <table:table-cell table:formula="of:=IF(OR([.B115]=0;[.A115]=&quot;&quot;);&quot;&quot;;[.F115])" office:value-type="float" office:value="4" calcext:value-type="float">
            <text:p>4</text:p>
          </table:table-cell>
          <table:table-cell table:style-name="ce19" table:formula="of:=IF([.G115]=&quot;&quot;;&quot;&quot;;[.A11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5]=&quot;&quot;;&quot;&quot;;[.B115])" office:value-type="string" office:string-value="1 14-ounce can diced tomatoes" calcext:value-type="string">
            <text:p>1 14-ounce can diced tomatoes</text:p>
          </table:table-cell>
          <table:table-cell table:style-name="ce19" table:formula="of:=IF([.G115]=&quot;&quot;;&quot;&quot;;[.C115]/[.G115])" office:value-type="float" office:value="24.8" calcext:value-type="float">
            <text:p>24.8</text:p>
          </table:table-cell>
          <table:table-cell table:style-name="ce20" table:formula="of:=IF([.G115]=&quot;&quot;;&quot;&quot;;[.D11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6]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4 teaspoons lime juice" calcext:value-type="string">
            <text:p>4 teaspoons lime juice</text:p>
          </table:table-cell>
          <table:table-cell table:formula="of:=[Recipes.C116]" office:value-type="float" office:value="1" calcext:value-type="float">
            <text:p>1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formula="of:=IF([.A116]=0;&quot;&quot;;IF([Recipes.E116]=&quot;&quot;;[.F115];[Recipes.E116]))" office:value-type="float" office:value="4" calcext:value-type="float">
            <text:p>4</text:p>
          </table:table-cell>
          <table:table-cell table:formula="of:=IF(OR([.B116]=0;[.A116]=&quot;&quot;);&quot;&quot;;[.F116])" office:value-type="float" office:value="4" calcext:value-type="float">
            <text:p>4</text:p>
          </table:table-cell>
          <table:table-cell table:style-name="ce19" table:formula="of:=IF([.G116]=&quot;&quot;;&quot;&quot;;[.A11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6]=&quot;&quot;;&quot;&quot;;[.B116])" office:value-type="string" office:string-value="4 teaspoons lime juice" calcext:value-type="string">
            <text:p>4 teaspoons lime juice</text:p>
          </table:table-cell>
          <table:table-cell table:style-name="ce19" table:formula="of:=IF([.G116]=&quot;&quot;;&quot;&quot;;[.C116]/[.G116])" office:value-type="float" office:value="0.25" calcext:value-type="float">
            <text:p>0.25</text:p>
          </table:table-cell>
          <table:table-cell table:style-name="ce20" table:formula="of:=IF([.G116]=&quot;&quot;;&quot;&quot;;[.D116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7]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1/2 cup chopped fresh cilantro" calcext:value-type="string">
            <text:p>1/2 cup chopped fresh cilantro</text:p>
          </table:table-cell>
          <table:table-cell table:formula="of:=[Recipes.C117]" office:value-type="float" office:value="0.125" calcext:value-type="float">
            <text:p>0.125</text:p>
          </table:table-cell>
          <table:table-cell table:formula="of:=[Recipes.D117]" office:value-type="string" office:string-value="cup" calcext:value-type="string">
            <text:p>cup</text:p>
          </table:table-cell>
          <table:table-cell table:formula="of:=[Recipes.E117]" office:value-type="float" office:value="0" calcext:value-type="float">
            <text:p>0</text:p>
          </table:table-cell>
          <table:table-cell table:formula="of:=IF([.A117]=0;&quot;&quot;;IF([Recipes.E117]=&quot;&quot;;[.F116];[Recipes.E117]))" office:value-type="float" office:value="4" calcext:value-type="float">
            <text:p>4</text:p>
          </table:table-cell>
          <table:table-cell table:formula="of:=IF(OR([.B117]=0;[.A117]=&quot;&quot;);&quot;&quot;;[.F117])" office:value-type="float" office:value="4" calcext:value-type="float">
            <text:p>4</text:p>
          </table:table-cell>
          <table:table-cell table:style-name="ce19" table:formula="of:=IF([.G117]=&quot;&quot;;&quot;&quot;;[.A11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7]=&quot;&quot;;&quot;&quot;;[.B117])" office:value-type="string" office:string-value="1/2 cup chopped fresh cilantro" calcext:value-type="string">
            <text:p>1/2 cup chopped fresh cilantro</text:p>
          </table:table-cell>
          <table:table-cell table:style-name="ce19" table:formula="of:=IF([.G117]=&quot;&quot;;&quot;&quot;;[.C117]/[.G117])" office:value-type="float" office:value="0.03125" calcext:value-type="float">
            <text:p>0.03125</text:p>
          </table:table-cell>
          <table:table-cell table:style-name="ce20" table:formula="of:=IF([.G117]=&quot;&quot;;&quot;&quot;;[.D117])" office:value-type="string" office:string-value="cup" calcext:value-type="string">
            <text:p>cup</text:p>
          </table:table-cell>
          <table:table-cell table:number-columns-repeated="1009"/>
        </table:table-row>
        <table:table-row table:style-name="ro1">
          <table:table-cell table:formula="of:=[Recipes.A118]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teaspoons unsweetened cocoa powder" calcext:value-type="string">
            <text:p>2 teaspoons unsweetened cocoa powder</text:p>
          </table:table-cell>
          <table:table-cell table:formula="of:=[Recipes.C118]" office:value-type="float" office:value="0" calcext:value-type="float">
            <text:p>0</text:p>
          </table:table-cell>
          <table:table-cell table:formula="of:=[Recipes.D118]" office:value-type="float" office:value="0" calcext:value-type="float">
            <text:p>0</text:p>
          </table:table-cell>
          <table:table-cell table:formula="of:=[Recipes.E118]" office:value-type="float" office:value="0" calcext:value-type="float">
            <text:p>0</text:p>
          </table:table-cell>
          <table:table-cell table:formula="of:=IF([.A118]=0;&quot;&quot;;IF([Recipes.E118]=&quot;&quot;;[.F117];[Recipes.E118]))" office:value-type="float" office:value="4" calcext:value-type="float">
            <text:p>4</text:p>
          </table:table-cell>
          <table:table-cell table:formula="of:=IF(OR([.B118]=0;[.A118]=&quot;&quot;);&quot;&quot;;[.F118])" office:value-type="float" office:value="4" calcext:value-type="float">
            <text:p>4</text:p>
          </table:table-cell>
          <table:table-cell table:style-name="ce19" table:formula="of:=IF([.G118]=&quot;&quot;;&quot;&quot;;[.A11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8]=&quot;&quot;;&quot;&quot;;[.B118])" office:value-type="string" office:string-value="2 teaspoons unsweetened cocoa powder" calcext:value-type="string">
            <text:p>2 teaspoons unsweetened cocoa powder</text:p>
          </table:table-cell>
          <table:table-cell table:style-name="ce19" table:formula="of:=IF([.G118]=&quot;&quot;;&quot;&quot;;[.C118]/[.G118])" office:value-type="float" office:value="0" calcext:value-type="float">
            <text:p>0</text:p>
          </table:table-cell>
          <table:table-cell table:style-name="ce20" table:formula="of:=IF([.G118]=&quot;&quot;;&quot;&quot;;[.D11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19]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¼ teaspoon ground cinnamon" calcext:value-type="string">
            <text:p>¼ teaspoon ground cinnamon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formula="of:=IF([.A119]=0;&quot;&quot;;IF([Recipes.E119]=&quot;&quot;;[.F118];[Recipes.E119]))" office:value-type="float" office:value="4" calcext:value-type="float">
            <text:p>4</text:p>
          </table:table-cell>
          <table:table-cell table:formula="of:=IF(OR([.B119]=0;[.A119]=&quot;&quot;);&quot;&quot;;[.F119])" office:value-type="float" office:value="4" calcext:value-type="float">
            <text:p>4</text:p>
          </table:table-cell>
          <table:table-cell table:style-name="ce19" table:formula="of:=IF([.G119]=&quot;&quot;;&quot;&quot;;[.A11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9]=&quot;&quot;;&quot;&quot;;[.B119])" office:value-type="string" office:string-value="¼ teaspoon ground cinnamon" calcext:value-type="string">
            <text:p>¼ teaspoon ground cinnamon</text:p>
          </table:table-cell>
          <table:table-cell table:style-name="ce19" table:formula="of:=IF([.G119]=&quot;&quot;;&quot;&quot;;[.C119]/[.G119])" office:value-type="float" office:value="0" calcext:value-type="float">
            <text:p>0</text:p>
          </table:table-cell>
          <table:table-cell table:style-name="ce20" table:formula="of:=IF([.G119]=&quot;&quot;;&quot;&quot;;[.D1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20]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avocado" calcext:value-type="string">
            <text:p>avocado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piece" calcext:value-type="string">
            <text:p>piece</text:p>
          </table:table-cell>
          <table:table-cell table:formula="of:=[Recipes.E120]" office:value-type="float" office:value="0" calcext:value-type="float">
            <text:p>0</text:p>
          </table:table-cell>
          <table:table-cell table:formula="of:=IF([.A120]=0;&quot;&quot;;IF([Recipes.E120]=&quot;&quot;;[.F119];[Recipes.E120]))" office:value-type="float" office:value="4" calcext:value-type="float">
            <text:p>4</text:p>
          </table:table-cell>
          <table:table-cell table:formula="of:=IF(OR([.B120]=0;[.A120]=&quot;&quot;);&quot;&quot;;[.F120])" office:value-type="float" office:value="4" calcext:value-type="float">
            <text:p>4</text:p>
          </table:table-cell>
          <table:table-cell table:style-name="ce19" table:formula="of:=IF([.G120]=&quot;&quot;;&quot;&quot;;[.A12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0]=&quot;&quot;;&quot;&quot;;[.B120])" office:value-type="string" office:string-value="avocado" calcext:value-type="string">
            <text:p>avocado</text:p>
          </table:table-cell>
          <table:table-cell table:style-name="ce19" table:formula="of:=IF([.G120]=&quot;&quot;;&quot;&quot;;[.C120]/[.G120])" office:value-type="float" office:value="0.25" calcext:value-type="float">
            <text:p>0.25</text:p>
          </table:table-cell>
          <table:table-cell table:style-name="ce20" table:formula="of:=IF([.G120]=&quot;&quot;;&quot;&quot;;[.D120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121]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crema" calcext:value-type="string">
            <text:p>crema</text:p>
          </table:table-cell>
          <table:table-cell table:formula="of:=[Recipes.C121]" office:value-type="float" office:value="50" calcext:value-type="float">
            <text:p>50</text:p>
          </table:table-cell>
          <table:table-cell table:formula="of:=[Recipes.D121]" office:value-type="string" office:string-value="g" calcext:value-type="string">
            <text:p>g</text:p>
          </table:table-cell>
          <table:table-cell table:formula="of:=[Recipes.E121]" office:value-type="float" office:value="0" calcext:value-type="float">
            <text:p>0</text:p>
          </table:table-cell>
          <table:table-cell table:formula="of:=IF([.A121]=0;&quot;&quot;;IF([Recipes.E121]=&quot;&quot;;[.F120];[Recipes.E121]))" office:value-type="float" office:value="4" calcext:value-type="float">
            <text:p>4</text:p>
          </table:table-cell>
          <table:table-cell table:formula="of:=IF(OR([.B121]=0;[.A121]=&quot;&quot;);&quot;&quot;;[.F121])" office:value-type="float" office:value="4" calcext:value-type="float">
            <text:p>4</text:p>
          </table:table-cell>
          <table:table-cell table:style-name="ce19" table:formula="of:=IF([.G121]=&quot;&quot;;&quot;&quot;;[.A12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1]=&quot;&quot;;&quot;&quot;;[.B121])" office:value-type="string" office:string-value="crema" calcext:value-type="string">
            <text:p>crema</text:p>
          </table:table-cell>
          <table:table-cell table:style-name="ce19" table:formula="of:=IF([.G121]=&quot;&quot;;&quot;&quot;;[.C121]/[.G121])" office:value-type="float" office:value="12.5" calcext:value-type="float">
            <text:p>12.5</text:p>
          </table:table-cell>
          <table:table-cell table:style-name="ce20" table:formula="of:=IF([.G121]=&quot;&quot;;&quot;&quot;;[.D121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2]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Rice" calcext:value-type="string">
            <text:p>Rice</text:p>
          </table:table-cell>
          <table:table-cell table:formula="of:=[Recipes.C122]" office:value-type="float" office:value="75" calcext:value-type="float">
            <text:p>75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formula="of:=IF([.A122]=0;&quot;&quot;;IF([Recipes.E122]=&quot;&quot;;[.F121];[Recipes.E122]))" office:value-type="float" office:value="4" calcext:value-type="float">
            <text:p>4</text:p>
          </table:table-cell>
          <table:table-cell table:formula="of:=IF(OR([.B122]=0;[.A122]=&quot;&quot;);&quot;&quot;;[.F122])" office:value-type="float" office:value="4" calcext:value-type="float">
            <text:p>4</text:p>
          </table:table-cell>
          <table:table-cell table:style-name="ce19" table:formula="of:=IF([.G122]=&quot;&quot;;&quot;&quot;;[.A12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2]=&quot;&quot;;&quot;&quot;;[.B122])" office:value-type="string" office:string-value="Rice" calcext:value-type="string">
            <text:p>Rice</text:p>
          </table:table-cell>
          <table:table-cell table:style-name="ce19" table:formula="of:=IF([.G122]=&quot;&quot;;&quot;&quot;;[.C122]/[.G122])" office:value-type="float" office:value="18.75" calcext:value-type="float">
            <text:p>18.75</text:p>
          </table:table-cell>
          <table:table-cell table:style-name="ce20" table:formula="of:=IF([.G122]=&quot;&quot;;&quot;&quot;;[.D122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3]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bread" calcext:value-type="string">
            <text:p>bread</text:p>
          </table:table-cell>
          <table:table-cell table:formula="of:=[Recipes.C123]" office:value-type="string" office:string-value="?" calcext:value-type="string">
            <text:p>?</text:p>
          </table:table-cell>
          <table:table-cell table:formula="of:=[Recipes.D123]" office:value-type="string" office:string-value="loaf" calcext:value-type="string">
            <text:p>loaf</text:p>
          </table:table-cell>
          <table:table-cell table:formula="of:=[Recipes.E123]" office:value-type="float" office:value="0" calcext:value-type="float">
            <text:p>0</text:p>
          </table:table-cell>
          <table:table-cell table:formula="of:=IF([.A123]=0;&quot;&quot;;IF([Recipes.E123]=&quot;&quot;;[.F122];[Recipes.E123]))" office:value-type="float" office:value="4" calcext:value-type="float">
            <text:p>4</text:p>
          </table:table-cell>
          <table:table-cell table:formula="of:=IF(OR([.B123]=0;[.A123]=&quot;&quot;);&quot;&quot;;[.F123])" office:value-type="float" office:value="4" calcext:value-type="float">
            <text:p>4</text:p>
          </table:table-cell>
          <table:table-cell table:style-name="ce19" table:formula="of:=IF([.G123]=&quot;&quot;;&quot;&quot;;[.A12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3]=&quot;&quot;;&quot;&quot;;[.B123])" office:value-type="string" office:string-value="bread" calcext:value-type="string">
            <text:p>bread</text:p>
          </table:table-cell>
          <table:table-cell table:style-name="ce19" table:formula="of:=IF([.G123]=&quot;&quot;;&quot;&quot;;[.C123]/[.G123])" office:value-type="string" office:string-value="" calcext:value-type="error">
            <text:p>#VALUE!</text:p>
          </table:table-cell>
          <table:table-cell table:style-name="ce20" table:formula="of:=IF([.G123]=&quot;&quot;;&quot;&quot;;[.D123])" office:value-type="string" office:string-value="loaf" calcext:value-type="string">
            <text:p>loaf</text:p>
          </table:table-cell>
          <table:table-cell table:number-columns-repeated="1009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float" office:value="0" calcext:value-type="float">
            <text:p>0</text:p>
          </table:table-cell>
          <table:table-cell table:formula="of:=[Recipes.C124]" office:value-type="float" office:value="0" calcext:value-type="float">
            <text:p>0</text:p>
          </table:table-cell>
          <table:table-cell table:formula="of:=[Recipes.D124]" office:value-type="float" office:value="0" calcext:value-type="float">
            <text:p>0</text:p>
          </table:table-cell>
          <table:table-cell table:formula="of:=[Recipes.E124]" office:value-type="float" office:value="0" calcext:value-type="float">
            <text:p>0</text:p>
          </table:table-cell>
          <table:table-cell table:formula="of:=IF([.A124]=0;&quot;&quot;;IF([Recipes.E124]=&quot;&quot;;[.F123];[Recipes.E124]))">
            <text:p/>
          </table:table-cell>
          <table:table-cell table:formula="of:=IF(OR([.B124]=0;[.A124]=&quot;&quot;);&quot;&quot;;[.F124])">
            <text:p/>
          </table:table-cell>
          <table:table-cell table:style-name="ce19" table:formula="of:=IF([.G124]=&quot;&quot;;&quot;&quot;;[.A124])">
            <text:p/>
          </table:table-cell>
          <table:table-cell table:style-name="ce19" table:formula="of:=IF([.G124]=&quot;&quot;;&quot;&quot;;[.B124])">
            <text:p/>
          </table:table-cell>
          <table:table-cell table:style-name="ce19" table:formula="of:=IF([.G124]=&quot;&quot;;&quot;&quot;;[.C124]/[.G124])">
            <text:p/>
          </table:table-cell>
          <table:table-cell table:style-name="ce20" table:formula="of:=IF([.G124]=&quot;&quot;;&quot;&quot;;[.D124])">
            <text:p/>
          </table:table-cell>
          <table:table-cell table:number-columns-repeated="1009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formula="of:=IF([.A125]=0;&quot;&quot;;IF([Recipes.E125]=&quot;&quot;;[.F124];[Recipes.E125]))">
            <text:p/>
          </table:table-cell>
          <table:table-cell table:formula="of:=IF(OR([.B125]=0;[.A125]=&quot;&quot;);&quot;&quot;;[.F125])">
            <text:p/>
          </table:table-cell>
          <table:table-cell table:style-name="ce19" table:formula="of:=IF([.G125]=&quot;&quot;;&quot;&quot;;[.A125])">
            <text:p/>
          </table:table-cell>
          <table:table-cell table:style-name="ce19" table:formula="of:=IF([.G125]=&quot;&quot;;&quot;&quot;;[.B125])">
            <text:p/>
          </table:table-cell>
          <table:table-cell table:style-name="ce19" table:formula="of:=IF([.G125]=&quot;&quot;;&quot;&quot;;[.C125]/[.G125])">
            <text:p/>
          </table:table-cell>
          <table:table-cell table:style-name="ce20" table:formula="of:=IF([.G125]=&quot;&quot;;&quot;&quot;;[.D125])">
            <text:p/>
          </table:table-cell>
          <table:table-cell table:number-columns-repeated="1009"/>
        </table:table-row>
        <table:table-row table:style-name="ro1">
          <table:table-cell table:formula="of:=[Recipes.A126]" office:value-type="string" office:string-value="Clafourtis" calcext:value-type="string">
            <text:p>Clafourtis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formula="of:=IF([.A126]=0;&quot;&quot;;IF([Recipes.E126]=&quot;&quot;;[.F125];[Recipes.E126]))">
            <text:p/>
          </table:table-cell>
          <table:table-cell table:formula="of:=IF(OR([.B126]=0;[.A126]=&quot;&quot;);&quot;&quot;;[.F126])">
            <text:p/>
          </table:table-cell>
          <table:table-cell table:style-name="ce19" table:formula="of:=IF([.G126]=&quot;&quot;;&quot;&quot;;[.A126])">
            <text:p/>
          </table:table-cell>
          <table:table-cell table:style-name="ce19" table:formula="of:=IF([.G126]=&quot;&quot;;&quot;&quot;;[.B126])">
            <text:p/>
          </table:table-cell>
          <table:table-cell table:style-name="ce19" table:formula="of:=IF([.G126]=&quot;&quot;;&quot;&quot;;[.C126]/[.G126])">
            <text:p/>
          </table:table-cell>
          <table:table-cell table:style-name="ce20" table:formula="of:=IF([.G126]=&quot;&quot;;&quot;&quot;;[.D126])">
            <text:p/>
          </table:table-cell>
          <table:table-cell table:number-columns-repeated="1009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7]" office:value-type="float" office:value="250" calcext:value-type="float">
            <text:p>250</text:p>
          </table:table-cell>
          <table:table-cell table:formula="of:=[Recipes.D127]" office:value-type="string" office:string-value="g" calcext:value-type="string">
            <text:p>g</text:p>
          </table:table-cell>
          <table:table-cell table:formula="of:=[Recipes.E127]" office:value-type="float" office:value="0" calcext:value-type="float">
            <text:p>0</text:p>
          </table:table-cell>
          <table:table-cell table:formula="of:=IF([.A127]=0;&quot;&quot;;IF([Recipes.E127]=&quot;&quot;;[.F126];[Recipes.E127]))">
            <text:p/>
          </table:table-cell>
          <table:table-cell table:formula="of:=IF(OR([.B127]=0;[.A127]=&quot;&quot;);&quot;&quot;;[.F127])">
            <text:p/>
          </table:table-cell>
          <table:table-cell table:style-name="ce19" table:formula="of:=IF([.G127]=&quot;&quot;;&quot;&quot;;[.A127])">
            <text:p/>
          </table:table-cell>
          <table:table-cell table:style-name="ce19" table:formula="of:=IF([.G127]=&quot;&quot;;&quot;&quot;;[.B127])">
            <text:p/>
          </table:table-cell>
          <table:table-cell table:style-name="ce19" table:formula="of:=IF([.G127]=&quot;&quot;;&quot;&quot;;[.C127]/[.G127])">
            <text:p/>
          </table:table-cell>
          <table:table-cell table:style-name="ce20" table:formula="of:=IF([.G127]=&quot;&quot;;&quot;&quot;;[.D127])">
            <text:p/>
          </table:table-cell>
          <table:table-cell table:number-columns-repeated="1009"/>
        </table:table-row>
        <table:table-row table:style-name="ro1">
          <table:table-cell table:formula="of:=[Recipes.A128]" office:value-type="string" office:string-value="Clafourtis" calcext:value-type="string">
            <text:p>Clafourtis</text:p>
          </table:table-cell>
          <table:table-cell table:formula="of:=[Recipes.B128]" office:value-type="string" office:string-value="75g sugar powder" calcext:value-type="string">
            <text:p>75g sugar powder</text:p>
          </table:table-cell>
          <table:table-cell table:formula="of:=[Recipes.C128]" office:value-type="float" office:value="75" calcext:value-type="float">
            <text:p>75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formula="of:=IF([.A128]=0;&quot;&quot;;IF([Recipes.E128]=&quot;&quot;;[.F127];[Recipes.E128]))">
            <text:p/>
          </table:table-cell>
          <table:table-cell table:formula="of:=IF(OR([.B128]=0;[.A128]=&quot;&quot;);&quot;&quot;;[.F128])">
            <text:p/>
          </table:table-cell>
          <table:table-cell table:style-name="ce19" table:formula="of:=IF([.G128]=&quot;&quot;;&quot;&quot;;[.A128])">
            <text:p/>
          </table:table-cell>
          <table:table-cell table:style-name="ce19" table:formula="of:=IF([.G128]=&quot;&quot;;&quot;&quot;;[.B128])">
            <text:p/>
          </table:table-cell>
          <table:table-cell table:style-name="ce19" table:formula="of:=IF([.G128]=&quot;&quot;;&quot;&quot;;[.C128]/[.G128])">
            <text:p/>
          </table:table-cell>
          <table:table-cell table:style-name="ce20" table:formula="of:=IF([.G128]=&quot;&quot;;&quot;&quot;;[.D128])">
            <text:p/>
          </table:table-cell>
          <table:table-cell table:number-columns-repeated="1009"/>
        </table:table-row>
        <table:table-row table:style-name="ro1">
          <table:table-cell table:formula="of:=[Recipes.A129]" office:value-type="string" office:string-value="Clafourtis" calcext:value-type="string">
            <text:p>Clafourtis</text:p>
          </table:table-cell>
          <table:table-cell table:formula="of:=[Recipes.B129]" office:value-type="string" office:string-value="75g flour" calcext:value-type="string">
            <text:p>75g flou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formula="of:=IF([.A129]=0;&quot;&quot;;IF([Recipes.E129]=&quot;&quot;;[.F128];[Recipes.E129]))">
            <text:p/>
          </table:table-cell>
          <table:table-cell table:formula="of:=IF(OR([.B129]=0;[.A129]=&quot;&quot;);&quot;&quot;;[.F129])">
            <text:p/>
          </table:table-cell>
          <table:table-cell table:style-name="ce19" table:formula="of:=IF([.G129]=&quot;&quot;;&quot;&quot;;[.A129])">
            <text:p/>
          </table:table-cell>
          <table:table-cell table:style-name="ce19" table:formula="of:=IF([.G129]=&quot;&quot;;&quot;&quot;;[.B129])">
            <text:p/>
          </table:table-cell>
          <table:table-cell table:style-name="ce19" table:formula="of:=IF([.G129]=&quot;&quot;;&quot;&quot;;[.C129]/[.G129])">
            <text:p/>
          </table:table-cell>
          <table:table-cell table:style-name="ce20" table:formula="of:=IF([.G129]=&quot;&quot;;&quot;&quot;;[.D129])">
            <text:p/>
          </table:table-cell>
          <table:table-cell table:number-columns-repeated="1009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[Recipes.B130]" office:value-type="string" office:string-value="50g butter" calcext:value-type="string">
            <text:p>50g butter</text:p>
          </table:table-cell>
          <table:table-cell table:formula="of:=[Recipes.C130]" office:value-type="float" office:value="50" calcext:value-type="float">
            <text:p>50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formula="of:=IF([.A130]=0;&quot;&quot;;IF([Recipes.E130]=&quot;&quot;;[.F129];[Recipes.E130]))">
            <text:p/>
          </table:table-cell>
          <table:table-cell table:formula="of:=IF(OR([.B130]=0;[.A130]=&quot;&quot;);&quot;&quot;;[.F130])">
            <text:p/>
          </table:table-cell>
          <table:table-cell table:style-name="ce19" table:formula="of:=IF([.G130]=&quot;&quot;;&quot;&quot;;[.A130])">
            <text:p/>
          </table:table-cell>
          <table:table-cell table:style-name="ce19" table:formula="of:=IF([.G130]=&quot;&quot;;&quot;&quot;;[.B130])">
            <text:p/>
          </table:table-cell>
          <table:table-cell table:style-name="ce19" table:formula="of:=IF([.G130]=&quot;&quot;;&quot;&quot;;[.C130]/[.G130])">
            <text:p/>
          </table:table-cell>
          <table:table-cell table:style-name="ce20" table:formula="of:=IF([.G130]=&quot;&quot;;&quot;&quot;;[.D130])">
            <text:p/>
          </table:table-cell>
          <table:table-cell table:number-columns-repeated="1009"/>
        </table:table-row>
        <table:table-row table:style-name="ro1">
          <table:table-cell table:formula="of:=[Recipes.A131]" office:value-type="string" office:string-value="Clafourtis" calcext:value-type="string">
            <text:p>Clafourtis</text:p>
          </table:table-cell>
          <table:table-cell table:formula="of:=[Recipes.B131]" office:value-type="string" office:string-value="2 egg" calcext:value-type="string">
            <text:p>2 egg</text:p>
          </table:table-cell>
          <table:table-cell table:formula="of:=[Recipes.C131]" office:value-type="float" office:value="2" calcext:value-type="float">
            <text:p>2</text:p>
          </table:table-cell>
          <table:table-cell table:formula="of:=[Recipes.D131]" office:value-type="string" office:string-value="egg" calcext:value-type="string">
            <text:p>egg</text:p>
          </table:table-cell>
          <table:table-cell table:formula="of:=[Recipes.E131]" office:value-type="float" office:value="0" calcext:value-type="float">
            <text:p>0</text:p>
          </table:table-cell>
          <table:table-cell table:formula="of:=IF([.A131]=0;&quot;&quot;;IF([Recipes.E131]=&quot;&quot;;[.F130];[Recipes.E131]))">
            <text:p/>
          </table:table-cell>
          <table:table-cell table:formula="of:=IF(OR([.B131]=0;[.A131]=&quot;&quot;);&quot;&quot;;[.F131])">
            <text:p/>
          </table:table-cell>
          <table:table-cell table:style-name="ce19" table:formula="of:=IF([.G131]=&quot;&quot;;&quot;&quot;;[.A131])">
            <text:p/>
          </table:table-cell>
          <table:table-cell table:style-name="ce19" table:formula="of:=IF([.G131]=&quot;&quot;;&quot;&quot;;[.B131])">
            <text:p/>
          </table:table-cell>
          <table:table-cell table:style-name="ce19" table:formula="of:=IF([.G131]=&quot;&quot;;&quot;&quot;;[.C131]/[.G131])">
            <text:p/>
          </table:table-cell>
          <table:table-cell table:style-name="ce20" table:formula="of:=IF([.G131]=&quot;&quot;;&quot;&quot;;[.D131])">
            <text:p/>
          </table:table-cell>
          <table:table-cell table:number-columns-repeated="1009"/>
        </table:table-row>
        <table:table-row table:style-name="ro1">
          <table:table-cell table:formula="of:=[Recipes.A132]" office:value-type="string" office:string-value="Clafourtis" calcext:value-type="string">
            <text:p>Clafourtis</text:p>
          </table:table-cell>
          <table:table-cell table:formula="of:=[Recipes.B132]" office:value-type="string" office:string-value="33 ml milk" calcext:value-type="string">
            <text:p>33 ml milk</text:p>
          </table:table-cell>
          <table:table-cell table:formula="of:=[Recipes.C132]" office:value-type="float" office:value="33" calcext:value-type="float">
            <text:p>33</text:p>
          </table:table-cell>
          <table:table-cell table:formula="of:=[Recipes.D132]" office:value-type="string" office:string-value="ml" calcext:value-type="string">
            <text:p>ml</text:p>
          </table:table-cell>
          <table:table-cell table:formula="of:=[Recipes.E132]" office:value-type="float" office:value="0" calcext:value-type="float">
            <text:p>0</text:p>
          </table:table-cell>
          <table:table-cell table:formula="of:=IF([.A132]=0;&quot;&quot;;IF([Recipes.E132]=&quot;&quot;;[.F131];[Recipes.E132]))">
            <text:p/>
          </table:table-cell>
          <table:table-cell table:formula="of:=IF(OR([.B132]=0;[.A132]=&quot;&quot;);&quot;&quot;;[.F132])">
            <text:p/>
          </table:table-cell>
          <table:table-cell table:style-name="ce19" table:formula="of:=IF([.G132]=&quot;&quot;;&quot;&quot;;[.A132])">
            <text:p/>
          </table:table-cell>
          <table:table-cell table:style-name="ce19" table:formula="of:=IF([.G132]=&quot;&quot;;&quot;&quot;;[.B132])">
            <text:p/>
          </table:table-cell>
          <table:table-cell table:style-name="ce19" table:formula="of:=IF([.G132]=&quot;&quot;;&quot;&quot;;[.C132]/[.G132])">
            <text:p/>
          </table:table-cell>
          <table:table-cell table:style-name="ce20" table:formula="of:=IF([.G132]=&quot;&quot;;&quot;&quot;;[.D132])">
            <text:p/>
          </table:table-cell>
          <table:table-cell table:number-columns-repeated="1009"/>
        </table:table-row>
        <table:table-row table:style-name="ro1">
          <table:table-cell table:formula="of:=[Recipes.A133]" office:value-type="string" office:string-value="Clafourtis" calcext:value-type="string">
            <text:p>Clafourtis</text:p>
          </table:table-cell>
          <table:table-cell table:formula="of:=[Recipes.B133]" office:value-type="string" office:string-value="200 ml creme fraiche" calcext:value-type="string">
            <text:p>200 ml creme fraiche</text:p>
          </table:table-cell>
          <table:table-cell table:formula="of:=[Recipes.C133]" office:value-type="float" office:value="200" calcext:value-type="float">
            <text:p>200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formula="of:=IF([.A133]=0;&quot;&quot;;IF([Recipes.E133]=&quot;&quot;;[.F132];[Recipes.E133]))">
            <text:p/>
          </table:table-cell>
          <table:table-cell table:formula="of:=IF(OR([.B133]=0;[.A133]=&quot;&quot;);&quot;&quot;;[.F133])">
            <text:p/>
          </table:table-cell>
          <table:table-cell table:style-name="ce19" table:formula="of:=IF([.G133]=&quot;&quot;;&quot;&quot;;[.A133])">
            <text:p/>
          </table:table-cell>
          <table:table-cell table:style-name="ce19" table:formula="of:=IF([.G133]=&quot;&quot;;&quot;&quot;;[.B133])">
            <text:p/>
          </table:table-cell>
          <table:table-cell table:style-name="ce19" table:formula="of:=IF([.G133]=&quot;&quot;;&quot;&quot;;[.C133]/[.G133])">
            <text:p/>
          </table:table-cell>
          <table:table-cell table:style-name="ce20" table:formula="of:=IF([.G133]=&quot;&quot;;&quot;&quot;;[.D133])">
            <text:p/>
          </table:table-cell>
          <table:table-cell table:number-columns-repeated="1009"/>
        </table:table-row>
        <table:table-row table:style-name="ro1">
          <table:table-cell table:formula="of:=[Recipes.A134]" office:value-type="string" office:string-value="Clafourtis" calcext:value-type="string">
            <text:p>Clafourtis</text:p>
          </table:table-cell>
          <table:table-cell table:formula="of:=[Recipes.B134]" office:value-type="string" office:string-value="1 pinch salt" calcext:value-type="string">
            <text:p>1 pinch salt</text:p>
          </table:table-cell>
          <table:table-cell table:formula="of:=[Recipes.C134]" office:value-type="float" office:value="1" calcext:value-type="float">
            <text:p>1</text:p>
          </table:table-cell>
          <table:table-cell table:formula="of:=[Recipes.D134]" office:value-type="string" office:string-value="pinch" calcext:value-type="string">
            <text:p>pinch</text:p>
          </table:table-cell>
          <table:table-cell table:formula="of:=[Recipes.E134]" office:value-type="float" office:value="0" calcext:value-type="float">
            <text:p>0</text:p>
          </table:table-cell>
          <table:table-cell table:formula="of:=IF([.A134]=0;&quot;&quot;;IF([Recipes.E134]=&quot;&quot;;[.F133];[Recipes.E134]))">
            <text:p/>
          </table:table-cell>
          <table:table-cell table:formula="of:=IF(OR([.B134]=0;[.A134]=&quot;&quot;);&quot;&quot;;[.F134])">
            <text:p/>
          </table:table-cell>
          <table:table-cell table:style-name="ce19" table:formula="of:=IF([.G134]=&quot;&quot;;&quot;&quot;;[.A134])">
            <text:p/>
          </table:table-cell>
          <table:table-cell table:style-name="ce19" table:formula="of:=IF([.G134]=&quot;&quot;;&quot;&quot;;[.B134])">
            <text:p/>
          </table:table-cell>
          <table:table-cell table:style-name="ce19" table:formula="of:=IF([.G134]=&quot;&quot;;&quot;&quot;;[.C134]/[.G134])">
            <text:p/>
          </table:table-cell>
          <table:table-cell table:style-name="ce20" table:formula="of:=IF([.G134]=&quot;&quot;;&quot;&quot;;[.D134])">
            <text:p/>
          </table:table-cell>
          <table:table-cell table:number-columns-repeated="1009"/>
        </table:table-row>
        <table:table-row table:style-name="ro1">
          <table:table-cell table:formula="of:=[Recipes.A135]" office:value-type="string" office:string-value="Clafourtis" calcext:value-type="string">
            <text:p>Clafourtis</text:p>
          </table:table-cell>
          <table:table-cell table:formula="of:=[Recipes.B135]" office:value-type="string" office:string-value="1 sachet vanilla " calcext:value-type="string">
            <text:p>1 sachet vanilla 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sachet" calcext:value-type="string">
            <text:p>sachet</text:p>
          </table:table-cell>
          <table:table-cell table:formula="of:=[Recipes.E135]" office:value-type="float" office:value="0" calcext:value-type="float">
            <text:p>0</text:p>
          </table:table-cell>
          <table:table-cell table:formula="of:=IF([.A135]=0;&quot;&quot;;IF([Recipes.E135]=&quot;&quot;;[.F134];[Recipes.E135]))">
            <text:p/>
          </table:table-cell>
          <table:table-cell table:formula="of:=IF(OR([.B135]=0;[.A135]=&quot;&quot;);&quot;&quot;;[.F135])">
            <text:p/>
          </table:table-cell>
          <table:table-cell table:style-name="ce19" table:formula="of:=IF([.G135]=&quot;&quot;;&quot;&quot;;[.A135])">
            <text:p/>
          </table:table-cell>
          <table:table-cell table:style-name="ce19" table:formula="of:=IF([.G135]=&quot;&quot;;&quot;&quot;;[.B135])">
            <text:p/>
          </table:table-cell>
          <table:table-cell table:style-name="ce19" table:formula="of:=IF([.G135]=&quot;&quot;;&quot;&quot;;[.C135]/[.G135])">
            <text:p/>
          </table:table-cell>
          <table:table-cell table:style-name="ce20" table:formula="of:=IF([.G135]=&quot;&quot;;&quot;&quot;;[.D135])">
            <text:p/>
          </table:table-cell>
          <table:table-cell table:number-columns-repeated="1009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float" office:value="0" calcext:value-type="float">
            <text:p>0</text:p>
          </table:table-cell>
          <table:table-cell table:formula="of:=[Recipes.C136]" office:value-type="float" office:value="0" calcext:value-type="float">
            <text:p>0</text:p>
          </table:table-cell>
          <table:table-cell table:formula="of:=[Recipes.D136]" office:value-type="float" office:value="0" calcext:value-type="float">
            <text:p>0</text:p>
          </table:table-cell>
          <table:table-cell table:formula="of:=[Recipes.E136]" office:value-type="float" office:value="0" calcext:value-type="float">
            <text:p>0</text:p>
          </table:table-cell>
          <table:table-cell table:formula="of:=IF([.A136]=0;&quot;&quot;;IF([Recipes.E136]=&quot;&quot;;[.F135];[Recipes.E136]))">
            <text:p/>
          </table:table-cell>
          <table:table-cell table:formula="of:=IF(OR([.B136]=0;[.A136]=&quot;&quot;);&quot;&quot;;[.F136])">
            <text:p/>
          </table:table-cell>
          <table:table-cell table:style-name="ce19" table:formula="of:=IF([.G136]=&quot;&quot;;&quot;&quot;;[.A136])">
            <text:p/>
          </table:table-cell>
          <table:table-cell table:style-name="ce19" table:formula="of:=IF([.G136]=&quot;&quot;;&quot;&quot;;[.B136])">
            <text:p/>
          </table:table-cell>
          <table:table-cell table:style-name="ce19" table:formula="of:=IF([.G136]=&quot;&quot;;&quot;&quot;;[.C136]/[.G136])">
            <text:p/>
          </table:table-cell>
          <table:table-cell table:style-name="ce20" table:formula="of:=IF([.G136]=&quot;&quot;;&quot;&quot;;[.D136])">
            <text:p/>
          </table:table-cell>
          <table:table-cell table:number-columns-repeated="1009"/>
        </table:table-row>
        <table:table-row table:style-name="ro1">
          <table:table-cell table:formula="of:=[Recipes.A137]" office:value-type="string" office:string-value="Custard" calcext:value-type="string">
            <text:p>Custard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3" calcext:value-type="float">
            <text:p>3</text:p>
          </table:table-cell>
          <table:table-cell table:formula="of:=IF([.A137]=0;&quot;&quot;;IF([Recipes.E137]=&quot;&quot;;[.F136];[Recipes.E137]))" office:value-type="float" office:value="3" calcext:value-type="float">
            <text:p>3</text:p>
          </table:table-cell>
          <table:table-cell table:formula="of:=IF(OR([.B137]=0;[.A137]=&quot;&quot;);&quot;&quot;;[.F137])">
            <text:p/>
          </table:table-cell>
          <table:table-cell table:style-name="ce19" table:formula="of:=IF([.G137]=&quot;&quot;;&quot;&quot;;[.A137])">
            <text:p/>
          </table:table-cell>
          <table:table-cell table:style-name="ce19" table:formula="of:=IF([.G137]=&quot;&quot;;&quot;&quot;;[.B137])">
            <text:p/>
          </table:table-cell>
          <table:table-cell table:style-name="ce19" table:formula="of:=IF([.G137]=&quot;&quot;;&quot;&quot;;[.C137]/[.G137])">
            <text:p/>
          </table:table-cell>
          <table:table-cell table:style-name="ce20" table:formula="of:=IF([.G137]=&quot;&quot;;&quot;&quot;;[.D137])">
            <text:p/>
          </table:table-cell>
          <table:table-cell table:number-columns-repeated="1009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string" office:string-value="1 cup (250ml) milk" calcext:value-type="string">
            <text:p>1 cup (250ml) milk</text:p>
          </table:table-cell>
          <table:table-cell table:formula="of:=[Recipes.C138]" office:value-type="float" office:value="250" calcext:value-type="float">
            <text:p>250</text:p>
          </table:table-cell>
          <table:table-cell table:formula="of:=[Recipes.D138]" office:value-type="string" office:string-value="ml" calcext:value-type="string">
            <text:p>ml</text:p>
          </table:table-cell>
          <table:table-cell table:formula="of:=[Recipes.E138]" office:value-type="float" office:value="0" calcext:value-type="float">
            <text:p>0</text:p>
          </table:table-cell>
          <table:table-cell table:formula="of:=IF([.A138]=0;&quot;&quot;;IF([Recipes.E138]=&quot;&quot;;[.F137];[Recipes.E138]))" office:value-type="float" office:value="3" calcext:value-type="float">
            <text:p>3</text:p>
          </table:table-cell>
          <table:table-cell table:formula="of:=IF(OR([.B138]=0;[.A138]=&quot;&quot;);&quot;&quot;;[.F138])" office:value-type="float" office:value="3" calcext:value-type="float">
            <text:p>3</text:p>
          </table:table-cell>
          <table:table-cell table:style-name="ce19" table:formula="of:=IF([.G138]=&quot;&quot;;&quot;&quot;;[.A138])" office:value-type="string" office:string-value="Custard" calcext:value-type="string">
            <text:p>Custard</text:p>
          </table:table-cell>
          <table:table-cell table:style-name="ce19" table:formula="of:=IF([.G138]=&quot;&quot;;&quot;&quot;;[.B138])" office:value-type="string" office:string-value="1 cup (250ml) milk" calcext:value-type="string">
            <text:p>1 cup (250ml) milk</text:p>
          </table:table-cell>
          <table:table-cell table:style-name="ce19" table:formula="of:=IF([.G138]=&quot;&quot;;&quot;&quot;;[.C138]/[.G138])" office:value-type="float" office:value="83.3333333333333" calcext:value-type="float">
            <text:p>83.3333333333</text:p>
          </table:table-cell>
          <table:table-cell table:style-name="ce20" table:formula="of:=IF([.G138]=&quot;&quot;;&quot;&quot;;[.D138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39]" office:value-type="string" office:string-value="Custard" calcext:value-type="string">
            <text:p>Custard</text:p>
          </table:table-cell>
          <table:table-cell table:formula="of:=[Recipes.B139]" office:value-type="string" office:string-value="1 egg" calcext:value-type="string">
            <text:p>1 egg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eggs" calcext:value-type="string">
            <text:p>eggs</text:p>
          </table:table-cell>
          <table:table-cell table:formula="of:=[Recipes.E139]" office:value-type="float" office:value="0" calcext:value-type="float">
            <text:p>0</text:p>
          </table:table-cell>
          <table:table-cell table:formula="of:=IF([.A139]=0;&quot;&quot;;IF([Recipes.E139]=&quot;&quot;;[.F138];[Recipes.E139]))" office:value-type="float" office:value="3" calcext:value-type="float">
            <text:p>3</text:p>
          </table:table-cell>
          <table:table-cell table:formula="of:=IF(OR([.B139]=0;[.A139]=&quot;&quot;);&quot;&quot;;[.F139])" office:value-type="float" office:value="3" calcext:value-type="float">
            <text:p>3</text:p>
          </table:table-cell>
          <table:table-cell table:style-name="ce19" table:formula="of:=IF([.G139]=&quot;&quot;;&quot;&quot;;[.A139])" office:value-type="string" office:string-value="Custard" calcext:value-type="string">
            <text:p>Custard</text:p>
          </table:table-cell>
          <table:table-cell table:style-name="ce19" table:formula="of:=IF([.G139]=&quot;&quot;;&quot;&quot;;[.B139])" office:value-type="string" office:string-value="1 egg" calcext:value-type="string">
            <text:p>1 egg</text:p>
          </table:table-cell>
          <table:table-cell table:style-name="ce19" table:formula="of:=IF([.G139]=&quot;&quot;;&quot;&quot;;[.C139]/[.G139])" office:value-type="float" office:value="0.333333333333333" calcext:value-type="float">
            <text:p>0.3333333333</text:p>
          </table:table-cell>
          <table:table-cell table:style-name="ce20" table:formula="of:=IF([.G139]=&quot;&quot;;&quot;&quot;;[.D139])" office:value-type="string" office:string-value="eggs" calcext:value-type="string">
            <text:p>eggs</text:p>
          </table:table-cell>
          <table:table-cell table:number-columns-repeated="1009"/>
        </table:table-row>
        <table:table-row table:style-name="ro1">
          <table:table-cell table:formula="of:=[Recipes.A140]" office:value-type="string" office:string-value="Custard" calcext:value-type="string">
            <text:p>Custard</text:p>
          </table:table-cell>
          <table:table-cell table:formula="of:=[Recipes.B140]" office:value-type="string" office:string-value="2 tbsps CSR Golden Syrup" calcext:value-type="string">
            <text:p>2 tbsps CSR Golden Syrup</text:p>
          </table:table-cell>
          <table:table-cell table:formula="of:=[Recipes.C140]" office:value-type="float" office:value="30" calcext:value-type="float">
            <text:p>30</text:p>
          </table:table-cell>
          <table:table-cell table:formula="of:=[Recipes.D140]" office:value-type="string" office:string-value="ml" calcext:value-type="string">
            <text:p>ml</text:p>
          </table:table-cell>
          <table:table-cell table:formula="of:=[Recipes.E140]" office:value-type="float" office:value="0" calcext:value-type="float">
            <text:p>0</text:p>
          </table:table-cell>
          <table:table-cell table:formula="of:=IF([.A140]=0;&quot;&quot;;IF([Recipes.E140]=&quot;&quot;;[.F139];[Recipes.E140]))" office:value-type="float" office:value="3" calcext:value-type="float">
            <text:p>3</text:p>
          </table:table-cell>
          <table:table-cell table:formula="of:=IF(OR([.B140]=0;[.A140]=&quot;&quot;);&quot;&quot;;[.F140])" office:value-type="float" office:value="3" calcext:value-type="float">
            <text:p>3</text:p>
          </table:table-cell>
          <table:table-cell table:style-name="ce19" table:formula="of:=IF([.G140]=&quot;&quot;;&quot;&quot;;[.A140])" office:value-type="string" office:string-value="Custard" calcext:value-type="string">
            <text:p>Custard</text:p>
          </table:table-cell>
          <table:table-cell table:style-name="ce19" table:formula="of:=IF([.G140]=&quot;&quot;;&quot;&quot;;[.B140])" office:value-type="string" office:string-value="2 tbsps CSR Golden Syrup" calcext:value-type="string">
            <text:p>2 tbsps CSR Golden Syrup</text:p>
          </table:table-cell>
          <table:table-cell table:style-name="ce19" table:formula="of:=IF([.G140]=&quot;&quot;;&quot;&quot;;[.C140]/[.G140])" office:value-type="float" office:value="10" calcext:value-type="float">
            <text:p>10</text:p>
          </table:table-cell>
          <table:table-cell table:style-name="ce20" table:formula="of:=IF([.G140]=&quot;&quot;;&quot;&quot;;[.D14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[Recipes.B141]" office:value-type="string" office:string-value="1 tbsp cornflour" calcext:value-type="string">
            <text:p>1 tbsp cornflour</text:p>
          </table:table-cell>
          <table:table-cell table:formula="of:=[Recipes.C141]" office:value-type="float" office:value="1" calcext:value-type="float">
            <text:p>1</text:p>
          </table:table-cell>
          <table:table-cell table:formula="of:=[Recipes.D141]" office:value-type="string" office:string-value="tbsp" calcext:value-type="string">
            <text:p>tbsp</text:p>
          </table:table-cell>
          <table:table-cell table:formula="of:=[Recipes.E141]" office:value-type="float" office:value="0" calcext:value-type="float">
            <text:p>0</text:p>
          </table:table-cell>
          <table:table-cell table:formula="of:=IF([.A141]=0;&quot;&quot;;IF([Recipes.E141]=&quot;&quot;;[.F140];[Recipes.E141]))" office:value-type="float" office:value="3" calcext:value-type="float">
            <text:p>3</text:p>
          </table:table-cell>
          <table:table-cell table:formula="of:=IF(OR([.B141]=0;[.A141]=&quot;&quot;);&quot;&quot;;[.F141])" office:value-type="float" office:value="3" calcext:value-type="float">
            <text:p>3</text:p>
          </table:table-cell>
          <table:table-cell table:style-name="ce19" table:formula="of:=IF([.G141]=&quot;&quot;;&quot;&quot;;[.A141])" office:value-type="string" office:string-value="Custard" calcext:value-type="string">
            <text:p>Custard</text:p>
          </table:table-cell>
          <table:table-cell table:style-name="ce19" table:formula="of:=IF([.G141]=&quot;&quot;;&quot;&quot;;[.B141])" office:value-type="string" office:string-value="1 tbsp cornflour" calcext:value-type="string">
            <text:p>1 tbsp cornflour</text:p>
          </table:table-cell>
          <table:table-cell table:style-name="ce19" table:formula="of:=IF([.G141]=&quot;&quot;;&quot;&quot;;[.C141]/[.G141])" office:value-type="float" office:value="0.333333333333333" calcext:value-type="float">
            <text:p>0.3333333333</text:p>
          </table:table-cell>
          <table:table-cell table:style-name="ce20" table:formula="of:=IF([.G141]=&quot;&quot;;&quot;&quot;;[.D141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42]" office:value-type="string" office:string-value="Custard" calcext:value-type="string">
            <text:p>Custard</text:p>
          </table:table-cell>
          <table:table-cell table:formula="of:=[Recipes.B142]" office:value-type="string" office:string-value="1/2 tsp vanilla" calcext:value-type="string">
            <text:p>1/2 tsp vanilla</text:p>
          </table:table-cell>
          <table:table-cell table:formula="of:=[Recipes.C142]" office:value-type="float" office:value="5" calcext:value-type="float">
            <text:p>5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formula="of:=IF([.A142]=0;&quot;&quot;;IF([Recipes.E142]=&quot;&quot;;[.F141];[Recipes.E142]))" office:value-type="float" office:value="3" calcext:value-type="float">
            <text:p>3</text:p>
          </table:table-cell>
          <table:table-cell table:formula="of:=IF(OR([.B142]=0;[.A142]=&quot;&quot;);&quot;&quot;;[.F142])" office:value-type="float" office:value="3" calcext:value-type="float">
            <text:p>3</text:p>
          </table:table-cell>
          <table:table-cell table:style-name="ce19" table:formula="of:=IF([.G142]=&quot;&quot;;&quot;&quot;;[.A142])" office:value-type="string" office:string-value="Custard" calcext:value-type="string">
            <text:p>Custard</text:p>
          </table:table-cell>
          <table:table-cell table:style-name="ce19" table:formula="of:=IF([.G142]=&quot;&quot;;&quot;&quot;;[.B142])" office:value-type="string" office:string-value="1/2 tsp vanilla" calcext:value-type="string">
            <text:p>1/2 tsp vanilla</text:p>
          </table:table-cell>
          <table:table-cell table:style-name="ce19" table:formula="of:=IF([.G142]=&quot;&quot;;&quot;&quot;;[.C142]/[.G142])" office:value-type="float" office:value="1.66666666666667" calcext:value-type="float">
            <text:p>1.6666666667</text:p>
          </table:table-cell>
          <table:table-cell table:style-name="ce20" table:formula="of:=IF([.G142]=&quot;&quot;;&quot;&quot;;[.D142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3]" office:value-type="string" office:string-value="Custard" calcext:value-type="string">
            <text:p>Custard</text:p>
          </table:table-cell>
          <table:table-cell table:formula="of:=[Recipes.B143]" office:value-type="string" office:string-value="3/4 banana" calcext:value-type="string">
            <text:p>3/4 banana</text:p>
          </table:table-cell>
          <table:table-cell table:formula="of:=[Recipes.C143]" office:value-type="float" office:value="0.75" calcext:value-type="float">
            <text:p>0.75</text:p>
          </table:table-cell>
          <table:table-cell table:formula="of:=[Recipes.D143]" office:value-type="string" office:string-value="each" calcext:value-type="string">
            <text:p>each</text:p>
          </table:table-cell>
          <table:table-cell table:formula="of:=[Recipes.E143]" office:value-type="float" office:value="0" calcext:value-type="float">
            <text:p>0</text:p>
          </table:table-cell>
          <table:table-cell table:formula="of:=IF([.A143]=0;&quot;&quot;;IF([Recipes.E143]=&quot;&quot;;[.F142];[Recipes.E143]))" office:value-type="float" office:value="3" calcext:value-type="float">
            <text:p>3</text:p>
          </table:table-cell>
          <table:table-cell table:formula="of:=IF(OR([.B143]=0;[.A143]=&quot;&quot;);&quot;&quot;;[.F143])" office:value-type="float" office:value="3" calcext:value-type="float">
            <text:p>3</text:p>
          </table:table-cell>
          <table:table-cell table:style-name="ce19" table:formula="of:=IF([.G143]=&quot;&quot;;&quot;&quot;;[.A143])" office:value-type="string" office:string-value="Custard" calcext:value-type="string">
            <text:p>Custard</text:p>
          </table:table-cell>
          <table:table-cell table:style-name="ce19" table:formula="of:=IF([.G143]=&quot;&quot;;&quot;&quot;;[.B143])" office:value-type="string" office:string-value="3/4 banana" calcext:value-type="string">
            <text:p>3/4 banana</text:p>
          </table:table-cell>
          <table:table-cell table:style-name="ce19" table:formula="of:=IF([.G143]=&quot;&quot;;&quot;&quot;;[.C143]/[.G143])" office:value-type="float" office:value="0.25" calcext:value-type="float">
            <text:p>0.25</text:p>
          </table:table-cell>
          <table:table-cell table:style-name="ce20" table:formula="of:=IF([.G143]=&quot;&quot;;&quot;&quot;;[.D143])" office:value-type="string" office:string-value="each" calcext:value-type="string">
            <text:p>each</text:p>
          </table:table-cell>
          <table:table-cell table:number-columns-repeated="1009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float" office:value="0" calcext:value-type="float">
            <text:p>0</text:p>
          </table:table-cell>
          <table:table-cell table:formula="of:=[Recipes.C144]" office:value-type="float" office:value="0" calcext:value-type="float">
            <text:p>0</text:p>
          </table:table-cell>
          <table:table-cell table:formula="of:=[Recipes.D144]" office:value-type="float" office:value="0" calcext:value-type="float">
            <text:p>0</text:p>
          </table:table-cell>
          <table:table-cell table:formula="of:=[Recipes.E144]" office:value-type="float" office:value="0" calcext:value-type="float">
            <text:p>0</text:p>
          </table:table-cell>
          <table:table-cell table:formula="of:=IF([.A144]=0;&quot;&quot;;IF([Recipes.E144]=&quot;&quot;;[.F143];[Recipes.E144]))">
            <text:p/>
          </table:table-cell>
          <table:table-cell table:formula="of:=IF(OR([.B144]=0;[.A144]=&quot;&quot;);&quot;&quot;;[.F144])">
            <text:p/>
          </table:table-cell>
          <table:table-cell table:formula="of:=IF([.G144]=&quot;&quot;;&quot;&quot;;[.A144])">
            <text:p/>
          </table:table-cell>
          <table:table-cell table:formula="of:=IF([.G144]=&quot;&quot;;&quot;&quot;;[.B144])">
            <text:p/>
          </table:table-cell>
          <table:table-cell table:style-name="ce19" table:formula="of:=IF([.G144]=&quot;&quot;;&quot;&quot;;[.C144]/[.G144])">
            <text:p/>
          </table:table-cell>
          <table:table-cell table:style-name="ce21" table:formula="of:=IF([.G144]=&quot;&quot;;&quot;&quot;;[.D144])">
            <text:p/>
          </table:table-cell>
          <table:table-cell table:number-columns-repeated="1009"/>
        </table:table-row>
        <table:table-row table:style-name="ro1">
          <table:table-cell table:formula="of:=[Recipes.A145]" office:value-type="string" office:string-value="Snack platter" calcext:value-type="string">
            <text:p>Snack platter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formula="of:=IF([.A145]=0;&quot;&quot;;IF([Recipes.E145]=&quot;&quot;;[.F144];[Recipes.E145]))">
            <text:p/>
          </table:table-cell>
          <table:table-cell table:formula="of:=IF(OR([.B145]=0;[.A145]=&quot;&quot;);&quot;&quot;;[.F145])">
            <text:p/>
          </table:table-cell>
          <table:table-cell table:formula="of:=IF([.G145]=&quot;&quot;;&quot;&quot;;[.A145])">
            <text:p/>
          </table:table-cell>
          <table:table-cell table:formula="of:=IF([.G145]=&quot;&quot;;&quot;&quot;;[.B145])">
            <text:p/>
          </table:table-cell>
          <table:table-cell table:style-name="ce19" table:formula="of:=IF([.G145]=&quot;&quot;;&quot;&quot;;[.C145]/[.G145])">
            <text:p/>
          </table:table-cell>
          <table:table-cell table:style-name="ce21" table:formula="of:=IF([.G145]=&quot;&quot;;&quot;&quot;;[.D145])">
            <text:p/>
          </table:table-cell>
          <table:table-cell table:number-columns-repeated="1009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string" office:string-value="hummus " calcext:value-type="string">
            <text:p>hummus 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formula="of:=IF([.A146]=0;&quot;&quot;;IF([Recipes.E146]=&quot;&quot;;[.F145];[Recipes.E146]))">
            <text:p/>
          </table:table-cell>
          <table:table-cell table:formula="of:=IF(OR([.B146]=0;[.A146]=&quot;&quot;);&quot;&quot;;[.F146])">
            <text:p/>
          </table:table-cell>
          <table:table-cell table:formula="of:=IF([.G146]=&quot;&quot;;&quot;&quot;;[.A146])">
            <text:p/>
          </table:table-cell>
          <table:table-cell table:formula="of:=IF([.G146]=&quot;&quot;;&quot;&quot;;[.B146])">
            <text:p/>
          </table:table-cell>
          <table:table-cell table:style-name="ce19" table:formula="of:=IF([.G146]=&quot;&quot;;&quot;&quot;;[.C146]/[.G146])">
            <text:p/>
          </table:table-cell>
          <table:table-cell table:style-name="ce21" table:formula="of:=IF([.G146]=&quot;&quot;;&quot;&quot;;[.D146])">
            <text:p/>
          </table:table-cell>
          <table:table-cell table:number-columns-repeated="1009"/>
        </table:table-row>
        <table:table-row table:style-name="ro1">
          <table:table-cell table:formula="of:=[Recipes.A147]" office:value-type="string" office:string-value="Snack platter" calcext:value-type="string">
            <text:p>Snack platter</text:p>
          </table:table-cell>
          <table:table-cell table:formula="of:=[Recipes.B147]" office:value-type="string" office:string-value="pita" calcext:value-type="string">
            <text:p>pita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formula="of:=IF([.A147]=0;&quot;&quot;;IF([Recipes.E147]=&quot;&quot;;[.F146];[Recipes.E147]))">
            <text:p/>
          </table:table-cell>
          <table:table-cell table:formula="of:=IF(OR([.B147]=0;[.A147]=&quot;&quot;);&quot;&quot;;[.F147])">
            <text:p/>
          </table:table-cell>
          <table:table-cell table:formula="of:=IF([.G147]=&quot;&quot;;&quot;&quot;;[.A147])">
            <text:p/>
          </table:table-cell>
          <table:table-cell table:formula="of:=IF([.G147]=&quot;&quot;;&quot;&quot;;[.B147])">
            <text:p/>
          </table:table-cell>
          <table:table-cell table:style-name="ce19" table:formula="of:=IF([.G147]=&quot;&quot;;&quot;&quot;;[.C147]/[.G147])">
            <text:p/>
          </table:table-cell>
          <table:table-cell table:style-name="ce21" table:formula="of:=IF([.G147]=&quot;&quot;;&quot;&quot;;[.D147])">
            <text:p/>
          </table:table-cell>
          <table:table-cell table:number-columns-repeated="1009"/>
        </table:table-row>
        <table:table-row table:style-name="ro1">
          <table:table-cell table:formula="of:=[Recipes.A148]" office:value-type="string" office:string-value="Snack platter" calcext:value-type="string">
            <text:p>Snack platter</text:p>
          </table:table-cell>
          <table:table-cell table:formula="of:=[Recipes.B148]" office:value-type="string" office:string-value="veggies" calcext:value-type="string">
            <text:p>veggies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formula="of:=IF([.A148]=0;&quot;&quot;;IF([Recipes.E148]=&quot;&quot;;[.F147];[Recipes.E148]))">
            <text:p/>
          </table:table-cell>
          <table:table-cell table:formula="of:=IF(OR([.B148]=0;[.A148]=&quot;&quot;);&quot;&quot;;[.F148])">
            <text:p/>
          </table:table-cell>
          <table:table-cell table:formula="of:=IF([.G148]=&quot;&quot;;&quot;&quot;;[.A148])">
            <text:p/>
          </table:table-cell>
          <table:table-cell table:formula="of:=IF([.G148]=&quot;&quot;;&quot;&quot;;[.B148])">
            <text:p/>
          </table:table-cell>
          <table:table-cell table:style-name="ce19" table:formula="of:=IF([.G148]=&quot;&quot;;&quot;&quot;;[.C148]/[.G148])">
            <text:p/>
          </table:table-cell>
          <table:table-cell table:style-name="ce21" table:formula="of:=IF([.G148]=&quot;&quot;;&quot;&quot;;[.D148])">
            <text:p/>
          </table:table-cell>
          <table:table-cell table:number-columns-repeated="1009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[Recipes.B149]" office:value-type="string" office:string-value="fruit" calcext:value-type="string">
            <text:p>fruit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formula="of:=IF([.A149]=0;&quot;&quot;;IF([Recipes.E149]=&quot;&quot;;[.F148];[Recipes.E149]))">
            <text:p/>
          </table:table-cell>
          <table:table-cell table:formula="of:=IF(OR([.B149]=0;[.A149]=&quot;&quot;);&quot;&quot;;[.F149])">
            <text:p/>
          </table:table-cell>
          <table:table-cell table:formula="of:=IF([.G149]=&quot;&quot;;&quot;&quot;;[.A149])">
            <text:p/>
          </table:table-cell>
          <table:table-cell table:formula="of:=IF([.G149]=&quot;&quot;;&quot;&quot;;[.B149])">
            <text:p/>
          </table:table-cell>
          <table:table-cell table:style-name="ce19" table:formula="of:=IF([.G149]=&quot;&quot;;&quot;&quot;;[.C149]/[.G149])">
            <text:p/>
          </table:table-cell>
          <table:table-cell table:style-name="ce21" table:formula="of:=IF([.G149]=&quot;&quot;;&quot;&quot;;[.D149])">
            <text:p/>
          </table:table-cell>
          <table:table-cell table:number-columns-repeated="1009"/>
        </table:table-row>
        <table:table-row table:style-name="ro1">
          <table:table-cell table:formula="of:=[Recipes.A150]" office:value-type="string" office:string-value="Snack platter" calcext:value-type="string">
            <text:p>Snack platter</text:p>
          </table:table-cell>
          <table:table-cell table:formula="of:=[Recipes.B150]" office:value-type="string" office:string-value="cookies" calcext:value-type="string">
            <text:p>cookies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formula="of:=IF([.A150]=0;&quot;&quot;;IF([Recipes.E150]=&quot;&quot;;[.F149];[Recipes.E150]))">
            <text:p/>
          </table:table-cell>
          <table:table-cell table:formula="of:=IF(OR([.B150]=0;[.A150]=&quot;&quot;);&quot;&quot;;[.F150])">
            <text:p/>
          </table:table-cell>
          <table:table-cell table:formula="of:=IF([.G150]=&quot;&quot;;&quot;&quot;;[.A150])">
            <text:p/>
          </table:table-cell>
          <table:table-cell table:formula="of:=IF([.G150]=&quot;&quot;;&quot;&quot;;[.B150])">
            <text:p/>
          </table:table-cell>
          <table:table-cell table:style-name="ce19" table:formula="of:=IF([.G150]=&quot;&quot;;&quot;&quot;;[.C150]/[.G150])">
            <text:p/>
          </table:table-cell>
          <table:table-cell table:style-name="ce21" table:formula="of:=IF([.G150]=&quot;&quot;;&quot;&quot;;[.D150])">
            <text:p/>
          </table:table-cell>
          <table:table-cell table:number-columns-repeated="1009"/>
        </table:table-row>
        <table:table-row table:style-name="ro1">
          <table:table-cell table:formula="of:=[Recipes.A151]" office:value-type="string" office:string-value="Snack platter" calcext:value-type="string">
            <text:p>Snack platter</text:p>
          </table:table-cell>
          <table:table-cell table:formula="of:=[Recipes.B151]" office:value-type="string" office:string-value="crisp" calcext:value-type="string">
            <text:p>crisp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formula="of:=IF([.A151]=0;&quot;&quot;;IF([Recipes.E151]=&quot;&quot;;[.F150];[Recipes.E151]))">
            <text:p/>
          </table:table-cell>
          <table:table-cell table:formula="of:=IF(OR([.B151]=0;[.A151]=&quot;&quot;);&quot;&quot;;[.F151])">
            <text:p/>
          </table:table-cell>
          <table:table-cell table:formula="of:=IF([.G151]=&quot;&quot;;&quot;&quot;;[.A151])">
            <text:p/>
          </table:table-cell>
          <table:table-cell table:formula="of:=IF([.G151]=&quot;&quot;;&quot;&quot;;[.B151])">
            <text:p/>
          </table:table-cell>
          <table:table-cell table:style-name="ce19" table:formula="of:=IF([.G151]=&quot;&quot;;&quot;&quot;;[.C151]/[.G151])">
            <text:p/>
          </table:table-cell>
          <table:table-cell table:style-name="ce21" table:formula="of:=IF([.G151]=&quot;&quot;;&quot;&quot;;[.D151])">
            <text:p/>
          </table:table-cell>
          <table:table-cell table:number-columns-repeated="1009"/>
        </table:table-row>
        <table:table-row table:style-name="ro1">
          <table:table-cell table:formula="of:=[Recipes.A152]" office:value-type="string" office:string-value="Snack platter" calcext:value-type="string">
            <text:p>Snack platter</text:p>
          </table:table-cell>
          <table:table-cell table:formula="of:=[Recipes.B152]" office:value-type="string" office:string-value="brezeln" calcext:value-type="string">
            <text:p>brezeln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formula="of:=IF([.A152]=0;&quot;&quot;;IF([Recipes.E152]=&quot;&quot;;[.F151];[Recipes.E152]))">
            <text:p/>
          </table:table-cell>
          <table:table-cell table:formula="of:=IF(OR([.B152]=0;[.A152]=&quot;&quot;);&quot;&quot;;[.F152])">
            <text:p/>
          </table:table-cell>
          <table:table-cell table:formula="of:=IF([.G152]=&quot;&quot;;&quot;&quot;;[.A152])">
            <text:p/>
          </table:table-cell>
          <table:table-cell table:formula="of:=IF([.G152]=&quot;&quot;;&quot;&quot;;[.B152])">
            <text:p/>
          </table:table-cell>
          <table:table-cell table:style-name="ce19" table:formula="of:=IF([.G152]=&quot;&quot;;&quot;&quot;;[.C152]/[.G152])">
            <text:p/>
          </table:table-cell>
          <table:table-cell table:style-name="ce21" table:formula="of:=IF([.G152]=&quot;&quot;;&quot;&quot;;[.D152])">
            <text:p/>
          </table:table-cell>
          <table:table-cell table:number-columns-repeated="1009"/>
        </table:table-row>
        <table:table-row table:style-name="ro1">
          <table:table-cell table:formula="of:=[Recipes.A153]" office:value-type="string" office:string-value="Snack platter" calcext:value-type="string">
            <text:p>Snack platter</text:p>
          </table:table-cell>
          <table:table-cell table:formula="of:=[Recipes.B153]" office:value-type="string" office:string-value="salz stangen" calcext:value-type="string">
            <text:p>salz stange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formula="of:=IF([.A153]=0;&quot;&quot;;IF([Recipes.E153]=&quot;&quot;;[.F152];[Recipes.E153]))">
            <text:p/>
          </table:table-cell>
          <table:table-cell table:formula="of:=IF(OR([.B153]=0;[.A153]=&quot;&quot;);&quot;&quot;;[.F153])">
            <text:p/>
          </table:table-cell>
          <table:table-cell table:formula="of:=IF([.G153]=&quot;&quot;;&quot;&quot;;[.A153])">
            <text:p/>
          </table:table-cell>
          <table:table-cell table:formula="of:=IF([.G153]=&quot;&quot;;&quot;&quot;;[.B153])">
            <text:p/>
          </table:table-cell>
          <table:table-cell table:style-name="ce19" table:formula="of:=IF([.G153]=&quot;&quot;;&quot;&quot;;[.C153]/[.G153])">
            <text:p/>
          </table:table-cell>
          <table:table-cell table:style-name="ce21" table:formula="of:=IF([.G153]=&quot;&quot;;&quot;&quot;;[.D153])">
            <text:p/>
          </table:table-cell>
          <table:table-cell table:number-columns-repeated="1009"/>
        </table:table-row>
        <table:table-row table:style-name="ro1">
          <table:table-cell table:formula="of:=[Recipes.A154]" office:value-type="string" office:string-value="Snack platter" calcext:value-type="string">
            <text:p>Snack platter</text:p>
          </table:table-cell>
          <table:table-cell table:formula="of:=[Recipes.B154]" office:value-type="string" office:string-value="frischekäse" calcext:value-type="string">
            <text:p>frischekäse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formula="of:=IF([.A154]=0;&quot;&quot;;IF([Recipes.E154]=&quot;&quot;;[.F153];[Recipes.E154]))">
            <text:p/>
          </table:table-cell>
          <table:table-cell table:formula="of:=IF(OR([.B154]=0;[.A154]=&quot;&quot;);&quot;&quot;;[.F154])">
            <text:p/>
          </table:table-cell>
          <table:table-cell table:formula="of:=IF([.G154]=&quot;&quot;;&quot;&quot;;[.A154])">
            <text:p/>
          </table:table-cell>
          <table:table-cell table:formula="of:=IF([.G154]=&quot;&quot;;&quot;&quot;;[.B154])">
            <text:p/>
          </table:table-cell>
          <table:table-cell table:style-name="ce19" table:formula="of:=IF([.G154]=&quot;&quot;;&quot;&quot;;[.C154]/[.G154])">
            <text:p/>
          </table:table-cell>
          <table:table-cell table:style-name="ce21" table:formula="of:=IF([.G154]=&quot;&quot;;&quot;&quot;;[.D154])">
            <text:p/>
          </table:table-cell>
          <table:table-cell table:number-columns-repeated="1009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float" office:value="0" calcext:value-type="float">
            <text:p>0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formula="of:=IF([.A155]=0;&quot;&quot;;IF([Recipes.E155]=&quot;&quot;;[.F154];[Recipes.E155]))">
            <text:p/>
          </table:table-cell>
          <table:table-cell table:formula="of:=IF(OR([.B155]=0;[.A155]=&quot;&quot;);&quot;&quot;;[.F155])">
            <text:p/>
          </table:table-cell>
          <table:table-cell table:formula="of:=IF([.G155]=&quot;&quot;;&quot;&quot;;[.A155])">
            <text:p/>
          </table:table-cell>
          <table:table-cell table:formula="of:=IF([.G155]=&quot;&quot;;&quot;&quot;;[.B155])">
            <text:p/>
          </table:table-cell>
          <table:table-cell table:style-name="ce19" table:formula="of:=IF([.G155]=&quot;&quot;;&quot;&quot;;[.C155]/[.G155])">
            <text:p/>
          </table:table-cell>
          <table:table-cell table:style-name="ce21" table:formula="of:=IF([.G155]=&quot;&quot;;&quot;&quot;;[.D155])">
            <text:p/>
          </table:table-cell>
          <table:table-cell table:number-columns-repeated="1009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formula="of:=IF([.A156]=0;&quot;&quot;;IF([Recipes.E156]=&quot;&quot;;[.F155];[Recipes.E156]))">
            <text:p/>
          </table:table-cell>
          <table:table-cell table:formula="of:=IF(OR([.B156]=0;[.A156]=&quot;&quot;);&quot;&quot;;[.F156])">
            <text:p/>
          </table:table-cell>
          <table:table-cell table:formula="of:=IF([.G156]=&quot;&quot;;&quot;&quot;;[.A156])">
            <text:p/>
          </table:table-cell>
          <table:table-cell table:formula="of:=IF([.G156]=&quot;&quot;;&quot;&quot;;[.B156])">
            <text:p/>
          </table:table-cell>
          <table:table-cell table:style-name="ce19" table:formula="of:=IF([.G156]=&quot;&quot;;&quot;&quot;;[.C156]/[.G156])">
            <text:p/>
          </table:table-cell>
          <table:table-cell table:style-name="ce21" table:formula="of:=IF([.G156]=&quot;&quot;;&quot;&quot;;[.D156])">
            <text:p/>
          </table:table-cell>
          <table:table-cell table:number-columns-repeated="1009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formula="of:=IF([.A157]=0;&quot;&quot;;IF([Recipes.E157]=&quot;&quot;;[.F156];[Recipes.E157]))">
            <text:p/>
          </table:table-cell>
          <table:table-cell table:formula="of:=IF(OR([.B157]=0;[.A157]=&quot;&quot;);&quot;&quot;;[.F157])">
            <text:p/>
          </table:table-cell>
          <table:table-cell table:formula="of:=IF([.G157]=&quot;&quot;;&quot;&quot;;[.A157])">
            <text:p/>
          </table:table-cell>
          <table:table-cell table:formula="of:=IF([.G157]=&quot;&quot;;&quot;&quot;;[.B157])">
            <text:p/>
          </table:table-cell>
          <table:table-cell table:style-name="ce19" table:formula="of:=IF([.G157]=&quot;&quot;;&quot;&quot;;[.C157]/[.G157])">
            <text:p/>
          </table:table-cell>
          <table:table-cell table:style-name="ce21" table:formula="of:=IF([.G157]=&quot;&quot;;&quot;&quot;;[.D157])">
            <text:p/>
          </table:table-cell>
          <table:table-cell table:number-columns-repeated="1009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formula="of:=IF([.A158]=0;&quot;&quot;;IF([Recipes.E158]=&quot;&quot;;[.F157];[Recipes.E158]))">
            <text:p/>
          </table:table-cell>
          <table:table-cell table:formula="of:=IF(OR([.B158]=0;[.A158]=&quot;&quot;);&quot;&quot;;[.F158])">
            <text:p/>
          </table:table-cell>
          <table:table-cell table:formula="of:=IF([.G158]=&quot;&quot;;&quot;&quot;;[.A158])">
            <text:p/>
          </table:table-cell>
          <table:table-cell table:formula="of:=IF([.G158]=&quot;&quot;;&quot;&quot;;[.B158])">
            <text:p/>
          </table:table-cell>
          <table:table-cell table:style-name="ce19" table:formula="of:=IF([.G158]=&quot;&quot;;&quot;&quot;;[.C158]/[.G158])">
            <text:p/>
          </table:table-cell>
          <table:table-cell table:style-name="ce21" table:formula="of:=IF([.G158]=&quot;&quot;;&quot;&quot;;[.D158])">
            <text:p/>
          </table:table-cell>
          <table:table-cell table:number-columns-repeated="1009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formula="of:=IF([.A159]=0;&quot;&quot;;IF([Recipes.E159]=&quot;&quot;;[.F158];[Recipes.E159]))">
            <text:p/>
          </table:table-cell>
          <table:table-cell table:formula="of:=IF(OR([.B159]=0;[.A159]=&quot;&quot;);&quot;&quot;;[.F159])">
            <text:p/>
          </table:table-cell>
          <table:table-cell table:formula="of:=IF([.G159]=&quot;&quot;;&quot;&quot;;[.A159])">
            <text:p/>
          </table:table-cell>
          <table:table-cell table:formula="of:=IF([.G159]=&quot;&quot;;&quot;&quot;;[.B159])">
            <text:p/>
          </table:table-cell>
          <table:table-cell table:style-name="ce19" table:formula="of:=IF([.G159]=&quot;&quot;;&quot;&quot;;[.C159]/[.G159])">
            <text:p/>
          </table:table-cell>
          <table:table-cell table:style-name="ce21" table:formula="of:=IF([.G159]=&quot;&quot;;&quot;&quot;;[.D159])">
            <text:p/>
          </table:table-cell>
          <table:table-cell table:number-columns-repeated="1009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formula="of:=IF([.A160]=0;&quot;&quot;;IF([Recipes.E160]=&quot;&quot;;[.F159];[Recipes.E160]))">
            <text:p/>
          </table:table-cell>
          <table:table-cell table:formula="of:=IF(OR([.B160]=0;[.A160]=&quot;&quot;);&quot;&quot;;[.F160])">
            <text:p/>
          </table:table-cell>
          <table:table-cell table:formula="of:=IF([.G160]=&quot;&quot;;&quot;&quot;;[.A160])">
            <text:p/>
          </table:table-cell>
          <table:table-cell table:formula="of:=IF([.G160]=&quot;&quot;;&quot;&quot;;[.B160])">
            <text:p/>
          </table:table-cell>
          <table:table-cell table:style-name="ce19" table:formula="of:=IF([.G160]=&quot;&quot;;&quot;&quot;;[.C160]/[.G160])">
            <text:p/>
          </table:table-cell>
          <table:table-cell table:style-name="ce21" table:formula="of:=IF([.G160]=&quot;&quot;;&quot;&quot;;[.D160])">
            <text:p/>
          </table:table-cell>
          <table:table-cell table:number-columns-repeated="1009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formula="of:=IF([.A161]=0;&quot;&quot;;IF([Recipes.E161]=&quot;&quot;;[.F160];[Recipes.E161]))">
            <text:p/>
          </table:table-cell>
          <table:table-cell table:formula="of:=IF(OR([.B161]=0;[.A161]=&quot;&quot;);&quot;&quot;;[.F161])">
            <text:p/>
          </table:table-cell>
          <table:table-cell table:formula="of:=IF([.G161]=&quot;&quot;;&quot;&quot;;[.A161])">
            <text:p/>
          </table:table-cell>
          <table:table-cell table:formula="of:=IF([.G161]=&quot;&quot;;&quot;&quot;;[.B161])">
            <text:p/>
          </table:table-cell>
          <table:table-cell table:style-name="ce19" table:formula="of:=IF([.G161]=&quot;&quot;;&quot;&quot;;[.C161]/[.G161])">
            <text:p/>
          </table:table-cell>
          <table:table-cell table:style-name="ce21" table:formula="of:=IF([.G161]=&quot;&quot;;&quot;&quot;;[.D161])">
            <text:p/>
          </table:table-cell>
          <table:table-cell table:number-columns-repeated="1009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formula="of:=IF([.A162]=0;&quot;&quot;;IF([Recipes.E162]=&quot;&quot;;[.F161];[Recipes.E162]))">
            <text:p/>
          </table:table-cell>
          <table:table-cell table:formula="of:=IF(OR([.B162]=0;[.A162]=&quot;&quot;);&quot;&quot;;[.F162])">
            <text:p/>
          </table:table-cell>
          <table:table-cell table:formula="of:=IF([.G162]=&quot;&quot;;&quot;&quot;;[.A162])">
            <text:p/>
          </table:table-cell>
          <table:table-cell table:formula="of:=IF([.G162]=&quot;&quot;;&quot;&quot;;[.B162])">
            <text:p/>
          </table:table-cell>
          <table:table-cell table:style-name="ce19" table:formula="of:=IF([.G162]=&quot;&quot;;&quot;&quot;;[.C162]/[.G162])">
            <text:p/>
          </table:table-cell>
          <table:table-cell table:style-name="ce21" table:formula="of:=IF([.G162]=&quot;&quot;;&quot;&quot;;[.D162])">
            <text:p/>
          </table:table-cell>
          <table:table-cell table:number-columns-repeated="1009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formula="of:=IF([.A163]=0;&quot;&quot;;IF([Recipes.E163]=&quot;&quot;;[.F162];[Recipes.E163]))">
            <text:p/>
          </table:table-cell>
          <table:table-cell table:formula="of:=IF(OR([.B163]=0;[.A163]=&quot;&quot;);&quot;&quot;;[.F163])">
            <text:p/>
          </table:table-cell>
          <table:table-cell table:formula="of:=IF([.G163]=&quot;&quot;;&quot;&quot;;[.A163])">
            <text:p/>
          </table:table-cell>
          <table:table-cell table:formula="of:=IF([.G163]=&quot;&quot;;&quot;&quot;;[.B163])">
            <text:p/>
          </table:table-cell>
          <table:table-cell table:style-name="ce19" table:formula="of:=IF([.G163]=&quot;&quot;;&quot;&quot;;[.C163]/[.G163])">
            <text:p/>
          </table:table-cell>
          <table:table-cell table:style-name="ce21" table:formula="of:=IF([.G163]=&quot;&quot;;&quot;&quot;;[.D163])">
            <text:p/>
          </table:table-cell>
          <table:table-cell table:number-columns-repeated="1009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formula="of:=IF([.A164]=0;&quot;&quot;;IF([Recipes.E164]=&quot;&quot;;[.F163];[Recipes.E164]))">
            <text:p/>
          </table:table-cell>
          <table:table-cell table:formula="of:=IF(OR([.B164]=0;[.A164]=&quot;&quot;);&quot;&quot;;[.F164])">
            <text:p/>
          </table:table-cell>
          <table:table-cell table:number-columns-repeated="2"/>
          <table:table-cell table:style-name="ce19" table:formula="of:=IF([.G164]=&quot;&quot;;&quot;&quot;;[.C164]/[.G164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formula="of:=IF([.A165]=0;&quot;&quot;;IF([Recipes.E165]=&quot;&quot;;[.F164];[Recipes.E165]))">
            <text:p/>
          </table:table-cell>
          <table:table-cell table:formula="of:=IF(OR([.B165]=0;[.A165]=&quot;&quot;);&quot;&quot;;[.F165])">
            <text:p/>
          </table:table-cell>
          <table:table-cell table:number-columns-repeated="2"/>
          <table:table-cell table:style-name="ce19" table:formula="of:=IF([.G165]=&quot;&quot;;&quot;&quot;;[.C165]/[.G165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formula="of:=IF([.A166]=0;&quot;&quot;;IF([Recipes.E166]=&quot;&quot;;[.F165];[Recipes.E166]))">
            <text:p/>
          </table:table-cell>
          <table:table-cell table:formula="of:=IF(OR([.B166]=0;[.A166]=&quot;&quot;);&quot;&quot;;[.F166])">
            <text:p/>
          </table:table-cell>
          <table:table-cell table:number-columns-repeated="2"/>
          <table:table-cell table:style-name="ce19" table:formula="of:=IF([.G166]=&quot;&quot;;&quot;&quot;;[.C166]/[.G166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formula="of:=IF([.A167]=0;&quot;&quot;;IF([Recipes.E167]=&quot;&quot;;[.F166];[Recipes.E167]))">
            <text:p/>
          </table:table-cell>
          <table:table-cell table:formula="of:=IF(OR([.B167]=0;[.A167]=&quot;&quot;);&quot;&quot;;[.F167])">
            <text:p/>
          </table:table-cell>
          <table:table-cell table:number-columns-repeated="2"/>
          <table:table-cell table:style-name="ce19" table:formula="of:=IF([.G167]=&quot;&quot;;&quot;&quot;;[.C167]/[.G167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formula="of:=IF([.A168]=0;&quot;&quot;;IF([Recipes.E168]=&quot;&quot;;[.F167];[Recipes.E168]))">
            <text:p/>
          </table:table-cell>
          <table:table-cell table:formula="of:=IF(OR([.B168]=0;[.A168]=&quot;&quot;);&quot;&quot;;[.F168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formula="of:=IF([.A169]=0;&quot;&quot;;IF([Recipes.E169]=&quot;&quot;;[.F168];[Recipes.E169]))">
            <text:p/>
          </table:table-cell>
          <table:table-cell table:formula="of:=IF(OR([.B169]=0;[.A169]=&quot;&quot;);&quot;&quot;;[.F169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formula="of:=IF([.A170]=0;&quot;&quot;;IF([Recipes.E170]=&quot;&quot;;[.F169];[Recipes.E170]))">
            <text:p/>
          </table:table-cell>
          <table:table-cell table:formula="of:=IF(OR([.B170]=0;[.A170]=&quot;&quot;);&quot;&quot;;[.F170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formula="of:=IF([.A171]=0;&quot;&quot;;IF([Recipes.E171]=&quot;&quot;;[.F170];[Recipes.E171]))">
            <text:p/>
          </table:table-cell>
          <table:table-cell table:formula="of:=IF(OR([.B171]=0;[.A171]=&quot;&quot;);&quot;&quot;;[.F171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formula="of:=IF([.A172]=0;&quot;&quot;;IF([Recipes.E172]=&quot;&quot;;[.F171];[Recipes.E172]))">
            <text:p/>
          </table:table-cell>
          <table:table-cell table:formula="of:=IF(OR([.B172]=0;[.A172]=&quot;&quot;);&quot;&quot;;[.F172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formula="of:=IF([.A173]=0;&quot;&quot;;IF([Recipes.E173]=&quot;&quot;;[.F172];[Recipes.E173]))">
            <text:p/>
          </table:table-cell>
          <table:table-cell table:formula="of:=IF(OR([.B173]=0;[.A173]=&quot;&quot;);&quot;&quot;;[.F173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formula="of:=IF([.A174]=0;&quot;&quot;;IF([Recipes.E174]=&quot;&quot;;[.F173];[Recipes.E174]))">
            <text:p/>
          </table:table-cell>
          <table:table-cell table:formula="of:=IF(OR([.B174]=0;[.A174]=&quot;&quot;);&quot;&quot;;[.F174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formula="of:=IF([.A175]=0;&quot;&quot;;IF([Recipes.E175]=&quot;&quot;;[.F174];[Recipes.E175]))">
            <text:p/>
          </table:table-cell>
          <table:table-cell table:formula="of:=IF(OR([.B175]=0;[.A175]=&quot;&quot;);&quot;&quot;;[.F175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formula="of:=IF([.A176]=0;&quot;&quot;;IF([Recipes.E176]=&quot;&quot;;[.F175];[Recipes.E176]))">
            <text:p/>
          </table:table-cell>
          <table:table-cell table:formula="of:=IF(OR([.B176]=0;[.A176]=&quot;&quot;);&quot;&quot;;[.F176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/>
          <table:table-cell table:formula="of:=IF(OR([.B177]=0;[.A177]=&quot;&quot;);&quot;&quot;;[.F177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/>
          <table:table-cell table:formula="of:=IF(OR([.B178]=0;[.A178]=&quot;&quot;);&quot;&quot;;[.F178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/>
          <table:table-cell table:formula="of:=IF(OR([.B179]=0;[.A179]=&quot;&quot;);&quot;&quot;;[.F179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/>
          <table:table-cell table:formula="of:=IF(OR([.B180]=0;[.A180]=&quot;&quot;);&quot;&quot;;[.F180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/>
          <table:table-cell table:formula="of:=IF(OR([.B181]=0;[.A181]=&quot;&quot;);&quot;&quot;;[.F181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/>
          <table:table-cell table:formula="of:=IF(OR([.B182]=0;[.A182]=&quot;&quot;);&quot;&quot;;[.F182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/>
          <table:table-cell table:formula="of:=IF(OR([.B183]=0;[.A183]=&quot;&quot;);&quot;&quot;;[.F183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37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roportioned Recipes" table:style-name="ta2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ce18"/>
        <table:table-column table:style-name="co1" table:number-columns-repeated="5" table:default-cell-style-name="Default"/>
        <table:table-row table:style-name="ro1">
          <table:table-cell table:style-name="ce22" table:number-columns-repeated="4"/>
          <table:table-cell table:number-columns-repeated="5"/>
          <table:table-cell table:style-name="ce23" office:value-type="string" calcext:value-type="string" table:number-columns-spanned="5" table:number-rows-spanned="1">
            <text:p>Quantity to buy for meal</text:p>
          </table:table-cell>
          <table:covered-table-cell table:number-columns-repeated="4"/>
        </table:table-row>
        <table:table-row table:style-name="ro1">
          <table:table-cell table:style-name="ce22" table:formula="of:=IF([Proportions.A1]=&quot;&quot;;&quot;&quot;;[Proportions.A1])" office:value-type="string" office:string-value="Meal" calcext:value-type="string">
            <text:p>Meal</text:p>
          </table:table-cell>
          <table:table-cell table:style-name="ce22" table:formula="of:=IF([Proportions.B1]=&quot;&quot;;&quot;&quot;;[Proportions.B1])" office:value-type="string" office:string-value="Course" calcext:value-type="string">
            <text:p>Course</text:p>
          </table:table-cell>
          <table:table-cell table:style-name="ce22" table:formula="of:=IF([Proportions.C1]=&quot;&quot;;&quot;&quot;;[Proportions.C1])" office:value-type="string" office:string-value="Dish" calcext:value-type="string">
            <text:p>Dish</text:p>
          </table:table-cell>
          <table:table-cell table:style-name="ce22" table:formula="of:=IF([Proportions.D1]=&quot;&quot;;&quot;&quot;;[Proportions.D1])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formula="of:=IF(['Unit Recipes'.H1]=&quot;&quot;;&quot;&quot;;['Unit Recipes'.H1])" office:value-type="string" office:string-value="Dish" calcext:value-type="string">
            <text:p>Dish</text:p>
          </table:table-cell>
          <table:table-cell table:formula="of:=IF(['Unit Recipes'.I1]=&quot;&quot;;&quot;&quot;;['Unit Recipes'.I1])" office:value-type="string" office:string-value="Ingredient" calcext:value-type="string">
            <text:p>Ingredient</text:p>
          </table:table-cell>
          <table:table-cell table:formula="of:=IF(['Unit Recipes'.J1]=&quot;&quot;;&quot;&quot;;['Unit Recipes'.J1])" office:value-type="string" office:string-value="Quantity to feed one person" calcext:value-type="string">
            <text:p>Quantity to feed one person</text:p>
          </table:table-cell>
          <table:table-cell table:formula="of:=IF(['Unit Recipes'.K1]=&quot;&quot;;&quot;&quot;;['Unit Recipes'.K1])" office:value-type="string" office:string-value="Measure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Snack break</text:p>
          </table:table-cell>
        </table:table-row>
        <table:table-row table:style-name="ro1">
          <table:table-cell table:style-name="ce22" table:formula="of:=IF([Proportions.A2]=&quot;&quot;;&quot;&quot;;[Proportions.A2])" office:value-type="string" office:string-value="Breakfast" calcext:value-type="string">
            <text:p>Breakfast</text:p>
          </table:table-cell>
          <table:table-cell table:style-name="ce22" table:formula="of:=IF([Proportions.B2]=&quot;&quot;;&quot;&quot;;[Proportions.B2])" office:value-type="string" office:string-value="Food" calcext:value-type="string">
            <text:p>Food</text:p>
          </table:table-cell>
          <table:table-cell table:style-name="ce22" table:formula="of:=IF([Proportions.C2]=&quot;&quot;;&quot;&quot;;[Proportions.C2])" office:value-type="string" office:string-value="Cereal" calcext:value-type="string">
            <text:p>Cereal</text:p>
          </table:table-cell>
          <table:table-cell table:style-name="ce22" table:formula="of:=IF([Proportions.D2]=&quot;&quot;;&quot;&quot;;[Proportions.D2])" office:value-type="float" office:value="0.25" calcext:value-type="float">
            <text:p>0.25</text:p>
          </table:table-cell>
          <table:table-cell/>
          <table:table-cell table:formula="of:=IF(['Unit Recipes'.H2]=&quot;&quot;;&quot;&quot;;['Unit Recipes'.H2])">
            <text:p/>
          </table:table-cell>
          <table:table-cell table:formula="of:=IF(['Unit Recipes'.I2]=&quot;&quot;;&quot;&quot;;['Unit Recipes'.I2])">
            <text:p/>
          </table:table-cell>
          <table:table-cell table:formula="of:=IF(['Unit Recipes'.J2]=&quot;&quot;;&quot;&quot;;['Unit Recipes'.J2])">
            <text:p/>
          </table:table-cell>
          <table:table-cell table:formula="of:=IF(['Unit Recipes'.K2]=&quot;&quot;;&quot;&quot;;['Unit Recipes'.K2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3]=&quot;&quot;;&quot;&quot;;[Proportions.A3])" office:value-type="string" office:string-value="Breakfast" calcext:value-type="string">
            <text:p>Breakfast</text:p>
          </table:table-cell>
          <table:table-cell table:style-name="ce22" table:formula="of:=IF([Proportions.B3]=&quot;&quot;;&quot;&quot;;[Proportions.B3])" office:value-type="string" office:string-value="Food" calcext:value-type="string">
            <text:p>Food</text:p>
          </table:table-cell>
          <table:table-cell table:style-name="ce22" table:formula="of:=IF([Proportions.C3]=&quot;&quot;;&quot;&quot;;[Proportions.C3])" office:value-type="string" office:string-value="Fruit" calcext:value-type="string">
            <text:p>Fruit</text:p>
          </table:table-cell>
          <table:table-cell table:style-name="ce22" table:formula="of:=IF([Proportions.D3]=&quot;&quot;;&quot;&quot;;[Proportions.D3])" office:value-type="float" office:value="0.5" calcext:value-type="float">
            <text:p>0.5</text:p>
          </table:table-cell>
          <table:table-cell/>
          <table:table-cell table:formula="of:=IF(['Unit Recipes'.H3]=&quot;&quot;;&quot;&quot;;['Unit Recipes'.H3])" office:value-type="string" office:string-value="Cereal" calcext:value-type="string">
            <text:p>Cereal</text:p>
          </table:table-cell>
          <table:table-cell table:formula="of:=IF(['Unit Recipes'.I3]=&quot;&quot;;&quot;&quot;;['Unit Recipes'.I3])" office:value-type="string" office:string-value="Joghurt" calcext:value-type="string">
            <text:p>Joghurt</text:p>
          </table:table-cell>
          <table:table-cell table:formula="of:=IF(['Unit Recipes'.J3]=&quot;&quot;;&quot;&quot;;['Unit Recipes'.J3])" office:value-type="float" office:value="1" calcext:value-type="float">
            <text:p>1</text:p>
          </table:table-cell>
          <table:table-cell table:formula="of:=IF(['Unit Recipes'.K3]=&quot;&quot;;&quot;&quot;;['Unit Recipes'.K3])" office:value-type="string" office:string-value="ml" calcext:value-type="string">
            <text:p>ml</text:p>
          </table:table-cell>
          <table:table-cell table:formula="of:=60*[.D3]*[.H4]" office:value-type="float" office:value="15" calcext:value-type="float">
            <text:p>15</text:p>
          </table:table-cell>
          <table:table-cell table:formula="of:=60*0*[.H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2" table:formula="of:=IF([Proportions.A4]=&quot;&quot;;&quot;&quot;;[Proportions.A4])" office:value-type="string" office:string-value="Breakfast" calcext:value-type="string">
            <text:p>Breakfast</text:p>
          </table:table-cell>
          <table:table-cell table:style-name="ce22" table:formula="of:=IF([Proportions.B4]=&quot;&quot;;&quot;&quot;;[Proportions.B4])" office:value-type="string" office:string-value="Food" calcext:value-type="string">
            <text:p>Food</text:p>
          </table:table-cell>
          <table:table-cell table:style-name="ce22" table:formula="of:=IF([Proportions.C4]=&quot;&quot;;&quot;&quot;;[Proportions.C4])" office:value-type="string" office:string-value="Bread" calcext:value-type="string">
            <text:p>Bread</text:p>
          </table:table-cell>
          <table:table-cell table:style-name="ce22" table:formula="of:=IF([Proportions.D4]=&quot;&quot;;&quot;&quot;;[Proportions.D4])" office:value-type="float" office:value="0.25" calcext:value-type="float">
            <text:p>0.25</text:p>
          </table:table-cell>
          <table:table-cell/>
          <table:table-cell table:formula="of:=IF(['Unit Recipes'.H4]=&quot;&quot;;&quot;&quot;;['Unit Recipes'.H4])" office:value-type="string" office:string-value="Cereal" calcext:value-type="string">
            <text:p>Cereal</text:p>
          </table:table-cell>
          <table:table-cell table:formula="of:=IF(['Unit Recipes'.I4]=&quot;&quot;;&quot;&quot;;['Unit Recipes'.I4])" office:value-type="string" office:string-value="Milk (UHT)" calcext:value-type="string">
            <text:p>Milk (UHT)</text:p>
          </table:table-cell>
          <table:table-cell table:formula="of:=IF(['Unit Recipes'.J4]=&quot;&quot;;&quot;&quot;;['Unit Recipes'.J4])" office:value-type="float" office:value="2" calcext:value-type="float">
            <text:p>2</text:p>
          </table:table-cell>
          <table:table-cell table:formula="of:=IF(['Unit Recipes'.K4]=&quot;&quot;;&quot;&quot;;['Unit Recipes'.K4])" office:value-type="string" office:string-value="ml" calcext:value-type="string">
            <text:p>ml</text:p>
          </table:table-cell>
          <table:table-cell table:style-name="ce21" table:formula="of:=60*[.D3]*[.H5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22" table:formula="of:=IF([Proportions.A5]=&quot;&quot;;&quot;&quot;;[Proportions.A5])" office:value-type="string" office:string-value="Breakfast" calcext:value-type="string">
            <text:p>Breakfast</text:p>
          </table:table-cell>
          <table:table-cell table:style-name="ce22" table:formula="of:=IF([Proportions.B5]=&quot;&quot;;&quot;&quot;;[Proportions.B5])" office:value-type="string" office:string-value="Drink" calcext:value-type="string">
            <text:p>Drink</text:p>
          </table:table-cell>
          <table:table-cell table:style-name="ce22" table:formula="of:=IF([Proportions.C5]=&quot;&quot;;&quot;&quot;;[Proportions.C5])" office:value-type="string" office:string-value="Drinks" calcext:value-type="string">
            <text:p>Drinks</text:p>
          </table:table-cell>
          <table:table-cell table:style-name="ce22" table:formula="of:=IF([Proportions.D5]=&quot;&quot;;&quot;&quot;;[Proportions.D5])" office:value-type="float" office:value="1" calcext:value-type="float">
            <text:p>1</text:p>
          </table:table-cell>
          <table:table-cell/>
          <table:table-cell table:formula="of:=IF(['Unit Recipes'.H5]=&quot;&quot;;&quot;&quot;;['Unit Recipes'.H5])" office:value-type="string" office:string-value="Cereal" calcext:value-type="string">
            <text:p>Cereal</text:p>
          </table:table-cell>
          <table:table-cell table:formula="of:=IF(['Unit Recipes'.I5]=&quot;&quot;;&quot;&quot;;['Unit Recipes'.I5])" office:value-type="string" office:string-value="Cornflakes" calcext:value-type="string">
            <text:p>Cornflakes</text:p>
          </table:table-cell>
          <table:table-cell table:formula="of:=IF(['Unit Recipes'.J5]=&quot;&quot;;&quot;&quot;;['Unit Recipes'.J5])" office:value-type="float" office:value="3" calcext:value-type="float">
            <text:p>3</text:p>
          </table:table-cell>
          <table:table-cell table:formula="of:=IF(['Unit Recipes'.K5]=&quot;&quot;;&quot;&quot;;['Unit Recipes'.K5])" office:value-type="string" office:string-value="g" calcext:value-type="string">
            <text:p>g</text:p>
          </table:table-cell>
          <table:table-cell table:formula="of:=60*[.D3]*[.H6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22" table:formula="of:=IF([Proportions.A6]=&quot;&quot;;&quot;&quot;;[Proportions.A6])">
            <text:p/>
          </table:table-cell>
          <table:table-cell table:style-name="ce22" table:formula="of:=IF([Proportions.B6]=&quot;&quot;;&quot;&quot;;[Proportions.B6])">
            <text:p/>
          </table:table-cell>
          <table:table-cell table:style-name="ce22" table:formula="of:=IF([Proportions.C6]=&quot;&quot;;&quot;&quot;;[Proportions.C6])">
            <text:p/>
          </table:table-cell>
          <table:table-cell table:style-name="ce22" table:formula="of:=IF([Proportions.D6]=&quot;&quot;;&quot;&quot;;[Proportions.D6])">
            <text:p/>
          </table:table-cell>
          <table:table-cell/>
          <table:table-cell table:formula="of:=IF(['Unit Recipes'.H6]=&quot;&quot;;&quot;&quot;;['Unit Recipes'.H6])" office:value-type="string" office:string-value="Cereal" calcext:value-type="string">
            <text:p>Cereal</text:p>
          </table:table-cell>
          <table:table-cell table:formula="of:=IF(['Unit Recipes'.I6]=&quot;&quot;;&quot;&quot;;['Unit Recipes'.I6])" office:value-type="string" office:string-value="Musli" calcext:value-type="string">
            <text:p>Musli</text:p>
          </table:table-cell>
          <table:table-cell table:formula="of:=IF(['Unit Recipes'.J6]=&quot;&quot;;&quot;&quot;;['Unit Recipes'.J6])" office:value-type="float" office:value="4" calcext:value-type="float">
            <text:p>4</text:p>
          </table:table-cell>
          <table:table-cell table:formula="of:=IF(['Unit Recipes'.K6]=&quot;&quot;;&quot;&quot;;['Unit Recipes'.K6])" office:value-type="string" office:string-value="g" calcext:value-type="string">
            <text:p>g</text:p>
          </table:table-cell>
          <table:table-cell table:style-name="ce21" table:formula="of:=60*[.D3]*[.H7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2" table:formula="of:=IF([Proportions.A7]=&quot;&quot;;&quot;&quot;;[Proportions.A7])" office:value-type="string" office:string-value="Lunch" calcext:value-type="string">
            <text:p>Lunch</text:p>
          </table:table-cell>
          <table:table-cell table:style-name="ce22" table:formula="of:=IF([Proportions.B7]=&quot;&quot;;&quot;&quot;;[Proportions.B7])" office:value-type="string" office:string-value="Sandwich" calcext:value-type="string">
            <text:p>Sandwich</text:p>
          </table:table-cell>
          <table:table-cell table:style-name="ce22" table:formula="of:=IF([Proportions.C7]=&quot;&quot;;&quot;&quot;;[Proportions.C7])" office:value-type="string" office:string-value="Egg sandwiches" calcext:value-type="string">
            <text:p>Egg sandwiches</text:p>
          </table:table-cell>
          <table:table-cell table:style-name="ce22" table:formula="of:=IF([Proportions.D7]=&quot;&quot;;&quot;&quot;;[Proportions.D7])" office:value-type="float" office:value="0.25" calcext:value-type="float">
            <text:p>0.25</text:p>
          </table:table-cell>
          <table:table-cell/>
          <table:table-cell table:formula="of:=IF(['Unit Recipes'.H7]=&quot;&quot;;&quot;&quot;;['Unit Recipes'.H7])">
            <text:p/>
          </table:table-cell>
          <table:table-cell table:formula="of:=IF(['Unit Recipes'.I7]=&quot;&quot;;&quot;&quot;;['Unit Recipes'.I7])">
            <text:p/>
          </table:table-cell>
          <table:table-cell table:formula="of:=IF(['Unit Recipes'.J7]=&quot;&quot;;&quot;&quot;;['Unit Recipes'.J7])">
            <text:p/>
          </table:table-cell>
          <table:table-cell table:formula="of:=IF(['Unit Recipes'.K7]=&quot;&quot;;&quot;&quot;;['Unit Recipes'.K7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8]=&quot;&quot;;&quot;&quot;;[Proportions.A8])" office:value-type="string" office:string-value="Lunch" calcext:value-type="string">
            <text:p>Lunch</text:p>
          </table:table-cell>
          <table:table-cell table:style-name="ce22" table:formula="of:=IF([Proportions.B8]=&quot;&quot;;&quot;&quot;;[Proportions.B8])" office:value-type="string" office:string-value="Sandwich" calcext:value-type="string">
            <text:p>Sandwich</text:p>
          </table:table-cell>
          <table:table-cell table:style-name="ce22" table:formula="of:=IF([Proportions.C8]=&quot;&quot;;&quot;&quot;;[Proportions.C8])" office:value-type="string" office:string-value="Cucumber" calcext:value-type="string">
            <text:p>Cucumber</text:p>
          </table:table-cell>
          <table:table-cell table:style-name="ce22" table:formula="of:=IF([Proportions.D8]=&quot;&quot;;&quot;&quot;;[Proportions.D8])" office:value-type="float" office:value="0.25" calcext:value-type="float">
            <text:p>0.25</text:p>
          </table:table-cell>
          <table:table-cell/>
          <table:table-cell table:formula="of:=IF(['Unit Recipes'.H8]=&quot;&quot;;&quot;&quot;;['Unit Recipes'.H8])">
            <text:p/>
          </table:table-cell>
          <table:table-cell table:formula="of:=IF(['Unit Recipes'.I8]=&quot;&quot;;&quot;&quot;;['Unit Recipes'.I8])">
            <text:p/>
          </table:table-cell>
          <table:table-cell table:formula="of:=IF(['Unit Recipes'.J8]=&quot;&quot;;&quot;&quot;;['Unit Recipes'.J8])">
            <text:p/>
          </table:table-cell>
          <table:table-cell table:formula="of:=IF(['Unit Recipes'.K8]=&quot;&quot;;&quot;&quot;;['Unit Recipes'.K8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9]=&quot;&quot;;&quot;&quot;;[Proportions.A9])" office:value-type="string" office:string-value="Lunch" calcext:value-type="string">
            <text:p>Lunch</text:p>
          </table:table-cell>
          <table:table-cell table:style-name="ce22" table:formula="of:=IF([Proportions.B9]=&quot;&quot;;&quot;&quot;;[Proportions.B9])" office:value-type="string" office:string-value="Sandwich" calcext:value-type="string">
            <text:p>Sandwich</text:p>
          </table:table-cell>
          <table:table-cell table:style-name="ce22" table:formula="of:=IF([Proportions.C9]=&quot;&quot;;&quot;&quot;;[Proportions.C9])" office:value-type="string" office:string-value="Brie / Apple" calcext:value-type="string">
            <text:p>Brie / Apple</text:p>
          </table:table-cell>
          <table:table-cell table:style-name="ce22" table:formula="of:=IF([Proportions.D9]=&quot;&quot;;&quot;&quot;;[Proportions.D9])" office:value-type="float" office:value="0.25" calcext:value-type="float">
            <text:p>0.25</text:p>
          </table:table-cell>
          <table:table-cell/>
          <table:table-cell table:formula="of:=IF(['Unit Recipes'.H9]=&quot;&quot;;&quot;&quot;;['Unit Recipes'.H9])" office:value-type="string" office:string-value="Fruit" calcext:value-type="string">
            <text:p>Fruit</text:p>
          </table:table-cell>
          <table:table-cell table:formula="of:=IF(['Unit Recipes'.I9]=&quot;&quot;;&quot;&quot;;['Unit Recipes'.I9])" office:value-type="string" office:string-value="- Bananas" calcext:value-type="string">
            <text:p>- Bananas</text:p>
          </table:table-cell>
          <table:table-cell table:formula="of:=IF(['Unit Recipes'.J9]=&quot;&quot;;&quot;&quot;;['Unit Recipes'.J9])" office:value-type="float" office:value="2.5" calcext:value-type="float">
            <text:p>2.5</text:p>
          </table:table-cell>
          <table:table-cell table:formula="of:=IF(['Unit Recipes'.K9]=&quot;&quot;;&quot;&quot;;['Unit Recipes'.K9])" office:value-type="string" office:string-value="peice" calcext:value-type="string">
            <text:p>peice</text:p>
          </table:table-cell>
          <table:table-cell table:number-columns-repeated="5"/>
        </table:table-row>
        <table:table-row table:style-name="ro1">
          <table:table-cell table:style-name="ce22" table:formula="of:=IF([Proportions.A10]=&quot;&quot;;&quot;&quot;;[Proportions.A10])" office:value-type="string" office:string-value="Lunch" calcext:value-type="string">
            <text:p>Lunch</text:p>
          </table:table-cell>
          <table:table-cell table:style-name="ce22" table:formula="of:=IF([Proportions.B10]=&quot;&quot;;&quot;&quot;;[Proportions.B10])" office:value-type="string" office:string-value="Sandwich" calcext:value-type="string">
            <text:p>Sandwich</text:p>
          </table:table-cell>
          <table:table-cell table:style-name="ce22" table:formula="of:=IF([Proportions.C10]=&quot;&quot;;&quot;&quot;;[Proportions.C10])" office:value-type="string" office:string-value="Bratwurst / mustard / horseradish" calcext:value-type="string">
            <text:p>Bratwurst / mustard / horseradish</text:p>
          </table:table-cell>
          <table:table-cell table:style-name="ce22" table:formula="of:=IF([Proportions.D10]=&quot;&quot;;&quot;&quot;;[Proportions.D10])" office:value-type="float" office:value="0.25" calcext:value-type="float">
            <text:p>0.25</text:p>
          </table:table-cell>
          <table:table-cell/>
          <table:table-cell table:formula="of:=IF(['Unit Recipes'.H10]=&quot;&quot;;&quot;&quot;;['Unit Recipes'.H10])" office:value-type="string" office:string-value="Fruit" calcext:value-type="string">
            <text:p>Fruit</text:p>
          </table:table-cell>
          <table:table-cell table:formula="of:=IF(['Unit Recipes'.I10]=&quot;&quot;;&quot;&quot;;['Unit Recipes'.I10])" office:value-type="string" office:string-value="- Apples" calcext:value-type="string">
            <text:p>- Apples</text:p>
          </table:table-cell>
          <table:table-cell table:formula="of:=IF(['Unit Recipes'.J10]=&quot;&quot;;&quot;&quot;;['Unit Recipes'.J10])" office:value-type="float" office:value="3" calcext:value-type="float">
            <text:p>3</text:p>
          </table:table-cell>
          <table:table-cell table:formula="of:=IF(['Unit Recipes'.K10]=&quot;&quot;;&quot;&quot;;['Unit Recipes'.K10])" office:value-type="string" office:string-value="peice" calcext:value-type="string">
            <text:p>peice</text:p>
          </table:table-cell>
          <table:table-cell table:number-columns-repeated="5"/>
        </table:table-row>
        <table:table-row table:style-name="ro1">
          <table:table-cell table:style-name="ce22" table:formula="of:=IF([Proportions.A11]=&quot;&quot;;&quot;&quot;;[Proportions.A11])">
            <text:p/>
          </table:table-cell>
          <table:table-cell table:style-name="ce22" table:formula="of:=IF([Proportions.B11]=&quot;&quot;;&quot;&quot;;[Proportions.B11])">
            <text:p/>
          </table:table-cell>
          <table:table-cell table:style-name="ce22" table:formula="of:=IF([Proportions.C11]=&quot;&quot;;&quot;&quot;;[Proportions.C11])">
            <text:p/>
          </table:table-cell>
          <table:table-cell table:style-name="ce22" table:formula="of:=IF([Proportions.D11]=&quot;&quot;;&quot;&quot;;[Proportions.D11])">
            <text:p/>
          </table:table-cell>
          <table:table-cell/>
          <table:table-cell table:formula="of:=IF(['Unit Recipes'.H11]=&quot;&quot;;&quot;&quot;;['Unit Recipes'.H11])" office:value-type="string" office:string-value="Fruit" calcext:value-type="string">
            <text:p>Fruit</text:p>
          </table:table-cell>
          <table:table-cell table:formula="of:=IF(['Unit Recipes'.I11]=&quot;&quot;;&quot;&quot;;['Unit Recipes'.I11])" office:value-type="string" office:string-value="- Other" calcext:value-type="string">
            <text:p>- Other</text:p>
          </table:table-cell>
          <table:table-cell table:formula="of:=IF(['Unit Recipes'.J11]=&quot;&quot;;&quot;&quot;;['Unit Recipes'.J11])" office:value-type="float" office:value="3.5" calcext:value-type="float">
            <text:p>3.5</text:p>
          </table:table-cell>
          <table:table-cell table:formula="of:=IF(['Unit Recipes'.K11]=&quot;&quot;;&quot;&quot;;['Unit Recipes'.K11])" office:value-type="string" office:string-value="peice" calcext:value-type="string">
            <text:p>peice</text:p>
          </table:table-cell>
          <table:table-cell table:number-columns-repeated="5"/>
        </table:table-row>
        <table:table-row table:style-name="ro1">
          <table:table-cell table:style-name="ce22" table:formula="of:=IF([Proportions.A12]=&quot;&quot;;&quot;&quot;;[Proportions.A12])" office:value-type="string" office:string-value="BBQ" calcext:value-type="string">
            <text:p>BBQ</text:p>
          </table:table-cell>
          <table:table-cell table:style-name="ce22" table:formula="of:=IF([Proportions.B12]=&quot;&quot;;&quot;&quot;;[Proportions.B12])" office:value-type="string" office:string-value="Meat" calcext:value-type="string">
            <text:p>Meat</text:p>
          </table:table-cell>
          <table:table-cell table:style-name="ce22" table:formula="of:=IF([Proportions.C12]=&quot;&quot;;&quot;&quot;;[Proportions.C12])" office:value-type="string" office:string-value="Beef / Sausages / Bratwurst" calcext:value-type="string">
            <text:p>Beef / Sausages / Bratwurst</text:p>
          </table:table-cell>
          <table:table-cell table:style-name="ce22" table:formula="of:=IF([Proportions.D12]=&quot;&quot;;&quot;&quot;;[Proportions.D12])" office:value-type="float" office:value="0.25" calcext:value-type="float">
            <text:p>0.25</text:p>
          </table:table-cell>
          <table:table-cell/>
          <table:table-cell table:formula="of:=IF(['Unit Recipes'.H12]=&quot;&quot;;&quot;&quot;;['Unit Recipes'.H12])">
            <text:p/>
          </table:table-cell>
          <table:table-cell table:formula="of:=IF(['Unit Recipes'.I12]=&quot;&quot;;&quot;&quot;;['Unit Recipes'.I12])">
            <text:p/>
          </table:table-cell>
          <table:table-cell table:formula="of:=IF(['Unit Recipes'.J12]=&quot;&quot;;&quot;&quot;;['Unit Recipes'.J12])">
            <text:p/>
          </table:table-cell>
          <table:table-cell table:formula="of:=IF(['Unit Recipes'.K12]=&quot;&quot;;&quot;&quot;;['Unit Recipes'.K12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13]=&quot;&quot;;&quot;&quot;;[Proportions.A13])" office:value-type="string" office:string-value="BBQ" calcext:value-type="string">
            <text:p>BBQ</text:p>
          </table:table-cell>
          <table:table-cell table:style-name="ce22" table:formula="of:=IF([Proportions.B13]=&quot;&quot;;&quot;&quot;;[Proportions.B13])" office:value-type="string" office:string-value="Meat" calcext:value-type="string">
            <text:p>Meat</text:p>
          </table:table-cell>
          <table:table-cell table:style-name="ce22" table:formula="of:=IF([Proportions.C13]=&quot;&quot;;&quot;&quot;;[Proportions.C13])" office:value-type="string" office:string-value="Fish / Salmon" calcext:value-type="string">
            <text:p>Fish / Salmon</text:p>
          </table:table-cell>
          <table:table-cell table:style-name="ce22" table:formula="of:=IF([Proportions.D13]=&quot;&quot;;&quot;&quot;;[Proportions.D13])" office:value-type="float" office:value="0" calcext:value-type="float">
            <text:p>0</text:p>
          </table:table-cell>
          <table:table-cell/>
          <table:table-cell table:formula="of:=IF(['Unit Recipes'.H13]=&quot;&quot;;&quot;&quot;;['Unit Recipes'.H13])">
            <text:p/>
          </table:table-cell>
          <table:table-cell table:formula="of:=IF(['Unit Recipes'.I13]=&quot;&quot;;&quot;&quot;;['Unit Recipes'.I13])">
            <text:p/>
          </table:table-cell>
          <table:table-cell table:formula="of:=IF(['Unit Recipes'.J13]=&quot;&quot;;&quot;&quot;;['Unit Recipes'.J13])">
            <text:p/>
          </table:table-cell>
          <table:table-cell table:formula="of:=IF(['Unit Recipes'.K13]=&quot;&quot;;&quot;&quot;;['Unit Recipes'.K13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14]=&quot;&quot;;&quot;&quot;;[Proportions.A14])" office:value-type="string" office:string-value="BBQ" calcext:value-type="string">
            <text:p>BBQ</text:p>
          </table:table-cell>
          <table:table-cell table:style-name="ce22" table:formula="of:=IF([Proportions.B14]=&quot;&quot;;&quot;&quot;;[Proportions.B14])" office:value-type="string" office:string-value="Meat" calcext:value-type="string">
            <text:p>Meat</text:p>
          </table:table-cell>
          <table:table-cell table:style-name="ce22" table:formula="of:=IF([Proportions.C14]=&quot;&quot;;&quot;&quot;;[Proportions.C14])" office:value-type="string" office:string-value="Haloumi" calcext:value-type="string">
            <text:p>Haloumi</text:p>
          </table:table-cell>
          <table:table-cell table:style-name="ce22" table:formula="of:=IF([Proportions.D14]=&quot;&quot;;&quot;&quot;;[Proportions.D14])" office:value-type="float" office:value="0.25" calcext:value-type="float">
            <text:p>0.25</text:p>
          </table:table-cell>
          <table:table-cell/>
          <table:table-cell table:formula="of:=IF(['Unit Recipes'.H14]=&quot;&quot;;&quot;&quot;;['Unit Recipes'.H14])" office:value-type="string" office:string-value="Bread" calcext:value-type="string">
            <text:p>Bread</text:p>
          </table:table-cell>
          <table:table-cell table:formula="of:=IF(['Unit Recipes'.I14]=&quot;&quot;;&quot;&quot;;['Unit Recipes'.I14])" office:value-type="string" office:string-value="Brötchen" calcext:value-type="string">
            <text:p>Brötchen</text:p>
          </table:table-cell>
          <table:table-cell table:formula="of:=IF(['Unit Recipes'.J14]=&quot;&quot;;&quot;&quot;;['Unit Recipes'.J14])" office:value-type="float" office:value="3" calcext:value-type="float">
            <text:p>3</text:p>
          </table:table-cell>
          <table:table-cell table:formula="of:=IF(['Unit Recipes'.K14]=&quot;&quot;;&quot;&quot;;['Unit Recipes'.K14])" office:value-type="string" office:string-value="peice" calcext:value-type="string">
            <text:p>peice</text:p>
          </table:table-cell>
          <table:table-cell table:number-columns-repeated="5"/>
        </table:table-row>
        <table:table-row table:style-name="ro1">
          <table:table-cell table:style-name="ce22" table:formula="of:=IF([Proportions.A15]=&quot;&quot;;&quot;&quot;;[Proportions.A15])" office:value-type="string" office:string-value="BBQ" calcext:value-type="string">
            <text:p>BBQ</text:p>
          </table:table-cell>
          <table:table-cell table:style-name="ce22" table:formula="of:=IF([Proportions.B15]=&quot;&quot;;&quot;&quot;;[Proportions.B15])" office:value-type="string" office:string-value="Meat" calcext:value-type="string">
            <text:p>Meat</text:p>
          </table:table-cell>
          <table:table-cell table:style-name="ce22" table:formula="of:=IF([Proportions.C15]=&quot;&quot;;&quot;&quot;;[Proportions.C15])" office:value-type="string" office:string-value="Chicken wings" calcext:value-type="string">
            <text:p>Chicken wings</text:p>
          </table:table-cell>
          <table:table-cell table:style-name="ce22" table:formula="of:=IF([Proportions.D15]=&quot;&quot;;&quot;&quot;;[Proportions.D15])">
            <text:p/>
          </table:table-cell>
          <table:table-cell/>
          <table:table-cell table:formula="of:=IF(['Unit Recipes'.H15]=&quot;&quot;;&quot;&quot;;['Unit Recipes'.H15])" office:value-type="string" office:string-value="Bread" calcext:value-type="string">
            <text:p>Bread</text:p>
          </table:table-cell>
          <table:table-cell table:formula="of:=IF(['Unit Recipes'.I15]=&quot;&quot;;&quot;&quot;;['Unit Recipes'.I15])" office:value-type="string" office:string-value="Brezen" calcext:value-type="string">
            <text:p>Brezen</text:p>
          </table:table-cell>
          <table:table-cell table:formula="of:=IF(['Unit Recipes'.J15]=&quot;&quot;;&quot;&quot;;['Unit Recipes'.J15])" office:value-type="float" office:value="3.33333333333333" calcext:value-type="float">
            <text:p>3.3333333333</text:p>
          </table:table-cell>
          <table:table-cell table:formula="of:=IF(['Unit Recipes'.K15]=&quot;&quot;;&quot;&quot;;['Unit Recipes'.K15])" office:value-type="string" office:string-value="peice" calcext:value-type="string">
            <text:p>peice</text:p>
          </table:table-cell>
          <table:table-cell table:number-columns-repeated="5"/>
        </table:table-row>
        <table:table-row table:style-name="ro1">
          <table:table-cell table:style-name="ce22" table:formula="of:=IF([Proportions.A16]=&quot;&quot;;&quot;&quot;;[Proportions.A16])">
            <text:p/>
          </table:table-cell>
          <table:table-cell table:style-name="ce22" table:formula="of:=IF([Proportions.B16]=&quot;&quot;;&quot;&quot;;[Proportions.B16])">
            <text:p/>
          </table:table-cell>
          <table:table-cell table:style-name="ce22" table:formula="of:=IF([Proportions.C16]=&quot;&quot;;&quot;&quot;;[Proportions.C16])">
            <text:p/>
          </table:table-cell>
          <table:table-cell table:style-name="ce22" table:formula="of:=IF([Proportions.D16]=&quot;&quot;;&quot;&quot;;[Proportions.D16])">
            <text:p/>
          </table:table-cell>
          <table:table-cell/>
          <table:table-cell table:formula="of:=IF(['Unit Recipes'.H16]=&quot;&quot;;&quot;&quot;;['Unit Recipes'.H16])" office:value-type="string" office:string-value="Bread" calcext:value-type="string">
            <text:p>Bread</text:p>
          </table:table-cell>
          <table:table-cell table:formula="of:=IF(['Unit Recipes'.I16]=&quot;&quot;;&quot;&quot;;['Unit Recipes'.I16])" office:value-type="string" office:string-value="Butter" calcext:value-type="string">
            <text:p>Butter</text:p>
          </table:table-cell>
          <table:table-cell table:formula="of:=IF(['Unit Recipes'.J16]=&quot;&quot;;&quot;&quot;;['Unit Recipes'.J16])" office:value-type="float" office:value="3.66666666666667" calcext:value-type="float">
            <text:p>3.6666666667</text:p>
          </table:table-cell>
          <table:table-cell table:formula="of:=IF(['Unit Recipes'.K16]=&quot;&quot;;&quot;&quot;;['Unit Recipes'.K16])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22" table:formula="of:=IF([Proportions.A17]=&quot;&quot;;&quot;&quot;;[Proportions.A17])" office:value-type="string" office:string-value="BBQ" calcext:value-type="string">
            <text:p>BBQ</text:p>
          </table:table-cell>
          <table:table-cell table:style-name="ce22" table:formula="of:=IF([Proportions.B17]=&quot;&quot;;&quot;&quot;;[Proportions.B17])" office:value-type="string" office:string-value="Side" calcext:value-type="string">
            <text:p>Side</text:p>
          </table:table-cell>
          <table:table-cell table:style-name="ce22" table:formula="of:=IF([Proportions.C17]=&quot;&quot;;&quot;&quot;;[Proportions.C17])" office:value-type="string" office:string-value="Sauerkraut" calcext:value-type="string">
            <text:p>Sauerkraut</text:p>
          </table:table-cell>
          <table:table-cell table:style-name="ce22" table:formula="of:=IF([Proportions.D17]=&quot;&quot;;&quot;&quot;;[Proportions.D17])" office:value-type="float" office:value="0" calcext:value-type="float">
            <text:p>0</text:p>
          </table:table-cell>
          <table:table-cell/>
          <table:table-cell table:formula="of:=IF(['Unit Recipes'.H17]=&quot;&quot;;&quot;&quot;;['Unit Recipes'.H17])">
            <text:p/>
          </table:table-cell>
          <table:table-cell table:formula="of:=IF(['Unit Recipes'.I17]=&quot;&quot;;&quot;&quot;;['Unit Recipes'.I17])">
            <text:p/>
          </table:table-cell>
          <table:table-cell table:formula="of:=IF(['Unit Recipes'.J17]=&quot;&quot;;&quot;&quot;;['Unit Recipes'.J17])">
            <text:p/>
          </table:table-cell>
          <table:table-cell table:formula="of:=IF(['Unit Recipes'.K17]=&quot;&quot;;&quot;&quot;;['Unit Recipes'.K17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18]=&quot;&quot;;&quot;&quot;;[Proportions.A18])" office:value-type="string" office:string-value="BBQ" calcext:value-type="string">
            <text:p>BBQ</text:p>
          </table:table-cell>
          <table:table-cell table:style-name="ce22" table:formula="of:=IF([Proportions.B18]=&quot;&quot;;&quot;&quot;;[Proportions.B18])" office:value-type="string" office:string-value="Side" calcext:value-type="string">
            <text:p>Side</text:p>
          </table:table-cell>
          <table:table-cell table:style-name="ce22" table:formula="of:=IF([Proportions.C18]=&quot;&quot;;&quot;&quot;;[Proportions.C18])" office:value-type="string" office:string-value="Corn" calcext:value-type="string">
            <text:p>Corn</text:p>
          </table:table-cell>
          <table:table-cell table:style-name="ce22" table:formula="of:=IF([Proportions.D18]=&quot;&quot;;&quot;&quot;;[Proportions.D18])" office:value-type="float" office:value="0" calcext:value-type="float">
            <text:p>0</text:p>
          </table:table-cell>
          <table:table-cell/>
          <table:table-cell table:formula="of:=IF(['Unit Recipes'.H18]=&quot;&quot;;&quot;&quot;;['Unit Recipes'.H18])">
            <text:p/>
          </table:table-cell>
          <table:table-cell table:formula="of:=IF(['Unit Recipes'.I18]=&quot;&quot;;&quot;&quot;;['Unit Recipes'.I18])">
            <text:p/>
          </table:table-cell>
          <table:table-cell table:formula="of:=IF(['Unit Recipes'.J18]=&quot;&quot;;&quot;&quot;;['Unit Recipes'.J18])">
            <text:p/>
          </table:table-cell>
          <table:table-cell table:formula="of:=IF(['Unit Recipes'.K18]=&quot;&quot;;&quot;&quot;;['Unit Recipes'.K18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19]=&quot;&quot;;&quot;&quot;;[Proportions.A19])" office:value-type="string" office:string-value="BBQ" calcext:value-type="string">
            <text:p>BBQ</text:p>
          </table:table-cell>
          <table:table-cell table:style-name="ce22" table:formula="of:=IF([Proportions.B19]=&quot;&quot;;&quot;&quot;;[Proportions.B19])" office:value-type="string" office:string-value="Side" calcext:value-type="string">
            <text:p>Side</text:p>
          </table:table-cell>
          <table:table-cell table:style-name="ce22" table:formula="of:=IF([Proportions.C19]=&quot;&quot;;&quot;&quot;;[Proportions.C19])" office:value-type="string" office:string-value="Fried onions" calcext:value-type="string">
            <text:p>Fried onions</text:p>
          </table:table-cell>
          <table:table-cell table:style-name="ce22" table:formula="of:=IF([Proportions.D19]=&quot;&quot;;&quot;&quot;;[Proportions.D19])" office:value-type="float" office:value="0.25" calcext:value-type="float">
            <text:p>0.25</text:p>
          </table:table-cell>
          <table:table-cell/>
          <table:table-cell table:formula="of:=IF(['Unit Recipes'.H19]=&quot;&quot;;&quot;&quot;;['Unit Recipes'.H19])">
            <text:p/>
          </table:table-cell>
          <table:table-cell table:formula="of:=IF(['Unit Recipes'.I19]=&quot;&quot;;&quot;&quot;;['Unit Recipes'.I19])">
            <text:p/>
          </table:table-cell>
          <table:table-cell table:formula="of:=IF(['Unit Recipes'.J19]=&quot;&quot;;&quot;&quot;;['Unit Recipes'.J19])">
            <text:p/>
          </table:table-cell>
          <table:table-cell table:formula="of:=IF(['Unit Recipes'.K19]=&quot;&quot;;&quot;&quot;;['Unit Recipes'.K19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0]=&quot;&quot;;&quot;&quot;;[Proportions.A20])" office:value-type="string" office:string-value="BBQ" calcext:value-type="string">
            <text:p>BBQ</text:p>
          </table:table-cell>
          <table:table-cell table:style-name="ce22" table:formula="of:=IF([Proportions.B20]=&quot;&quot;;&quot;&quot;;[Proportions.B20])" office:value-type="string" office:string-value="Side" calcext:value-type="string">
            <text:p>Side</text:p>
          </table:table-cell>
          <table:table-cell table:style-name="ce22" table:formula="of:=IF([Proportions.C20]=&quot;&quot;;&quot;&quot;;[Proportions.C20])" office:value-type="string" office:string-value="Veggies in Foil" calcext:value-type="string">
            <text:p>Veggies in Foil</text:p>
          </table:table-cell>
          <table:table-cell table:style-name="ce22" table:formula="of:=IF([Proportions.D20]=&quot;&quot;;&quot;&quot;;[Proportions.D20])" office:value-type="float" office:value="0.25" calcext:value-type="float">
            <text:p>0.25</text:p>
          </table:table-cell>
          <table:table-cell/>
          <table:table-cell table:formula="of:=IF(['Unit Recipes'.H20]=&quot;&quot;;&quot;&quot;;['Unit Recipes'.H20])">
            <text:p/>
          </table:table-cell>
          <table:table-cell table:formula="of:=IF(['Unit Recipes'.I20]=&quot;&quot;;&quot;&quot;;['Unit Recipes'.I20])">
            <text:p/>
          </table:table-cell>
          <table:table-cell table:formula="of:=IF(['Unit Recipes'.J20]=&quot;&quot;;&quot;&quot;;['Unit Recipes'.J20])">
            <text:p/>
          </table:table-cell>
          <table:table-cell table:formula="of:=IF(['Unit Recipes'.K20]=&quot;&quot;;&quot;&quot;;['Unit Recipes'.K20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1]=&quot;&quot;;&quot;&quot;;[Proportions.A21])" office:value-type="string" office:string-value="BBQ" calcext:value-type="string">
            <text:p>BBQ</text:p>
          </table:table-cell>
          <table:table-cell table:style-name="ce22" table:formula="of:=IF([Proportions.B21]=&quot;&quot;;&quot;&quot;;[Proportions.B21])" office:value-type="string" office:string-value="Side" calcext:value-type="string">
            <text:p>Side</text:p>
          </table:table-cell>
          <table:table-cell table:style-name="ce22" table:formula="of:=IF([Proportions.C21]=&quot;&quot;;&quot;&quot;;[Proportions.C21])" office:value-type="string" office:string-value="Couscous salad" calcext:value-type="string">
            <text:p>Couscous salad</text:p>
          </table:table-cell>
          <table:table-cell table:style-name="ce22" table:formula="of:=IF([Proportions.D21]=&quot;&quot;;&quot;&quot;;[Proportions.D21])" office:value-type="float" office:value="0.25" calcext:value-type="float">
            <text:p>0.25</text:p>
          </table:table-cell>
          <table:table-cell/>
          <table:table-cell table:formula="of:=IF(['Unit Recipes'.H21]=&quot;&quot;;&quot;&quot;;['Unit Recipes'.H21])">
            <text:p/>
          </table:table-cell>
          <table:table-cell table:formula="of:=IF(['Unit Recipes'.I21]=&quot;&quot;;&quot;&quot;;['Unit Recipes'.I21])">
            <text:p/>
          </table:table-cell>
          <table:table-cell table:formula="of:=IF(['Unit Recipes'.J21]=&quot;&quot;;&quot;&quot;;['Unit Recipes'.J21])">
            <text:p/>
          </table:table-cell>
          <table:table-cell table:formula="of:=IF(['Unit Recipes'.K21]=&quot;&quot;;&quot;&quot;;['Unit Recipes'.K21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2]=&quot;&quot;;&quot;&quot;;[Proportions.A22])" office:value-type="string" office:string-value="BBQ" calcext:value-type="string">
            <text:p>BBQ</text:p>
          </table:table-cell>
          <table:table-cell table:style-name="ce22" table:formula="of:=IF([Proportions.B22]=&quot;&quot;;&quot;&quot;;[Proportions.B22])" office:value-type="string" office:string-value="Side" calcext:value-type="string">
            <text:p>Side</text:p>
          </table:table-cell>
          <table:table-cell table:style-name="ce22" table:formula="of:=IF([Proportions.C22]=&quot;&quot;;&quot;&quot;;[Proportions.C22])" office:value-type="string" office:string-value="German Potato Salad" calcext:value-type="string">
            <text:p>German Potato Salad</text:p>
          </table:table-cell>
          <table:table-cell table:style-name="ce22" table:formula="of:=IF([Proportions.D22]=&quot;&quot;;&quot;&quot;;[Proportions.D22])" office:value-type="float" office:value="0.25" calcext:value-type="float">
            <text:p>0.25</text:p>
          </table:table-cell>
          <table:table-cell/>
          <table:table-cell table:formula="of:=IF(['Unit Recipes'.H22]=&quot;&quot;;&quot;&quot;;['Unit Recipes'.H22])">
            <text:p/>
          </table:table-cell>
          <table:table-cell table:formula="of:=IF(['Unit Recipes'.I22]=&quot;&quot;;&quot;&quot;;['Unit Recipes'.I22])">
            <text:p/>
          </table:table-cell>
          <table:table-cell table:formula="of:=IF(['Unit Recipes'.J22]=&quot;&quot;;&quot;&quot;;['Unit Recipes'.J22])">
            <text:p/>
          </table:table-cell>
          <table:table-cell table:formula="of:=IF(['Unit Recipes'.K22]=&quot;&quot;;&quot;&quot;;['Unit Recipes'.K22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3]=&quot;&quot;;&quot;&quot;;[Proportions.A23])">
            <text:p/>
          </table:table-cell>
          <table:table-cell table:style-name="ce22" table:formula="of:=IF([Proportions.B23]=&quot;&quot;;&quot;&quot;;[Proportions.B23])">
            <text:p/>
          </table:table-cell>
          <table:table-cell table:style-name="ce22" table:formula="of:=IF([Proportions.C23]=&quot;&quot;;&quot;&quot;;[Proportions.C23])">
            <text:p/>
          </table:table-cell>
          <table:table-cell table:style-name="ce22" table:formula="of:=IF([Proportions.D23]=&quot;&quot;;&quot;&quot;;[Proportions.D23])">
            <text:p/>
          </table:table-cell>
          <table:table-cell/>
          <table:table-cell table:formula="of:=IF(['Unit Recipes'.H23]=&quot;&quot;;&quot;&quot;;['Unit Recipes'.H23])">
            <text:p/>
          </table:table-cell>
          <table:table-cell table:formula="of:=IF(['Unit Recipes'.I23]=&quot;&quot;;&quot;&quot;;['Unit Recipes'.I23])">
            <text:p/>
          </table:table-cell>
          <table:table-cell table:formula="of:=IF(['Unit Recipes'.J23]=&quot;&quot;;&quot;&quot;;['Unit Recipes'.J23])">
            <text:p/>
          </table:table-cell>
          <table:table-cell table:formula="of:=IF(['Unit Recipes'.K23]=&quot;&quot;;&quot;&quot;;['Unit Recipes'.K23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4]=&quot;&quot;;&quot;&quot;;[Proportions.A24])" office:value-type="string" office:string-value="Dinner" calcext:value-type="string">
            <text:p>Dinner</text:p>
          </table:table-cell>
          <table:table-cell table:style-name="ce22" table:formula="of:=IF([Proportions.B24]=&quot;&quot;;&quot;&quot;;[Proportions.B24])" office:value-type="string" office:string-value="Main" calcext:value-type="string">
            <text:p>Main</text:p>
          </table:table-cell>
          <table:table-cell table:style-name="ce22" table:formula="of:=IF([Proportions.C24]=&quot;&quot;;&quot;&quot;;[Proportions.C24])" office:value-type="string" office:string-value="Sweet Potato and Black bean chili" calcext:value-type="string">
            <text:p>Sweet Potato and Black bean chili</text:p>
          </table:table-cell>
          <table:table-cell table:style-name="ce22" table:formula="of:=IF([Proportions.D24]=&quot;&quot;;&quot;&quot;;[Proportions.D24])" office:value-type="float" office:value="1" calcext:value-type="float">
            <text:p>1</text:p>
          </table:table-cell>
          <table:table-cell/>
          <table:table-cell table:formula="of:=IF(['Unit Recipes'.H24]=&quot;&quot;;&quot;&quot;;['Unit Recipes'.H24])">
            <text:p/>
          </table:table-cell>
          <table:table-cell table:formula="of:=IF(['Unit Recipes'.I24]=&quot;&quot;;&quot;&quot;;['Unit Recipes'.I24])">
            <text:p/>
          </table:table-cell>
          <table:table-cell table:formula="of:=IF(['Unit Recipes'.J24]=&quot;&quot;;&quot;&quot;;['Unit Recipes'.J24])">
            <text:p/>
          </table:table-cell>
          <table:table-cell table:formula="of:=IF(['Unit Recipes'.K24]=&quot;&quot;;&quot;&quot;;['Unit Recipes'.K24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5]=&quot;&quot;;&quot;&quot;;[Proportions.A25])">
            <text:p/>
          </table:table-cell>
          <table:table-cell table:style-name="ce22" table:formula="of:=IF([Proportions.B25]=&quot;&quot;;&quot;&quot;;[Proportions.B25])">
            <text:p/>
          </table:table-cell>
          <table:table-cell table:style-name="ce22" table:formula="of:=IF([Proportions.C25]=&quot;&quot;;&quot;&quot;;[Proportions.C25])">
            <text:p/>
          </table:table-cell>
          <table:table-cell table:style-name="ce22" table:formula="of:=IF([Proportions.D25]=&quot;&quot;;&quot;&quot;;[Proportions.D25])">
            <text:p/>
          </table:table-cell>
          <table:table-cell/>
          <table:table-cell table:formula="of:=IF(['Unit Recipes'.H25]=&quot;&quot;;&quot;&quot;;['Unit Recipes'.H25])">
            <text:p/>
          </table:table-cell>
          <table:table-cell table:formula="of:=IF(['Unit Recipes'.I25]=&quot;&quot;;&quot;&quot;;['Unit Recipes'.I25])">
            <text:p/>
          </table:table-cell>
          <table:table-cell table:formula="of:=IF(['Unit Recipes'.J25]=&quot;&quot;;&quot;&quot;;['Unit Recipes'.J25])">
            <text:p/>
          </table:table-cell>
          <table:table-cell table:formula="of:=IF(['Unit Recipes'.K25]=&quot;&quot;;&quot;&quot;;['Unit Recipes'.K25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6]=&quot;&quot;;&quot;&quot;;[Proportions.A26])" office:value-type="string" office:string-value="Dessert" calcext:value-type="string">
            <text:p>Dessert</text:p>
          </table:table-cell>
          <table:table-cell table:style-name="ce22" table:formula="of:=IF([Proportions.B26]=&quot;&quot;;&quot;&quot;;[Proportions.B26])" office:value-type="string" office:string-value="Sweet stuff" calcext:value-type="string">
            <text:p>Sweet stuff</text:p>
          </table:table-cell>
          <table:table-cell table:style-name="ce22" table:formula="of:=IF([Proportions.C26]=&quot;&quot;;&quot;&quot;;[Proportions.C26])" office:value-type="string" office:string-value="Clafourtis" calcext:value-type="string">
            <text:p>Clafourtis</text:p>
          </table:table-cell>
          <table:table-cell table:style-name="ce22" table:formula="of:=IF([Proportions.D26]=&quot;&quot;;&quot;&quot;;[Proportions.D26])" office:value-type="float" office:value="0" calcext:value-type="float">
            <text:p>0</text:p>
          </table:table-cell>
          <table:table-cell/>
          <table:table-cell table:formula="of:=IF(['Unit Recipes'.H26]=&quot;&quot;;&quot;&quot;;['Unit Recipes'.H26])">
            <text:p/>
          </table:table-cell>
          <table:table-cell table:formula="of:=IF(['Unit Recipes'.I26]=&quot;&quot;;&quot;&quot;;['Unit Recipes'.I26])">
            <text:p/>
          </table:table-cell>
          <table:table-cell table:formula="of:=IF(['Unit Recipes'.J26]=&quot;&quot;;&quot;&quot;;['Unit Recipes'.J26])">
            <text:p/>
          </table:table-cell>
          <table:table-cell table:formula="of:=IF(['Unit Recipes'.K26]=&quot;&quot;;&quot;&quot;;['Unit Recipes'.K26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27]=&quot;&quot;;&quot;&quot;;[Proportions.A27])" office:value-type="string" office:string-value="Dessert" calcext:value-type="string">
            <text:p>Dessert</text:p>
          </table:table-cell>
          <table:table-cell table:style-name="ce22" table:formula="of:=IF([Proportions.B27]=&quot;&quot;;&quot;&quot;;[Proportions.B27])" office:value-type="string" office:string-value="Sweet stuff" calcext:value-type="string">
            <text:p>Sweet stuff</text:p>
          </table:table-cell>
          <table:table-cell table:style-name="ce22" table:formula="of:=IF([Proportions.C27]=&quot;&quot;;&quot;&quot;;[Proportions.C27])" office:value-type="string" office:string-value="Custard" calcext:value-type="string">
            <text:p>Custard</text:p>
          </table:table-cell>
          <table:table-cell table:style-name="ce22" table:formula="of:=IF([Proportions.D27]=&quot;&quot;;&quot;&quot;;[Proportions.D27])" office:value-type="float" office:value="1" calcext:value-type="float">
            <text:p>1</text:p>
          </table:table-cell>
          <table:table-cell/>
          <table:table-cell table:formula="of:=IF(['Unit Recipes'.H27]=&quot;&quot;;&quot;&quot;;['Unit Recipes'.H27])" office:value-type="string" office:string-value="Egg sandwiches" calcext:value-type="string">
            <text:p>Egg sandwiches</text:p>
          </table:table-cell>
          <table:table-cell table:formula="of:=IF(['Unit Recipes'.I27]=&quot;&quot;;&quot;&quot;;['Unit Recipes'.I27])" office:value-type="string" office:string-value="3 hard-boiled eggs, chopped" calcext:value-type="string">
            <text:p>3 hard-boiled eggs, chopped</text:p>
          </table:table-cell>
          <table:table-cell table:formula="of:=IF(['Unit Recipes'.J27]=&quot;&quot;;&quot;&quot;;['Unit Recipes'.J27])" office:value-type="float" office:value="1" calcext:value-type="float">
            <text:p>1</text:p>
          </table:table-cell>
          <table:table-cell table:formula="of:=IF(['Unit Recipes'.K27]=&quot;&quot;;&quot;&quot;;['Unit Recipes'.K27])" office:value-type="string" office:string-value="egg" calcext:value-type="string">
            <text:p>egg</text:p>
          </table:table-cell>
          <table:table-cell table:number-columns-repeated="5"/>
        </table:table-row>
        <table:table-row table:style-name="ro1">
          <table:table-cell table:style-name="ce22" table:formula="of:=IF([Proportions.A28]=&quot;&quot;;&quot;&quot;;[Proportions.A28])" office:value-type="string" office:string-value="Dessert" calcext:value-type="string">
            <text:p>Dessert</text:p>
          </table:table-cell>
          <table:table-cell table:style-name="ce22" table:formula="of:=IF([Proportions.B28]=&quot;&quot;;&quot;&quot;;[Proportions.B28])" office:value-type="string" office:string-value="Drinks?" calcext:value-type="string">
            <text:p>Drinks?</text:p>
          </table:table-cell>
          <table:table-cell table:style-name="ce22" table:formula="of:=IF([Proportions.C28]=&quot;&quot;;&quot;&quot;;[Proportions.C28])" office:value-type="string" office:string-value="???" calcext:value-type="string">
            <text:p>???</text:p>
          </table:table-cell>
          <table:table-cell table:style-name="ce22" table:formula="of:=IF([Proportions.D28]=&quot;&quot;;&quot;&quot;;[Proportions.D28])">
            <text:p/>
          </table:table-cell>
          <table:table-cell/>
          <table:table-cell table:formula="of:=IF(['Unit Recipes'.H28]=&quot;&quot;;&quot;&quot;;['Unit Recipes'.H28])" office:value-type="string" office:string-value="Egg sandwiches" calcext:value-type="string">
            <text:p>Egg sandwiches</text:p>
          </table:table-cell>
          <table:table-cell table:formula="of:=IF(['Unit Recipes'.I28]=&quot;&quot;;&quot;&quot;;['Unit Recipes'.I28])" office:value-type="string" office:string-value="1/3 spring onion" calcext:value-type="string">
            <text:p>1/3 spring onion</text:p>
          </table:table-cell>
          <table:table-cell table:formula="of:=IF(['Unit Recipes'.J28]=&quot;&quot;;&quot;&quot;;['Unit Recipes'.J28])" office:value-type="float" office:value="0.1" calcext:value-type="float">
            <text:p>0.1</text:p>
          </table:table-cell>
          <table:table-cell table:formula="of:=IF(['Unit Recipes'.K28]=&quot;&quot;;&quot;&quot;;['Unit Recipes'.K28])" office:value-type="string" office:string-value="onion" calcext:value-type="string">
            <text:p>onion</text:p>
          </table:table-cell>
          <table:table-cell table:number-columns-repeated="5"/>
        </table:table-row>
        <table:table-row table:style-name="ro1">
          <table:table-cell table:style-name="ce22" table:formula="of:=IF([Proportions.A29]=&quot;&quot;;&quot;&quot;;[Proportions.A29])">
            <text:p/>
          </table:table-cell>
          <table:table-cell table:style-name="ce22" table:formula="of:=IF([Proportions.B29]=&quot;&quot;;&quot;&quot;;[Proportions.B29])">
            <text:p/>
          </table:table-cell>
          <table:table-cell table:style-name="ce22" table:formula="of:=IF([Proportions.C29]=&quot;&quot;;&quot;&quot;;[Proportions.C29])">
            <text:p/>
          </table:table-cell>
          <table:table-cell table:style-name="ce22" table:formula="of:=IF([Proportions.D29]=&quot;&quot;;&quot;&quot;;[Proportions.D29])">
            <text:p/>
          </table:table-cell>
          <table:table-cell/>
          <table:table-cell table:formula="of:=IF(['Unit Recipes'.H29]=&quot;&quot;;&quot;&quot;;['Unit Recipes'.H29])" office:value-type="string" office:string-value="Egg sandwiches" calcext:value-type="string">
            <text:p>Egg sandwiches</text:p>
          </table:table-cell>
          <table:table-cell table:formula="of:=IF(['Unit Recipes'.I29]=&quot;&quot;;&quot;&quot;;['Unit Recipes'.I29])" office:value-type="string" office:string-value="3 lettuce leaves" calcext:value-type="string">
            <text:p>3 lettuce leaves</text:p>
          </table:table-cell>
          <table:table-cell table:formula="of:=IF(['Unit Recipes'.J29]=&quot;&quot;;&quot;&quot;;['Unit Recipes'.J29])" office:value-type="float" office:value="1" calcext:value-type="float">
            <text:p>1</text:p>
          </table:table-cell>
          <table:table-cell table:formula="of:=IF(['Unit Recipes'.K29]=&quot;&quot;;&quot;&quot;;['Unit Recipes'.K29])" office:value-type="string" office:string-value="leaves" calcext:value-type="string">
            <text:p>leaves</text:p>
          </table:table-cell>
          <table:table-cell table:number-columns-repeated="5"/>
        </table:table-row>
        <table:table-row table:style-name="ro1">
          <table:table-cell table:style-name="ce22" table:formula="of:=IF([Proportions.A30]=&quot;&quot;;&quot;&quot;;[Proportions.A30])" office:value-type="string" office:string-value="Snack break" calcext:value-type="string">
            <text:p>Snack break</text:p>
          </table:table-cell>
          <table:table-cell table:style-name="ce22" table:formula="of:=IF([Proportions.B30]=&quot;&quot;;&quot;&quot;;[Proportions.B30])">
            <text:p/>
          </table:table-cell>
          <table:table-cell table:style-name="ce22" table:formula="of:=IF([Proportions.C30]=&quot;&quot;;&quot;&quot;;[Proportions.C30])">
            <text:p/>
          </table:table-cell>
          <table:table-cell table:style-name="ce22" table:formula="of:=IF([Proportions.D30]=&quot;&quot;;&quot;&quot;;[Proportions.D30])">
            <text:p/>
          </table:table-cell>
          <table:table-cell/>
          <table:table-cell table:formula="of:=IF(['Unit Recipes'.H30]=&quot;&quot;;&quot;&quot;;['Unit Recipes'.H30])" office:value-type="string" office:string-value="Egg sandwiches" calcext:value-type="string">
            <text:p>Egg sandwiches</text:p>
          </table:table-cell>
          <table:table-cell table:formula="of:=IF(['Unit Recipes'.I30]=&quot;&quot;;&quot;&quot;;['Unit Recipes'.I30])" office:value-type="string" office:string-value="3 tbsp mayonnaise" calcext:value-type="string">
            <text:p>3 tbsp mayonnaise</text:p>
          </table:table-cell>
          <table:table-cell table:formula="of:=IF(['Unit Recipes'.J30]=&quot;&quot;;&quot;&quot;;['Unit Recipes'.J30])" office:value-type="float" office:value="1" calcext:value-type="float">
            <text:p>1</text:p>
          </table:table-cell>
          <table:table-cell table:formula="of:=IF(['Unit Recipes'.K30]=&quot;&quot;;&quot;&quot;;['Unit Recipes'.K30])" office:value-type="string" office:string-value="tbsp" calcext:value-type="string">
            <text:p>tbsp</text:p>
          </table:table-cell>
          <table:table-cell table:number-columns-repeated="5"/>
        </table:table-row>
        <table:table-row table:style-name="ro1">
          <table:table-cell table:style-name="ce22" table:formula="of:=IF([Proportions.A31]=&quot;&quot;;&quot;&quot;;[Proportions.A31])">
            <text:p/>
          </table:table-cell>
          <table:table-cell table:style-name="ce22" table:formula="of:=IF([Proportions.B31]=&quot;&quot;;&quot;&quot;;[Proportions.B31])">
            <text:p/>
          </table:table-cell>
          <table:table-cell table:style-name="ce22" table:formula="of:=IF([Proportions.C31]=&quot;&quot;;&quot;&quot;;[Proportions.C31])">
            <text:p/>
          </table:table-cell>
          <table:table-cell table:style-name="ce22" table:formula="of:=IF([Proportions.D31]=&quot;&quot;;&quot;&quot;;[Proportions.D31])">
            <text:p/>
          </table:table-cell>
          <table:table-cell/>
          <table:table-cell table:formula="of:=IF(['Unit Recipes'.H31]=&quot;&quot;;&quot;&quot;;['Unit Recipes'.H31])" office:value-type="string" office:string-value="Egg sandwiches" calcext:value-type="string">
            <text:p>Egg sandwiches</text:p>
          </table:table-cell>
          <table:table-cell table:formula="of:=IF(['Unit Recipes'.I31]=&quot;&quot;;&quot;&quot;;['Unit Recipes'.I31])" office:value-type="string" office:string-value="1 tsp mustard" calcext:value-type="string">
            <text:p>1 tsp mustard</text:p>
          </table:table-cell>
          <table:table-cell table:formula="of:=IF(['Unit Recipes'.J31]=&quot;&quot;;&quot;&quot;;['Unit Recipes'.J31])" office:value-type="float" office:value="0.333333333333333" calcext:value-type="float">
            <text:p>0.3333333333</text:p>
          </table:table-cell>
          <table:table-cell table:formula="of:=IF(['Unit Recipes'.K31]=&quot;&quot;;&quot;&quot;;['Unit Recipes'.K31])" office:value-type="string" office:string-value="tsp" calcext:value-type="string">
            <text:p>tsp</text:p>
          </table:table-cell>
          <table:table-cell table:number-columns-repeated="5"/>
        </table:table-row>
        <table:table-row table:style-name="ro1">
          <table:table-cell table:style-name="ce22" table:formula="of:=IF([Proportions.A32]=&quot;&quot;;&quot;&quot;;[Proportions.A32])">
            <text:p/>
          </table:table-cell>
          <table:table-cell table:style-name="ce22" table:formula="of:=IF([Proportions.B32]=&quot;&quot;;&quot;&quot;;[Proportions.B32])">
            <text:p/>
          </table:table-cell>
          <table:table-cell table:style-name="ce22" table:formula="of:=IF([Proportions.C32]=&quot;&quot;;&quot;&quot;;[Proportions.C32])">
            <text:p/>
          </table:table-cell>
          <table:table-cell table:style-name="ce22" table:formula="of:=IF([Proportions.D32]=&quot;&quot;;&quot;&quot;;[Proportions.D32])">
            <text:p/>
          </table:table-cell>
          <table:table-cell/>
          <table:table-cell table:formula="of:=IF(['Unit Recipes'.H32]=&quot;&quot;;&quot;&quot;;['Unit Recipes'.H32])">
            <text:p/>
          </table:table-cell>
          <table:table-cell table:formula="of:=IF(['Unit Recipes'.I32]=&quot;&quot;;&quot;&quot;;['Unit Recipes'.I32])">
            <text:p/>
          </table:table-cell>
          <table:table-cell table:formula="of:=IF(['Unit Recipes'.J32]=&quot;&quot;;&quot;&quot;;['Unit Recipes'.J32])">
            <text:p/>
          </table:table-cell>
          <table:table-cell table:formula="of:=IF(['Unit Recipes'.K32]=&quot;&quot;;&quot;&quot;;['Unit Recipes'.K32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33]=&quot;&quot;;&quot;&quot;;[Proportions.A33])">
            <text:p/>
          </table:table-cell>
          <table:table-cell table:style-name="ce22" table:formula="of:=IF([Proportions.B33]=&quot;&quot;;&quot;&quot;;[Proportions.B33])">
            <text:p/>
          </table:table-cell>
          <table:table-cell table:style-name="ce22" table:formula="of:=IF([Proportions.C33]=&quot;&quot;;&quot;&quot;;[Proportions.C33])">
            <text:p/>
          </table:table-cell>
          <table:table-cell table:style-name="ce22" table:formula="of:=IF([Proportions.D33]=&quot;&quot;;&quot;&quot;;[Proportions.D33])">
            <text:p/>
          </table:table-cell>
          <table:table-cell/>
          <table:table-cell table:formula="of:=IF(['Unit Recipes'.H33]=&quot;&quot;;&quot;&quot;;['Unit Recipes'.H33])">
            <text:p/>
          </table:table-cell>
          <table:table-cell table:formula="of:=IF(['Unit Recipes'.I33]=&quot;&quot;;&quot;&quot;;['Unit Recipes'.I33])">
            <text:p/>
          </table:table-cell>
          <table:table-cell table:formula="of:=IF(['Unit Recipes'.J33]=&quot;&quot;;&quot;&quot;;['Unit Recipes'.J33])">
            <text:p/>
          </table:table-cell>
          <table:table-cell table:formula="of:=IF(['Unit Recipes'.K33]=&quot;&quot;;&quot;&quot;;['Unit Recipes'.K33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34]=&quot;&quot;;&quot;&quot;;[Proportions.A34])">
            <text:p/>
          </table:table-cell>
          <table:table-cell table:style-name="ce22" table:formula="of:=IF([Proportions.B34]=&quot;&quot;;&quot;&quot;;[Proportions.B34])">
            <text:p/>
          </table:table-cell>
          <table:table-cell table:style-name="ce22" table:formula="of:=IF([Proportions.C34]=&quot;&quot;;&quot;&quot;;[Proportions.C34])">
            <text:p/>
          </table:table-cell>
          <table:table-cell table:style-name="ce22" table:formula="of:=IF([Proportions.D34]=&quot;&quot;;&quot;&quot;;[Proportions.D34])">
            <text:p/>
          </table:table-cell>
          <table:table-cell/>
          <table:table-cell table:formula="of:=IF(['Unit Recipes'.H34]=&quot;&quot;;&quot;&quot;;['Unit Recipes'.H34])" office:value-type="string" office:string-value="Cucumber" calcext:value-type="string">
            <text:p>Cucumber</text:p>
          </table:table-cell>
          <table:table-cell table:formula="of:=IF(['Unit Recipes'.I34]=&quot;&quot;;&quot;&quot;;['Unit Recipes'.I34])" office:value-type="string" office:string-value="1 cucumber" calcext:value-type="string">
            <text:p>1 cucumber</text:p>
          </table:table-cell>
          <table:table-cell table:formula="of:=IF(['Unit Recipes'.J34]=&quot;&quot;;&quot;&quot;;['Unit Recipes'.J34])" office:value-type="float" office:value="0.2" calcext:value-type="float">
            <text:p>0.2</text:p>
          </table:table-cell>
          <table:table-cell table:formula="of:=IF(['Unit Recipes'.K34]=&quot;&quot;;&quot;&quot;;['Unit Recipes'.K34])" office:value-type="string" office:string-value="piece" calcext:value-type="string">
            <text:p>piece</text:p>
          </table:table-cell>
          <table:table-cell table:number-columns-repeated="5"/>
        </table:table-row>
        <table:table-row table:style-name="ro1">
          <table:table-cell table:style-name="ce22" table:formula="of:=IF([Proportions.A35]=&quot;&quot;;&quot;&quot;;[Proportions.A35])">
            <text:p/>
          </table:table-cell>
          <table:table-cell table:style-name="ce22" table:formula="of:=IF([Proportions.B35]=&quot;&quot;;&quot;&quot;;[Proportions.B35])">
            <text:p/>
          </table:table-cell>
          <table:table-cell table:style-name="ce22" table:formula="of:=IF([Proportions.C35]=&quot;&quot;;&quot;&quot;;[Proportions.C35])">
            <text:p/>
          </table:table-cell>
          <table:table-cell table:style-name="ce22" table:formula="of:=IF([Proportions.D35]=&quot;&quot;;&quot;&quot;;[Proportions.D35])">
            <text:p/>
          </table:table-cell>
          <table:table-cell/>
          <table:table-cell table:formula="of:=IF(['Unit Recipes'.H35]=&quot;&quot;;&quot;&quot;;['Unit Recipes'.H35])" office:value-type="string" office:string-value="Cucumber" calcext:value-type="string">
            <text:p>Cucumber</text:p>
          </table:table-cell>
          <table:table-cell table:formula="of:=IF(['Unit Recipes'.I35]=&quot;&quot;;&quot;&quot;;['Unit Recipes'.I35])" office:value-type="string" office:string-value="185g cream cheese" calcext:value-type="string">
            <text:p>185g cream cheese</text:p>
          </table:table-cell>
          <table:table-cell table:formula="of:=IF(['Unit Recipes'.J35]=&quot;&quot;;&quot;&quot;;['Unit Recipes'.J35])" office:value-type="float" office:value="37" calcext:value-type="float">
            <text:p>37</text:p>
          </table:table-cell>
          <table:table-cell table:formula="of:=IF(['Unit Recipes'.K35]=&quot;&quot;;&quot;&quot;;['Unit Recipes'.K35])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22" table:formula="of:=IF([Proportions.A36]=&quot;&quot;;&quot;&quot;;[Proportions.A36])">
            <text:p/>
          </table:table-cell>
          <table:table-cell table:style-name="ce22" table:formula="of:=IF([Proportions.B36]=&quot;&quot;;&quot;&quot;;[Proportions.B36])">
            <text:p/>
          </table:table-cell>
          <table:table-cell table:style-name="ce22" table:formula="of:=IF([Proportions.C36]=&quot;&quot;;&quot;&quot;;[Proportions.C36])">
            <text:p/>
          </table:table-cell>
          <table:table-cell table:style-name="ce22" table:formula="of:=IF([Proportions.D36]=&quot;&quot;;&quot;&quot;;[Proportions.D36])">
            <text:p/>
          </table:table-cell>
          <table:table-cell/>
          <table:table-cell table:formula="of:=IF(['Unit Recipes'.H36]=&quot;&quot;;&quot;&quot;;['Unit Recipes'.H36])">
            <text:p/>
          </table:table-cell>
          <table:table-cell table:formula="of:=IF(['Unit Recipes'.I36]=&quot;&quot;;&quot;&quot;;['Unit Recipes'.I36])">
            <text:p/>
          </table:table-cell>
          <table:table-cell table:formula="of:=IF(['Unit Recipes'.J36]=&quot;&quot;;&quot;&quot;;['Unit Recipes'.J36])">
            <text:p/>
          </table:table-cell>
          <table:table-cell table:formula="of:=IF(['Unit Recipes'.K36]=&quot;&quot;;&quot;&quot;;['Unit Recipes'.K36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37]=&quot;&quot;;&quot;&quot;;[Proportions.A37])">
            <text:p/>
          </table:table-cell>
          <table:table-cell table:style-name="ce22" table:formula="of:=IF([Proportions.B37]=&quot;&quot;;&quot;&quot;;[Proportions.B37])">
            <text:p/>
          </table:table-cell>
          <table:table-cell table:style-name="ce22" table:formula="of:=IF([Proportions.C37]=&quot;&quot;;&quot;&quot;;[Proportions.C37])">
            <text:p/>
          </table:table-cell>
          <table:table-cell table:style-name="ce22" table:formula="of:=IF([Proportions.D37]=&quot;&quot;;&quot;&quot;;[Proportions.D37])">
            <text:p/>
          </table:table-cell>
          <table:table-cell/>
          <table:table-cell table:formula="of:=IF(['Unit Recipes'.H37]=&quot;&quot;;&quot;&quot;;['Unit Recipes'.H37])">
            <text:p/>
          </table:table-cell>
          <table:table-cell table:formula="of:=IF(['Unit Recipes'.I37]=&quot;&quot;;&quot;&quot;;['Unit Recipes'.I37])">
            <text:p/>
          </table:table-cell>
          <table:table-cell table:formula="of:=IF(['Unit Recipes'.J37]=&quot;&quot;;&quot;&quot;;['Unit Recipes'.J37])">
            <text:p/>
          </table:table-cell>
          <table:table-cell table:formula="of:=IF(['Unit Recipes'.K37]=&quot;&quot;;&quot;&quot;;['Unit Recipes'.K37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38]=&quot;&quot;;&quot;&quot;;[Proportions.A38])">
            <text:p/>
          </table:table-cell>
          <table:table-cell table:style-name="ce22" table:formula="of:=IF([Proportions.B38]=&quot;&quot;;&quot;&quot;;[Proportions.B38])">
            <text:p/>
          </table:table-cell>
          <table:table-cell table:style-name="ce22" table:formula="of:=IF([Proportions.C38]=&quot;&quot;;&quot;&quot;;[Proportions.C38])">
            <text:p/>
          </table:table-cell>
          <table:table-cell table:style-name="ce22" table:formula="of:=IF([Proportions.D38]=&quot;&quot;;&quot;&quot;;[Proportions.D38])">
            <text:p/>
          </table:table-cell>
          <table:table-cell/>
          <table:table-cell table:formula="of:=IF(['Unit Recipes'.H38]=&quot;&quot;;&quot;&quot;;['Unit Recipes'.H38])" office:value-type="string" office:string-value="Brie / Apple" calcext:value-type="string">
            <text:p>Brie / Apple</text:p>
          </table:table-cell>
          <table:table-cell table:formula="of:=IF(['Unit Recipes'.I38]=&quot;&quot;;&quot;&quot;;['Unit Recipes'.I38])" office:value-type="string" office:string-value="1 apple" calcext:value-type="string">
            <text:p>1 apple</text:p>
          </table:table-cell>
          <table:table-cell table:formula="of:=IF(['Unit Recipes'.J38]=&quot;&quot;;&quot;&quot;;['Unit Recipes'.J38])" office:value-type="float" office:value="0.25" calcext:value-type="float">
            <text:p>0.25</text:p>
          </table:table-cell>
          <table:table-cell table:formula="of:=IF(['Unit Recipes'.K38]=&quot;&quot;;&quot;&quot;;['Unit Recipes'.K38])" office:value-type="string" office:string-value="piece" calcext:value-type="string">
            <text:p>piece</text:p>
          </table:table-cell>
          <table:table-cell table:number-columns-repeated="5"/>
        </table:table-row>
        <table:table-row table:style-name="ro1">
          <table:table-cell table:style-name="ce22" table:formula="of:=IF([Proportions.A39]=&quot;&quot;;&quot;&quot;;[Proportions.A39])">
            <text:p/>
          </table:table-cell>
          <table:table-cell table:style-name="ce22" table:formula="of:=IF([Proportions.B39]=&quot;&quot;;&quot;&quot;;[Proportions.B39])">
            <text:p/>
          </table:table-cell>
          <table:table-cell table:style-name="ce22" table:formula="of:=IF([Proportions.C39]=&quot;&quot;;&quot;&quot;;[Proportions.C39])">
            <text:p/>
          </table:table-cell>
          <table:table-cell table:style-name="ce22" table:formula="of:=IF([Proportions.D39]=&quot;&quot;;&quot;&quot;;[Proportions.D39])">
            <text:p/>
          </table:table-cell>
          <table:table-cell/>
          <table:table-cell table:formula="of:=IF(['Unit Recipes'.H39]=&quot;&quot;;&quot;&quot;;['Unit Recipes'.H39])" office:value-type="string" office:string-value="Brie / Apple" calcext:value-type="string">
            <text:p>Brie / Apple</text:p>
          </table:table-cell>
          <table:table-cell table:formula="of:=IF(['Unit Recipes'.I39]=&quot;&quot;;&quot;&quot;;['Unit Recipes'.I39])" office:value-type="string" office:string-value="230g brie" calcext:value-type="string">
            <text:p>230g brie</text:p>
          </table:table-cell>
          <table:table-cell table:formula="of:=IF(['Unit Recipes'.J39]=&quot;&quot;;&quot;&quot;;['Unit Recipes'.J39])" office:value-type="float" office:value="57.5" calcext:value-type="float">
            <text:p>57.5</text:p>
          </table:table-cell>
          <table:table-cell table:formula="of:=IF(['Unit Recipes'.K39]=&quot;&quot;;&quot;&quot;;['Unit Recipes'.K39])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22" table:formula="of:=IF([Proportions.A40]=&quot;&quot;;&quot;&quot;;[Proportions.A40])">
            <text:p/>
          </table:table-cell>
          <table:table-cell table:style-name="ce22" table:formula="of:=IF([Proportions.B40]=&quot;&quot;;&quot;&quot;;[Proportions.B40])">
            <text:p/>
          </table:table-cell>
          <table:table-cell table:style-name="ce22" table:formula="of:=IF([Proportions.C40]=&quot;&quot;;&quot;&quot;;[Proportions.C40])">
            <text:p/>
          </table:table-cell>
          <table:table-cell table:style-name="ce22" table:formula="of:=IF([Proportions.D40]=&quot;&quot;;&quot;&quot;;[Proportions.D40])">
            <text:p/>
          </table:table-cell>
          <table:table-cell/>
          <table:table-cell table:formula="of:=IF(['Unit Recipes'.H40]=&quot;&quot;;&quot;&quot;;['Unit Recipes'.H40])">
            <text:p/>
          </table:table-cell>
          <table:table-cell table:formula="of:=IF(['Unit Recipes'.I40]=&quot;&quot;;&quot;&quot;;['Unit Recipes'.I40])">
            <text:p/>
          </table:table-cell>
          <table:table-cell table:formula="of:=IF(['Unit Recipes'.J40]=&quot;&quot;;&quot;&quot;;['Unit Recipes'.J40])">
            <text:p/>
          </table:table-cell>
          <table:table-cell table:formula="of:=IF(['Unit Recipes'.K40]=&quot;&quot;;&quot;&quot;;['Unit Recipes'.K40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41]=&quot;&quot;;&quot;&quot;;[Proportions.A41])">
            <text:p/>
          </table:table-cell>
          <table:table-cell table:style-name="ce22" table:formula="of:=IF([Proportions.B41]=&quot;&quot;;&quot;&quot;;[Proportions.B41])">
            <text:p/>
          </table:table-cell>
          <table:table-cell table:style-name="ce22" table:formula="of:=IF([Proportions.C41]=&quot;&quot;;&quot;&quot;;[Proportions.C41])">
            <text:p/>
          </table:table-cell>
          <table:table-cell table:style-name="ce22" table:formula="of:=IF([Proportions.D41]=&quot;&quot;;&quot;&quot;;[Proportions.D41])">
            <text:p/>
          </table:table-cell>
          <table:table-cell/>
          <table:table-cell table:formula="of:=IF(['Unit Recipes'.H41]=&quot;&quot;;&quot;&quot;;['Unit Recipes'.H41])">
            <text:p/>
          </table:table-cell>
          <table:table-cell table:formula="of:=IF(['Unit Recipes'.I41]=&quot;&quot;;&quot;&quot;;['Unit Recipes'.I41])">
            <text:p/>
          </table:table-cell>
          <table:table-cell table:formula="of:=IF(['Unit Recipes'.J41]=&quot;&quot;;&quot;&quot;;['Unit Recipes'.J41])">
            <text:p/>
          </table:table-cell>
          <table:table-cell table:formula="of:=IF(['Unit Recipes'.K41]=&quot;&quot;;&quot;&quot;;['Unit Recipes'.K41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42]=&quot;&quot;;&quot;&quot;;[Proportions.A42])">
            <text:p/>
          </table:table-cell>
          <table:table-cell table:style-name="ce22" table:formula="of:=IF([Proportions.B42]=&quot;&quot;;&quot;&quot;;[Proportions.B42])">
            <text:p/>
          </table:table-cell>
          <table:table-cell table:style-name="ce22" table:formula="of:=IF([Proportions.C42]=&quot;&quot;;&quot;&quot;;[Proportions.C42])">
            <text:p/>
          </table:table-cell>
          <table:table-cell table:style-name="ce22" table:formula="of:=IF([Proportions.D42]=&quot;&quot;;&quot;&quot;;[Proportions.D42])">
            <text:p/>
          </table:table-cell>
          <table:table-cell/>
          <table:table-cell table:formula="of:=IF(['Unit Recipes'.H42]=&quot;&quot;;&quot;&quot;;['Unit Recipes'.H42])" office:value-type="string" office:string-value="Bratwurst / mustard / horseradish" calcext:value-type="string">
            <text:p>Bratwurst / mustard / horseradish</text:p>
          </table:table-cell>
          <table:table-cell table:formula="of:=IF(['Unit Recipes'.I42]=&quot;&quot;;&quot;&quot;;['Unit Recipes'.I42])" office:value-type="string" office:string-value="3 sausages" calcext:value-type="string">
            <text:p>3 sausages</text:p>
          </table:table-cell>
          <table:table-cell table:formula="of:=IF(['Unit Recipes'.J42]=&quot;&quot;;&quot;&quot;;['Unit Recipes'.J42])" office:value-type="float" office:value="1.5" calcext:value-type="float">
            <text:p>1.5</text:p>
          </table:table-cell>
          <table:table-cell table:formula="of:=IF(['Unit Recipes'.K42]=&quot;&quot;;&quot;&quot;;['Unit Recipes'.K42])" office:value-type="string" office:string-value="piece" calcext:value-type="string">
            <text:p>piece</text:p>
          </table:table-cell>
          <table:table-cell table:number-columns-repeated="5"/>
        </table:table-row>
        <table:table-row table:style-name="ro1">
          <table:table-cell table:style-name="ce22" table:formula="of:=IF([Proportions.A43]=&quot;&quot;;&quot;&quot;;[Proportions.A43])">
            <text:p/>
          </table:table-cell>
          <table:table-cell table:style-name="ce22" table:formula="of:=IF([Proportions.B43]=&quot;&quot;;&quot;&quot;;[Proportions.B43])">
            <text:p/>
          </table:table-cell>
          <table:table-cell table:style-name="ce22" table:formula="of:=IF([Proportions.C43]=&quot;&quot;;&quot;&quot;;[Proportions.C43])">
            <text:p/>
          </table:table-cell>
          <table:table-cell table:style-name="ce22" table:formula="of:=IF([Proportions.D43]=&quot;&quot;;&quot;&quot;;[Proportions.D43])">
            <text:p/>
          </table:table-cell>
          <table:table-cell/>
          <table:table-cell table:formula="of:=IF(['Unit Recipes'.H43]=&quot;&quot;;&quot;&quot;;['Unit Recipes'.H43])" office:value-type="string" office:string-value="Bratwurst / mustard / horseradish" calcext:value-type="string">
            <text:p>Bratwurst / mustard / horseradish</text:p>
          </table:table-cell>
          <table:table-cell table:formula="of:=IF(['Unit Recipes'.I43]=&quot;&quot;;&quot;&quot;;['Unit Recipes'.I43])" office:value-type="string" office:string-value="10ml mustard" calcext:value-type="string">
            <text:p>10ml mustard</text:p>
          </table:table-cell>
          <table:table-cell table:formula="of:=IF(['Unit Recipes'.J43]=&quot;&quot;;&quot;&quot;;['Unit Recipes'.J43])" office:value-type="float" office:value="10" calcext:value-type="float">
            <text:p>10</text:p>
          </table:table-cell>
          <table:table-cell table:formula="of:=IF(['Unit Recipes'.K43]=&quot;&quot;;&quot;&quot;;['Unit Recipes'.K43])" office:value-type="string" office:string-value="ml" calcext:value-type="string">
            <text:p>ml</text:p>
          </table:table-cell>
          <table:table-cell table:number-columns-repeated="5"/>
        </table:table-row>
        <table:table-row table:style-name="ro1">
          <table:table-cell table:style-name="ce22" table:formula="of:=IF([Proportions.A44]=&quot;&quot;;&quot;&quot;;[Proportions.A44])">
            <text:p/>
          </table:table-cell>
          <table:table-cell table:style-name="ce22" table:formula="of:=IF([Proportions.B44]=&quot;&quot;;&quot;&quot;;[Proportions.B44])">
            <text:p/>
          </table:table-cell>
          <table:table-cell table:style-name="ce22" table:formula="of:=IF([Proportions.C44]=&quot;&quot;;&quot;&quot;;[Proportions.C44])">
            <text:p/>
          </table:table-cell>
          <table:table-cell table:style-name="ce22" table:formula="of:=IF([Proportions.D44]=&quot;&quot;;&quot;&quot;;[Proportions.D44])">
            <text:p/>
          </table:table-cell>
          <table:table-cell/>
          <table:table-cell table:formula="of:=IF(['Unit Recipes'.H44]=&quot;&quot;;&quot;&quot;;['Unit Recipes'.H44])" office:value-type="string" office:string-value="Bratwurst / mustard / horseradish" calcext:value-type="string">
            <text:p>Bratwurst / mustard / horseradish</text:p>
          </table:table-cell>
          <table:table-cell table:formula="of:=IF(['Unit Recipes'.I44]=&quot;&quot;;&quot;&quot;;['Unit Recipes'.I44])" office:value-type="string" office:string-value="10ml horseradish" calcext:value-type="string">
            <text:p>10ml horseradish</text:p>
          </table:table-cell>
          <table:table-cell table:formula="of:=IF(['Unit Recipes'.J44]=&quot;&quot;;&quot;&quot;;['Unit Recipes'.J44])" office:value-type="float" office:value="10" calcext:value-type="float">
            <text:p>10</text:p>
          </table:table-cell>
          <table:table-cell table:formula="of:=IF(['Unit Recipes'.K44]=&quot;&quot;;&quot;&quot;;['Unit Recipes'.K44])" office:value-type="string" office:string-value="ml" calcext:value-type="string">
            <text:p>ml</text:p>
          </table:table-cell>
          <table:table-cell table:number-columns-repeated="5"/>
        </table:table-row>
        <table:table-row table:style-name="ro1">
          <table:table-cell table:style-name="ce22" table:formula="of:=IF([Proportions.A45]=&quot;&quot;;&quot;&quot;;[Proportions.A45])">
            <text:p/>
          </table:table-cell>
          <table:table-cell table:style-name="ce22" table:formula="of:=IF([Proportions.B45]=&quot;&quot;;&quot;&quot;;[Proportions.B45])">
            <text:p/>
          </table:table-cell>
          <table:table-cell table:style-name="ce22" table:formula="of:=IF([Proportions.C45]=&quot;&quot;;&quot;&quot;;[Proportions.C45])">
            <text:p/>
          </table:table-cell>
          <table:table-cell table:style-name="ce22" table:formula="of:=IF([Proportions.D45]=&quot;&quot;;&quot;&quot;;[Proportions.D45])">
            <text:p/>
          </table:table-cell>
          <table:table-cell/>
          <table:table-cell table:formula="of:=IF(['Unit Recipes'.H45]=&quot;&quot;;&quot;&quot;;['Unit Recipes'.H45])">
            <text:p/>
          </table:table-cell>
          <table:table-cell table:formula="of:=IF(['Unit Recipes'.I45]=&quot;&quot;;&quot;&quot;;['Unit Recipes'.I45])">
            <text:p/>
          </table:table-cell>
          <table:table-cell table:formula="of:=IF(['Unit Recipes'.J45]=&quot;&quot;;&quot;&quot;;['Unit Recipes'.J45])">
            <text:p/>
          </table:table-cell>
          <table:table-cell table:formula="of:=IF(['Unit Recipes'.K45]=&quot;&quot;;&quot;&quot;;['Unit Recipes'.K45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46]=&quot;&quot;;&quot;&quot;;[Proportions.A46])">
            <text:p/>
          </table:table-cell>
          <table:table-cell table:style-name="ce22" table:formula="of:=IF([Proportions.B46]=&quot;&quot;;&quot;&quot;;[Proportions.B46])">
            <text:p/>
          </table:table-cell>
          <table:table-cell table:style-name="ce22" table:formula="of:=IF([Proportions.C46]=&quot;&quot;;&quot;&quot;;[Proportions.C46])">
            <text:p/>
          </table:table-cell>
          <table:table-cell table:style-name="ce22" table:formula="of:=IF([Proportions.D46]=&quot;&quot;;&quot;&quot;;[Proportions.D46])">
            <text:p/>
          </table:table-cell>
          <table:table-cell/>
          <table:table-cell table:formula="of:=IF(['Unit Recipes'.H46]=&quot;&quot;;&quot;&quot;;['Unit Recipes'.H46])">
            <text:p/>
          </table:table-cell>
          <table:table-cell table:formula="of:=IF(['Unit Recipes'.I46]=&quot;&quot;;&quot;&quot;;['Unit Recipes'.I46])">
            <text:p/>
          </table:table-cell>
          <table:table-cell table:formula="of:=IF(['Unit Recipes'.J46]=&quot;&quot;;&quot;&quot;;['Unit Recipes'.J46])">
            <text:p/>
          </table:table-cell>
          <table:table-cell table:formula="of:=IF(['Unit Recipes'.K46]=&quot;&quot;;&quot;&quot;;['Unit Recipes'.K46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47]=&quot;&quot;;&quot;&quot;;[Proportions.A47])">
            <text:p/>
          </table:table-cell>
          <table:table-cell table:style-name="ce22" table:formula="of:=IF([Proportions.B47]=&quot;&quot;;&quot;&quot;;[Proportions.B47])">
            <text:p/>
          </table:table-cell>
          <table:table-cell table:style-name="ce22" table:formula="of:=IF([Proportions.C47]=&quot;&quot;;&quot;&quot;;[Proportions.C47])">
            <text:p/>
          </table:table-cell>
          <table:table-cell table:style-name="ce22" table:formula="of:=IF([Proportions.D47]=&quot;&quot;;&quot;&quot;;[Proportions.D47])">
            <text:p/>
          </table:table-cell>
          <table:table-cell/>
          <table:table-cell table:formula="of:=IF(['Unit Recipes'.H47]=&quot;&quot;;&quot;&quot;;['Unit Recipes'.H47])" office:value-type="string" office:string-value="Beef / Sausages / Bratwurst" calcext:value-type="string">
            <text:p>Beef / Sausages / Bratwurst</text:p>
          </table:table-cell>
          <table:table-cell table:formula="of:=IF(['Unit Recipes'.I47]=&quot;&quot;;&quot;&quot;;['Unit Recipes'.I47])" office:value-type="string" office:string-value="1 sausage" calcext:value-type="string">
            <text:p>1 sausage</text:p>
          </table:table-cell>
          <table:table-cell table:formula="of:=IF(['Unit Recipes'.J47]=&quot;&quot;;&quot;&quot;;['Unit Recipes'.J47])" office:value-type="float" office:value="200" calcext:value-type="float">
            <text:p>200</text:p>
          </table:table-cell>
          <table:table-cell table:formula="of:=IF(['Unit Recipes'.K47]=&quot;&quot;;&quot;&quot;;['Unit Recipes'.K47])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22" table:formula="of:=IF([Proportions.A48]=&quot;&quot;;&quot;&quot;;[Proportions.A48])">
            <text:p/>
          </table:table-cell>
          <table:table-cell table:style-name="ce22" table:formula="of:=IF([Proportions.B48]=&quot;&quot;;&quot;&quot;;[Proportions.B48])">
            <text:p/>
          </table:table-cell>
          <table:table-cell table:style-name="ce22" table:formula="of:=IF([Proportions.C48]=&quot;&quot;;&quot;&quot;;[Proportions.C48])">
            <text:p/>
          </table:table-cell>
          <table:table-cell table:style-name="ce22" table:formula="of:=IF([Proportions.D48]=&quot;&quot;;&quot;&quot;;[Proportions.D48])">
            <text:p/>
          </table:table-cell>
          <table:table-cell/>
          <table:table-cell table:formula="of:=IF(['Unit Recipes'.H48]=&quot;&quot;;&quot;&quot;;['Unit Recipes'.H48])">
            <text:p/>
          </table:table-cell>
          <table:table-cell table:formula="of:=IF(['Unit Recipes'.I48]=&quot;&quot;;&quot;&quot;;['Unit Recipes'.I48])">
            <text:p/>
          </table:table-cell>
          <table:table-cell table:formula="of:=IF(['Unit Recipes'.J48]=&quot;&quot;;&quot;&quot;;['Unit Recipes'.J48])">
            <text:p/>
          </table:table-cell>
          <table:table-cell table:formula="of:=IF(['Unit Recipes'.K48]=&quot;&quot;;&quot;&quot;;['Unit Recipes'.K48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49]=&quot;&quot;;&quot;&quot;;[Proportions.A49])">
            <text:p/>
          </table:table-cell>
          <table:table-cell table:style-name="ce22" table:formula="of:=IF([Proportions.B49]=&quot;&quot;;&quot;&quot;;[Proportions.B49])">
            <text:p/>
          </table:table-cell>
          <table:table-cell table:style-name="ce22" table:formula="of:=IF([Proportions.C49]=&quot;&quot;;&quot;&quot;;[Proportions.C49])">
            <text:p/>
          </table:table-cell>
          <table:table-cell table:style-name="ce22" table:formula="of:=IF([Proportions.D49]=&quot;&quot;;&quot;&quot;;[Proportions.D49])">
            <text:p/>
          </table:table-cell>
          <table:table-cell/>
          <table:table-cell table:formula="of:=IF(['Unit Recipes'.H49]=&quot;&quot;;&quot;&quot;;['Unit Recipes'.H49])">
            <text:p/>
          </table:table-cell>
          <table:table-cell table:formula="of:=IF(['Unit Recipes'.I49]=&quot;&quot;;&quot;&quot;;['Unit Recipes'.I49])">
            <text:p/>
          </table:table-cell>
          <table:table-cell table:formula="of:=IF(['Unit Recipes'.J49]=&quot;&quot;;&quot;&quot;;['Unit Recipes'.J49])">
            <text:p/>
          </table:table-cell>
          <table:table-cell table:formula="of:=IF(['Unit Recipes'.K49]=&quot;&quot;;&quot;&quot;;['Unit Recipes'.K49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50]=&quot;&quot;;&quot;&quot;;[Proportions.A50])">
            <text:p/>
          </table:table-cell>
          <table:table-cell table:style-name="ce22" table:formula="of:=IF([Proportions.B50]=&quot;&quot;;&quot;&quot;;[Proportions.B50])">
            <text:p/>
          </table:table-cell>
          <table:table-cell table:style-name="ce22" table:formula="of:=IF([Proportions.C50]=&quot;&quot;;&quot;&quot;;[Proportions.C50])">
            <text:p/>
          </table:table-cell>
          <table:table-cell table:style-name="ce22" table:formula="of:=IF([Proportions.D50]=&quot;&quot;;&quot;&quot;;[Proportions.D50])">
            <text:p/>
          </table:table-cell>
          <table:table-cell/>
          <table:table-cell table:formula="of:=IF(['Unit Recipes'.H50]=&quot;&quot;;&quot;&quot;;['Unit Recipes'.H50])" office:value-type="string" office:string-value="Fish / Salmon" calcext:value-type="string">
            <text:p>Fish / Salmon</text:p>
          </table:table-cell>
          <table:table-cell table:formula="of:=IF(['Unit Recipes'.I50]=&quot;&quot;;&quot;&quot;;['Unit Recipes'.I50])" office:value-type="string" office:string-value="??" calcext:value-type="string">
            <text:p>??</text:p>
          </table:table-cell>
          <table:table-cell table:formula="of:=IF(['Unit Recipes'.J50]=&quot;&quot;;&quot;&quot;;['Unit Recipes'.J50])" office:value-type="float" office:value="200" calcext:value-type="float">
            <text:p>200</text:p>
          </table:table-cell>
          <table:table-cell table:formula="of:=IF(['Unit Recipes'.K50]=&quot;&quot;;&quot;&quot;;['Unit Recipes'.K50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51]=&quot;&quot;;&quot;&quot;;[Proportions.A51])">
            <text:p/>
          </table:table-cell>
          <table:table-cell table:style-name="ce22" table:formula="of:=IF([Proportions.B51]=&quot;&quot;;&quot;&quot;;[Proportions.B51])">
            <text:p/>
          </table:table-cell>
          <table:table-cell table:style-name="ce22" table:formula="of:=IF([Proportions.C51]=&quot;&quot;;&quot;&quot;;[Proportions.C51])">
            <text:p/>
          </table:table-cell>
          <table:table-cell table:style-name="ce22" table:formula="of:=IF([Proportions.D51]=&quot;&quot;;&quot;&quot;;[Proportions.D51])">
            <text:p/>
          </table:table-cell>
          <table:table-cell/>
          <table:table-cell table:formula="of:=IF(['Unit Recipes'.H51]=&quot;&quot;;&quot;&quot;;['Unit Recipes'.H51])">
            <text:p/>
          </table:table-cell>
          <table:table-cell table:formula="of:=IF(['Unit Recipes'.I51]=&quot;&quot;;&quot;&quot;;['Unit Recipes'.I51])">
            <text:p/>
          </table:table-cell>
          <table:table-cell table:formula="of:=IF(['Unit Recipes'.J51]=&quot;&quot;;&quot;&quot;;['Unit Recipes'.J51])">
            <text:p/>
          </table:table-cell>
          <table:table-cell table:formula="of:=IF(['Unit Recipes'.K51]=&quot;&quot;;&quot;&quot;;['Unit Recipes'.K51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52]=&quot;&quot;;&quot;&quot;;[Proportions.A52])">
            <text:p/>
          </table:table-cell>
          <table:table-cell table:style-name="ce22" table:formula="of:=IF([Proportions.B52]=&quot;&quot;;&quot;&quot;;[Proportions.B52])">
            <text:p/>
          </table:table-cell>
          <table:table-cell table:style-name="ce22" table:formula="of:=IF([Proportions.C52]=&quot;&quot;;&quot;&quot;;[Proportions.C52])">
            <text:p/>
          </table:table-cell>
          <table:table-cell table:style-name="ce22" table:formula="of:=IF([Proportions.D52]=&quot;&quot;;&quot;&quot;;[Proportions.D52])">
            <text:p/>
          </table:table-cell>
          <table:table-cell/>
          <table:table-cell table:formula="of:=IF(['Unit Recipes'.H52]=&quot;&quot;;&quot;&quot;;['Unit Recipes'.H52])">
            <text:p/>
          </table:table-cell>
          <table:table-cell table:formula="of:=IF(['Unit Recipes'.I52]=&quot;&quot;;&quot;&quot;;['Unit Recipes'.I52])">
            <text:p/>
          </table:table-cell>
          <table:table-cell table:formula="of:=IF(['Unit Recipes'.J52]=&quot;&quot;;&quot;&quot;;['Unit Recipes'.J52])">
            <text:p/>
          </table:table-cell>
          <table:table-cell table:formula="of:=IF(['Unit Recipes'.K52]=&quot;&quot;;&quot;&quot;;['Unit Recipes'.K52])">
            <text:p/>
          </table:table-cell>
          <table:table-cell table:number-columns-repeated="5"/>
        </table:table-row>
        <table:table-row table:style-name="ro1">
          <table:table-cell table:style-name="ce22" table:formula="of:=IF([Proportions.A53]=&quot;&quot;;&quot;&quot;;[Proportions.A53])">
            <text:p/>
          </table:table-cell>
          <table:table-cell table:style-name="ce22" table:formula="of:=IF([Proportions.B53]=&quot;&quot;;&quot;&quot;;[Proportions.B53])">
            <text:p/>
          </table:table-cell>
          <table:table-cell table:style-name="ce22" table:formula="of:=IF([Proportions.C53]=&quot;&quot;;&quot;&quot;;[Proportions.C53])">
            <text:p/>
          </table:table-cell>
          <table:table-cell table:style-name="ce22" table:formula="of:=IF([Proportions.D53]=&quot;&quot;;&quot;&quot;;[Proportions.D53])">
            <text:p/>
          </table:table-cell>
          <table:table-cell/>
          <table:table-cell table:formula="of:=IF(['Unit Recipes'.H53]=&quot;&quot;;&quot;&quot;;['Unit Recipes'.H53])" office:value-type="string" office:string-value="Haloumi" calcext:value-type="string">
            <text:p>Haloumi</text:p>
          </table:table-cell>
          <table:table-cell table:formula="of:=IF(['Unit Recipes'.I53]=&quot;&quot;;&quot;&quot;;['Unit Recipes'.I53])" office:value-type="string" office:string-value="??" calcext:value-type="string">
            <text:p>??</text:p>
          </table:table-cell>
          <table:table-cell table:formula="of:=IF(['Unit Recipes'.J53]=&quot;&quot;;&quot;&quot;;['Unit Recipes'.J53])" office:value-type="float" office:value="200" calcext:value-type="float">
            <text:p>200</text:p>
          </table:table-cell>
          <table:table-cell table:formula="of:=IF(['Unit Recipes'.K53]=&quot;&quot;;&quot;&quot;;['Unit Recipes'.K53])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22" table:formula="of:=IF([Proportions.A54]=&quot;&quot;;&quot;&quot;;[Proportions.A54])">
            <text:p/>
          </table:table-cell>
          <table:table-cell table:style-name="ce22" table:formula="of:=IF([Proportions.B54]=&quot;&quot;;&quot;&quot;;[Proportions.B54])">
            <text:p/>
          </table:table-cell>
          <table:table-cell table:style-name="ce22" table:formula="of:=IF([Proportions.C54]=&quot;&quot;;&quot;&quot;;[Proportions.C54])">
            <text:p/>
          </table:table-cell>
          <table:table-cell table:style-name="ce22" table:formula="of:=IF([Proportions.D54]=&quot;&quot;;&quot;&quot;;[Proportions.D54])">
            <text:p/>
          </table:table-cell>
          <table:table-cell/>
          <table:table-cell table:formula="of:=IF(['Unit Recipes'.H54]=&quot;&quot;;&quot;&quot;;['Unit Recipes'.H54])">
            <text:p/>
          </table:table-cell>
          <table:table-cell table:formula="of:=IF(['Unit Recipes'.I54]=&quot;&quot;;&quot;&quot;;['Unit Recipes'.I54])">
            <text:p/>
          </table:table-cell>
          <table:table-cell table:formula="of:=IF(['Unit Recipes'.J54]=&quot;&quot;;&quot;&quot;;['Unit Recipes'.J54])">
            <text:p/>
          </table:table-cell>
          <table:table-cell table:formula="of:=IF(['Unit Recipes'.K54]=&quot;&quot;;&quot;&quot;;['Unit Recipes'.K54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55]=&quot;&quot;;&quot;&quot;;['Unit Recipes'.H55])">
            <text:p/>
          </table:table-cell>
          <table:table-cell table:formula="of:=IF(['Unit Recipes'.I55]=&quot;&quot;;&quot;&quot;;['Unit Recipes'.I55])">
            <text:p/>
          </table:table-cell>
          <table:table-cell table:formula="of:=IF(['Unit Recipes'.J55]=&quot;&quot;;&quot;&quot;;['Unit Recipes'.J55])">
            <text:p/>
          </table:table-cell>
          <table:table-cell table:formula="of:=IF(['Unit Recipes'.K55]=&quot;&quot;;&quot;&quot;;['Unit Recipes'.K55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56]=&quot;&quot;;&quot;&quot;;['Unit Recipes'.H56])">
            <text:p/>
          </table:table-cell>
          <table:table-cell table:formula="of:=IF(['Unit Recipes'.I56]=&quot;&quot;;&quot;&quot;;['Unit Recipes'.I56])">
            <text:p/>
          </table:table-cell>
          <table:table-cell table:formula="of:=IF(['Unit Recipes'.J56]=&quot;&quot;;&quot;&quot;;['Unit Recipes'.J56])">
            <text:p/>
          </table:table-cell>
          <table:table-cell table:formula="of:=IF(['Unit Recipes'.K56]=&quot;&quot;;&quot;&quot;;['Unit Recipes'.K56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57]=&quot;&quot;;&quot;&quot;;['Unit Recipes'.H57])">
            <text:p/>
          </table:table-cell>
          <table:table-cell table:formula="of:=IF(['Unit Recipes'.I57]=&quot;&quot;;&quot;&quot;;['Unit Recipes'.I57])">
            <text:p/>
          </table:table-cell>
          <table:table-cell table:formula="of:=IF(['Unit Recipes'.J57]=&quot;&quot;;&quot;&quot;;['Unit Recipes'.J57])">
            <text:p/>
          </table:table-cell>
          <table:table-cell table:formula="of:=IF(['Unit Recipes'.K57]=&quot;&quot;;&quot;&quot;;['Unit Recipes'.K57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58]=&quot;&quot;;&quot;&quot;;['Unit Recipes'.H58])">
            <text:p/>
          </table:table-cell>
          <table:table-cell table:formula="of:=IF(['Unit Recipes'.I58]=&quot;&quot;;&quot;&quot;;['Unit Recipes'.I58])">
            <text:p/>
          </table:table-cell>
          <table:table-cell table:formula="of:=IF(['Unit Recipes'.J58]=&quot;&quot;;&quot;&quot;;['Unit Recipes'.J58])">
            <text:p/>
          </table:table-cell>
          <table:table-cell table:formula="of:=IF(['Unit Recipes'.K58]=&quot;&quot;;&quot;&quot;;['Unit Recipes'.K58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59]=&quot;&quot;;&quot;&quot;;['Unit Recipes'.H59])">
            <text:p/>
          </table:table-cell>
          <table:table-cell table:formula="of:=IF(['Unit Recipes'.I59]=&quot;&quot;;&quot;&quot;;['Unit Recipes'.I59])">
            <text:p/>
          </table:table-cell>
          <table:table-cell table:formula="of:=IF(['Unit Recipes'.J59]=&quot;&quot;;&quot;&quot;;['Unit Recipes'.J59])">
            <text:p/>
          </table:table-cell>
          <table:table-cell table:formula="of:=IF(['Unit Recipes'.K59]=&quot;&quot;;&quot;&quot;;['Unit Recipes'.K59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60]=&quot;&quot;;&quot;&quot;;['Unit Recipes'.H60])">
            <text:p/>
          </table:table-cell>
          <table:table-cell table:formula="of:=IF(['Unit Recipes'.I60]=&quot;&quot;;&quot;&quot;;['Unit Recipes'.I60])">
            <text:p/>
          </table:table-cell>
          <table:table-cell table:formula="of:=IF(['Unit Recipes'.J60]=&quot;&quot;;&quot;&quot;;['Unit Recipes'.J60])">
            <text:p/>
          </table:table-cell>
          <table:table-cell table:formula="of:=IF(['Unit Recipes'.K60]=&quot;&quot;;&quot;&quot;;['Unit Recipes'.K60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61]=&quot;&quot;;&quot;&quot;;['Unit Recipes'.H61])">
            <text:p/>
          </table:table-cell>
          <table:table-cell table:formula="of:=IF(['Unit Recipes'.I61]=&quot;&quot;;&quot;&quot;;['Unit Recipes'.I61])">
            <text:p/>
          </table:table-cell>
          <table:table-cell table:formula="of:=IF(['Unit Recipes'.J61]=&quot;&quot;;&quot;&quot;;['Unit Recipes'.J61])">
            <text:p/>
          </table:table-cell>
          <table:table-cell table:formula="of:=IF(['Unit Recipes'.K61]=&quot;&quot;;&quot;&quot;;['Unit Recipes'.K61]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IF(['Unit Recipes'.H62]=&quot;&quot;;&quot;&quot;;['Unit Recipes'.H62])">
            <text:p/>
          </table:table-cell>
          <table:table-cell table:formula="of:=IF(['Unit Recipes'.I62]=&quot;&quot;;&quot;&quot;;['Unit Recipes'.I62])">
            <text:p/>
          </table:table-cell>
          <table:table-cell table:formula="of:=IF(['Unit Recipes'.J62]=&quot;&quot;;&quot;&quot;;['Unit Recipes'.J62])">
            <text:p/>
          </table:table-cell>
          <table:table-cell table:formula="of:=IF(['Unit Recipes'.K62]=&quot;&quot;;&quot;&quot;;['Unit Recipes'.K62])">
            <text:p/>
          </table:table-cell>
          <table:table-cell table:number-columns-repeated="5"/>
        </table:table-row>
        <table:table-row table:style-name="ro1" table:number-rows-repeated="10485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pping List" table:style-name="ta3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4" table:target-range-address="'Proportioned Recipes'.A2:'Proportioned Recipes'.D5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2:56:23.917828756</dc:date>
    <meta:editing-duration>PT2H46M17S</meta:editing-duration>
    <meta:editing-cycles>35</meta:editing-cycles>
    <meta:document-statistic meta:table-count="7" meta:cell-count="3055" meta:object-count="0"/>
  </office:meta>
</office:document-meta>
</file>